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416666666666667in"/>
    </style:style>
    <style:style style:name="co3" style:family="table-column">
      <style:table-column-properties fo:break-before="auto" style:column-width="0.8958333333333334in"/>
    </style:style>
    <style:style style:name="co4" style:family="table-column">
      <style:table-column-properties fo:break-before="auto" style:column-width="1.3958333333333333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2.375in"/>
    </style:style>
    <style:style style:name="co7" style:family="table-column">
      <style:table-column-properties fo:break-before="auto" style:column-width="2.7708333333333335in"/>
    </style:style>
    <style:style style:name="co8" style:family="table-column">
      <style:table-column-properties fo:break-before="auto" style:column-width="2.4791666666666665in"/>
    </style:style>
    <style:style style:name="co9" style:family="table-column">
      <style:table-column-properties fo:break-before="auto" style:column-width="0.875in"/>
    </style:style>
    <style:style style:name="co10" style:family="table-column">
      <style:table-column-properties fo:break-before="auto" style:column-width="0.5729166666666666in"/>
    </style:style>
    <style:style style:name="co11" style:family="table-column">
      <style:table-column-properties fo:break-before="auto" style:column-width="0.78125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6770833333333334in"/>
    </style:style>
    <style:style style:name="co14" style:family="table-column">
      <style:table-column-properties fo:break-before="auto" style:column-width="0.6666666666666666in"/>
    </style:style>
    <style:style style:name="co15" style:family="table-column">
      <style:table-column-properties fo:break-before="auto" style:column-width="1.375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3.25in"/>
    </style:style>
    <style:style style:name="co18" style:family="table-column">
      <style:table-column-properties fo:break-before="auto" style:column-width="2.2083333333333335in"/>
    </style:style>
    <style:style style:name="co19" style:family="table-column">
      <style:table-column-properties fo:break-before="auto" style:column-width="1.75in"/>
    </style:style>
    <style:style style:name="co20" style:family="table-column">
      <style:table-column-properties fo:break-before="auto" style:column-width="1.2395833333333333in"/>
    </style:style>
    <style:style style:name="co21" style:family="table-column">
      <style:table-column-properties fo:break-before="auto" style:column-width="1.2708333333333333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3.0104166666666665in"/>
    </style:style>
    <style:style style:name="co24" style:family="table-column">
      <style:table-column-properties fo:break-before="auto" style:column-width="1.0520833730697632in"/>
    </style:style>
    <style:style style:name="co25" style:family="table-column">
      <style:table-column-properties fo:break-before="auto" style:column-width="1.6458333333333333in"/>
    </style:style>
    <style:style style:name="co26" style:family="table-column">
      <style:table-column-properties fo:break-before="auto" style:column-width="0.84375in"/>
    </style:style>
    <style:style style:name="co27" style:family="table-column">
      <style:table-column-properties fo:break-before="auto" style:column-width="1.0520833730697632in"/>
    </style:style>
    <style:style style:name="co28" style:family="table-column">
      <style:table-column-properties fo:break-before="auto" style:column-width="1.0520833730697632in"/>
    </style:style>
    <style:style style:name="co29" style:family="table-column">
      <style:table-column-properties fo:break-before="auto" style:column-width="1.0520833730697632in"/>
    </style:style>
    <style:style style:name="co30" style:family="table-column">
      <style:table-column-properties fo:break-before="auto" style:column-width="0.5416666666666666in"/>
    </style:style>
    <style:style style:name="co31" style:family="table-column">
      <style:table-column-properties fo:break-before="auto" style:column-width="1.03125in"/>
    </style:style>
    <style:style style:name="co32" style:family="table-column">
      <style:table-column-properties fo:break-before="auto" style:column-width="2.3958333333333335in"/>
    </style:style>
    <style:style style:name="co33" style:family="table-column">
      <style:table-column-properties fo:break-before="auto" style:column-width="2.9166666666666665in"/>
    </style:style>
    <style:style style:name="co34" style:family="table-column">
      <style:table-column-properties fo:break-before="auto" style:column-width="1.4583333333333333in"/>
    </style:style>
    <style:style style:name="co35" style:family="table-column">
      <style:table-column-properties fo:break-before="auto" style:column-width="1.0520833730697632in"/>
    </style:style>
    <style:style style:name="co36" style:family="table-column">
      <style:table-column-properties fo:break-before="auto" style:column-width="1.0520833730697632in"/>
    </style:style>
    <style:style style:name="co37" style:family="table-column">
      <style:table-column-properties fo:break-before="auto" style:column-width="1.40625in"/>
    </style:style>
    <style:style style:name="co38" style:family="table-column">
      <style:table-column-properties fo:break-before="auto" style:column-width="0.9791666666666666in"/>
    </style:style>
    <style:style style:name="co39" style:family="table-column">
      <style:table-column-properties fo:break-before="auto" style:column-width="1.0520833730697632in"/>
    </style:style>
    <style:style style:name="co40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08333333333333333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13541666666666666in" fo:break-before="auto" style:use-optimal-row-height="false"/>
    </style:style>
    <style:style style:name="ro11" style:family="table-row">
      <style:table-row-properties style:row-height="0.16666666666666666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ro13" style:family="table-row">
      <style:table-row-properties style:row-height="0.21875in" fo:break-before="auto" style:use-optimal-row-height="false"/>
    </style:style>
    <style:style style:name="ro14" style:family="table-row">
      <style:table-row-properties style:row-height="0.21875in" fo:break-before="auto" style:use-optimal-row-height="false"/>
    </style:style>
    <style:style style:name="ro15" style:family="table-row">
      <style:table-row-properties style:row-height="0.21875in" fo:break-before="auto" style:use-optimal-row-height="false"/>
    </style:style>
    <style:style style:name="ta1" style:family="table" style:master-page-name="PageStyle_5f_ORU-MIP">
      <style:table-properties table:display="true" style:writing-mode="lr-tb"/>
    </style:style>
    <style:style style:name="ta2" style:family="table" style:master-page-name="PageStyle_5f_ORU-Aquitaine">
      <style:table-properties table:display="true" style:writing-mode="lr-tb"/>
    </style:style>
    <style:style style:name="ta3" style:family="table" style:master-page-name="PageStyle_5f_ORU-LIM">
      <style:table-properties table:display="true" style:writing-mode="lr-tb"/>
    </style:style>
    <style:style style:name="ta4" style:family="table" style:master-page-name="PageStyle_5f_ORU-Languedoc-Roussillon">
      <style:table-properties table:display="true" style:writing-mode="lr-tb"/>
    </style:style>
    <style:style style:name="ta5" style:family="table" style:master-page-name="PageStyle_5f_ORU-PACA">
      <style:table-properties table:display="true" style:writing-mode="lr-tb"/>
    </style:style>
    <style:style style:name="ta6" style:family="table" style:master-page-name="PageStyle_5f_ORUB">
      <style:table-properties table:display="true" style:writing-mode="lr-tb"/>
    </style:style>
    <style:style style:name="ta7" style:family="table" style:master-page-name="PageStyle_5f_ORU-CA">
      <style:table-properties table:display="true" style:writing-mode="lr-tb"/>
    </style:style>
    <style:style style:name="ta8" style:family="table" style:master-page-name="PageStyle_5f_ORULOR">
      <style:table-properties table:display="true" style:writing-mode="lr-tb"/>
    </style:style>
    <style:style style:name="ta9" style:family="table" style:master-page-name="PageStyle_5f_RESURAL">
      <style:table-properties table:display="true" style:writing-mode="lr-tb"/>
    </style:style>
    <style:style style:name="ta10" style:family="table" style:master-page-name="PageStyle_5f_RESCUe">
      <style:table-properties table:display="true" style:writing-mode="lr-tb"/>
    </style:style>
    <style:style style:name="ta11" style:family="table" style:master-page-name="PageStyle_5f_Feuille 4">
      <style:table-properties table:display="fals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5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9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4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5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 fo:background-color="#A2C4C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8" style:family="table-cell" style:parent-style-name="Default">
      <style:table-cell-properties fo:background-color="#D9D9D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9" style:family="table-cell" style:parent-style-name="Default">
      <style:table-cell-properties style:vertical-align="bottom" fo:background-color="#A2C4C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background-color="#A2C4C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3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ce45" style:family="table-cell" style:parent-style-name="Default">
      <style:table-cell-properties fo:background-color="#D9D9D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</office:automatic-styles>
  <office:body>
    <office:spreadsheet>
      <table:table table:name="ORU-MIP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2" table:default-cell-style-name="ce15"/>
        <table:table-column table:style-name="co15" table:default-cell-style-name="ce15"/>
        <table:table-column table:style-name="co1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Antenne SMUR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riège</text:p>
          </table:table-cell>
          <table:table-cell table:style-name="ce24" office:value-type="string">
            <text:p>09</text:p>
          </table:table-cell>
          <table:table-cell table:style-name="ce24" office:value-type="string">
            <text:p>SAMU 09</text:p>
          </table:table-cell>
          <table:table-cell table:style-name="ce24" office:value-type="string">
            <text:p>CHIVA</text:p>
          </table:table-cell>
          <table:table-cell table:style-name="ce24" office:value-type="string">
            <text:p>Chemin du barrau</text:p>
          </table:table-cell>
          <table:table-cell table:style-name="ce24" office:value-type="string">
            <text:p>09017</text:p>
          </table:table-cell>
          <table:table-cell table:style-name="ce24" office:value-type="string">
            <text:p>St Jean des Verges</text:p>
          </table:table-cell>
          <table:table-cell table:style-name="ce24" office:value-type="float" office:value="43.027809">
            <text:p>43.027809</text:p>
          </table:table-cell>
          <table:table-cell table:style-name="ce24" office:value-type="float" office:value="1.618737">
            <text:p>1.618737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2]=&quot;&quot;;&quot;&quot;;filter(['Feuille 4'.B:.B],['Feuille 4'.A:.A]=[.N2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4" office:value-type="string">
            <text:p>12</text:p>
          </table:table-cell>
          <table:table-cell table:style-name="ce24" office:value-type="string">
            <text:p>SAMU 12</text:p>
          </table:table-cell>
          <table:table-cell table:style-name="ce24" office:value-type="string">
            <text:p>CH de Rodez</text:p>
          </table:table-cell>
          <table:table-cell table:style-name="ce24" office:value-type="string">
            <text:p>avenue de l'hôpital</text:p>
          </table:table-cell>
          <table:table-cell table:style-name="ce24" office:value-type="string">
            <text:p>12027</text:p>
          </table:table-cell>
          <table:table-cell table:style-name="ce24" office:value-type="string">
            <text:p>Rodez</text:p>
          </table:table-cell>
          <table:table-cell table:style-name="ce24" office:value-type="float" office:value="44.36013">
            <text:p>44.36013</text:p>
          </table:table-cell>
          <table:table-cell table:style-name="ce24" office:value-type="float" office:value="2.551589">
            <text:p>2.551589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3]=&quot;&quot;;&quot;&quot;;filter(['Feuille 4'.B:.B],['Feuille 4'.A:.A]=[.N3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4" office:value-type="string">
            <text:p>31</text:p>
          </table:table-cell>
          <table:table-cell table:style-name="ce24" office:value-type="string">
            <text:p>SAMU 31</text:p>
          </table:table-cell>
          <table:table-cell table:style-name="ce24" office:value-type="string">
            <text:p>CHU de Toulouse - Purpan</text:p>
          </table:table-cell>
          <table:table-cell table:style-name="ce24" office:value-type="string">
            <text:p>Place du Dr Baylac</text:p>
          </table:table-cell>
          <table:table-cell table:style-name="ce24" office:value-type="string">
            <text:p>31059</text:p>
          </table:table-cell>
          <table:table-cell table:style-name="ce24" office:value-type="string">
            <text:p>Toulouse</text:p>
          </table:table-cell>
          <table:table-cell table:style-name="ce24" office:value-type="float" office:value="43.607998">
            <text:p>43.607998</text:p>
          </table:table-cell>
          <table:table-cell table:style-name="ce24" office:value-type="float" office:value="1.397611">
            <text:p>1.397611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5" table:formula="of:=IFERROR(__xludf.DUMMYFUNCTION(IF([.N4]=&quot;&quot;;&quot;&quot;;filter(['Feuille 4'.B:.B],['Feuille 4'.A:.A]=[.N4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Gers</text:p>
          </table:table-cell>
          <table:table-cell table:style-name="ce24" office:value-type="string">
            <text:p>32</text:p>
          </table:table-cell>
          <table:table-cell table:style-name="ce24" office:value-type="string">
            <text:p>SAMU 32</text:p>
          </table:table-cell>
          <table:table-cell table:style-name="ce24" office:value-type="string">
            <text:p>CH d'Auch</text:p>
          </table:table-cell>
          <table:table-cell table:style-name="ce24" office:value-type="string">
            <text:p>Allée Marie Clarac</text:p>
          </table:table-cell>
          <table:table-cell table:style-name="ce24" office:value-type="string">
            <text:p>32008</text:p>
          </table:table-cell>
          <table:table-cell table:style-name="ce24" office:value-type="string">
            <text:p>Auch</text:p>
          </table:table-cell>
          <table:table-cell table:style-name="ce24" office:value-type="float" office:value="43.630756">
            <text:p>43.630756</text:p>
          </table:table-cell>
          <table:table-cell table:style-name="ce24" office:value-type="float" office:value="0.577141">
            <text:p>0.577141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5]=&quot;&quot;;&quot;&quot;;filter(['Feuille 4'.B:.B],['Feuille 4'.A:.A]=[.N5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4" office:value-type="string">
            <text:p>46</text:p>
          </table:table-cell>
          <table:table-cell table:style-name="ce24" office:value-type="string">
            <text:p>SAMU 46</text:p>
          </table:table-cell>
          <table:table-cell table:style-name="ce24" office:value-type="string">
            <text:p>CH de Cahors</text:p>
          </table:table-cell>
          <table:table-cell table:style-name="ce24" office:value-type="string">
            <text:p>335 avenue du Président Wilson</text:p>
          </table:table-cell>
          <table:table-cell table:style-name="ce24" office:value-type="string">
            <text:p>46000</text:p>
          </table:table-cell>
          <table:table-cell table:style-name="ce24" office:value-type="string">
            <text:p>Cahors</text:p>
          </table:table-cell>
          <table:table-cell table:style-name="ce24" office:value-type="float" office:value="44.44566">
            <text:p>44.44566</text:p>
          </table:table-cell>
          <table:table-cell table:style-name="ce24" office:value-type="float" office:value="1.436929">
            <text:p>1.436929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6]=&quot;&quot;;&quot;&quot;;filter(['Feuille 4'.B:.B],['Feuille 4'.A:.A]=[.N6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4" office:value-type="string">
            <text:p>65</text:p>
          </table:table-cell>
          <table:table-cell table:style-name="ce24" office:value-type="string">
            <text:p>SAMU 65</text:p>
          </table:table-cell>
          <table:table-cell table:style-name="ce24" office:value-type="string">
            <text:p>CH de Tarbes</text:p>
          </table:table-cell>
          <table:table-cell table:style-name="ce24" office:value-type="string">
            <text:p>bd de Lattre de Tassigny</text:p>
          </table:table-cell>
          <table:table-cell table:style-name="ce24" office:value-type="string">
            <text:p>65000</text:p>
          </table:table-cell>
          <table:table-cell table:style-name="ce24" office:value-type="string">
            <text:p>Tarbes</text:p>
          </table:table-cell>
          <table:table-cell table:style-name="ce24" office:value-type="float" office:value="43.221443">
            <text:p>43.221443</text:p>
          </table:table-cell>
          <table:table-cell table:style-name="ce24" office:value-type="float" office:value="0.058029">
            <text:p>0.058029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7]=&quot;&quot;;&quot;&quot;;filter(['Feuille 4'.B:.B],['Feuille 4'.A:.A]=[.N7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4" office:value-type="string">
            <text:p>81</text:p>
          </table:table-cell>
          <table:table-cell table:style-name="ce24" office:value-type="string">
            <text:p>SAMU 81</text:p>
          </table:table-cell>
          <table:table-cell table:style-name="ce24" office:value-type="string">
            <text:p>CH d'Albi</text:p>
          </table:table-cell>
          <table:table-cell table:style-name="ce24" office:value-type="string">
            <text:p>22 bd Sibille</text:p>
          </table:table-cell>
          <table:table-cell table:style-name="ce24" office:value-type="string">
            <text:p>81013</text:p>
          </table:table-cell>
          <table:table-cell table:style-name="ce24" office:value-type="string">
            <text:p>Albi</text:p>
          </table:table-cell>
          <table:table-cell table:style-name="ce24" office:value-type="float" office:value="43.926605">
            <text:p>43.926605</text:p>
          </table:table-cell>
          <table:table-cell table:style-name="ce24" office:value-type="float" office:value="2.142189">
            <text:p>2.142189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8]=&quot;&quot;;&quot;&quot;;filter(['Feuille 4'.B:.B],['Feuille 4'.A:.A]=[.N8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-et-Garonne</text:p>
          </table:table-cell>
          <table:table-cell table:style-name="ce24" office:value-type="string">
            <text:p>82</text:p>
          </table:table-cell>
          <table:table-cell table:style-name="ce24" office:value-type="string">
            <text:p>SAMU 82</text:p>
          </table:table-cell>
          <table:table-cell table:style-name="ce24" office:value-type="string">
            <text:p>CH de Montauban</text:p>
          </table:table-cell>
          <table:table-cell table:style-name="ce24" office:value-type="string">
            <text:p>100 rue Léon Cladel</text:p>
          </table:table-cell>
          <table:table-cell table:style-name="ce24" office:value-type="string">
            <text:p>82013</text:p>
          </table:table-cell>
          <table:table-cell table:style-name="ce24" office:value-type="string">
            <text:p>Montauban</text:p>
          </table:table-cell>
          <table:table-cell table:style-name="ce24" office:value-type="float" office:value="44.022118">
            <text:p>44.022118</text:p>
          </table:table-cell>
          <table:table-cell table:style-name="ce24" office:value-type="float" office:value="1.352891">
            <text:p>1.352891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9]=&quot;&quot;;&quot;&quot;;filter(['Feuille 4'.B:.B],['Feuille 4'.A:.A]=[.N9]))),&quot;&quot;)" office:value-type="string">
            <text:p/>
          </table:table-cell>
        </table:table-row>
        <table:table-row table:style-name="ro3">
          <table:table-cell table:style-name="ce37"/>
          <table:table-cell table:number-columns-repeated="2" table:style-name="ce39"/>
          <table:table-cell table:number-columns-repeated="10" table:style-name="ce37"/>
          <table:table-cell table:number-columns-repeated="2" table:style-name="ce39"/>
          <table:table-cell table:number-columns-repeated="10" table:style-name="ce40"/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riège</text:p>
          </table:table-cell>
          <table:table-cell table:style-name="ce24" office:value-type="string">
            <text:p>09</text:p>
          </table:table-cell>
          <table:table-cell table:style-name="ce24" office:value-type="string">
            <text:p>SMUR de Foix-Pamiers</text:p>
          </table:table-cell>
          <table:table-cell table:style-name="ce24" office:value-type="string">
            <text:p>CHIVA</text:p>
          </table:table-cell>
          <table:table-cell table:style-name="ce24" office:value-type="string">
            <text:p>Chemin du barrau</text:p>
          </table:table-cell>
          <table:table-cell table:style-name="ce24" office:value-type="string">
            <text:p>09017</text:p>
          </table:table-cell>
          <table:table-cell table:style-name="ce24" office:value-type="string">
            <text:p>St Jean des Verges</text:p>
          </table:table-cell>
          <table:table-cell table:style-name="ce24" office:value-type="float" office:value="43.027809">
            <text:p>43.027809</text:p>
          </table:table-cell>
          <table:table-cell table:style-name="ce24" office:value-type="float" office:value="1.618737">
            <text:p>1.618737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11]=&quot;&quot;;&quot;&quot;;filter(['Feuille 4'.B:.B],['Feuille 4'.A:.A]=[.N11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riège</text:p>
          </table:table-cell>
          <table:table-cell table:style-name="ce24" office:value-type="string">
            <text:p>09</text:p>
          </table:table-cell>
          <table:table-cell table:style-name="ce24" office:value-type="string">
            <text:p>SMUR de St Girons</text:p>
          </table:table-cell>
          <table:table-cell table:style-name="ce24" office:value-type="string">
            <text:p>CHAC</text:p>
          </table:table-cell>
          <table:table-cell table:style-name="ce24" office:value-type="string">
            <text:p>BP 111</text:p>
          </table:table-cell>
          <table:table-cell table:style-name="ce24" office:value-type="string">
            <text:p>09201</text:p>
          </table:table-cell>
          <table:table-cell table:style-name="ce24" office:value-type="string">
            <text:p>Saint Lizier</text:p>
          </table:table-cell>
          <table:table-cell table:style-name="ce24" office:value-type="float" office:value="43.000881">
            <text:p>43.000881</text:p>
          </table:table-cell>
          <table:table-cell table:style-name="ce24" office:value-type="float" office:value="1.132244">
            <text:p>1.132244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12]=&quot;&quot;;&quot;&quot;;filter(['Feuille 4'.B:.B],['Feuille 4'.A:.A]=[.N12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4" office:value-type="string">
            <text:p>12</text:p>
          </table:table-cell>
          <table:table-cell table:style-name="ce24" office:value-type="string">
            <text:p>SMUR de Rodez</text:p>
          </table:table-cell>
          <table:table-cell table:style-name="ce24" office:value-type="string">
            <text:p>CH de Rodez</text:p>
          </table:table-cell>
          <table:table-cell table:style-name="ce24" office:value-type="string">
            <text:p>avenue de l'hôpital</text:p>
          </table:table-cell>
          <table:table-cell table:style-name="ce24" office:value-type="string">
            <text:p>12027</text:p>
          </table:table-cell>
          <table:table-cell table:style-name="ce24" office:value-type="string">
            <text:p>Rodez</text:p>
          </table:table-cell>
          <table:table-cell table:style-name="ce24" office:value-type="float" office:value="44.36013">
            <text:p>44.36013</text:p>
          </table:table-cell>
          <table:table-cell table:style-name="ce24" office:value-type="float" office:value="2.551589">
            <text:p>2.551589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1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4" office:value-type="string">
            <text:p>12</text:p>
          </table:table-cell>
          <table:table-cell table:style-name="ce24" office:value-type="string">
            <text:p>SMUR de Millau</text:p>
          </table:table-cell>
          <table:table-cell table:style-name="ce24" office:value-type="string">
            <text:p>CH de Millau</text:p>
          </table:table-cell>
          <table:table-cell table:style-name="ce24" office:value-type="string">
            <text:p>265 bd Achille Souques</text:p>
          </table:table-cell>
          <table:table-cell table:style-name="ce24" office:value-type="string">
            <text:p>12100</text:p>
          </table:table-cell>
          <table:table-cell table:style-name="ce24" office:value-type="string">
            <text:p>Millau</text:p>
          </table:table-cell>
          <table:table-cell table:style-name="ce24" office:value-type="float" office:value="44.09409">
            <text:p>44.09409</text:p>
          </table:table-cell>
          <table:table-cell table:style-name="ce24" office:value-type="float" office:value="3.05303">
            <text:p>3.05303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14]=&quot;&quot;;&quot;&quot;;filter(['Feuille 4'.B:.B],['Feuille 4'.A:.A]=[.N14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4" office:value-type="string">
            <text:p>12</text:p>
          </table:table-cell>
          <table:table-cell table:style-name="ce24" office:value-type="string">
            <text:p>SMUR de Decazeville</text:p>
          </table:table-cell>
          <table:table-cell table:style-name="ce24" office:value-type="string">
            <text:p>CH de Decazeville</text:p>
          </table:table-cell>
          <table:table-cell table:style-name="ce24" office:value-type="string">
            <text:p>60 Avenue Prosper Alfaric</text:p>
          </table:table-cell>
          <table:table-cell table:style-name="ce24" office:value-type="string">
            <text:p>12300</text:p>
          </table:table-cell>
          <table:table-cell table:style-name="ce24" office:value-type="string">
            <text:p>Decazeville</text:p>
          </table:table-cell>
          <table:table-cell table:style-name="ce24" office:value-type="float" office:value="44.568485">
            <text:p>44.568485</text:p>
          </table:table-cell>
          <table:table-cell table:style-name="ce24" office:value-type="float" office:value="2.251343">
            <text:p>2.251343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15]=&quot;&quot;;&quot;&quot;;filter(['Feuille 4'.B:.B],['Feuille 4'.A:.A]=[.N15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4" office:value-type="string">
            <text:p>12</text:p>
          </table:table-cell>
          <table:table-cell table:style-name="ce24" office:value-type="string">
            <text:p>SMUR de Villefranche de Rouergue</text:p>
          </table:table-cell>
          <table:table-cell table:style-name="ce24" office:value-type="string">
            <text:p>CH de Villefranche de Rouergue</text:p>
          </table:table-cell>
          <table:table-cell table:style-name="ce24" office:value-type="string">
            <text:p>Avenue Caylet</text:p>
          </table:table-cell>
          <table:table-cell table:style-name="ce24" office:value-type="string">
            <text:p>12200</text:p>
          </table:table-cell>
          <table:table-cell table:style-name="ce24" office:value-type="string">
            <text:p>Villefranche de Rouergue</text:p>
          </table:table-cell>
          <table:table-cell table:style-name="ce24" office:value-type="float" office:value="44.344345">
            <text:p>44.344345</text:p>
          </table:table-cell>
          <table:table-cell table:style-name="ce24" office:value-type="float" office:value="2.032403">
            <text:p>2.032403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16]=&quot;&quot;;&quot;&quot;;filter(['Feuille 4'.B:.B],['Feuille 4'.A:.A]=[.N16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4" office:value-type="string">
            <text:p>12</text:p>
          </table:table-cell>
          <table:table-cell table:style-name="ce24" office:value-type="string">
            <text:p>SMUR de St-Affrique</text:p>
          </table:table-cell>
          <table:table-cell table:style-name="ce24" office:value-type="string">
            <text:p>CH de St-Affrique</text:p>
          </table:table-cell>
          <table:table-cell table:style-name="ce24" office:value-type="string">
            <text:p>88 avenue du Dr Lucien Galtier</text:p>
          </table:table-cell>
          <table:table-cell table:style-name="ce24" office:value-type="string">
            <text:p>12400</text:p>
          </table:table-cell>
          <table:table-cell table:style-name="ce24" office:value-type="string">
            <text:p>St-Affrique</text:p>
          </table:table-cell>
          <table:table-cell table:style-name="ce24" office:value-type="float" office:value="43.957401">
            <text:p>43.957401</text:p>
          </table:table-cell>
          <table:table-cell table:style-name="ce24" office:value-type="float" office:value="2.875453">
            <text:p>2.875453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17]=&quot;&quot;;&quot;&quot;;filter(['Feuille 4'.B:.B],['Feuille 4'.A:.A]=[.N17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4" office:value-type="string">
            <text:p>31</text:p>
          </table:table-cell>
          <table:table-cell table:style-name="ce24" office:value-type="string">
            <text:p>SMUR Toulouse Adultes</text:p>
          </table:table-cell>
          <table:table-cell table:style-name="ce24" office:value-type="string">
            <text:p>CHU de Toulouse - Purpan</text:p>
          </table:table-cell>
          <table:table-cell table:style-name="ce24" office:value-type="string">
            <text:p>Place du Dr Baylac</text:p>
          </table:table-cell>
          <table:table-cell table:style-name="ce24" office:value-type="string">
            <text:p>31059</text:p>
          </table:table-cell>
          <table:table-cell table:style-name="ce24" office:value-type="string">
            <text:p>Toulouse</text:p>
          </table:table-cell>
          <table:table-cell table:style-name="ce24" office:value-type="float" office:value="43.607998">
            <text:p>43.607998</text:p>
          </table:table-cell>
          <table:table-cell table:style-name="ce24" office:value-type="float" office:value="1.397611">
            <text:p>1.397611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30" office:value-type="string">
            <text:p>Oui</text:p>
          </table:table-cell>
          <table:table-cell table:style-name="ce31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4" office:value-type="string">
            <text:p>31</text:p>
          </table:table-cell>
          <table:table-cell table:style-name="ce24" office:value-type="string">
            <text:p>SMUR Toulouse Pédiatrique</text:p>
          </table:table-cell>
          <table:table-cell table:style-name="ce24" office:value-type="string">
            <text:p>CHU de Toulouse - Hôpital des Enfants</text:p>
          </table:table-cell>
          <table:table-cell table:style-name="ce24" office:value-type="string">
            <text:p>330 avenue de Grande Bretagne</text:p>
          </table:table-cell>
          <table:table-cell table:style-name="ce24" office:value-type="string">
            <text:p>31059</text:p>
          </table:table-cell>
          <table:table-cell table:style-name="ce24" office:value-type="string">
            <text:p>Toulouse</text:p>
          </table:table-cell>
          <table:table-cell table:style-name="ce24" office:value-type="float" office:value="43.608608">
            <text:p>43.608608</text:p>
          </table:table-cell>
          <table:table-cell table:style-name="ce24" office:value-type="float" office:value="1.401915">
            <text:p>1.401915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19]=&quot;&quot;;&quot;&quot;;filter(['Feuille 4'.B:.B],['Feuille 4'.A:.A]=[.N19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4" office:value-type="string">
            <text:p>31</text:p>
          </table:table-cell>
          <table:table-cell table:style-name="ce24" office:value-type="string">
            <text:p>SMUR de St-Gaudens</text:p>
          </table:table-cell>
          <table:table-cell table:style-name="ce24" office:value-type="string">
            <text:p>CH de St-Gaudens</text:p>
          </table:table-cell>
          <table:table-cell table:style-name="ce24" office:value-type="string">
            <text:p>Avenue de Saint Plancard</text:p>
          </table:table-cell>
          <table:table-cell table:style-name="ce24" office:value-type="string">
            <text:p>31806</text:p>
          </table:table-cell>
          <table:table-cell table:style-name="ce24" office:value-type="string">
            <text:p>St-Gaudens</text:p>
          </table:table-cell>
          <table:table-cell table:style-name="ce24" office:value-type="float" office:value="43.113213">
            <text:p>43.113213</text:p>
          </table:table-cell>
          <table:table-cell table:style-name="ce24" office:value-type="float" office:value="0.712298">
            <text:p>0.712298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20]=&quot;&quot;;&quot;&quot;;filter(['Feuille 4'.B:.B],['Feuille 4'.A:.A]=[.N20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Gers</text:p>
          </table:table-cell>
          <table:table-cell table:style-name="ce24" office:value-type="string">
            <text:p>32</text:p>
          </table:table-cell>
          <table:table-cell table:style-name="ce24" office:value-type="string">
            <text:p>SMUR d'Auch</text:p>
          </table:table-cell>
          <table:table-cell table:style-name="ce24" office:value-type="string">
            <text:p>CH d'Auch</text:p>
          </table:table-cell>
          <table:table-cell table:style-name="ce24" office:value-type="string">
            <text:p>Allée Marie Clarac</text:p>
          </table:table-cell>
          <table:table-cell table:style-name="ce24" office:value-type="string">
            <text:p>32008</text:p>
          </table:table-cell>
          <table:table-cell table:style-name="ce24" office:value-type="string">
            <text:p>Auch</text:p>
          </table:table-cell>
          <table:table-cell table:style-name="ce24" office:value-type="float" office:value="43.630756">
            <text:p>43.630756</text:p>
          </table:table-cell>
          <table:table-cell table:style-name="ce24" office:value-type="float" office:value="0.577141">
            <text:p>0.577141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21]=&quot;&quot;;&quot;&quot;;filter(['Feuille 4'.B:.B],['Feuille 4'.A:.A]=[.N21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Gers</text:p>
          </table:table-cell>
          <table:table-cell table:style-name="ce24" office:value-type="string">
            <text:p>32</text:p>
          </table:table-cell>
          <table:table-cell table:style-name="ce24" office:value-type="string">
            <text:p>SMUR de Condom</text:p>
          </table:table-cell>
          <table:table-cell table:style-name="ce24" office:value-type="string">
            <text:p>CH de Condom</text:p>
          </table:table-cell>
          <table:table-cell table:style-name="ce24" office:value-type="string">
            <text:p>21 avenue Maréchal Joffre</text:p>
          </table:table-cell>
          <table:table-cell table:style-name="ce24" office:value-type="string">
            <text:p>32100</text:p>
          </table:table-cell>
          <table:table-cell table:style-name="ce24" office:value-type="string">
            <text:p>Condom</text:p>
          </table:table-cell>
          <table:table-cell table:style-name="ce24" office:value-type="float" office:value="43.956535">
            <text:p>43.956535</text:p>
          </table:table-cell>
          <table:table-cell table:style-name="ce24" office:value-type="float" office:value="0.379439">
            <text:p>0.379439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22]=&quot;&quot;;&quot;&quot;;filter(['Feuille 4'.B:.B],['Feuille 4'.A:.A]=[.N22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4" office:value-type="string">
            <text:p>46</text:p>
          </table:table-cell>
          <table:table-cell table:style-name="ce24" office:value-type="string">
            <text:p>SMUR de Cahors</text:p>
          </table:table-cell>
          <table:table-cell table:style-name="ce24" office:value-type="string">
            <text:p>CH de Cahors</text:p>
          </table:table-cell>
          <table:table-cell table:style-name="ce24" office:value-type="string">
            <text:p>335 avenue du Président Wilson</text:p>
          </table:table-cell>
          <table:table-cell table:style-name="ce24" office:value-type="string">
            <text:p>46000</text:p>
          </table:table-cell>
          <table:table-cell table:style-name="ce24" office:value-type="string">
            <text:p>Cahors</text:p>
          </table:table-cell>
          <table:table-cell table:style-name="ce24" office:value-type="float" office:value="44.44566">
            <text:p>44.44566</text:p>
          </table:table-cell>
          <table:table-cell table:style-name="ce24" office:value-type="float" office:value="1.436929">
            <text:p>1.436929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23]=&quot;&quot;;&quot;&quot;;filter(['Feuille 4'.B:.B],['Feuille 4'.A:.A]=[.N23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4" office:value-type="string">
            <text:p>46</text:p>
          </table:table-cell>
          <table:table-cell table:style-name="ce24" office:value-type="string">
            <text:p>SMUR de St-Céré</text:p>
          </table:table-cell>
          <table:table-cell table:style-name="ce24" office:value-type="string">
            <text:p>CH de St-Céré</text:p>
          </table:table-cell>
          <table:table-cell table:style-name="ce24" office:value-type="string">
            <text:p>Avenue du Docteur Roux</text:p>
          </table:table-cell>
          <table:table-cell table:style-name="ce24" office:value-type="string">
            <text:p>46400</text:p>
          </table:table-cell>
          <table:table-cell table:style-name="ce24" office:value-type="string">
            <text:p>St-Céré</text:p>
          </table:table-cell>
          <table:table-cell table:style-name="ce24" office:value-type="float" office:value="44.862713">
            <text:p>44.862713</text:p>
          </table:table-cell>
          <table:table-cell table:style-name="ce24" office:value-type="float" office:value="1.888039">
            <text:p>1.888039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24]=&quot;&quot;;&quot;&quot;;filter(['Feuille 4'.B:.B],['Feuille 4'.A:.A]=[.N24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4" office:value-type="string">
            <text:p>46</text:p>
          </table:table-cell>
          <table:table-cell table:style-name="ce24" office:value-type="string">
            <text:p>SMUR de Gourdon</text:p>
          </table:table-cell>
          <table:table-cell table:style-name="ce24" office:value-type="string">
            <text:p>CH de Gourdon</text:p>
          </table:table-cell>
          <table:table-cell table:style-name="ce24" office:value-type="string">
            <text:p>Avenue Pasteur</text:p>
          </table:table-cell>
          <table:table-cell table:style-name="ce24" office:value-type="string">
            <text:p>46300</text:p>
          </table:table-cell>
          <table:table-cell table:style-name="ce24" office:value-type="string">
            <text:p>Gourdon</text:p>
          </table:table-cell>
          <table:table-cell table:style-name="ce24" office:value-type="float" office:value="44.733757">
            <text:p>44.733757</text:p>
          </table:table-cell>
          <table:table-cell table:style-name="ce24" office:value-type="float" office:value="1.375519">
            <text:p>1.375519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25]=&quot;&quot;;&quot;&quot;;filter(['Feuille 4'.B:.B],['Feuille 4'.A:.A]=[.N25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4" office:value-type="string">
            <text:p>46</text:p>
          </table:table-cell>
          <table:table-cell table:style-name="ce24" office:value-type="string">
            <text:p>SMUR de Figeac</text:p>
          </table:table-cell>
          <table:table-cell table:style-name="ce24" office:value-type="string">
            <text:p>CH de Figeac</text:p>
          </table:table-cell>
          <table:table-cell table:style-name="ce24" office:value-type="string">
            <text:p>33 rue des Marquisards</text:p>
          </table:table-cell>
          <table:table-cell table:style-name="ce24" office:value-type="string">
            <text:p>46100</text:p>
          </table:table-cell>
          <table:table-cell table:style-name="ce24" office:value-type="string">
            <text:p>Figeac</text:p>
          </table:table-cell>
          <table:table-cell table:style-name="ce24" office:value-type="float" office:value="44.610405">
            <text:p>44.610405</text:p>
          </table:table-cell>
          <table:table-cell table:style-name="ce24" office:value-type="float" office:value="2.029524">
            <text:p>2.029524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26]=&quot;&quot;;&quot;&quot;;filter(['Feuille 4'.B:.B],['Feuille 4'.A:.A]=[.N26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4" office:value-type="string">
            <text:p>65</text:p>
          </table:table-cell>
          <table:table-cell table:style-name="ce24" office:value-type="string">
            <text:p>SMUR de Tarbes</text:p>
          </table:table-cell>
          <table:table-cell table:style-name="ce24" office:value-type="string">
            <text:p>CH de Tarbes</text:p>
          </table:table-cell>
          <table:table-cell table:style-name="ce24" office:value-type="string">
            <text:p>bd de Lattre de Tassigny</text:p>
          </table:table-cell>
          <table:table-cell table:style-name="ce24" office:value-type="string">
            <text:p>65000</text:p>
          </table:table-cell>
          <table:table-cell table:style-name="ce24" office:value-type="string">
            <text:p>Tarbes</text:p>
          </table:table-cell>
          <table:table-cell table:style-name="ce24" office:value-type="float" office:value="43.221443">
            <text:p>43.221443</text:p>
          </table:table-cell>
          <table:table-cell table:style-name="ce24" office:value-type="float" office:value="0.058029">
            <text:p>0.058029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27]=&quot;&quot;;&quot;&quot;;filter(['Feuille 4'.B:.B],['Feuille 4'.A:.A]=[.N27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4" office:value-type="string">
            <text:p>65</text:p>
          </table:table-cell>
          <table:table-cell table:style-name="ce24" office:value-type="string">
            <text:p>SMUR de Bagnères de Bigorre</text:p>
          </table:table-cell>
          <table:table-cell table:style-name="ce24" office:value-type="string">
            <text:p>CH de Bagnères de Bigorre</text:p>
          </table:table-cell>
          <table:table-cell table:style-name="ce24" office:value-type="string">
            <text:p>15, rue Gambetta</text:p>
          </table:table-cell>
          <table:table-cell table:style-name="ce24" office:value-type="string">
            <text:p>65201</text:p>
          </table:table-cell>
          <table:table-cell table:style-name="ce24" office:value-type="string">
            <text:p>Bagnères de Bigorre</text:p>
          </table:table-cell>
          <table:table-cell table:style-name="ce24" office:value-type="float" office:value="43.066849">
            <text:p>43.066849</text:p>
          </table:table-cell>
          <table:table-cell table:style-name="ce24" office:value-type="float" office:value="0.146432">
            <text:p>0.146432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28]=&quot;&quot;;&quot;&quot;;filter(['Feuille 4'.B:.B],['Feuille 4'.A:.A]=[.N28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4" office:value-type="string">
            <text:p>65</text:p>
          </table:table-cell>
          <table:table-cell table:style-name="ce24" office:value-type="string">
            <text:p>SMUR de Lourdes</text:p>
          </table:table-cell>
          <table:table-cell table:style-name="ce24" office:value-type="string">
            <text:p>CH de Lourdes</text:p>
          </table:table-cell>
          <table:table-cell table:style-name="ce24" office:value-type="string">
            <text:p>2 avenue Alexandre Marqui</text:p>
          </table:table-cell>
          <table:table-cell table:style-name="ce24" office:value-type="string">
            <text:p>65100</text:p>
          </table:table-cell>
          <table:table-cell table:style-name="ce24" office:value-type="string">
            <text:p>Lourdes</text:p>
          </table:table-cell>
          <table:table-cell table:style-name="ce24" office:value-type="float" office:value="43.099987">
            <text:p>43.099987</text:p>
          </table:table-cell>
          <table:table-cell table:style-name="ce24" office:value-type="float" office:value="-0.045207">
            <text:p>-0.045207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29]=&quot;&quot;;&quot;&quot;;filter(['Feuille 4'.B:.B],['Feuille 4'.A:.A]=[.N29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4" office:value-type="string">
            <text:p>65</text:p>
          </table:table-cell>
          <table:table-cell table:style-name="ce24" office:value-type="string">
            <text:p>SMUR de Lannemezan</text:p>
          </table:table-cell>
          <table:table-cell table:style-name="ce24" office:value-type="string">
            <text:p>Hôpitaux de Lannemezan</text:p>
          </table:table-cell>
          <table:table-cell table:style-name="ce24" office:value-type="string">
            <text:p>644 route de Toulouse</text:p>
          </table:table-cell>
          <table:table-cell table:style-name="ce24" office:value-type="string">
            <text:p>65300</text:p>
          </table:table-cell>
          <table:table-cell table:style-name="ce24" office:value-type="string">
            <text:p>Lannemezan</text:p>
          </table:table-cell>
          <table:table-cell table:style-name="ce24" office:value-type="float" office:value="43.118534">
            <text:p>43.118534</text:p>
          </table:table-cell>
          <table:table-cell table:style-name="ce24" office:value-type="float" office:value="0.412713">
            <text:p>0.412713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30]=&quot;&quot;;&quot;&quot;;filter(['Feuille 4'.B:.B],['Feuille 4'.A:.A]=[.N30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4" office:value-type="string">
            <text:p>81</text:p>
          </table:table-cell>
          <table:table-cell table:style-name="ce24" office:value-type="string">
            <text:p>SMUR d'Albi</text:p>
          </table:table-cell>
          <table:table-cell table:style-name="ce24" office:value-type="string">
            <text:p>CH d'Albi</text:p>
          </table:table-cell>
          <table:table-cell table:style-name="ce24" office:value-type="string">
            <text:p>22 bd Sibille</text:p>
          </table:table-cell>
          <table:table-cell table:style-name="ce24" office:value-type="string">
            <text:p>81013</text:p>
          </table:table-cell>
          <table:table-cell table:style-name="ce24" office:value-type="string">
            <text:p>Albi</text:p>
          </table:table-cell>
          <table:table-cell table:style-name="ce24" office:value-type="float" office:value="43.926605">
            <text:p>43.926605</text:p>
          </table:table-cell>
          <table:table-cell table:style-name="ce24" office:value-type="float" office:value="2.142189">
            <text:p>2.142189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31]=&quot;&quot;;&quot;&quot;;filter(['Feuille 4'.B:.B],['Feuille 4'.A:.A]=[.N31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4" office:value-type="string">
            <text:p>81</text:p>
          </table:table-cell>
          <table:table-cell table:style-name="ce24" office:value-type="string">
            <text:p>SMUR de Castres</text:p>
          </table:table-cell>
          <table:table-cell table:style-name="ce24" office:value-type="string">
            <text:p>Hôpital du Pays d'Autan</text:p>
          </table:table-cell>
          <table:table-cell table:style-name="ce24" office:value-type="string">
            <text:p>6 avenue de la Montagne Noire</text:p>
          </table:table-cell>
          <table:table-cell table:style-name="ce24" office:value-type="string">
            <text:p>81108</text:p>
          </table:table-cell>
          <table:table-cell table:style-name="ce24" office:value-type="string">
            <text:p>Castres</text:p>
          </table:table-cell>
          <table:table-cell table:style-name="ce24" office:value-type="float" office:value="43.565495">
            <text:p>43.565495</text:p>
          </table:table-cell>
          <table:table-cell table:style-name="ce24" office:value-type="float" office:value="2.262588">
            <text:p>2.262588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32]=&quot;&quot;;&quot;&quot;;filter(['Feuille 4'.B:.B],['Feuille 4'.A:.A]=[.N32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4" office:value-type="string">
            <text:p>81</text:p>
          </table:table-cell>
          <table:table-cell table:style-name="ce24" office:value-type="string">
            <text:p>SMUR de Lavaur</text:p>
          </table:table-cell>
          <table:table-cell table:style-name="ce24" office:value-type="string">
            <text:p>CH de Lavaur</text:p>
          </table:table-cell>
          <table:table-cell table:style-name="ce24" office:value-type="string">
            <text:p>1 place Vialas</text:p>
          </table:table-cell>
          <table:table-cell table:style-name="ce24" office:value-type="string">
            <text:p>81502</text:p>
          </table:table-cell>
          <table:table-cell table:style-name="ce24" office:value-type="string">
            <text:p>Lavaur</text:p>
          </table:table-cell>
          <table:table-cell table:style-name="ce24" office:value-type="float" office:value="43.70039">
            <text:p>43.70039</text:p>
          </table:table-cell>
          <table:table-cell table:style-name="ce24" office:value-type="float" office:value="1.818357">
            <text:p>1.818357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33]=&quot;&quot;;&quot;&quot;;filter(['Feuille 4'.B:.B],['Feuille 4'.A:.A]=[.N33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-et-Garonne</text:p>
          </table:table-cell>
          <table:table-cell table:style-name="ce24" office:value-type="string">
            <text:p>82</text:p>
          </table:table-cell>
          <table:table-cell table:style-name="ce24" office:value-type="string">
            <text:p>SMUR de Montauban</text:p>
          </table:table-cell>
          <table:table-cell table:style-name="ce24" office:value-type="string">
            <text:p>CH de Montauban</text:p>
          </table:table-cell>
          <table:table-cell table:style-name="ce24" office:value-type="string">
            <text:p>100 rue Léon Cladel</text:p>
          </table:table-cell>
          <table:table-cell table:style-name="ce24" office:value-type="string">
            <text:p>82013</text:p>
          </table:table-cell>
          <table:table-cell table:style-name="ce24" office:value-type="string">
            <text:p>Montauban</text:p>
          </table:table-cell>
          <table:table-cell table:style-name="ce24" office:value-type="float" office:value="44.022118">
            <text:p>44.022118</text:p>
          </table:table-cell>
          <table:table-cell table:style-name="ce24" office:value-type="float" office:value="1.352891">
            <text:p>1.352891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34]=&quot;&quot;;&quot;&quot;;filter(['Feuille 4'.B:.B],['Feuille 4'.A:.A]=[.N34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-et-Garonne</text:p>
          </table:table-cell>
          <table:table-cell table:style-name="ce24" office:value-type="string">
            <text:p>82</text:p>
          </table:table-cell>
          <table:table-cell table:style-name="ce24" office:value-type="string">
            <text:p>SMUR de Moissac</text:p>
          </table:table-cell>
          <table:table-cell table:style-name="ce24" office:value-type="string">
            <text:p>CH de Moissac</text:p>
          </table:table-cell>
          <table:table-cell table:style-name="ce24" office:value-type="string">
            <text:p>Boulevard Delthil</text:p>
          </table:table-cell>
          <table:table-cell table:style-name="ce24" office:value-type="string">
            <text:p>82200</text:p>
          </table:table-cell>
          <table:table-cell table:style-name="ce24" office:value-type="string">
            <text:p>Moissac</text:p>
          </table:table-cell>
          <table:table-cell table:style-name="ce24" office:value-type="float" office:value="44.105049">
            <text:p>44.105049</text:p>
          </table:table-cell>
          <table:table-cell table:style-name="ce24" office:value-type="float" office:value="1.087751">
            <text:p>1.087751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35]=&quot;&quot;;&quot;&quot;;filter(['Feuille 4'.B:.B],['Feuille 4'.A:.A]=[.N35]))),&quot;0&quot;)" office:value-type="string">
            <text:p>0</text:p>
          </table:table-cell>
        </table:table-row>
        <table:table-row table:style-name="ro3">
          <table:table-cell table:style-name="ce37"/>
          <table:table-cell table:number-columns-repeated="2" table:style-name="ce39"/>
          <table:table-cell table:number-columns-repeated="10" table:style-name="ce37"/>
          <table:table-cell table:number-columns-repeated="2" table:style-name="ce39"/>
          <table:table-cell table:number-columns-repeated="10" table:style-name="ce40"/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riège</text:p>
          </table:table-cell>
          <table:table-cell table:style-name="ce24" office:value-type="string">
            <text:p>09</text:p>
          </table:table-cell>
          <table:table-cell table:style-name="ce24" office:value-type="string">
            <text:p>Urgences du CHIVA</text:p>
          </table:table-cell>
          <table:table-cell table:style-name="ce24" office:value-type="string">
            <text:p>CHIVA</text:p>
          </table:table-cell>
          <table:table-cell table:style-name="ce24" office:value-type="string">
            <text:p>Chemin du barrau</text:p>
          </table:table-cell>
          <table:table-cell table:style-name="ce24" office:value-type="string">
            <text:p>09017</text:p>
          </table:table-cell>
          <table:table-cell table:style-name="ce24" office:value-type="string">
            <text:p>St Jean des Verges</text:p>
          </table:table-cell>
          <table:table-cell table:style-name="ce24" office:value-type="float" office:value="43.027809">
            <text:p>43.027809</text:p>
          </table:table-cell>
          <table:table-cell table:style-name="ce24" office:value-type="float" office:value="1.618737">
            <text:p>1.618737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37]=&quot;&quot;;&quot;&quot;;filter(['Feuille 4'.B:.B],['Feuille 4'.A:.A]=[.N37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riège</text:p>
          </table:table-cell>
          <table:table-cell table:style-name="ce24" office:value-type="string">
            <text:p>09</text:p>
          </table:table-cell>
          <table:table-cell table:style-name="ce24" office:value-type="string">
            <text:p>Urgences du CHAC</text:p>
          </table:table-cell>
          <table:table-cell table:style-name="ce24" office:value-type="string">
            <text:p>CHAC</text:p>
          </table:table-cell>
          <table:table-cell table:style-name="ce36" office:value-type="string">
            <text:p>Site de Rozès</text:p>
          </table:table-cell>
          <table:table-cell table:style-name="ce24" office:value-type="string">
            <text:p>09190</text:p>
          </table:table-cell>
          <table:table-cell table:style-name="ce24" office:value-type="string">
            <text:p>Saint Lizier</text:p>
          </table:table-cell>
          <table:table-cell table:style-name="ce24" office:value-type="float" office:value="43.000881">
            <text:p>43.000881</text:p>
          </table:table-cell>
          <table:table-cell table:style-name="ce24" office:value-type="float" office:value="1.132244">
            <text:p>1.132244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38]=&quot;&quot;;&quot;&quot;;filter(['Feuille 4'.B:.B],['Feuille 4'.A:.A]=[.N38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riège</text:p>
          </table:table-cell>
          <table:table-cell table:style-name="ce24" office:value-type="string">
            <text:p>09</text:p>
          </table:table-cell>
          <table:table-cell table:style-name="ce24" office:value-type="string">
            <text:p>Urgences du CH Pays d'Olmes</text:p>
          </table:table-cell>
          <table:table-cell table:style-name="ce24" office:value-type="string">
            <text:p>CH Pays d'Olmes</text:p>
          </table:table-cell>
          <table:table-cell table:style-name="ce24" office:value-type="string">
            <text:p>6, rue Cassin</text:p>
          </table:table-cell>
          <table:table-cell table:style-name="ce24" office:value-type="string">
            <text:p>09300</text:p>
          </table:table-cell>
          <table:table-cell table:style-name="ce24" office:value-type="string">
            <text:p>Lavelanet</text:p>
          </table:table-cell>
          <table:table-cell table:style-name="ce24" office:value-type="float" office:value="42.92907">
            <text:p>42.92907</text:p>
          </table:table-cell>
          <table:table-cell table:style-name="ce24" office:value-type="float" office:value="1.860764">
            <text:p>1.860764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39]=&quot;&quot;;&quot;&quot;;filter(['Feuille 4'.B:.B],['Feuille 4'.A:.A]=[.N39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4" office:value-type="string">
            <text:p>12</text:p>
          </table:table-cell>
          <table:table-cell table:style-name="ce24" office:value-type="string">
            <text:p>Urgences du CH de Rodez</text:p>
          </table:table-cell>
          <table:table-cell table:style-name="ce24" office:value-type="string">
            <text:p>CH de Rodez</text:p>
          </table:table-cell>
          <table:table-cell table:style-name="ce24" office:value-type="string">
            <text:p>avenue de l'hôpital</text:p>
          </table:table-cell>
          <table:table-cell table:style-name="ce24" office:value-type="string">
            <text:p>12027</text:p>
          </table:table-cell>
          <table:table-cell table:style-name="ce24" office:value-type="string">
            <text:p>Rodez</text:p>
          </table:table-cell>
          <table:table-cell table:style-name="ce24" office:value-type="float" office:value="44.36013">
            <text:p>44.36013</text:p>
          </table:table-cell>
          <table:table-cell table:style-name="ce24" office:value-type="float" office:value="2.551589">
            <text:p>2.551589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40]=&quot;&quot;;&quot;&quot;;filter(['Feuille 4'.B:.B],['Feuille 4'.A:.A]=[.N40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4" office:value-type="string">
            <text:p>12</text:p>
          </table:table-cell>
          <table:table-cell table:style-name="ce24" office:value-type="string">
            <text:p>Urgences du CH de Millau</text:p>
          </table:table-cell>
          <table:table-cell table:style-name="ce24" office:value-type="string">
            <text:p>CH de Millau</text:p>
          </table:table-cell>
          <table:table-cell table:style-name="ce24" office:value-type="string">
            <text:p>265 bd Achille Souques</text:p>
          </table:table-cell>
          <table:table-cell table:style-name="ce24" office:value-type="string">
            <text:p>12100</text:p>
          </table:table-cell>
          <table:table-cell table:style-name="ce24" office:value-type="string">
            <text:p>Millau</text:p>
          </table:table-cell>
          <table:table-cell table:style-name="ce24" office:value-type="float" office:value="44.09409">
            <text:p>44.09409</text:p>
          </table:table-cell>
          <table:table-cell table:style-name="ce24" office:value-type="float" office:value="3.05303">
            <text:p>3.05303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41]=&quot;&quot;;&quot;&quot;;filter(['Feuille 4'.B:.B],['Feuille 4'.A:.A]=[.N41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4" office:value-type="string">
            <text:p>12</text:p>
          </table:table-cell>
          <table:table-cell table:style-name="ce24" office:value-type="string">
            <text:p>Urgences du CH de Decazeville</text:p>
          </table:table-cell>
          <table:table-cell table:style-name="ce24" office:value-type="string">
            <text:p>CH de Decazeville</text:p>
          </table:table-cell>
          <table:table-cell table:style-name="ce24" office:value-type="string">
            <text:p>60 Avenue Prosper Alfaric</text:p>
          </table:table-cell>
          <table:table-cell table:style-name="ce24" office:value-type="string">
            <text:p>12300</text:p>
          </table:table-cell>
          <table:table-cell table:style-name="ce24" office:value-type="string">
            <text:p>Decazeville</text:p>
          </table:table-cell>
          <table:table-cell table:style-name="ce24" office:value-type="float" office:value="44.568485">
            <text:p>44.568485</text:p>
          </table:table-cell>
          <table:table-cell table:style-name="ce24" office:value-type="float" office:value="2.251343">
            <text:p>2.251343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42]=&quot;&quot;;&quot;&quot;;filter(['Feuille 4'.B:.B],['Feuille 4'.A:.A]=[.N42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4" office:value-type="string">
            <text:p>12</text:p>
          </table:table-cell>
          <table:table-cell table:style-name="ce24" office:value-type="string">
            <text:p>Urgences du CH de Villefranche de Rouergue</text:p>
          </table:table-cell>
          <table:table-cell table:style-name="ce24" office:value-type="string">
            <text:p>CH de Villefranche de Rouergue</text:p>
          </table:table-cell>
          <table:table-cell table:style-name="ce24" office:value-type="string">
            <text:p>Avenue Caylet</text:p>
          </table:table-cell>
          <table:table-cell table:style-name="ce24" office:value-type="string">
            <text:p>12200</text:p>
          </table:table-cell>
          <table:table-cell table:style-name="ce24" office:value-type="string">
            <text:p>Villefranche de Rouergue</text:p>
          </table:table-cell>
          <table:table-cell table:style-name="ce24" office:value-type="float" office:value="44.344345">
            <text:p>44.344345</text:p>
          </table:table-cell>
          <table:table-cell table:style-name="ce24" office:value-type="float" office:value="2.032403">
            <text:p>2.032403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43]=&quot;&quot;;&quot;&quot;;filter(['Feuille 4'.B:.B],['Feuille 4'.A:.A]=[.N43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4" office:value-type="string">
            <text:p>12</text:p>
          </table:table-cell>
          <table:table-cell table:style-name="ce24" office:value-type="string">
            <text:p>Urgences du CH de St-Affrique</text:p>
          </table:table-cell>
          <table:table-cell table:style-name="ce24" office:value-type="string">
            <text:p>CH de St-Affrique</text:p>
          </table:table-cell>
          <table:table-cell table:style-name="ce24" office:value-type="string">
            <text:p>88 avenue du Dr Lucien Galtier</text:p>
          </table:table-cell>
          <table:table-cell table:style-name="ce24" office:value-type="string">
            <text:p>12400</text:p>
          </table:table-cell>
          <table:table-cell table:style-name="ce24" office:value-type="string">
            <text:p>St-Affrique</text:p>
          </table:table-cell>
          <table:table-cell table:style-name="ce24" office:value-type="float" office:value="43.957401">
            <text:p>43.957401</text:p>
          </table:table-cell>
          <table:table-cell table:style-name="ce24" office:value-type="float" office:value="2.875453">
            <text:p>2.875453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44]=&quot;&quot;;&quot;&quot;;filter(['Feuille 4'.B:.B],['Feuille 4'.A:.A]=[.N44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4" office:value-type="string">
            <text:p>31</text:p>
          </table:table-cell>
          <table:table-cell table:style-name="ce24" office:value-type="string">
            <text:p>Urgences adultes - CHU Purpan</text:p>
          </table:table-cell>
          <table:table-cell table:style-name="ce24" office:value-type="string">
            <text:p>CHU de Toulouse - Purpan</text:p>
          </table:table-cell>
          <table:table-cell table:style-name="ce24" office:value-type="string">
            <text:p>Place du Dr Baylac</text:p>
          </table:table-cell>
          <table:table-cell table:style-name="ce24" office:value-type="string">
            <text:p>31059</text:p>
          </table:table-cell>
          <table:table-cell table:style-name="ce24" office:value-type="string">
            <text:p>Toulouse</text:p>
          </table:table-cell>
          <table:table-cell table:style-name="ce24" office:value-type="float" office:value="43.607998">
            <text:p>43.607998</text:p>
          </table:table-cell>
          <table:table-cell table:style-name="ce24" office:value-type="float" office:value="1.397611">
            <text:p>1.397611</text:p>
          </table:table-cell>
          <table:table-cell table:style-name="ce24" office:value-type="string">
            <text:p>CH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45]=&quot;&quot;;&quot;&quot;;filter(['Feuille 4'.B:.B],['Feuille 4'.A:.A]=[.N45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4" office:value-type="string">
            <text:p>31</text:p>
          </table:table-cell>
          <table:table-cell table:style-name="ce24" office:value-type="string">
            <text:p>Urgences pédiatriques - CHU Hôpital des Enfants</text:p>
          </table:table-cell>
          <table:table-cell table:style-name="ce24" office:value-type="string">
            <text:p>CHU de Toulouse - Hôpital des Enfants</text:p>
          </table:table-cell>
          <table:table-cell table:style-name="ce24" office:value-type="string">
            <text:p>330 avenue de Grande Bretagne</text:p>
          </table:table-cell>
          <table:table-cell table:style-name="ce24" office:value-type="string">
            <text:p>31059</text:p>
          </table:table-cell>
          <table:table-cell table:style-name="ce24" office:value-type="string">
            <text:p>Toulouse</text:p>
          </table:table-cell>
          <table:table-cell table:style-name="ce24" office:value-type="float" office:value="43.608608">
            <text:p>43.608608</text:p>
          </table:table-cell>
          <table:table-cell table:style-name="ce24" office:value-type="float" office:value="1.401915">
            <text:p>1.401915</text:p>
          </table:table-cell>
          <table:table-cell table:style-name="ce24" office:value-type="string">
            <text:p>CH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46]=&quot;&quot;;&quot;&quot;;filter(['Feuille 4'.B:.B],['Feuille 4'.A:.A]=[.N46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4" office:value-type="string">
            <text:p>31</text:p>
          </table:table-cell>
          <table:table-cell table:style-name="ce24" office:value-type="string">
            <text:p>Urgences adultes - CHU de Rangueil</text:p>
          </table:table-cell>
          <table:table-cell table:style-name="ce24" office:value-type="string">
            <text:p>CHU de Toulouse - Rangueil</text:p>
          </table:table-cell>
          <table:table-cell table:style-name="ce24" office:value-type="string">
            <text:p>Avenue du Professeur Jean Poulhès</text:p>
          </table:table-cell>
          <table:table-cell table:style-name="ce24" office:value-type="string">
            <text:p>31059</text:p>
          </table:table-cell>
          <table:table-cell table:style-name="ce24" office:value-type="string">
            <text:p>Toulouse</text:p>
          </table:table-cell>
          <table:table-cell table:style-name="ce24" office:value-type="float" office:value="43.55769">
            <text:p>43.55769</text:p>
          </table:table-cell>
          <table:table-cell table:style-name="ce24" office:value-type="float" office:value="1.454573">
            <text:p>1.454573</text:p>
          </table:table-cell>
          <table:table-cell table:style-name="ce24" office:value-type="string">
            <text:p>CH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47]=&quot;&quot;;&quot;&quot;;filter(['Feuille 4'.B:.B],['Feuille 4'.A:.A]=[.N47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4" office:value-type="string">
            <text:p>31</text:p>
          </table:table-cell>
          <table:table-cell table:style-name="ce24" office:value-type="string">
            <text:p>Urgences de la Clinique d'Occitanie</text:p>
          </table:table-cell>
          <table:table-cell table:style-name="ce24" office:value-type="string">
            <text:p>Clinique d'Occitanie</text:p>
          </table:table-cell>
          <table:table-cell table:style-name="ce24" office:value-type="string">
            <text:p>20, avenue Bernard IV</text:p>
          </table:table-cell>
          <table:table-cell table:style-name="ce24" office:value-type="string">
            <text:p>31605</text:p>
          </table:table-cell>
          <table:table-cell table:style-name="ce41" office:value-type="string">
            <text:p>Muret</text:p>
          </table:table-cell>
          <table:table-cell table:style-name="ce24" office:value-type="float" office:value="43.466572">
            <text:p>43.466572</text:p>
          </table:table-cell>
          <table:table-cell table:style-name="ce24" office:value-type="float" office:value="1.337563">
            <text:p>1.337563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48]=&quot;&quot;;&quot;&quot;;filter(['Feuille 4'.B:.B],['Feuille 4'.A:.A]=[.N48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4" office:value-type="string">
            <text:p>31</text:p>
          </table:table-cell>
          <table:table-cell table:style-name="ce24" office:value-type="string">
            <text:p>Urgences de la Nouvelle Clinique de l'Union</text:p>
          </table:table-cell>
          <table:table-cell table:style-name="ce24" office:value-type="string">
            <text:p>Nouvelle Clinique de l'Union</text:p>
          </table:table-cell>
          <table:table-cell table:style-name="ce24" office:value-type="string">
            <text:p>116, boulevard Ratalens</text:p>
          </table:table-cell>
          <table:table-cell table:style-name="ce24" office:value-type="string">
            <text:p>31243</text:p>
          </table:table-cell>
          <table:table-cell table:style-name="ce24" office:value-type="string">
            <text:p>St-Jean</text:p>
          </table:table-cell>
          <table:table-cell table:style-name="ce24" office:value-type="float" office:value="43.649879">
            <text:p>43.649879</text:p>
          </table:table-cell>
          <table:table-cell table:style-name="ce24" office:value-type="float" office:value="1.511241">
            <text:p>1.511241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49]=&quot;&quot;;&quot;&quot;;filter(['Feuille 4'.B:.B],['Feuille 4'.A:.A]=[.N49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4" office:value-type="string">
            <text:p>31</text:p>
          </table:table-cell>
          <table:table-cell table:style-name="ce24" office:value-type="string">
            <text:p>Urgences de St-Gaudens</text:p>
          </table:table-cell>
          <table:table-cell table:style-name="ce24" office:value-type="string">
            <text:p>CH de St-Gaudens</text:p>
          </table:table-cell>
          <table:table-cell table:style-name="ce24" office:value-type="string">
            <text:p>Avenue de Saint Plancard</text:p>
          </table:table-cell>
          <table:table-cell table:style-name="ce24" office:value-type="string">
            <text:p>31806</text:p>
          </table:table-cell>
          <table:table-cell table:style-name="ce24" office:value-type="string">
            <text:p>St-Gaudens</text:p>
          </table:table-cell>
          <table:table-cell table:style-name="ce24" office:value-type="float" office:value="43.113213">
            <text:p>43.113213</text:p>
          </table:table-cell>
          <table:table-cell table:style-name="ce24" office:value-type="float" office:value="0.712298">
            <text:p>0.712298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50]=&quot;&quot;;&quot;&quot;;filter(['Feuille 4'.B:.B],['Feuille 4'.A:.A]=[.N50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4" office:value-type="string">
            <text:p>31</text:p>
          </table:table-cell>
          <table:table-cell table:style-name="ce24" office:value-type="string">
            <text:p>Urgences de la Clinique des Cèdres</text:p>
          </table:table-cell>
          <table:table-cell table:style-name="ce24" office:value-type="string">
            <text:p>Clinique des Cèdres</text:p>
          </table:table-cell>
          <table:table-cell table:style-name="ce41" office:value-type="string">
            <text:p>CHâteau d'Alliez-Route de Cox</text:p>
          </table:table-cell>
          <table:table-cell table:style-name="ce24" office:value-type="string">
            <text:p>31700</text:p>
          </table:table-cell>
          <table:table-cell table:style-name="ce24" office:value-type="string">
            <text:p>Cornebarrieu</text:p>
          </table:table-cell>
          <table:table-cell table:style-name="ce24" office:value-type="float" office:value="43.65929">
            <text:p>43.65929</text:p>
          </table:table-cell>
          <table:table-cell table:style-name="ce24" office:value-type="float" office:value="1.312346">
            <text:p>1.312346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51]=&quot;&quot;;&quot;&quot;;filter(['Feuille 4'.B:.B],['Feuille 4'.A:.A]=[.N51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4" office:value-type="string">
            <text:p>31</text:p>
          </table:table-cell>
          <table:table-cell table:style-name="ce24" office:value-type="string">
            <text:p>Urgences de la Clinique St-Jean Languedoc</text:p>
          </table:table-cell>
          <table:table-cell table:style-name="ce24" office:value-type="string">
            <text:p>Clinique St-Jean Languedoc</text:p>
          </table:table-cell>
          <table:table-cell table:style-name="ce24" office:value-type="string">
            <text:p>20, route de Revel</text:p>
          </table:table-cell>
          <table:table-cell table:style-name="ce24" office:value-type="string">
            <text:p>31077</text:p>
          </table:table-cell>
          <table:table-cell table:style-name="ce24" office:value-type="string">
            <text:p>Toulouse</text:p>
          </table:table-cell>
          <table:table-cell table:style-name="ce24" office:value-type="float" office:value="43.577778">
            <text:p>43.577778</text:p>
          </table:table-cell>
          <table:table-cell table:style-name="ce24" office:value-type="float" office:value="1.485548">
            <text:p>1.485548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52]=&quot;&quot;;&quot;&quot;;filter(['Feuille 4'.B:.B],['Feuille 4'.A:.A]=[.N52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4" office:value-type="string">
            <text:p>31</text:p>
          </table:table-cell>
          <table:table-cell table:style-name="ce24" office:value-type="string">
            <text:p>Urgences de l'Hôpital Joseph Ducuing</text:p>
          </table:table-cell>
          <table:table-cell table:style-name="ce24" office:value-type="string">
            <text:p>Hôpital Joseph Ducuing</text:p>
          </table:table-cell>
          <table:table-cell table:style-name="ce24" office:value-type="string">
            <text:p>15, rue Varsovie</text:p>
          </table:table-cell>
          <table:table-cell table:style-name="ce24" office:value-type="string">
            <text:p>31076</text:p>
          </table:table-cell>
          <table:table-cell table:style-name="ce24" office:value-type="string">
            <text:p>Toulouse</text:p>
          </table:table-cell>
          <table:table-cell table:style-name="ce24" office:value-type="float" office:value="43.596588">
            <text:p>43.596588</text:p>
          </table:table-cell>
          <table:table-cell table:style-name="ce24" office:value-type="float" office:value="1.430087">
            <text:p>1.430087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53]=&quot;&quot;;&quot;&quot;;filter(['Feuille 4'.B:.B],['Feuille 4'.A:.A]=[.N53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4" office:value-type="string">
            <text:p>31</text:p>
          </table:table-cell>
          <table:table-cell table:style-name="ce24" office:value-type="string">
            <text:p>Urgences de la Clinique Ambroise Paré</text:p>
          </table:table-cell>
          <table:table-cell table:style-name="ce24" office:value-type="string">
            <text:p>Clinique Ambroise Paré</text:p>
          </table:table-cell>
          <table:table-cell table:style-name="ce24" office:value-type="string">
            <text:p>387, route de Saint Simon</text:p>
          </table:table-cell>
          <table:table-cell table:style-name="ce24" office:value-type="string">
            <text:p>31082</text:p>
          </table:table-cell>
          <table:table-cell table:style-name="ce24" office:value-type="string">
            <text:p>Toulouse</text:p>
          </table:table-cell>
          <table:table-cell table:style-name="ce24" office:value-type="float" office:value="43.589432">
            <text:p>43.589432</text:p>
          </table:table-cell>
          <table:table-cell table:style-name="ce24" office:value-type="float" office:value="1.414001">
            <text:p>1.414001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54]=&quot;&quot;;&quot;&quot;;filter(['Feuille 4'.B:.B],['Feuille 4'.A:.A]=[.N54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Gers</text:p>
          </table:table-cell>
          <table:table-cell table:style-name="ce24" office:value-type="string">
            <text:p>32</text:p>
          </table:table-cell>
          <table:table-cell table:style-name="ce24" office:value-type="string">
            <text:p>Urgences du CH Auch</text:p>
          </table:table-cell>
          <table:table-cell table:style-name="ce24" office:value-type="string">
            <text:p>CH d'Auch</text:p>
          </table:table-cell>
          <table:table-cell table:style-name="ce24" office:value-type="string">
            <text:p>Allée Marie Clarac</text:p>
          </table:table-cell>
          <table:table-cell table:style-name="ce24" office:value-type="string">
            <text:p>32008</text:p>
          </table:table-cell>
          <table:table-cell table:style-name="ce24" office:value-type="string">
            <text:p>Auch</text:p>
          </table:table-cell>
          <table:table-cell table:style-name="ce24" office:value-type="float" office:value="43.630756">
            <text:p>43.630756</text:p>
          </table:table-cell>
          <table:table-cell table:style-name="ce24" office:value-type="float" office:value="0.577141">
            <text:p>0.577141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55]=&quot;&quot;;&quot;&quot;;filter(['Feuille 4'.B:.B],['Feuille 4'.A:.A]=[.N55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Gers</text:p>
          </table:table-cell>
          <table:table-cell table:style-name="ce24" office:value-type="string">
            <text:p>32</text:p>
          </table:table-cell>
          <table:table-cell table:style-name="ce24" office:value-type="string">
            <text:p>Urgences du CH de Condom</text:p>
          </table:table-cell>
          <table:table-cell table:style-name="ce24" office:value-type="string">
            <text:p>CH de Condom</text:p>
          </table:table-cell>
          <table:table-cell table:style-name="ce24" office:value-type="string">
            <text:p>21 avenue Maréchal Joffre</text:p>
          </table:table-cell>
          <table:table-cell table:style-name="ce24" office:value-type="string">
            <text:p>32100</text:p>
          </table:table-cell>
          <table:table-cell table:style-name="ce24" office:value-type="string">
            <text:p>Condom</text:p>
          </table:table-cell>
          <table:table-cell table:style-name="ce24" office:value-type="float" office:value="43.956535">
            <text:p>43.956535</text:p>
          </table:table-cell>
          <table:table-cell table:style-name="ce24" office:value-type="float" office:value="0.379439">
            <text:p>0.379439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56]=&quot;&quot;;&quot;&quot;;filter(['Feuille 4'.B:.B],['Feuille 4'.A:.A]=[.N56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4" office:value-type="string">
            <text:p>46</text:p>
          </table:table-cell>
          <table:table-cell table:style-name="ce24" office:value-type="string">
            <text:p>Urgences du CH de Cahors</text:p>
          </table:table-cell>
          <table:table-cell table:style-name="ce24" office:value-type="string">
            <text:p>CH de Cahors</text:p>
          </table:table-cell>
          <table:table-cell table:style-name="ce24" office:value-type="string">
            <text:p>335 avenue du Président Wilson</text:p>
          </table:table-cell>
          <table:table-cell table:style-name="ce24" office:value-type="string">
            <text:p>46000</text:p>
          </table:table-cell>
          <table:table-cell table:style-name="ce24" office:value-type="string">
            <text:p>Cahors</text:p>
          </table:table-cell>
          <table:table-cell table:style-name="ce24" office:value-type="float" office:value="44.44566">
            <text:p>44.44566</text:p>
          </table:table-cell>
          <table:table-cell table:style-name="ce24" office:value-type="float" office:value="1.436929">
            <text:p>1.436929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57]=&quot;&quot;;&quot;&quot;;filter(['Feuille 4'.B:.B],['Feuille 4'.A:.A]=[.N57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4" office:value-type="string">
            <text:p>46</text:p>
          </table:table-cell>
          <table:table-cell table:style-name="ce24" office:value-type="string">
            <text:p>Urgences du CH de St-Céré</text:p>
          </table:table-cell>
          <table:table-cell table:style-name="ce24" office:value-type="string">
            <text:p>CH de St-Céré</text:p>
          </table:table-cell>
          <table:table-cell table:style-name="ce24" office:value-type="string">
            <text:p>Avenue du Docteur Roux</text:p>
          </table:table-cell>
          <table:table-cell table:style-name="ce24" office:value-type="string">
            <text:p>46400</text:p>
          </table:table-cell>
          <table:table-cell table:style-name="ce24" office:value-type="string">
            <text:p>St-Céré</text:p>
          </table:table-cell>
          <table:table-cell table:style-name="ce24" office:value-type="float" office:value="44.862713">
            <text:p>44.862713</text:p>
          </table:table-cell>
          <table:table-cell table:style-name="ce24" office:value-type="float" office:value="1.888039">
            <text:p>1.888039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58]=&quot;&quot;;&quot;&quot;;filter(['Feuille 4'.B:.B],['Feuille 4'.A:.A]=[.N58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4" office:value-type="string">
            <text:p>46</text:p>
          </table:table-cell>
          <table:table-cell table:style-name="ce24" office:value-type="string">
            <text:p>Urgences du CH de Gourdon</text:p>
          </table:table-cell>
          <table:table-cell table:style-name="ce24" office:value-type="string">
            <text:p>CH de Gourdon</text:p>
          </table:table-cell>
          <table:table-cell table:style-name="ce24" office:value-type="string">
            <text:p>Avenue Pasteur</text:p>
          </table:table-cell>
          <table:table-cell table:style-name="ce24" office:value-type="string">
            <text:p>46300</text:p>
          </table:table-cell>
          <table:table-cell table:style-name="ce24" office:value-type="string">
            <text:p>Gourdon</text:p>
          </table:table-cell>
          <table:table-cell table:style-name="ce24" office:value-type="float" office:value="44.733757">
            <text:p>44.733757</text:p>
          </table:table-cell>
          <table:table-cell table:style-name="ce24" office:value-type="float" office:value="1.375519">
            <text:p>1.375519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59]=&quot;&quot;;&quot;&quot;;filter(['Feuille 4'.B:.B],['Feuille 4'.A:.A]=[.N59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4" office:value-type="string">
            <text:p>46</text:p>
          </table:table-cell>
          <table:table-cell table:style-name="ce24" office:value-type="string">
            <text:p>Urgences du CH de Figeac</text:p>
          </table:table-cell>
          <table:table-cell table:style-name="ce24" office:value-type="string">
            <text:p>CH de Figeac</text:p>
          </table:table-cell>
          <table:table-cell table:style-name="ce24" office:value-type="string">
            <text:p>33 rue des Marquisards</text:p>
          </table:table-cell>
          <table:table-cell table:style-name="ce24" office:value-type="string">
            <text:p>46100</text:p>
          </table:table-cell>
          <table:table-cell table:style-name="ce24" office:value-type="string">
            <text:p>Figeac</text:p>
          </table:table-cell>
          <table:table-cell table:style-name="ce24" office:value-type="float" office:value="44.610405">
            <text:p>44.610405</text:p>
          </table:table-cell>
          <table:table-cell table:style-name="ce24" office:value-type="float" office:value="2.029524">
            <text:p>2.029524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60]=&quot;&quot;;&quot;&quot;;filter(['Feuille 4'.B:.B],['Feuille 4'.A:.A]=[.N60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4" office:value-type="string">
            <text:p>65</text:p>
          </table:table-cell>
          <table:table-cell table:style-name="ce24" office:value-type="string">
            <text:p>Urgences du CH de Bigorre</text:p>
          </table:table-cell>
          <table:table-cell table:style-name="ce24" office:value-type="string">
            <text:p>CH de Tarbes</text:p>
          </table:table-cell>
          <table:table-cell table:style-name="ce24" office:value-type="string">
            <text:p>bd de Lattre de Tassigny</text:p>
          </table:table-cell>
          <table:table-cell table:style-name="ce24" office:value-type="string">
            <text:p>65000</text:p>
          </table:table-cell>
          <table:table-cell table:style-name="ce24" office:value-type="string">
            <text:p>Tarbes</text:p>
          </table:table-cell>
          <table:table-cell table:style-name="ce24" office:value-type="float" office:value="43.221443">
            <text:p>43.221443</text:p>
          </table:table-cell>
          <table:table-cell table:style-name="ce24" office:value-type="float" office:value="0.058029">
            <text:p>0.058029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61]=&quot;&quot;;&quot;&quot;;filter(['Feuille 4'.B:.B],['Feuille 4'.A:.A]=[.N61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4" office:value-type="string">
            <text:p>65</text:p>
          </table:table-cell>
          <table:table-cell table:style-name="ce24" office:value-type="string">
            <text:p>Urgences du CH de Bagnères de Bigorre</text:p>
          </table:table-cell>
          <table:table-cell table:style-name="ce24" office:value-type="string">
            <text:p>CH de Bagnères de Bigorre</text:p>
          </table:table-cell>
          <table:table-cell table:style-name="ce24" office:value-type="string">
            <text:p>15, rue Gambetta</text:p>
          </table:table-cell>
          <table:table-cell table:style-name="ce24" office:value-type="string">
            <text:p>65201</text:p>
          </table:table-cell>
          <table:table-cell table:style-name="ce24" office:value-type="string">
            <text:p>Bagnères de Bigorre</text:p>
          </table:table-cell>
          <table:table-cell table:style-name="ce24" office:value-type="float" office:value="43.066849">
            <text:p>43.066849</text:p>
          </table:table-cell>
          <table:table-cell table:style-name="ce24" office:value-type="float" office:value="0.146432">
            <text:p>0.146432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62]=&quot;&quot;;&quot;&quot;;filter(['Feuille 4'.B:.B],['Feuille 4'.A:.A]=[.N62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4" office:value-type="string">
            <text:p>65</text:p>
          </table:table-cell>
          <table:table-cell table:style-name="ce24" office:value-type="string">
            <text:p>Urgences du CH de Lourdes</text:p>
          </table:table-cell>
          <table:table-cell table:style-name="ce24" office:value-type="string">
            <text:p>CH de Lourdes</text:p>
          </table:table-cell>
          <table:table-cell table:style-name="ce24" office:value-type="string">
            <text:p>2 avenue Alexandre Marqui</text:p>
          </table:table-cell>
          <table:table-cell table:style-name="ce24" office:value-type="string">
            <text:p>65100</text:p>
          </table:table-cell>
          <table:table-cell table:style-name="ce24" office:value-type="string">
            <text:p>Lourdes</text:p>
          </table:table-cell>
          <table:table-cell table:style-name="ce24" office:value-type="float" office:value="43.099987">
            <text:p>43.099987</text:p>
          </table:table-cell>
          <table:table-cell table:style-name="ce24" office:value-type="float" office:value="-0.045207">
            <text:p>-0.045207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63]=&quot;&quot;;&quot;&quot;;filter(['Feuille 4'.B:.B],['Feuille 4'.A:.A]=[.N63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4" office:value-type="string">
            <text:p>65</text:p>
          </table:table-cell>
          <table:table-cell table:style-name="ce24" office:value-type="string">
            <text:p>Urgences des Hôpitaux de Lannemezan</text:p>
          </table:table-cell>
          <table:table-cell table:style-name="ce24" office:value-type="string">
            <text:p>Hôpitaux de Lannemezan</text:p>
          </table:table-cell>
          <table:table-cell table:style-name="ce24" office:value-type="string">
            <text:p>644 route de Toulouse</text:p>
          </table:table-cell>
          <table:table-cell table:style-name="ce24" office:value-type="string">
            <text:p>65300</text:p>
          </table:table-cell>
          <table:table-cell table:style-name="ce24" office:value-type="string">
            <text:p>Lannemezan</text:p>
          </table:table-cell>
          <table:table-cell table:style-name="ce24" office:value-type="float" office:value="43.118534">
            <text:p>43.118534</text:p>
          </table:table-cell>
          <table:table-cell table:style-name="ce24" office:value-type="float" office:value="0.412713">
            <text:p>0.412713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64]=&quot;&quot;;&quot;&quot;;filter(['Feuille 4'.B:.B],['Feuille 4'.A:.A]=[.N64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4" office:value-type="string">
            <text:p>65</text:p>
          </table:table-cell>
          <table:table-cell table:style-name="ce24" office:value-type="string">
            <text:p>Urgences de la Polyclinique de l'Ormeau</text:p>
          </table:table-cell>
          <table:table-cell table:style-name="ce24" office:value-type="string">
            <text:p>Polyclinique de l'Ormeau</text:p>
          </table:table-cell>
          <table:table-cell table:style-name="ce24" office:value-type="string">
            <text:p>12, Chemin de l'Ormeau</text:p>
          </table:table-cell>
          <table:table-cell table:style-name="ce24" office:value-type="string">
            <text:p>65000</text:p>
          </table:table-cell>
          <table:table-cell table:style-name="ce24" office:value-type="string">
            <text:p>Tarbes</text:p>
          </table:table-cell>
          <table:table-cell table:style-name="ce24" office:value-type="float" office:value="43.218758">
            <text:p>43.218758</text:p>
          </table:table-cell>
          <table:table-cell table:style-name="ce24" office:value-type="float" office:value="0.077278">
            <text:p>0.077278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65]=&quot;&quot;;&quot;&quot;;filter(['Feuille 4'.B:.B],['Feuille 4'.A:.A]=[.N65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4" office:value-type="string">
            <text:p>81</text:p>
          </table:table-cell>
          <table:table-cell table:style-name="ce24" office:value-type="string">
            <text:p>Urgences du CH d'Albi</text:p>
          </table:table-cell>
          <table:table-cell table:style-name="ce24" office:value-type="string">
            <text:p>CH d'Albi</text:p>
          </table:table-cell>
          <table:table-cell table:style-name="ce24" office:value-type="string">
            <text:p>22 bd Sibille</text:p>
          </table:table-cell>
          <table:table-cell table:style-name="ce24" office:value-type="string">
            <text:p>81013</text:p>
          </table:table-cell>
          <table:table-cell table:style-name="ce24" office:value-type="string">
            <text:p>Albi</text:p>
          </table:table-cell>
          <table:table-cell table:style-name="ce24" office:value-type="float" office:value="43.926605">
            <text:p>43.926605</text:p>
          </table:table-cell>
          <table:table-cell table:style-name="ce24" office:value-type="float" office:value="2.142189">
            <text:p>2.142189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66]=&quot;&quot;;&quot;&quot;;filter(['Feuille 4'.B:.B],['Feuille 4'.A:.A]=[.N66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4" office:value-type="string">
            <text:p>81</text:p>
          </table:table-cell>
          <table:table-cell table:style-name="ce24" office:value-type="string">
            <text:p>Urgences du CMCO Claude Bernard</text:p>
          </table:table-cell>
          <table:table-cell table:style-name="ce24" office:value-type="string">
            <text:p>CMCO Claude Bernard</text:p>
          </table:table-cell>
          <table:table-cell table:style-name="ce24" office:value-type="string">
            <text:p>1, rue du Père Colombier</text:p>
          </table:table-cell>
          <table:table-cell table:style-name="ce24" office:value-type="string">
            <text:p>81030</text:p>
          </table:table-cell>
          <table:table-cell table:style-name="ce24" office:value-type="string">
            <text:p>Albi</text:p>
          </table:table-cell>
          <table:table-cell table:style-name="ce24" office:value-type="float" office:value="43.930477">
            <text:p>43.930477</text:p>
          </table:table-cell>
          <table:table-cell table:style-name="ce24" office:value-type="float" office:value="2.162582">
            <text:p>2.162582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67]=&quot;&quot;;&quot;&quot;;filter(['Feuille 4'.B:.B],['Feuille 4'.A:.A]=[.N67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4" office:value-type="string">
            <text:p>81</text:p>
          </table:table-cell>
          <table:table-cell table:style-name="ce24" office:value-type="string">
            <text:p>Urgences de l'Hôpital du Pays d'Autan</text:p>
          </table:table-cell>
          <table:table-cell table:style-name="ce24" office:value-type="string">
            <text:p>Hôpital du Pays d'Autan</text:p>
          </table:table-cell>
          <table:table-cell table:style-name="ce24" office:value-type="string">
            <text:p>6 avenue de la Montagne Noire</text:p>
          </table:table-cell>
          <table:table-cell table:style-name="ce24" office:value-type="string">
            <text:p>81108</text:p>
          </table:table-cell>
          <table:table-cell table:style-name="ce24" office:value-type="string">
            <text:p>Castres</text:p>
          </table:table-cell>
          <table:table-cell table:style-name="ce24" office:value-type="float" office:value="43.565495">
            <text:p>43.565495</text:p>
          </table:table-cell>
          <table:table-cell table:style-name="ce24" office:value-type="float" office:value="2.262588">
            <text:p>2.262588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68]=&quot;&quot;;&quot;&quot;;filter(['Feuille 4'.B:.B],['Feuille 4'.A:.A]=[.N68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4" office:value-type="string">
            <text:p>81</text:p>
          </table:table-cell>
          <table:table-cell table:style-name="ce24" office:value-type="string">
            <text:p>Urgences de la Polyclinique du Sidobre</text:p>
          </table:table-cell>
          <table:table-cell table:style-name="ce24" office:value-type="string">
            <text:p>Polyclinique du Sidobre</text:p>
          </table:table-cell>
          <table:table-cell table:style-name="ce24" office:value-type="string">
            <text:p>Chemin de Saint-Hippolyte</text:p>
          </table:table-cell>
          <table:table-cell table:style-name="ce24" office:value-type="string">
            <text:p>81100</text:p>
          </table:table-cell>
          <table:table-cell table:style-name="ce24" office:value-type="string">
            <text:p>Castres</text:p>
          </table:table-cell>
          <table:table-cell table:style-name="ce24" office:value-type="float" office:value="43.597713">
            <text:p>43.597713</text:p>
          </table:table-cell>
          <table:table-cell table:style-name="ce24" office:value-type="float" office:value="2.267776">
            <text:p>2.267776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69]=&quot;&quot;;&quot;&quot;;filter(['Feuille 4'.B:.B],['Feuille 4'.A:.A]=[.N69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4" office:value-type="string">
            <text:p>81</text:p>
          </table:table-cell>
          <table:table-cell table:style-name="ce24" office:value-type="string">
            <text:p>Urgences du CH de Lavaur</text:p>
          </table:table-cell>
          <table:table-cell table:style-name="ce24" office:value-type="string">
            <text:p>CH de Lavaur</text:p>
          </table:table-cell>
          <table:table-cell table:style-name="ce24" office:value-type="string">
            <text:p>1 place Vialas</text:p>
          </table:table-cell>
          <table:table-cell table:style-name="ce24" office:value-type="string">
            <text:p>81502</text:p>
          </table:table-cell>
          <table:table-cell table:style-name="ce24" office:value-type="string">
            <text:p>Lavaur</text:p>
          </table:table-cell>
          <table:table-cell table:style-name="ce24" office:value-type="float" office:value="43.70039">
            <text:p>43.70039</text:p>
          </table:table-cell>
          <table:table-cell table:style-name="ce24" office:value-type="float" office:value="1.818357">
            <text:p>1.818357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70]=&quot;&quot;;&quot;&quot;;filter(['Feuille 4'.B:.B],['Feuille 4'.A:.A]=[.N70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-et-Garonne</text:p>
          </table:table-cell>
          <table:table-cell table:style-name="ce24" office:value-type="string">
            <text:p>82</text:p>
          </table:table-cell>
          <table:table-cell table:style-name="ce24" office:value-type="string">
            <text:p>Urgences du CH de Montauban</text:p>
          </table:table-cell>
          <table:table-cell table:style-name="ce24" office:value-type="string">
            <text:p>CH de Montauban</text:p>
          </table:table-cell>
          <table:table-cell table:style-name="ce24" office:value-type="string">
            <text:p>100 rue Léon Cladel</text:p>
          </table:table-cell>
          <table:table-cell table:style-name="ce24" office:value-type="string">
            <text:p>82013</text:p>
          </table:table-cell>
          <table:table-cell table:style-name="ce24" office:value-type="string">
            <text:p>Montauban</text:p>
          </table:table-cell>
          <table:table-cell table:style-name="ce24" office:value-type="float" office:value="44.022118">
            <text:p>44.022118</text:p>
          </table:table-cell>
          <table:table-cell table:style-name="ce24" office:value-type="float" office:value="1.352891">
            <text:p>1.352891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71]=&quot;&quot;;&quot;&quot;;filter(['Feuille 4'.B:.B],['Feuille 4'.A:.A]=[.N71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-et-Garonne</text:p>
          </table:table-cell>
          <table:table-cell table:style-name="ce24" office:value-type="string">
            <text:p>82</text:p>
          </table:table-cell>
          <table:table-cell table:style-name="ce24" office:value-type="string">
            <text:p>Urgences de la Clinique du Pont de Chaume</text:p>
          </table:table-cell>
          <table:table-cell table:style-name="ce24" office:value-type="string">
            <text:p>Clinique du Pont de Chaume</text:p>
          </table:table-cell>
          <table:table-cell table:style-name="ce24" office:value-type="string">
            <text:p>330, avenue Marcel Unal</text:p>
          </table:table-cell>
          <table:table-cell table:style-name="ce24" office:value-type="string">
            <text:p>82017</text:p>
          </table:table-cell>
          <table:table-cell table:style-name="ce24" office:value-type="string">
            <text:p>Montauban</text:p>
          </table:table-cell>
          <table:table-cell table:style-name="ce24" office:value-type="float" office:value="44.007172">
            <text:p>44.007172</text:p>
          </table:table-cell>
          <table:table-cell table:style-name="ce24" office:value-type="float" office:value="1.380901">
            <text:p>1.380901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72]=&quot;&quot;;&quot;&quot;;filter(['Feuille 4'.B:.B],['Feuille 4'.A:.A]=[.N72]))),&quot;&quot;)" office:value-type="string">
            <text:p/>
          </table:table-cell>
        </table:table-row>
        <table:table-row table:style-name="ro2">
          <table:table-cell table:style-name="ce24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-et-Garonne</text:p>
          </table:table-cell>
          <table:table-cell table:style-name="ce24" office:value-type="string">
            <text:p>82</text:p>
          </table:table-cell>
          <table:table-cell table:style-name="ce24" office:value-type="string">
            <text:p>Urgences du CH de Moissac</text:p>
          </table:table-cell>
          <table:table-cell table:style-name="ce24" office:value-type="string">
            <text:p>CH de Moissac</text:p>
          </table:table-cell>
          <table:table-cell table:style-name="ce24" office:value-type="string">
            <text:p>Boulevard Delthil</text:p>
          </table:table-cell>
          <table:table-cell table:style-name="ce24" office:value-type="string">
            <text:p>82200</text:p>
          </table:table-cell>
          <table:table-cell table:style-name="ce24" office:value-type="string">
            <text:p>Moissac</text:p>
          </table:table-cell>
          <table:table-cell table:style-name="ce24" office:value-type="float" office:value="44.105049">
            <text:p>44.105049</text:p>
          </table:table-cell>
          <table:table-cell table:style-name="ce24" office:value-type="float" office:value="1.087751">
            <text:p>1.087751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73]=&quot;&quot;;&quot;&quot;;filter(['Feuille 4'.B:.B],['Feuille 4'.A:.A]=[.N73]))),&quot;&quot;)" office:value-type="string">
            <text:p/>
          </table:table-cell>
        </table:table-row>
      </table:table>
      <table:table table:name="ORU-Aquitaine" table:style-name="ta2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8" table:default-cell-style-name="ce15"/>
        <table:table-column table:style-name="co9" table:default-cell-style-name="ce15"/>
        <table:table-column table:style-name="co19" table:default-cell-style-name="ce15"/>
        <table:table-column table:style-name="co11" table:default-cell-style-name="ce15"/>
        <table:table-column table:style-name="co1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15"/>
        <table:table-column table:style-name="co15" table:default-cell-style-name="ce15"/>
        <table:table-column table:style-name="co16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andes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Antenne SMUR Aire-sur-Adour</text:p>
          </table:table-cell>
          <table:table-cell table:style-name="ce23" office:value-type="string">
            <text:p>Polyclinique Les Chênes</text:p>
          </table:table-cell>
          <table:table-cell table:style-name="ce23" office:value-type="string">
            <text:p>16 rue Chantemerle</text:p>
          </table:table-cell>
          <table:table-cell table:style-name="ce23" office:value-type="float" office:value="40800">
            <text:p>40800</text:p>
          </table:table-cell>
          <table:table-cell table:style-name="ce23" office:value-type="string">
            <text:p>Aire sur l'Adour</text:p>
          </table:table-cell>
          <table:table-cell table:style-name="ce23" office:value-type="float" office:value="43.70065">
            <text:p>43.70065</text:p>
          </table:table-cell>
          <table:table-cell table:style-name="ce23" office:value-type="float" office:value="-0.26251">
            <text:p>-0.26251</text:p>
          </table:table-cell>
          <table:table-cell table:style-name="ce23" office:value-type="string">
            <text:p>Antenne 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andes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Antenne SMUR Labouheyre</text:p>
          </table:table-cell>
          <table:table-cell table:style-name="ce23" office:value-type="string">
            <text:p>CH Dax</text:p>
          </table:table-cell>
          <table:table-cell table:style-name="ce29"/>
          <table:table-cell table:style-name="ce23" office:value-type="float" office:value="40210">
            <text:p>40210</text:p>
          </table:table-cell>
          <table:table-cell table:style-name="ce23" office:value-type="string">
            <text:p>Labouheyre</text:p>
          </table:table-cell>
          <table:table-cell table:style-name="ce23" office:value-type="float" office:value="44.216671">
            <text:p>44.216671</text:p>
          </table:table-cell>
          <table:table-cell table:style-name="ce23" office:value-type="float" office:value="-0.91667">
            <text:p>-0.91667</text:p>
          </table:table-cell>
          <table:table-cell table:style-name="ce23" office:value-type="string">
            <text:p>Antenne 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ot-Et-Garonne</text:p>
          </table:table-cell>
          <table:table-cell table:style-name="ce23" office:value-type="float" office:value="47">
            <text:p>47</text:p>
          </table:table-cell>
          <table:table-cell table:style-name="ce23" office:value-type="string">
            <text:p>Antenne SMUR Nérac</text:p>
          </table:table-cell>
          <table:table-cell table:style-name="ce23" office:value-type="string">
            <text:p>CH Nérac</text:p>
          </table:table-cell>
          <table:table-cell table:style-name="ce23" office:value-type="string">
            <text:p>80 Allée d'Albret</text:p>
          </table:table-cell>
          <table:table-cell table:style-name="ce23" office:value-type="float" office:value="47600">
            <text:p>47600</text:p>
          </table:table-cell>
          <table:table-cell table:style-name="ce23" office:value-type="string">
            <text:p>Nerac</text:p>
          </table:table-cell>
          <table:table-cell table:style-name="ce23" office:value-type="float" office:value="44.13432">
            <text:p>44.13432</text:p>
          </table:table-cell>
          <table:table-cell table:style-name="ce23" office:value-type="float" office:value="0.34508">
            <text:p>0.34508</text:p>
          </table:table-cell>
          <table:table-cell table:style-name="ce23" office:value-type="string">
            <text:p>Antenne 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adultes du CHU Pellegrin</text:p>
          </table:table-cell>
          <table:table-cell table:style-name="ce23" office:value-type="string">
            <text:p>CHU Pellegrin</text:p>
          </table:table-cell>
          <table:table-cell table:style-name="ce23" office:value-type="string">
            <text:p>Place Amélie Raba-Léon</text:p>
          </table:table-cell>
          <table:table-cell table:style-name="ce23" office:value-type="float" office:value="33000">
            <text:p>33000</text:p>
          </table:table-cell>
          <table:table-cell table:style-name="ce23" office:value-type="string">
            <text:p>Bordeaux</text:p>
          </table:table-cell>
          <table:table-cell table:style-name="ce23" office:value-type="float" office:value="44.8249649">
            <text:p>44.8249649</text:p>
          </table:table-cell>
          <table:table-cell table:style-name="ce23" office:value-type="float" office:value="-0.6002835">
            <text:p>-0.6002835</text:p>
          </table:table-cell>
          <table:table-cell table:style-name="ce23" office:value-type="string">
            <text:p>CH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u CHU Hôpital Haut-Lévêque</text:p>
          </table:table-cell>
          <table:table-cell table:style-name="ce23" office:value-type="string">
            <text:p>CHU Pellegrin</text:p>
          </table:table-cell>
          <table:table-cell table:style-name="ce23" office:value-type="string">
            <text:p>1 Avenue Magellan</text:p>
          </table:table-cell>
          <table:table-cell table:style-name="ce23" office:value-type="float" office:value="33600">
            <text:p>33600</text:p>
          </table:table-cell>
          <table:table-cell table:style-name="ce23" office:value-type="string">
            <text:p>Pessac</text:p>
          </table:table-cell>
          <table:table-cell table:style-name="ce23" office:value-type="float" office:value="44.7848912">
            <text:p>44.7848912</text:p>
          </table:table-cell>
          <table:table-cell table:style-name="ce23" office:value-type="float" office:value="-0.6629073">
            <text:p>-0.6629073</text:p>
          </table:table-cell>
          <table:table-cell table:style-name="ce23" office:value-type="string">
            <text:p>CH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u CHU Saint-André</text:p>
          </table:table-cell>
          <table:table-cell table:style-name="ce23" office:value-type="string">
            <text:p>CHU Pellegrin</text:p>
          </table:table-cell>
          <table:table-cell table:style-name="ce23" office:value-type="string">
            <text:p>1 Rue Jean Burguet</text:p>
          </table:table-cell>
          <table:table-cell table:style-name="ce23" office:value-type="float" office:value="33000">
            <text:p>33000</text:p>
          </table:table-cell>
          <table:table-cell table:style-name="ce23" office:value-type="string">
            <text:p>Bordeaux</text:p>
          </table:table-cell>
          <table:table-cell table:style-name="ce23" office:value-type="float" office:value="44.834391">
            <text:p>44.834391</text:p>
          </table:table-cell>
          <table:table-cell table:style-name="ce23" office:value-type="float" office:value="-0.578331">
            <text:p>-0.578331</text:p>
          </table:table-cell>
          <table:table-cell table:style-name="ce23" office:value-type="string">
            <text:p>CH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pédiatriques du CHU Pellegrin</text:p>
          </table:table-cell>
          <table:table-cell table:style-name="ce23" office:value-type="string">
            <text:p>CHU Pellegrin</text:p>
          </table:table-cell>
          <table:table-cell table:style-name="ce23" office:value-type="string">
            <text:p>Place Amélie Raba-Léon</text:p>
          </table:table-cell>
          <table:table-cell table:style-name="ce23" office:value-type="float" office:value="33000">
            <text:p>33000</text:p>
          </table:table-cell>
          <table:table-cell table:style-name="ce23" office:value-type="string">
            <text:p>Bordeaux</text:p>
          </table:table-cell>
          <table:table-cell table:style-name="ce23" office:value-type="float" office:value="44.8291652">
            <text:p>44.8291652</text:p>
          </table:table-cell>
          <table:table-cell table:style-name="ce23" office:value-type="float" office:value="-0.6068066">
            <text:p>-0.6068066</text:p>
          </table:table-cell>
          <table:table-cell table:style-name="ce23" office:value-type="string">
            <text:p>CH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Dordogne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SAMU 24</text:p>
          </table:table-cell>
          <table:table-cell table:style-name="ce23" office:value-type="string">
            <text:p>CH Périgueux</text:p>
          </table:table-cell>
          <table:table-cell table:style-name="ce23" office:value-type="string">
            <text:p>80 Avenue Georges Pompidou</text:p>
          </table:table-cell>
          <table:table-cell table:style-name="ce23" office:value-type="float" office:value="24000">
            <text:p>24000</text:p>
          </table:table-cell>
          <table:table-cell table:style-name="ce23" office:value-type="string">
            <text:p>Périgueux</text:p>
          </table:table-cell>
          <table:table-cell table:style-name="ce23" office:value-type="float" office:value="45.193918">
            <text:p>45.193918</text:p>
          </table:table-cell>
          <table:table-cell table:style-name="ce23" office:value-type="float" office:value="0.7293685">
            <text:p>0.7293685</text:p>
          </table:table-cell>
          <table:table-cell table:style-name="ce23" office:value-type="string">
            <text:p>SAM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SAMU 33</text:p>
          </table:table-cell>
          <table:table-cell table:style-name="ce23" office:value-type="string">
            <text:p>CHU Pellegrin</text:p>
          </table:table-cell>
          <table:table-cell table:style-name="ce23" office:value-type="string">
            <text:p>Place Amélie Raba-Léon</text:p>
          </table:table-cell>
          <table:table-cell table:style-name="ce23" office:value-type="float" office:value="33000">
            <text:p>33000</text:p>
          </table:table-cell>
          <table:table-cell table:style-name="ce23" office:value-type="string">
            <text:p>Bordeaux</text:p>
          </table:table-cell>
          <table:table-cell table:style-name="ce23" office:value-type="float" office:value="44.8249649">
            <text:p>44.8249649</text:p>
          </table:table-cell>
          <table:table-cell table:style-name="ce23" office:value-type="float" office:value="-0.6002835">
            <text:p>-0.6002835</text:p>
          </table:table-cell>
          <table:table-cell table:style-name="ce23" office:value-type="string">
            <text:p>SAM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andes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SAMU 40</text:p>
          </table:table-cell>
          <table:table-cell table:style-name="ce23" office:value-type="string">
            <text:p>CH Mont-de-Marsan</text:p>
          </table:table-cell>
          <table:table-cell table:style-name="ce23" office:value-type="string">
            <text:p>Rue Augustin Lesbazeilles</text:p>
          </table:table-cell>
          <table:table-cell table:style-name="ce23" office:value-type="float" office:value="40000">
            <text:p>40000</text:p>
          </table:table-cell>
          <table:table-cell table:style-name="ce23" office:value-type="string">
            <text:p>Mont de Marsan</text:p>
          </table:table-cell>
          <table:table-cell table:style-name="ce23" office:value-type="float" office:value="43.8464994">
            <text:p>43.8464994</text:p>
          </table:table-cell>
          <table:table-cell table:style-name="ce23" office:value-type="float" office:value="-0.4765403">
            <text:p>-0.4765403</text:p>
          </table:table-cell>
          <table:table-cell table:style-name="ce23" office:value-type="string">
            <text:p>SAM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ot-Et-Garonne</text:p>
          </table:table-cell>
          <table:table-cell table:style-name="ce23" office:value-type="float" office:value="47">
            <text:p>47</text:p>
          </table:table-cell>
          <table:table-cell table:style-name="ce23" office:value-type="string">
            <text:p>SAMU 47</text:p>
          </table:table-cell>
          <table:table-cell table:style-name="ce23" office:value-type="string">
            <text:p>CH Agen</text:p>
          </table:table-cell>
          <table:table-cell table:style-name="ce23" office:value-type="string">
            <text:p>Route de Villeneuve sur Lot, Saint-Esprit</text:p>
          </table:table-cell>
          <table:table-cell table:style-name="ce23" office:value-type="float" office:value="47000">
            <text:p>47000</text:p>
          </table:table-cell>
          <table:table-cell table:style-name="ce23" office:value-type="string">
            <text:p>Agen</text:p>
          </table:table-cell>
          <table:table-cell table:style-name="ce23" office:value-type="float" office:value="44.21711">
            <text:p>44.21711</text:p>
          </table:table-cell>
          <table:table-cell table:style-name="ce23" office:value-type="float" office:value="0.635223">
            <text:p>0.635223</text:p>
          </table:table-cell>
          <table:table-cell table:style-name="ce23" office:value-type="string">
            <text:p>SAM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SAMU 64A</text:p>
          </table:table-cell>
          <table:table-cell table:style-name="ce23" office:value-type="string">
            <text:p>CH Côte Basque</text:p>
          </table:table-cell>
          <table:table-cell table:style-name="ce23" office:value-type="string">
            <text:p>13 Avenue de l'Interne Jacques Loeb</text:p>
          </table:table-cell>
          <table:table-cell table:style-name="ce23" office:value-type="float" office:value="64100">
            <text:p>64100</text:p>
          </table:table-cell>
          <table:table-cell table:style-name="ce23" office:value-type="string">
            <text:p>Bayonne</text:p>
          </table:table-cell>
          <table:table-cell table:style-name="ce23" office:value-type="float" office:value="43.4823834">
            <text:p>43.4823834</text:p>
          </table:table-cell>
          <table:table-cell table:style-name="ce23" office:value-type="float" office:value="-1.4813626">
            <text:p>-1.4813626</text:p>
          </table:table-cell>
          <table:table-cell table:style-name="ce23" office:value-type="string">
            <text:p>SAM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SAMU 64B</text:p>
          </table:table-cell>
          <table:table-cell table:style-name="ce23" office:value-type="string">
            <text:p>CH Pau</text:p>
          </table:table-cell>
          <table:table-cell table:style-name="ce23" office:value-type="string">
            <text:p>4 Boulevard Hauterive</text:p>
          </table:table-cell>
          <table:table-cell table:style-name="ce23" office:value-type="float" office:value="64000">
            <text:p>64000</text:p>
          </table:table-cell>
          <table:table-cell table:style-name="ce23" office:value-type="string">
            <text:p>Pau</text:p>
          </table:table-cell>
          <table:table-cell table:style-name="ce23" office:value-type="float" office:value="43.3266">
            <text:p>43.3266</text:p>
          </table:table-cell>
          <table:table-cell table:style-name="ce23" office:value-type="float" office:value="-0.344926">
            <text:p>-0.344926</text:p>
          </table:table-cell>
          <table:table-cell table:style-name="ce23" office:value-type="string">
            <text:p>SAM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Dordogne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SMUR de Bergerac</text:p>
          </table:table-cell>
          <table:table-cell table:style-name="ce23" office:value-type="string">
            <text:p>CH Bergerac</text:p>
          </table:table-cell>
          <table:table-cell table:style-name="ce23" office:value-type="string">
            <text:p>9 Avenue du Professeur Albert Calmette</text:p>
          </table:table-cell>
          <table:table-cell table:style-name="ce23" office:value-type="float" office:value="24100">
            <text:p>24100</text:p>
          </table:table-cell>
          <table:table-cell table:style-name="ce23" office:value-type="string">
            <text:p>Bergerac</text:p>
          </table:table-cell>
          <table:table-cell table:style-name="ce23" office:value-type="float" office:value="44.8512531">
            <text:p>44.8512531</text:p>
          </table:table-cell>
          <table:table-cell table:style-name="ce23" office:value-type="float" office:value="0.4968545">
            <text:p>0.4968545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Dordogne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SMUR de Périgueux</text:p>
          </table:table-cell>
          <table:table-cell table:style-name="ce23" office:value-type="string">
            <text:p>CH Périgueux</text:p>
          </table:table-cell>
          <table:table-cell table:style-name="ce23" office:value-type="string">
            <text:p>80 Avenue Georges Pompidou</text:p>
          </table:table-cell>
          <table:table-cell table:style-name="ce23" office:value-type="float" office:value="24000">
            <text:p>24000</text:p>
          </table:table-cell>
          <table:table-cell table:style-name="ce23" office:value-type="string">
            <text:p>Périgueux</text:p>
          </table:table-cell>
          <table:table-cell table:style-name="ce23" office:value-type="float" office:value="45.193918">
            <text:p>45.193918</text:p>
          </table:table-cell>
          <table:table-cell table:style-name="ce23" office:value-type="float" office:value="0.7293685">
            <text:p>0.7293685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Dordogne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SMUR de Sarlat</text:p>
          </table:table-cell>
          <table:table-cell table:style-name="ce23" office:value-type="string">
            <text:p>CH Sarlat</text:p>
          </table:table-cell>
          <table:table-cell table:style-name="ce23" office:value-type="string">
            <text:p>CS 80201</text:p>
          </table:table-cell>
          <table:table-cell table:style-name="ce23" office:value-type="float" office:value="24206">
            <text:p>24206</text:p>
          </table:table-cell>
          <table:table-cell table:style-name="ce23" office:value-type="string">
            <text:p>Sarlat</text:p>
          </table:table-cell>
          <table:table-cell table:style-name="ce23" office:value-type="float" office:value="44.8995336">
            <text:p>44.8995336</text:p>
          </table:table-cell>
          <table:table-cell table:style-name="ce23" office:value-type="float" office:value="1.2235487">
            <text:p>1.2235487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SMUR d'Arcachon</text:p>
          </table:table-cell>
          <table:table-cell table:style-name="ce23" office:value-type="string">
            <text:p>CH Arcachon</text:p>
          </table:table-cell>
          <table:table-cell table:style-name="ce23" office:value-type="string">
            <text:p>Av. Jean Hameau - CS 11001</text:p>
          </table:table-cell>
          <table:table-cell table:style-name="ce23" office:value-type="float" office:value="33164">
            <text:p>33164</text:p>
          </table:table-cell>
          <table:table-cell table:style-name="ce23" office:value-type="string">
            <text:p>La Teste de Buch</text:p>
          </table:table-cell>
          <table:table-cell table:style-name="ce23" office:value-type="float" office:value="44.6135937">
            <text:p>44.6135937</text:p>
          </table:table-cell>
          <table:table-cell table:style-name="ce23" office:value-type="float" office:value="-1.1123282">
            <text:p>-1.1123282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SMUR d'Ares</text:p>
          </table:table-cell>
          <table:table-cell table:style-name="ce23" office:value-type="string">
            <text:p>CMC Wallerstein</text:p>
          </table:table-cell>
          <table:table-cell table:style-name="ce23" office:value-type="string">
            <text:p>12 B Boulevard Javal</text:p>
          </table:table-cell>
          <table:table-cell table:style-name="ce23" office:value-type="float" office:value="33740">
            <text:p>33740</text:p>
          </table:table-cell>
          <table:table-cell table:style-name="ce23" office:value-type="string">
            <text:p>Ares</text:p>
          </table:table-cell>
          <table:table-cell table:style-name="ce23" office:value-type="float" office:value="44.7576272">
            <text:p>44.7576272</text:p>
          </table:table-cell>
          <table:table-cell table:style-name="ce23" office:value-type="float" office:value="-1.1346949">
            <text:p>-1.1346949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SMUR de Blaye</text:p>
          </table:table-cell>
          <table:table-cell table:style-name="ce23" office:value-type="string">
            <text:p>CH Haute Gironde Blaye</text:p>
          </table:table-cell>
          <table:table-cell table:style-name="ce23" office:value-type="string">
            <text:p>97 rue de l'hôpital - BP 90</text:p>
          </table:table-cell>
          <table:table-cell table:style-name="ce23" office:value-type="float" office:value="33394">
            <text:p>33394</text:p>
          </table:table-cell>
          <table:table-cell table:style-name="ce23" office:value-type="string">
            <text:p>Blaye</text:p>
          </table:table-cell>
          <table:table-cell table:style-name="ce23" office:value-type="float" office:value="45.1360051">
            <text:p>45.1360051</text:p>
          </table:table-cell>
          <table:table-cell table:style-name="ce23" office:value-type="float" office:value="-0.6573562">
            <text:p>-0.6573562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SMUR de Bordeaux</text:p>
          </table:table-cell>
          <table:table-cell table:style-name="ce23" office:value-type="string">
            <text:p>CHU Pellegrin</text:p>
          </table:table-cell>
          <table:table-cell table:style-name="ce23" office:value-type="string">
            <text:p>Place Amélie Raba-Léon</text:p>
          </table:table-cell>
          <table:table-cell table:style-name="ce23" office:value-type="float" office:value="33000">
            <text:p>33000</text:p>
          </table:table-cell>
          <table:table-cell table:style-name="ce23" office:value-type="string">
            <text:p>Bordeaux</text:p>
          </table:table-cell>
          <table:table-cell table:style-name="ce23" office:value-type="float" office:value="44.8249649">
            <text:p>44.8249649</text:p>
          </table:table-cell>
          <table:table-cell table:style-name="ce23" office:value-type="float" office:value="-0.6002835">
            <text:p>-0.6002835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SMUR de Langon</text:p>
          </table:table-cell>
          <table:table-cell table:style-name="ce23" office:value-type="string">
            <text:p>CH Langon</text:p>
          </table:table-cell>
          <table:table-cell table:style-name="ce23" office:value-type="string">
            <text:p>rue Paul Langevin - BP 60283</text:p>
          </table:table-cell>
          <table:table-cell table:style-name="ce23" office:value-type="float" office:value="33212">
            <text:p>33212</text:p>
          </table:table-cell>
          <table:table-cell table:style-name="ce23" office:value-type="string">
            <text:p>Langon</text:p>
          </table:table-cell>
          <table:table-cell table:style-name="ce23" office:value-type="float" office:value="44.5443471">
            <text:p>44.5443471</text:p>
          </table:table-cell>
          <table:table-cell table:style-name="ce23" office:value-type="float" office:value="-0.244634">
            <text:p>-0.244634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SMUR de Libourne</text:p>
          </table:table-cell>
          <table:table-cell table:style-name="ce23" office:value-type="string">
            <text:p>CH Libourne</text:p>
          </table:table-cell>
          <table:table-cell table:style-name="ce23" office:value-type="string">
            <text:p>112, rue de la Marne</text:p>
          </table:table-cell>
          <table:table-cell table:style-name="ce23" office:value-type="float" office:value="33500">
            <text:p>33500</text:p>
          </table:table-cell>
          <table:table-cell table:style-name="ce23" office:value-type="string">
            <text:p>Libourne</text:p>
          </table:table-cell>
          <table:table-cell table:style-name="ce23" office:value-type="float" office:value="44.9203706">
            <text:p>44.9203706</text:p>
          </table:table-cell>
          <table:table-cell table:style-name="ce23" office:value-type="float" office:value="-0.2289466">
            <text:p>-0.2289466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SMUR de Mutualiste du Médoc</text:p>
          </table:table-cell>
          <table:table-cell table:style-name="ce23" office:value-type="string">
            <text:p>Clinique Mutualiste Medoc</text:p>
          </table:table-cell>
          <table:table-cell table:style-name="ce23" office:value-type="string">
            <text:p>64 Rue Aristide Briand</text:p>
          </table:table-cell>
          <table:table-cell table:style-name="ce23" office:value-type="float" office:value="33340">
            <text:p>33340</text:p>
          </table:table-cell>
          <table:table-cell table:style-name="ce23" office:value-type="string">
            <text:p>Lesparre-Médoc</text:p>
          </table:table-cell>
          <table:table-cell table:style-name="ce23" office:value-type="float" office:value="45.3042431">
            <text:p>45.3042431</text:p>
          </table:table-cell>
          <table:table-cell table:style-name="ce23" office:value-type="float" office:value="-0.9376054">
            <text:p>-0.9376054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SMUR de Sainte-Foy-La-Grande</text:p>
          </table:table-cell>
          <table:table-cell table:style-name="ce23" office:value-type="string">
            <text:p>CH Sainte-Foy-La-Grande</text:p>
          </table:table-cell>
          <table:table-cell table:style-name="ce23" office:value-type="string">
            <text:p>1 av. Charrier</text:p>
          </table:table-cell>
          <table:table-cell table:style-name="ce23" office:value-type="float" office:value="33220">
            <text:p>33220</text:p>
          </table:table-cell>
          <table:table-cell table:style-name="ce23" office:value-type="string">
            <text:p>Sainte Foy la Grande</text:p>
          </table:table-cell>
          <table:table-cell table:style-name="ce23" office:value-type="float" office:value="44.8425886">
            <text:p>44.8425886</text:p>
          </table:table-cell>
          <table:table-cell table:style-name="ce23" office:value-type="float" office:value="0.2224226">
            <text:p>0.2224226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andes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SMUR de Dax</text:p>
          </table:table-cell>
          <table:table-cell table:style-name="ce23" office:value-type="string">
            <text:p>CH Dax</text:p>
          </table:table-cell>
          <table:table-cell table:style-name="ce23" office:value-type="string">
            <text:p>Boulevard Yves du Manoir</text:p>
          </table:table-cell>
          <table:table-cell table:style-name="ce23" office:value-type="float" office:value="40100">
            <text:p>40100</text:p>
          </table:table-cell>
          <table:table-cell table:style-name="ce23" office:value-type="string">
            <text:p>Dax</text:p>
          </table:table-cell>
          <table:table-cell table:style-name="ce23" office:value-type="float" office:value="43.7062195">
            <text:p>43.7062195</text:p>
          </table:table-cell>
          <table:table-cell table:style-name="ce23" office:value-type="float" office:value="-1.0506998">
            <text:p>-1.0506998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andes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SMUR de Mont-de-Marsan</text:p>
          </table:table-cell>
          <table:table-cell table:style-name="ce23" office:value-type="string">
            <text:p>CH Mont-de-Marsan</text:p>
          </table:table-cell>
          <table:table-cell table:style-name="ce23" office:value-type="string">
            <text:p>Rue Augustin Lesbazeilles</text:p>
          </table:table-cell>
          <table:table-cell table:style-name="ce23" office:value-type="float" office:value="40000">
            <text:p>40000</text:p>
          </table:table-cell>
          <table:table-cell table:style-name="ce23" office:value-type="string">
            <text:p>Mont de Marsan</text:p>
          </table:table-cell>
          <table:table-cell table:style-name="ce23" office:value-type="float" office:value="43.8464994">
            <text:p>43.8464994</text:p>
          </table:table-cell>
          <table:table-cell table:style-name="ce23" office:value-type="float" office:value="-0.4765403">
            <text:p>-0.4765403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ot-Et-Garonne</text:p>
          </table:table-cell>
          <table:table-cell table:style-name="ce23" office:value-type="float" office:value="47">
            <text:p>47</text:p>
          </table:table-cell>
          <table:table-cell table:style-name="ce23" office:value-type="string">
            <text:p>SMUR d'Agen</text:p>
          </table:table-cell>
          <table:table-cell table:style-name="ce23" office:value-type="string">
            <text:p>CH Agen</text:p>
          </table:table-cell>
          <table:table-cell table:style-name="ce23" office:value-type="string">
            <text:p>Route de Villeneuve sur Lot, Saint-Esprit</text:p>
          </table:table-cell>
          <table:table-cell table:style-name="ce23" office:value-type="float" office:value="47000">
            <text:p>47000</text:p>
          </table:table-cell>
          <table:table-cell table:style-name="ce23" office:value-type="string">
            <text:p>Agen</text:p>
          </table:table-cell>
          <table:table-cell table:style-name="ce23" office:value-type="float" office:value="44.21711">
            <text:p>44.21711</text:p>
          </table:table-cell>
          <table:table-cell table:style-name="ce23" office:value-type="float" office:value="0.635223">
            <text:p>0.635223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ot-Et-Garonne</text:p>
          </table:table-cell>
          <table:table-cell table:style-name="ce23" office:value-type="float" office:value="47">
            <text:p>47</text:p>
          </table:table-cell>
          <table:table-cell table:style-name="ce23" office:value-type="string">
            <text:p>SMUR de Marmande</text:p>
          </table:table-cell>
          <table:table-cell table:style-name="ce23" office:value-type="string">
            <text:p>CH Marmande</text:p>
          </table:table-cell>
          <table:table-cell table:style-name="ce23" office:value-type="string">
            <text:p>76 Rue du Docteur Courret</text:p>
          </table:table-cell>
          <table:table-cell table:style-name="ce23" office:value-type="float" office:value="47200">
            <text:p>47200</text:p>
          </table:table-cell>
          <table:table-cell table:style-name="ce23" office:value-type="string">
            <text:p>Marmande</text:p>
          </table:table-cell>
          <table:table-cell table:style-name="ce23" office:value-type="float" office:value="44.5030047">
            <text:p>44.5030047</text:p>
          </table:table-cell>
          <table:table-cell table:style-name="ce23" office:value-type="float" office:value="0.1654235">
            <text:p>0.1654235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ot-Et-Garonne</text:p>
          </table:table-cell>
          <table:table-cell table:style-name="ce23" office:value-type="float" office:value="47">
            <text:p>47</text:p>
          </table:table-cell>
          <table:table-cell table:style-name="ce23" office:value-type="string">
            <text:p>SMUR de Villeneuve-sur-Lot</text:p>
          </table:table-cell>
          <table:table-cell table:style-name="ce23" office:value-type="string">
            <text:p>CH Villeneuve-sur-Lot</text:p>
          </table:table-cell>
          <table:table-cell table:style-name="ce23" office:value-type="string">
            <text:p>2 Rue Traversière Saint-Cyr</text:p>
          </table:table-cell>
          <table:table-cell table:style-name="ce23" office:value-type="float" office:value="47300">
            <text:p>47300</text:p>
          </table:table-cell>
          <table:table-cell table:style-name="ce23" office:value-type="string">
            <text:p>Villeneuve Sur Lot</text:p>
          </table:table-cell>
          <table:table-cell table:style-name="ce23" office:value-type="float" office:value="44.4084014">
            <text:p>44.4084014</text:p>
          </table:table-cell>
          <table:table-cell table:style-name="ce23" office:value-type="float" office:value="0.7117149">
            <text:p>0.7117149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SMUR d'Oloron</text:p>
          </table:table-cell>
          <table:table-cell table:style-name="ce23" office:value-type="string">
            <text:p>CH Oloron</text:p>
          </table:table-cell>
          <table:table-cell table:style-name="ce23" office:value-type="string">
            <text:p>1 Avenue Alexander Fleming</text:p>
          </table:table-cell>
          <table:table-cell table:style-name="ce23" office:value-type="float" office:value="64400">
            <text:p>64400</text:p>
          </table:table-cell>
          <table:table-cell table:style-name="ce23" office:value-type="string">
            <text:p>Oloron</text:p>
          </table:table-cell>
          <table:table-cell table:style-name="ce23" office:value-type="float" office:value="43.1975789">
            <text:p>43.1975789</text:p>
          </table:table-cell>
          <table:table-cell table:style-name="ce23" office:value-type="float" office:value="-0.6168892">
            <text:p>-0.6168892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SMUR d'Orthez</text:p>
          </table:table-cell>
          <table:table-cell table:style-name="ce23" office:value-type="string">
            <text:p>CH Orthez</text:p>
          </table:table-cell>
          <table:table-cell table:style-name="ce23" office:value-type="string">
            <text:p>Rue du moulin - B.P 118</text:p>
          </table:table-cell>
          <table:table-cell table:style-name="ce23" office:value-type="float" office:value="64301">
            <text:p>64301</text:p>
          </table:table-cell>
          <table:table-cell table:style-name="ce23" office:value-type="string">
            <text:p>Orthez</text:p>
          </table:table-cell>
          <table:table-cell table:style-name="ce23" office:value-type="float" office:value="43.4852458">
            <text:p>43.4852458</text:p>
          </table:table-cell>
          <table:table-cell table:style-name="ce23" office:value-type="float" office:value="-0.7704334">
            <text:p>-0.7704334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SMUR de Bayonne</text:p>
          </table:table-cell>
          <table:table-cell table:style-name="ce23" office:value-type="string">
            <text:p>CH Côte Basque</text:p>
          </table:table-cell>
          <table:table-cell table:style-name="ce23" office:value-type="string">
            <text:p>13 Avenue de l'Interne Jacques Loeb</text:p>
          </table:table-cell>
          <table:table-cell table:style-name="ce23" office:value-type="float" office:value="64100">
            <text:p>64100</text:p>
          </table:table-cell>
          <table:table-cell table:style-name="ce23" office:value-type="string">
            <text:p>Bayonne</text:p>
          </table:table-cell>
          <table:table-cell table:style-name="ce23" office:value-type="float" office:value="43.4823834">
            <text:p>43.4823834</text:p>
          </table:table-cell>
          <table:table-cell table:style-name="ce23" office:value-type="float" office:value="-1.4813626">
            <text:p>-1.4813626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SMUR de Pau</text:p>
          </table:table-cell>
          <table:table-cell table:style-name="ce23" office:value-type="string">
            <text:p>CH Pau</text:p>
          </table:table-cell>
          <table:table-cell table:style-name="ce23" office:value-type="string">
            <text:p>4 Boulevard Hauterive</text:p>
          </table:table-cell>
          <table:table-cell table:style-name="ce23" office:value-type="float" office:value="64000">
            <text:p>64000</text:p>
          </table:table-cell>
          <table:table-cell table:style-name="ce23" office:value-type="string">
            <text:p>Pau</text:p>
          </table:table-cell>
          <table:table-cell table:style-name="ce23" office:value-type="float" office:value="43.3266">
            <text:p>43.3266</text:p>
          </table:table-cell>
          <table:table-cell table:style-name="ce23" office:value-type="float" office:value="-0.344926">
            <text:p>-0.344926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Dordogne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urgences de la Polyclinique Francheville</text:p>
          </table:table-cell>
          <table:table-cell table:style-name="ce23" office:value-type="string">
            <text:p>Polyclinique Francheville</text:p>
          </table:table-cell>
          <table:table-cell table:style-name="ce23" office:value-type="string">
            <text:p>34 Boulevard de Vesone</text:p>
          </table:table-cell>
          <table:table-cell table:style-name="ce23" office:value-type="float" office:value="24000">
            <text:p>24000</text:p>
          </table:table-cell>
          <table:table-cell table:style-name="ce23" office:value-type="string">
            <text:p>Périgueux</text:p>
          </table:table-cell>
          <table:table-cell table:style-name="ce23" office:value-type="float" office:value="45.1811966">
            <text:p>45.1811966</text:p>
          </table:table-cell>
          <table:table-cell table:style-name="ce23" office:value-type="float" office:value="0.7170173">
            <text:p>0.7170173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Dordogne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urgences du CH de Bergerac</text:p>
          </table:table-cell>
          <table:table-cell table:style-name="ce23" office:value-type="string">
            <text:p>CH Bergerac</text:p>
          </table:table-cell>
          <table:table-cell table:style-name="ce23" office:value-type="string">
            <text:p>9 Avenue du Professeur Albert Calmette</text:p>
          </table:table-cell>
          <table:table-cell table:style-name="ce23" office:value-type="float" office:value="24100">
            <text:p>24100</text:p>
          </table:table-cell>
          <table:table-cell table:style-name="ce23" office:value-type="string">
            <text:p>Bergerac</text:p>
          </table:table-cell>
          <table:table-cell table:style-name="ce23" office:value-type="float" office:value="44.8512531">
            <text:p>44.8512531</text:p>
          </table:table-cell>
          <table:table-cell table:style-name="ce23" office:value-type="float" office:value="0.4968545">
            <text:p>0.4968545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Dordogne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urgences du CH de Périgueux</text:p>
          </table:table-cell>
          <table:table-cell table:style-name="ce23" office:value-type="string">
            <text:p>CH Périgueux</text:p>
          </table:table-cell>
          <table:table-cell table:style-name="ce23" office:value-type="string">
            <text:p>80 Avenue Georges Pompidou</text:p>
          </table:table-cell>
          <table:table-cell table:style-name="ce23" office:value-type="float" office:value="24000">
            <text:p>24000</text:p>
          </table:table-cell>
          <table:table-cell table:style-name="ce23" office:value-type="string">
            <text:p>Périgueux</text:p>
          </table:table-cell>
          <table:table-cell table:style-name="ce23" office:value-type="float" office:value="45.193918">
            <text:p>45.193918</text:p>
          </table:table-cell>
          <table:table-cell table:style-name="ce23" office:value-type="float" office:value="0.7293685">
            <text:p>0.7293685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Dordogne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urgences du CH de Sarlat</text:p>
          </table:table-cell>
          <table:table-cell table:style-name="ce23" office:value-type="string">
            <text:p>CH Sarlat</text:p>
          </table:table-cell>
          <table:table-cell table:style-name="ce23" office:value-type="string">
            <text:p>CS 80201</text:p>
          </table:table-cell>
          <table:table-cell table:style-name="ce23" office:value-type="float" office:value="24206">
            <text:p>24206</text:p>
          </table:table-cell>
          <table:table-cell table:style-name="ce23" office:value-type="string">
            <text:p>Sarlat</text:p>
          </table:table-cell>
          <table:table-cell table:style-name="ce23" office:value-type="float" office:value="44.8995336">
            <text:p>44.8995336</text:p>
          </table:table-cell>
          <table:table-cell table:style-name="ce23" office:value-type="float" office:value="1.2235487">
            <text:p>1.2235487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e l'HIA Robert Picqué</text:p>
          </table:table-cell>
          <table:table-cell table:style-name="ce23" office:value-type="string">
            <text:p>HIA Robert Picqué</text:p>
          </table:table-cell>
          <table:table-cell table:style-name="ce23" office:value-type="string">
            <text:p>351 Route de Toulouse</text:p>
          </table:table-cell>
          <table:table-cell table:style-name="ce23" office:value-type="float" office:value="33140">
            <text:p>33140</text:p>
          </table:table-cell>
          <table:table-cell table:style-name="ce23" office:value-type="string">
            <text:p>Villenave-d'Ornon</text:p>
          </table:table-cell>
          <table:table-cell table:style-name="ce23" office:value-type="float" office:value="44.7799813">
            <text:p>44.7799813</text:p>
          </table:table-cell>
          <table:table-cell table:style-name="ce23" office:value-type="float" office:value="-0.5672574">
            <text:p>-0.5672574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HIA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e la Clinique Mutualiste Medoc</text:p>
          </table:table-cell>
          <table:table-cell table:style-name="ce23" office:value-type="string">
            <text:p>Clinique Mutualiste Medoc</text:p>
          </table:table-cell>
          <table:table-cell table:style-name="ce23" office:value-type="string">
            <text:p>64 Rue Aristide Briand</text:p>
          </table:table-cell>
          <table:table-cell table:style-name="ce23" office:value-type="float" office:value="33340">
            <text:p>33340</text:p>
          </table:table-cell>
          <table:table-cell table:style-name="ce23" office:value-type="string">
            <text:p>Lesparre-Médoc</text:p>
          </table:table-cell>
          <table:table-cell table:style-name="ce23" office:value-type="float" office:value="45.3042431">
            <text:p>45.3042431</text:p>
          </table:table-cell>
          <table:table-cell table:style-name="ce23" office:value-type="float" office:value="-0.9376054">
            <text:p>-0.9376054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e la Clinique Mutualiste Pessac</text:p>
          </table:table-cell>
          <table:table-cell table:style-name="ce23" office:value-type="string">
            <text:p>Clinique Mutualiste Pessac</text:p>
          </table:table-cell>
          <table:table-cell table:style-name="ce23" office:value-type="string">
            <text:p>46 Avenue du Docteur Albert Schweitzer</text:p>
          </table:table-cell>
          <table:table-cell table:style-name="ce23" office:value-type="float" office:value="33600">
            <text:p>33600</text:p>
          </table:table-cell>
          <table:table-cell table:style-name="ce23" office:value-type="string">
            <text:p>Pessac</text:p>
          </table:table-cell>
          <table:table-cell table:style-name="ce23" office:value-type="float" office:value="44.805251">
            <text:p>44.805251</text:p>
          </table:table-cell>
          <table:table-cell table:style-name="ce23" office:value-type="float" office:value="-0.609687">
            <text:p>-0.609687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u Centre Médico Chirurgical Wallerstein</text:p>
          </table:table-cell>
          <table:table-cell table:style-name="ce23" office:value-type="string">
            <text:p>CMC Wallerstein</text:p>
          </table:table-cell>
          <table:table-cell table:style-name="ce23" office:value-type="string">
            <text:p>12 B Boulevard Javal</text:p>
          </table:table-cell>
          <table:table-cell table:style-name="ce23" office:value-type="float" office:value="33740">
            <text:p>33740</text:p>
          </table:table-cell>
          <table:table-cell table:style-name="ce23" office:value-type="string">
            <text:p>Ares</text:p>
          </table:table-cell>
          <table:table-cell table:style-name="ce23" office:value-type="float" office:value="44.7576272">
            <text:p>44.7576272</text:p>
          </table:table-cell>
          <table:table-cell table:style-name="ce23" office:value-type="float" office:value="-1.1346949">
            <text:p>-1.1346949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e la Polyclinique Bordeaux Nord</text:p>
          </table:table-cell>
          <table:table-cell table:style-name="ce23" office:value-type="string">
            <text:p>Polyclinique Bordeaux Nord</text:p>
          </table:table-cell>
          <table:table-cell table:style-name="ce23" office:value-type="string">
            <text:p>15-35 Rue Claude Boucher</text:p>
          </table:table-cell>
          <table:table-cell table:style-name="ce23" office:value-type="float" office:value="33300">
            <text:p>33300</text:p>
          </table:table-cell>
          <table:table-cell table:style-name="ce23" office:value-type="string">
            <text:p>Bordeaux</text:p>
          </table:table-cell>
          <table:table-cell table:style-name="ce23" office:value-type="float" office:value="44.8642823">
            <text:p>44.8642823</text:p>
          </table:table-cell>
          <table:table-cell table:style-name="ce23" office:value-type="float" office:value="-0.5785297">
            <text:p>-0.5785297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e la Polyclinique Bordeaux Rive Droite</text:p>
          </table:table-cell>
          <table:table-cell table:style-name="ce23" office:value-type="string">
            <text:p>Polyclinique Bordeaux Rive Droite</text:p>
          </table:table-cell>
          <table:table-cell table:style-name="ce23" office:value-type="string">
            <text:p>24 Rue des Cavaillès</text:p>
          </table:table-cell>
          <table:table-cell table:style-name="ce23" office:value-type="float" office:value="33310">
            <text:p>33310</text:p>
          </table:table-cell>
          <table:table-cell table:style-name="ce23" office:value-type="string">
            <text:p>Lormont</text:p>
          </table:table-cell>
          <table:table-cell table:style-name="ce23" office:value-type="float" office:value="44.8649642">
            <text:p>44.8649642</text:p>
          </table:table-cell>
          <table:table-cell table:style-name="ce23" office:value-type="float" office:value="-0.5217558">
            <text:p>-0.5217558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u CH d'Arcachon</text:p>
          </table:table-cell>
          <table:table-cell table:style-name="ce23" office:value-type="string">
            <text:p>CH Arcachon</text:p>
          </table:table-cell>
          <table:table-cell table:style-name="ce23" office:value-type="string">
            <text:p>Av. Jean Hameau - CS 11001</text:p>
          </table:table-cell>
          <table:table-cell table:style-name="ce23" office:value-type="float" office:value="33164">
            <text:p>33164</text:p>
          </table:table-cell>
          <table:table-cell table:style-name="ce23" office:value-type="string">
            <text:p>La Teste de Buch</text:p>
          </table:table-cell>
          <table:table-cell table:style-name="ce23" office:value-type="float" office:value="44.6135937">
            <text:p>44.6135937</text:p>
          </table:table-cell>
          <table:table-cell table:style-name="ce23" office:value-type="float" office:value="-1.1123282">
            <text:p>-1.1123282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u CH de Blaye</text:p>
          </table:table-cell>
          <table:table-cell table:style-name="ce23" office:value-type="string">
            <text:p>CH Haute Gironde Blaye</text:p>
          </table:table-cell>
          <table:table-cell table:style-name="ce23" office:value-type="string">
            <text:p>97 rue de l'hôpital - BP 90</text:p>
          </table:table-cell>
          <table:table-cell table:style-name="ce23" office:value-type="float" office:value="33394">
            <text:p>33394</text:p>
          </table:table-cell>
          <table:table-cell table:style-name="ce23" office:value-type="string">
            <text:p>Blaye</text:p>
          </table:table-cell>
          <table:table-cell table:style-name="ce23" office:value-type="float" office:value="45.1360051">
            <text:p>45.1360051</text:p>
          </table:table-cell>
          <table:table-cell table:style-name="ce23" office:value-type="float" office:value="-0.6573562">
            <text:p>-0.6573562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u CH de La Réole</text:p>
          </table:table-cell>
          <table:table-cell table:style-name="ce23" office:value-type="string">
            <text:p>CH Sud Gironde La Réole</text:p>
          </table:table-cell>
          <table:table-cell table:style-name="ce23" office:value-type="string">
            <text:p>place Saint-Michel</text:p>
          </table:table-cell>
          <table:table-cell table:style-name="ce23" office:value-type="float" office:value="33192">
            <text:p>33192</text:p>
          </table:table-cell>
          <table:table-cell table:style-name="ce23" office:value-type="string">
            <text:p>La Réole</text:p>
          </table:table-cell>
          <table:table-cell table:style-name="ce23" office:value-type="float" office:value="44.5831537">
            <text:p>44.5831537</text:p>
          </table:table-cell>
          <table:table-cell table:style-name="ce23" office:value-type="float" office:value="-0.0338">
            <text:p>-0.0338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u CH de Langon</text:p>
          </table:table-cell>
          <table:table-cell table:style-name="ce23" office:value-type="string">
            <text:p>CH Sud Gironde Langon</text:p>
          </table:table-cell>
          <table:table-cell table:style-name="ce23" office:value-type="string">
            <text:p>rue Paul Langevin - BP 60283</text:p>
          </table:table-cell>
          <table:table-cell table:style-name="ce23" office:value-type="float" office:value="33212">
            <text:p>33212</text:p>
          </table:table-cell>
          <table:table-cell table:style-name="ce23" office:value-type="string">
            <text:p>Langon</text:p>
          </table:table-cell>
          <table:table-cell table:style-name="ce23" office:value-type="float" office:value="44.5443471">
            <text:p>44.5443471</text:p>
          </table:table-cell>
          <table:table-cell table:style-name="ce23" office:value-type="float" office:value="-0.244634">
            <text:p>-0.244634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u CH de Libourne</text:p>
          </table:table-cell>
          <table:table-cell table:style-name="ce23" office:value-type="string">
            <text:p>CH Libourne</text:p>
          </table:table-cell>
          <table:table-cell table:style-name="ce23" office:value-type="string">
            <text:p>112, rue de la Marne</text:p>
          </table:table-cell>
          <table:table-cell table:style-name="ce23" office:value-type="float" office:value="33500">
            <text:p>33500</text:p>
          </table:table-cell>
          <table:table-cell table:style-name="ce23" office:value-type="string">
            <text:p>Libourne</text:p>
          </table:table-cell>
          <table:table-cell table:style-name="ce23" office:value-type="float" office:value="44.9203706">
            <text:p>44.9203706</text:p>
          </table:table-cell>
          <table:table-cell table:style-name="ce23" office:value-type="float" office:value="-0.2289466">
            <text:p>-0.2289466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u CH de Sainte-Foy-La-Grande</text:p>
          </table:table-cell>
          <table:table-cell table:style-name="ce23" office:value-type="string">
            <text:p>CH Sainte-Foy-La-Grande</text:p>
          </table:table-cell>
          <table:table-cell table:style-name="ce23" office:value-type="string">
            <text:p>1 av. Charrier</text:p>
          </table:table-cell>
          <table:table-cell table:style-name="ce23" office:value-type="float" office:value="33220">
            <text:p>33220</text:p>
          </table:table-cell>
          <table:table-cell table:style-name="ce23" office:value-type="string">
            <text:p>Sainte Foy la Grande</text:p>
          </table:table-cell>
          <table:table-cell table:style-name="ce23" office:value-type="float" office:value="44.8425886">
            <text:p>44.8425886</text:p>
          </table:table-cell>
          <table:table-cell table:style-name="ce23" office:value-type="float" office:value="0.2224226">
            <text:p>0.2224226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andes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urgences de la Polyclinique Les Chênes</text:p>
          </table:table-cell>
          <table:table-cell table:style-name="ce23" office:value-type="string">
            <text:p>Polyclinique Les Chênes</text:p>
          </table:table-cell>
          <table:table-cell table:style-name="ce23" office:value-type="string">
            <text:p>16 rue Chantemerle</text:p>
          </table:table-cell>
          <table:table-cell table:style-name="ce23" office:value-type="float" office:value="40800">
            <text:p>40800</text:p>
          </table:table-cell>
          <table:table-cell table:style-name="ce23" office:value-type="string">
            <text:p>Aire sur l'Adour</text:p>
          </table:table-cell>
          <table:table-cell table:style-name="ce23" office:value-type="float" office:value="43.70065">
            <text:p>43.70065</text:p>
          </table:table-cell>
          <table:table-cell table:style-name="ce23" office:value-type="float" office:value="-0.26251">
            <text:p>-0.26251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andes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urgences du CH de Dax</text:p>
          </table:table-cell>
          <table:table-cell table:style-name="ce23" office:value-type="string">
            <text:p>CH Dax</text:p>
          </table:table-cell>
          <table:table-cell table:style-name="ce23" office:value-type="string">
            <text:p>Boulevard Yves du Manoir</text:p>
          </table:table-cell>
          <table:table-cell table:style-name="ce23" office:value-type="float" office:value="40100">
            <text:p>40100</text:p>
          </table:table-cell>
          <table:table-cell table:style-name="ce23" office:value-type="string">
            <text:p>Dax</text:p>
          </table:table-cell>
          <table:table-cell table:style-name="ce23" office:value-type="float" office:value="43.7062195">
            <text:p>43.7062195</text:p>
          </table:table-cell>
          <table:table-cell table:style-name="ce23" office:value-type="float" office:value="-1.0506998">
            <text:p>-1.0506998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andes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urgences du CH de Mont-de-Marsan</text:p>
          </table:table-cell>
          <table:table-cell table:style-name="ce23" office:value-type="string">
            <text:p>CH Mont-de-Marsan</text:p>
          </table:table-cell>
          <table:table-cell table:style-name="ce23" office:value-type="string">
            <text:p>Rue Augustin Lesbazeilles</text:p>
          </table:table-cell>
          <table:table-cell table:style-name="ce23" office:value-type="float" office:value="40000">
            <text:p>40000</text:p>
          </table:table-cell>
          <table:table-cell table:style-name="ce23" office:value-type="string">
            <text:p>Mont de Marsan</text:p>
          </table:table-cell>
          <table:table-cell table:style-name="ce23" office:value-type="float" office:value="43.8464994">
            <text:p>43.8464994</text:p>
          </table:table-cell>
          <table:table-cell table:style-name="ce23" office:value-type="float" office:value="-0.4765403">
            <text:p>-0.4765403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ot-Et-Garonne</text:p>
          </table:table-cell>
          <table:table-cell table:style-name="ce23" office:value-type="float" office:value="47">
            <text:p>47</text:p>
          </table:table-cell>
          <table:table-cell table:style-name="ce23" office:value-type="string">
            <text:p>urgences de la Clinique Esquirol-Saint-Hilaire</text:p>
          </table:table-cell>
          <table:table-cell table:style-name="ce23" office:value-type="string">
            <text:p>Clinique Esquirol-Saint-Hilaire</text:p>
          </table:table-cell>
          <table:table-cell table:style-name="ce23" office:value-type="string">
            <text:p>1 r Doct et Mme Delmas BP 19</text:p>
          </table:table-cell>
          <table:table-cell table:style-name="ce23" office:value-type="float" office:value="47002">
            <text:p>47002</text:p>
          </table:table-cell>
          <table:table-cell table:style-name="ce23" office:value-type="string">
            <text:p>Agen</text:p>
          </table:table-cell>
          <table:table-cell table:style-name="ce23" office:value-type="float" office:value="44.1859453">
            <text:p>44.1859453</text:p>
          </table:table-cell>
          <table:table-cell table:style-name="ce23" office:value-type="float" office:value="0.6290411">
            <text:p>0.6290411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ot-Et-Garonne</text:p>
          </table:table-cell>
          <table:table-cell table:style-name="ce23" office:value-type="float" office:value="47">
            <text:p>47</text:p>
          </table:table-cell>
          <table:table-cell table:style-name="ce23" office:value-type="string">
            <text:p>urgences du CH d'Agen</text:p>
          </table:table-cell>
          <table:table-cell table:style-name="ce23" office:value-type="string">
            <text:p>CH Agen</text:p>
          </table:table-cell>
          <table:table-cell table:style-name="ce23" office:value-type="string">
            <text:p>Route de Villeneuve sur Lot, Saint-Esprit</text:p>
          </table:table-cell>
          <table:table-cell table:style-name="ce23" office:value-type="float" office:value="47000">
            <text:p>47000</text:p>
          </table:table-cell>
          <table:table-cell table:style-name="ce23" office:value-type="string">
            <text:p>Agen</text:p>
          </table:table-cell>
          <table:table-cell table:style-name="ce23" office:value-type="float" office:value="44.21711">
            <text:p>44.21711</text:p>
          </table:table-cell>
          <table:table-cell table:style-name="ce23" office:value-type="float" office:value="0.635223">
            <text:p>0.635223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ot-Et-Garonne</text:p>
          </table:table-cell>
          <table:table-cell table:style-name="ce23" office:value-type="float" office:value="47">
            <text:p>47</text:p>
          </table:table-cell>
          <table:table-cell table:style-name="ce23" office:value-type="string">
            <text:p>urgences du CH de Marmande</text:p>
          </table:table-cell>
          <table:table-cell table:style-name="ce23" office:value-type="string">
            <text:p>CH Marmande</text:p>
          </table:table-cell>
          <table:table-cell table:style-name="ce23" office:value-type="string">
            <text:p>76 Rue du Docteur Courret</text:p>
          </table:table-cell>
          <table:table-cell table:style-name="ce23" office:value-type="float" office:value="47200">
            <text:p>47200</text:p>
          </table:table-cell>
          <table:table-cell table:style-name="ce23" office:value-type="string">
            <text:p>Marmande</text:p>
          </table:table-cell>
          <table:table-cell table:style-name="ce23" office:value-type="float" office:value="44.5030047">
            <text:p>44.5030047</text:p>
          </table:table-cell>
          <table:table-cell table:style-name="ce23" office:value-type="float" office:value="0.1654235">
            <text:p>0.1654235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ot-Et-Garonne</text:p>
          </table:table-cell>
          <table:table-cell table:style-name="ce23" office:value-type="float" office:value="47">
            <text:p>47</text:p>
          </table:table-cell>
          <table:table-cell table:style-name="ce23" office:value-type="string">
            <text:p>urgences du CH de Villeneuve-sur-Lot</text:p>
          </table:table-cell>
          <table:table-cell table:style-name="ce23" office:value-type="string">
            <text:p>CH Villeneuve-sur-Lot</text:p>
          </table:table-cell>
          <table:table-cell table:style-name="ce23" office:value-type="string">
            <text:p>2 Rue Traversière Saint-Cyr</text:p>
          </table:table-cell>
          <table:table-cell table:style-name="ce23" office:value-type="float" office:value="47300">
            <text:p>47300</text:p>
          </table:table-cell>
          <table:table-cell table:style-name="ce23" office:value-type="string">
            <text:p>Villeneuve Sur Lot</text:p>
          </table:table-cell>
          <table:table-cell table:style-name="ce23" office:value-type="float" office:value="44.4084014">
            <text:p>44.4084014</text:p>
          </table:table-cell>
          <table:table-cell table:style-name="ce23" office:value-type="float" office:value="0.7117149">
            <text:p>0.7117149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urgences de la Clinique Saint-Etienne</text:p>
          </table:table-cell>
          <table:table-cell table:style-name="ce23" office:value-type="string">
            <text:p>Clinique Saint-Etienne</text:p>
          </table:table-cell>
          <table:table-cell table:style-name="ce23" office:value-type="string">
            <text:p>Rue Jules Balasque</text:p>
          </table:table-cell>
          <table:table-cell table:style-name="ce23" office:value-type="float" office:value="64100">
            <text:p>64100</text:p>
          </table:table-cell>
          <table:table-cell table:style-name="ce23" office:value-type="string">
            <text:p>Bayonne</text:p>
          </table:table-cell>
          <table:table-cell table:style-name="ce23" office:value-type="float" office:value="43.498084">
            <text:p>43.498084</text:p>
          </table:table-cell>
          <table:table-cell table:style-name="ce23" office:value-type="float" office:value="-1.462668">
            <text:p>-1.462668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urgences de la Polyclinique Aguilera</text:p>
          </table:table-cell>
          <table:table-cell table:style-name="ce23" office:value-type="string">
            <text:p>Polyclinique Aguilera</text:p>
          </table:table-cell>
          <table:table-cell table:style-name="ce23" office:value-type="string">
            <text:p>21 Rue de l'Estagnas</text:p>
          </table:table-cell>
          <table:table-cell table:style-name="ce23" office:value-type="float" office:value="64200">
            <text:p>64200</text:p>
          </table:table-cell>
          <table:table-cell table:style-name="ce23" office:value-type="string">
            <text:p>Biarritz</text:p>
          </table:table-cell>
          <table:table-cell table:style-name="ce23" office:value-type="float" office:value="43.4855423">
            <text:p>43.4855423</text:p>
          </table:table-cell>
          <table:table-cell table:style-name="ce23" office:value-type="float" office:value="-1.5394472">
            <text:p>-1.5394472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urgences de la Polyclinique Côte Basque Sud</text:p>
          </table:table-cell>
          <table:table-cell table:style-name="ce23" office:value-type="string">
            <text:p>Polyclinique Côte Basque Sud</text:p>
          </table:table-cell>
          <table:table-cell table:style-name="ce23" office:value-type="string">
            <text:p>7 Rue Léonce Goyeneche</text:p>
          </table:table-cell>
          <table:table-cell table:style-name="ce23" office:value-type="float" office:value="64500">
            <text:p>64500</text:p>
          </table:table-cell>
          <table:table-cell table:style-name="ce23" office:value-type="string">
            <text:p>Saint-Jean-de-Luz</text:p>
          </table:table-cell>
          <table:table-cell table:style-name="ce23" office:value-type="float" office:value="43.396644">
            <text:p>43.396644</text:p>
          </table:table-cell>
          <table:table-cell table:style-name="ce23" office:value-type="float" office:value="-1.640396">
            <text:p>-1.640396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urgences de la Polyclinique Marzet</text:p>
          </table:table-cell>
          <table:table-cell table:style-name="ce23" office:value-type="string">
            <text:p>Polyclinique Marzet</text:p>
          </table:table-cell>
          <table:table-cell table:style-name="ce23" office:value-type="string">
            <text:p>40 Boulevard d'Alsace Lorraine</text:p>
          </table:table-cell>
          <table:table-cell table:style-name="ce23" office:value-type="float" office:value="64000">
            <text:p>64000</text:p>
          </table:table-cell>
          <table:table-cell table:style-name="ce23" office:value-type="string">
            <text:p>Pau</text:p>
          </table:table-cell>
          <table:table-cell table:style-name="ce23" office:value-type="float" office:value="43.3036614">
            <text:p>43.3036614</text:p>
          </table:table-cell>
          <table:table-cell table:style-name="ce23" office:value-type="float" office:value="-0.3649266">
            <text:p>-0.3649266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urgences du CH Côte Basque</text:p>
          </table:table-cell>
          <table:table-cell table:style-name="ce23" office:value-type="string">
            <text:p>CH Côte Basque</text:p>
          </table:table-cell>
          <table:table-cell table:style-name="ce23" office:value-type="string">
            <text:p>13 Avenue de l'Interne Jacques Loeb</text:p>
          </table:table-cell>
          <table:table-cell table:style-name="ce23" office:value-type="float" office:value="64100">
            <text:p>64100</text:p>
          </table:table-cell>
          <table:table-cell table:style-name="ce23" office:value-type="string">
            <text:p>Bayonne</text:p>
          </table:table-cell>
          <table:table-cell table:style-name="ce23" office:value-type="float" office:value="43.4823834">
            <text:p>43.4823834</text:p>
          </table:table-cell>
          <table:table-cell table:style-name="ce23" office:value-type="float" office:value="-1.4813626">
            <text:p>-1.4813626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urgences du CH d'Oloron</text:p>
          </table:table-cell>
          <table:table-cell table:style-name="ce23" office:value-type="string">
            <text:p>CH Oloron</text:p>
          </table:table-cell>
          <table:table-cell table:style-name="ce23" office:value-type="string">
            <text:p>1 Avenue Alexander Fleming</text:p>
          </table:table-cell>
          <table:table-cell table:style-name="ce23" office:value-type="float" office:value="64400">
            <text:p>64400</text:p>
          </table:table-cell>
          <table:table-cell table:style-name="ce23" office:value-type="string">
            <text:p>Oloron</text:p>
          </table:table-cell>
          <table:table-cell table:style-name="ce23" office:value-type="float" office:value="43.1975789">
            <text:p>43.1975789</text:p>
          </table:table-cell>
          <table:table-cell table:style-name="ce23" office:value-type="float" office:value="-0.6168892">
            <text:p>-0.6168892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urgences du CH d'Orthez</text:p>
          </table:table-cell>
          <table:table-cell table:style-name="ce23" office:value-type="string">
            <text:p>CH Orthez</text:p>
          </table:table-cell>
          <table:table-cell table:style-name="ce23" office:value-type="string">
            <text:p>Rue du moulin - B.P 118</text:p>
          </table:table-cell>
          <table:table-cell table:style-name="ce23" office:value-type="float" office:value="64301">
            <text:p>64301</text:p>
          </table:table-cell>
          <table:table-cell table:style-name="ce23" office:value-type="string">
            <text:p>Orthez</text:p>
          </table:table-cell>
          <table:table-cell table:style-name="ce23" office:value-type="float" office:value="43.4852458">
            <text:p>43.4852458</text:p>
          </table:table-cell>
          <table:table-cell table:style-name="ce23" office:value-type="float" office:value="-0.7704334">
            <text:p>-0.7704334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urgences du CH de Pau</text:p>
          </table:table-cell>
          <table:table-cell table:style-name="ce23" office:value-type="string">
            <text:p>CH Pau</text:p>
          </table:table-cell>
          <table:table-cell table:style-name="ce23" office:value-type="string">
            <text:p>4 Boulevard Hauterive</text:p>
          </table:table-cell>
          <table:table-cell table:style-name="ce23" office:value-type="float" office:value="64000">
            <text:p>64000</text:p>
          </table:table-cell>
          <table:table-cell table:style-name="ce23" office:value-type="string">
            <text:p>Pau</text:p>
          </table:table-cell>
          <table:table-cell table:style-name="ce23" office:value-type="float" office:value="43.3266">
            <text:p>43.3266</text:p>
          </table:table-cell>
          <table:table-cell table:style-name="ce23" office:value-type="float" office:value="-0.344926">
            <text:p>-0.344926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urgences du CH de Saint-Palais</text:p>
          </table:table-cell>
          <table:table-cell table:style-name="ce23" office:value-type="string">
            <text:p>CH Saint-Palais</text:p>
          </table:table-cell>
          <table:table-cell table:style-name="ce23" office:value-type="string">
            <text:p>av. de St-Jaymes</text:p>
          </table:table-cell>
          <table:table-cell table:style-name="ce23" office:value-type="float" office:value="64120">
            <text:p>64120</text:p>
          </table:table-cell>
          <table:table-cell table:style-name="ce23" office:value-type="string">
            <text:p>Saint-Palais</text:p>
          </table:table-cell>
          <table:table-cell table:style-name="ce23" office:value-type="float" office:value="43.3268228">
            <text:p>43.3268228</text:p>
          </table:table-cell>
          <table:table-cell table:style-name="ce23" office:value-type="float" office:value="-1.0315436">
            <text:p>-1.0315436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9"/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7]=&quot;&quot;;&quot;&quot;;filter(['Feuille 4'.B:.B],['Feuille 4'.A:.A]=[.N6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8]=&quot;&quot;;&quot;&quot;;filter(['Feuille 4'.B:.B],['Feuille 4'.A:.A]=[.N6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9]=&quot;&quot;;&quot;&quot;;filter(['Feuille 4'.B:.B],['Feuille 4'.A:.A]=[.N6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70]=&quot;&quot;;&quot;&quot;;filter(['Feuille 4'.B:.B],['Feuille 4'.A:.A]=[.N7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71]=&quot;&quot;;&quot;&quot;;filter(['Feuille 4'.B:.B],['Feuille 4'.A:.A]=[.N7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2]=&quot;&quot;;&quot;&quot;;filter(['Feuille 4'.B:.B],['Feuille 4'.A:.A]=[.N7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3]=&quot;&quot;;&quot;&quot;;filter(['Feuille 4'.B:.B],['Feuille 4'.A:.A]=[.N7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4]=&quot;&quot;;&quot;&quot;;filter(['Feuille 4'.B:.B],['Feuille 4'.A:.A]=[.N7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5]=&quot;&quot;;&quot;&quot;;filter(['Feuille 4'.B:.B],['Feuille 4'.A:.A]=[.N7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6]=&quot;&quot;;&quot;&quot;;filter(['Feuille 4'.B:.B],['Feuille 4'.A:.A]=[.N7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7]=&quot;&quot;;&quot;&quot;;filter(['Feuille 4'.B:.B],['Feuille 4'.A:.A]=[.N7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8]=&quot;&quot;;&quot;&quot;;filter(['Feuille 4'.B:.B],['Feuille 4'.A:.A]=[.N7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9]=&quot;&quot;;&quot;&quot;;filter(['Feuille 4'.B:.B],['Feuille 4'.A:.A]=[.N7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0]=&quot;&quot;;&quot;&quot;;filter(['Feuille 4'.B:.B],['Feuille 4'.A:.A]=[.N8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1]=&quot;&quot;;&quot;&quot;;filter(['Feuille 4'.B:.B],['Feuille 4'.A:.A]=[.N8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2]=&quot;&quot;;&quot;&quot;;filter(['Feuille 4'.B:.B],['Feuille 4'.A:.A]=[.N8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3]=&quot;&quot;;&quot;&quot;;filter(['Feuille 4'.B:.B],['Feuille 4'.A:.A]=[.N8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4]=&quot;&quot;;&quot;&quot;;filter(['Feuille 4'.B:.B],['Feuille 4'.A:.A]=[.N8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5]=&quot;&quot;;&quot;&quot;;filter(['Feuille 4'.B:.B],['Feuille 4'.A:.A]=[.N8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6]=&quot;&quot;;&quot;&quot;;filter(['Feuille 4'.B:.B],['Feuille 4'.A:.A]=[.N8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7]=&quot;&quot;;&quot;&quot;;filter(['Feuille 4'.B:.B],['Feuille 4'.A:.A]=[.N8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8]=&quot;&quot;;&quot;&quot;;filter(['Feuille 4'.B:.B],['Feuille 4'.A:.A]=[.N8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9]=&quot;&quot;;&quot;&quot;;filter(['Feuille 4'.B:.B],['Feuille 4'.A:.A]=[.N8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0]=&quot;&quot;;&quot;&quot;;filter(['Feuille 4'.B:.B],['Feuille 4'.A:.A]=[.N9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1]=&quot;&quot;;&quot;&quot;;filter(['Feuille 4'.B:.B],['Feuille 4'.A:.A]=[.N9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2]=&quot;&quot;;&quot;&quot;;filter(['Feuille 4'.B:.B],['Feuille 4'.A:.A]=[.N9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3]=&quot;&quot;;&quot;&quot;;filter(['Feuille 4'.B:.B],['Feuille 4'.A:.A]=[.N9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4]=&quot;&quot;;&quot;&quot;;filter(['Feuille 4'.B:.B],['Feuille 4'.A:.A]=[.N9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5]=&quot;&quot;;&quot;&quot;;filter(['Feuille 4'.B:.B],['Feuille 4'.A:.A]=[.N9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6]=&quot;&quot;;&quot;&quot;;filter(['Feuille 4'.B:.B],['Feuille 4'.A:.A]=[.N9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7]=&quot;&quot;;&quot;&quot;;filter(['Feuille 4'.B:.B],['Feuille 4'.A:.A]=[.N9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8]=&quot;&quot;;&quot;&quot;;filter(['Feuille 4'.B:.B],['Feuille 4'.A:.A]=[.N9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9]=&quot;&quot;;&quot;&quot;;filter(['Feuille 4'.B:.B],['Feuille 4'.A:.A]=[.N9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0]=&quot;&quot;;&quot;&quot;;filter(['Feuille 4'.B:.B],['Feuille 4'.A:.A]=[.N10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1]=&quot;&quot;;&quot;&quot;;filter(['Feuille 4'.B:.B],['Feuille 4'.A:.A]=[.N10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2]=&quot;&quot;;&quot;&quot;;filter(['Feuille 4'.B:.B],['Feuille 4'.A:.A]=[.N10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3]=&quot;&quot;;&quot;&quot;;filter(['Feuille 4'.B:.B],['Feuille 4'.A:.A]=[.N10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4]=&quot;&quot;;&quot;&quot;;filter(['Feuille 4'.B:.B],['Feuille 4'.A:.A]=[.N10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5]=&quot;&quot;;&quot;&quot;;filter(['Feuille 4'.B:.B],['Feuille 4'.A:.A]=[.N10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6]=&quot;&quot;;&quot;&quot;;filter(['Feuille 4'.B:.B],['Feuille 4'.A:.A]=[.N10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7]=&quot;&quot;;&quot;&quot;;filter(['Feuille 4'.B:.B],['Feuille 4'.A:.A]=[.N10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8]=&quot;&quot;;&quot;&quot;;filter(['Feuille 4'.B:.B],['Feuille 4'.A:.A]=[.N10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9]=&quot;&quot;;&quot;&quot;;filter(['Feuille 4'.B:.B],['Feuille 4'.A:.A]=[.N10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0]=&quot;&quot;;&quot;&quot;;filter(['Feuille 4'.B:.B],['Feuille 4'.A:.A]=[.N11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1]=&quot;&quot;;&quot;&quot;;filter(['Feuille 4'.B:.B],['Feuille 4'.A:.A]=[.N11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2]=&quot;&quot;;&quot;&quot;;filter(['Feuille 4'.B:.B],['Feuille 4'.A:.A]=[.N11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3]=&quot;&quot;;&quot;&quot;;filter(['Feuille 4'.B:.B],['Feuille 4'.A:.A]=[.N11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4]=&quot;&quot;;&quot;&quot;;filter(['Feuille 4'.B:.B],['Feuille 4'.A:.A]=[.N11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5]=&quot;&quot;;&quot;&quot;;filter(['Feuille 4'.B:.B],['Feuille 4'.A:.A]=[.N11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6]=&quot;&quot;;&quot;&quot;;filter(['Feuille 4'.B:.B],['Feuille 4'.A:.A]=[.N11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7]=&quot;&quot;;&quot;&quot;;filter(['Feuille 4'.B:.B],['Feuille 4'.A:.A]=[.N11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8]=&quot;&quot;;&quot;&quot;;filter(['Feuille 4'.B:.B],['Feuille 4'.A:.A]=[.N11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9]=&quot;&quot;;&quot;&quot;;filter(['Feuille 4'.B:.B],['Feuille 4'.A:.A]=[.N11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0]=&quot;&quot;;&quot;&quot;;filter(['Feuille 4'.B:.B],['Feuille 4'.A:.A]=[.N12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1]=&quot;&quot;;&quot;&quot;;filter(['Feuille 4'.B:.B],['Feuille 4'.A:.A]=[.N12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2]=&quot;&quot;;&quot;&quot;;filter(['Feuille 4'.B:.B],['Feuille 4'.A:.A]=[.N12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3]=&quot;&quot;;&quot;&quot;;filter(['Feuille 4'.B:.B],['Feuille 4'.A:.A]=[.N12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4]=&quot;&quot;;&quot;&quot;;filter(['Feuille 4'.B:.B],['Feuille 4'.A:.A]=[.N12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5]=&quot;&quot;;&quot;&quot;;filter(['Feuille 4'.B:.B],['Feuille 4'.A:.A]=[.N12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6]=&quot;&quot;;&quot;&quot;;filter(['Feuille 4'.B:.B],['Feuille 4'.A:.A]=[.N12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7]=&quot;&quot;;&quot;&quot;;filter(['Feuille 4'.B:.B],['Feuille 4'.A:.A]=[.N12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8]=&quot;&quot;;&quot;&quot;;filter(['Feuille 4'.B:.B],['Feuille 4'.A:.A]=[.N12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9]=&quot;&quot;;&quot;&quot;;filter(['Feuille 4'.B:.B],['Feuille 4'.A:.A]=[.N12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0]=&quot;&quot;;&quot;&quot;;filter(['Feuille 4'.B:.B],['Feuille 4'.A:.A]=[.N13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1]=&quot;&quot;;&quot;&quot;;filter(['Feuille 4'.B:.B],['Feuille 4'.A:.A]=[.N13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2]=&quot;&quot;;&quot;&quot;;filter(['Feuille 4'.B:.B],['Feuille 4'.A:.A]=[.N13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3]=&quot;&quot;;&quot;&quot;;filter(['Feuille 4'.B:.B],['Feuille 4'.A:.A]=[.N13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4]=&quot;&quot;;&quot;&quot;;filter(['Feuille 4'.B:.B],['Feuille 4'.A:.A]=[.N13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5]=&quot;&quot;;&quot;&quot;;filter(['Feuille 4'.B:.B],['Feuille 4'.A:.A]=[.N13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6]=&quot;&quot;;&quot;&quot;;filter(['Feuille 4'.B:.B],['Feuille 4'.A:.A]=[.N13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7]=&quot;&quot;;&quot;&quot;;filter(['Feuille 4'.B:.B],['Feuille 4'.A:.A]=[.N13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filter(['Feuille 4'.B:.B],['Feuille 4'.A:.A]=[.N138])),&quot;&quot;)" office:value-type="string">
            <text:p/>
          </table:table-cell>
        </table:table-row>
      </table:table>
      <table:table table:name="ORU-LIM" table:style-name="ta3" table:print="false">
        <office:forms form:automatic-focus="false" form:apply-design-mode="false"/>
        <table:table-column table:style-name="co2" table:default-cell-style-name="ce15"/>
        <table:table-column table:style-name="co4" table:default-cell-style-name="ce15"/>
        <table:table-column table:style-name="co23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8" table:default-cell-style-name="ce15"/>
        <table:table-column table:style-name="co9" table:default-cell-style-name="ce15"/>
        <table:table-column table:style-name="co19" table:default-cell-style-name="ce15"/>
        <table:table-column table:style-name="co11" table:default-cell-style-name="ce15"/>
        <table:table-column table:style-name="co1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15"/>
        <table:table-column table:style-name="co15" table:default-cell-style-name="ce15"/>
        <table:table-column table:style-name="co22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4" office:value-type="string">
            <text:p>Limousin</text:p>
          </table:table-cell>
          <table:table-cell table:style-name="ce23" office:value-type="float" office:value="19">
            <text:p>19</text:p>
          </table:table-cell>
          <table:table-cell table:style-name="ce23" office:value-type="string">
            <text:p>Corrèze</text:p>
          </table:table-cell>
          <table:table-cell table:style-name="ce23" office:value-type="float" office:value="19">
            <text:p>19</text:p>
          </table:table-cell>
          <table:table-cell table:style-name="ce24" office:value-type="string">
            <text:p>Urgences CH Brive</text:p>
          </table:table-cell>
          <table:table-cell table:style-name="ce24" office:value-type="string">
            <text:p>CH Brive</text:p>
          </table:table-cell>
          <table:table-cell table:style-name="ce24" office:value-type="string">
            <text:p>2 Boulevard Docteur Verlhac</text:p>
          </table:table-cell>
          <table:table-cell table:style-name="ce24" office:value-type="float" office:value="19100">
            <text:p>19100</text:p>
          </table:table-cell>
          <table:table-cell table:style-name="ce24" office:value-type="string">
            <text:p>Brive-la-Gaillarde</text:p>
          </table:table-cell>
          <table:table-cell table:style-name="ce24" office:value-type="float" office:value="45.167869">
            <text:p>45.167869</text:p>
          </table:table-cell>
          <table:table-cell table:style-name="ce24" office:value-type="float" office:value="1.533972">
            <text:p>1.533972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2]=&quot;&quot;;&quot;&quot;;filter(['Feuille 4'.B:.B],['Feuille 4'.A:.A]=[.N2]))),&quot;&quot;)" office:value-type="string">
            <text:p/>
          </table:table-cell>
        </table:table-row>
        <table:table-row table:style-name="ro2">
          <table:table-cell table:style-name="ce24" office:value-type="string">
            <text:p>Limousin</text:p>
          </table:table-cell>
          <table:table-cell table:style-name="ce23" office:value-type="float" office:value="19">
            <text:p>19</text:p>
          </table:table-cell>
          <table:table-cell table:style-name="ce23" office:value-type="string">
            <text:p>Corrèze</text:p>
          </table:table-cell>
          <table:table-cell table:style-name="ce23" office:value-type="float" office:value="19">
            <text:p>19</text:p>
          </table:table-cell>
          <table:table-cell table:style-name="ce24" office:value-type="string">
            <text:p>SMUR de  Brive</text:p>
          </table:table-cell>
          <table:table-cell table:style-name="ce24" office:value-type="string">
            <text:p>CH Brive</text:p>
          </table:table-cell>
          <table:table-cell table:style-name="ce24" office:value-type="string">
            <text:p>2 Boulevard Docteur Verlhac</text:p>
          </table:table-cell>
          <table:table-cell table:style-name="ce24" office:value-type="float" office:value="19100">
            <text:p>19100</text:p>
          </table:table-cell>
          <table:table-cell table:style-name="ce24" office:value-type="string">
            <text:p>Brive-la-Gaillarde</text:p>
          </table:table-cell>
          <table:table-cell table:style-name="ce24" office:value-type="float" office:value="45.167869">
            <text:p>45.167869</text:p>
          </table:table-cell>
          <table:table-cell table:style-name="ce24" office:value-type="float" office:value="1.533972">
            <text:p>1.533972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3]=&quot;&quot;;&quot;&quot;;filter(['Feuille 4'.B:.B],['Feuille 4'.A:.A]=[.N3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Limousin</text:p>
          </table:table-cell>
          <table:table-cell table:style-name="ce23" office:value-type="float" office:value="19">
            <text:p>19</text:p>
          </table:table-cell>
          <table:table-cell table:style-name="ce23" office:value-type="string">
            <text:p>Corrèze</text:p>
          </table:table-cell>
          <table:table-cell table:style-name="ce23" office:value-type="float" office:value="19">
            <text:p>19</text:p>
          </table:table-cell>
          <table:table-cell table:style-name="ce24" office:value-type="string">
            <text:p>Urgences CH Tulle</text:p>
          </table:table-cell>
          <table:table-cell table:style-name="ce24" office:value-type="string">
            <text:p>CH Tulle</text:p>
          </table:table-cell>
          <table:table-cell table:style-name="ce24" office:value-type="string">
            <text:p>3, place MasCHat</text:p>
          </table:table-cell>
          <table:table-cell table:style-name="ce24" office:value-type="float" office:value="19000">
            <text:p>19000</text:p>
          </table:table-cell>
          <table:table-cell table:style-name="ce24" office:value-type="string">
            <text:p>Tulle</text:p>
          </table:table-cell>
          <table:table-cell table:style-name="ce24" office:value-type="float" office:value="45.25587">
            <text:p>45.25587</text:p>
          </table:table-cell>
          <table:table-cell table:style-name="ce24" office:value-type="float" office:value="1.761876">
            <text:p>1.761876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4]=&quot;&quot;;&quot;&quot;;filter(['Feuille 4'.B:.B],['Feuille 4'.A:.A]=[.N4]))),&quot;&quot;)" office:value-type="string">
            <text:p/>
          </table:table-cell>
        </table:table-row>
        <table:table-row table:style-name="ro2">
          <table:table-cell table:style-name="ce24" office:value-type="string">
            <text:p>Limousin</text:p>
          </table:table-cell>
          <table:table-cell table:style-name="ce23" office:value-type="float" office:value="19">
            <text:p>19</text:p>
          </table:table-cell>
          <table:table-cell table:style-name="ce23" office:value-type="string">
            <text:p>Corrèze</text:p>
          </table:table-cell>
          <table:table-cell table:style-name="ce23" office:value-type="float" office:value="19">
            <text:p>19</text:p>
          </table:table-cell>
          <table:table-cell table:style-name="ce24" office:value-type="string">
            <text:p>SMUR de Tulle</text:p>
          </table:table-cell>
          <table:table-cell table:style-name="ce24" office:value-type="string">
            <text:p>CH Tulle</text:p>
          </table:table-cell>
          <table:table-cell table:style-name="ce24" office:value-type="string">
            <text:p>3, place MasCHat</text:p>
          </table:table-cell>
          <table:table-cell table:style-name="ce24" office:value-type="float" office:value="19000">
            <text:p>19000</text:p>
          </table:table-cell>
          <table:table-cell table:style-name="ce24" office:value-type="string">
            <text:p>Tulle</text:p>
          </table:table-cell>
          <table:table-cell table:style-name="ce24" office:value-type="float" office:value="45.25587">
            <text:p>45.25587</text:p>
          </table:table-cell>
          <table:table-cell table:style-name="ce24" office:value-type="float" office:value="1.761876">
            <text:p>1.761876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5]=&quot;&quot;;&quot;&quot;;filter(['Feuille 4'.B:.B],['Feuille 4'.A:.A]=[.N5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Limousin</text:p>
          </table:table-cell>
          <table:table-cell table:style-name="ce23" office:value-type="float" office:value="19">
            <text:p>19</text:p>
          </table:table-cell>
          <table:table-cell table:style-name="ce23" office:value-type="string">
            <text:p>Corrèze</text:p>
          </table:table-cell>
          <table:table-cell table:style-name="ce23" office:value-type="float" office:value="19">
            <text:p>19</text:p>
          </table:table-cell>
          <table:table-cell table:style-name="ce24" office:value-type="string">
            <text:p>SAMU19</text:p>
          </table:table-cell>
          <table:table-cell table:style-name="ce24" office:value-type="string">
            <text:p>CH Tulle</text:p>
          </table:table-cell>
          <table:table-cell table:style-name="ce24" office:value-type="string">
            <text:p>3, place MasCHat</text:p>
          </table:table-cell>
          <table:table-cell table:style-name="ce24" office:value-type="float" office:value="19000">
            <text:p>19000</text:p>
          </table:table-cell>
          <table:table-cell table:style-name="ce24" office:value-type="string">
            <text:p>Tulle</text:p>
          </table:table-cell>
          <table:table-cell table:style-name="ce24" office:value-type="float" office:value="45.280145">
            <text:p>45.280145</text:p>
          </table:table-cell>
          <table:table-cell table:style-name="ce24" office:value-type="float" office:value="1.792891">
            <text:p>1.792891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6]=&quot;&quot;;&quot;&quot;;filter(['Feuille 4'.B:.B],['Feuille 4'.A:.A]=[.N6]))),&quot;&quot;)" office:value-type="string">
            <text:p/>
          </table:table-cell>
        </table:table-row>
        <table:table-row table:style-name="ro2">
          <table:table-cell table:style-name="ce24" office:value-type="string">
            <text:p>Limousin</text:p>
          </table:table-cell>
          <table:table-cell table:style-name="ce23" office:value-type="float" office:value="19">
            <text:p>19</text:p>
          </table:table-cell>
          <table:table-cell table:style-name="ce23" office:value-type="string">
            <text:p>Corrèze</text:p>
          </table:table-cell>
          <table:table-cell table:style-name="ce23" office:value-type="float" office:value="19">
            <text:p>19</text:p>
          </table:table-cell>
          <table:table-cell table:style-name="ce24" office:value-type="string">
            <text:p>Urgences CH Ussel</text:p>
          </table:table-cell>
          <table:table-cell table:style-name="ce24" office:value-type="string">
            <text:p>CH Ussel</text:p>
          </table:table-cell>
          <table:table-cell table:style-name="ce24" office:value-type="string">
            <text:p>2 Avenue du Docteur Roulle</text:p>
          </table:table-cell>
          <table:table-cell table:style-name="ce24" office:value-type="float" office:value="19200">
            <text:p>19200</text:p>
          </table:table-cell>
          <table:table-cell table:style-name="ce24" office:value-type="string">
            <text:p>Ussel</text:p>
          </table:table-cell>
          <table:table-cell table:style-name="ce24" office:value-type="float" office:value="45.545309">
            <text:p>45.545309</text:p>
          </table:table-cell>
          <table:table-cell table:style-name="ce24" office:value-type="float" office:value="2.313464">
            <text:p>2.313464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7]=&quot;&quot;;&quot;&quot;;filter(['Feuille 4'.B:.B],['Feuille 4'.A:.A]=[.N7]))),&quot;&quot;)" office:value-type="string">
            <text:p/>
          </table:table-cell>
        </table:table-row>
        <table:table-row table:style-name="ro2">
          <table:table-cell table:style-name="ce24" office:value-type="string">
            <text:p>Limousin</text:p>
          </table:table-cell>
          <table:table-cell table:style-name="ce23" office:value-type="float" office:value="19">
            <text:p>19</text:p>
          </table:table-cell>
          <table:table-cell table:style-name="ce23" office:value-type="string">
            <text:p>Corrèze</text:p>
          </table:table-cell>
          <table:table-cell table:style-name="ce23" office:value-type="float" office:value="19">
            <text:p>19</text:p>
          </table:table-cell>
          <table:table-cell table:style-name="ce24" office:value-type="string">
            <text:p>SMUR d'Ussel</text:p>
          </table:table-cell>
          <table:table-cell table:style-name="ce24" office:value-type="string">
            <text:p>CH Ussel</text:p>
          </table:table-cell>
          <table:table-cell table:style-name="ce24" office:value-type="string">
            <text:p>2 Avenue du Docteur Roulle</text:p>
          </table:table-cell>
          <table:table-cell table:style-name="ce24" office:value-type="float" office:value="19200">
            <text:p>19200</text:p>
          </table:table-cell>
          <table:table-cell table:style-name="ce24" office:value-type="string">
            <text:p>Ussel</text:p>
          </table:table-cell>
          <table:table-cell table:style-name="ce24" office:value-type="float" office:value="45.545309">
            <text:p>45.545309</text:p>
          </table:table-cell>
          <table:table-cell table:style-name="ce24" office:value-type="float" office:value="2.313464">
            <text:p>2.313464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8]=&quot;&quot;;&quot;&quot;;filter(['Feuille 4'.B:.B],['Feuille 4'.A:.A]=[.N8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Limousin</text:p>
          </table:table-cell>
          <table:table-cell table:style-name="ce23" office:value-type="float" office:value="23">
            <text:p>23</text:p>
          </table:table-cell>
          <table:table-cell table:style-name="ce23" office:value-type="string">
            <text:p>Creuse</text:p>
          </table:table-cell>
          <table:table-cell table:style-name="ce23" office:value-type="float" office:value="23">
            <text:p>23</text:p>
          </table:table-cell>
          <table:table-cell table:style-name="ce24" office:value-type="string">
            <text:p>Urgences CH Aubusson</text:p>
          </table:table-cell>
          <table:table-cell table:style-name="ce24" office:value-type="string">
            <text:p>CH Aubusson</text:p>
          </table:table-cell>
          <table:table-cell table:style-name="ce24" office:value-type="string">
            <text:p>50, rue Henri Dunant</text:p>
          </table:table-cell>
          <table:table-cell table:style-name="ce24" office:value-type="float" office:value="23200">
            <text:p>23200</text:p>
          </table:table-cell>
          <table:table-cell table:style-name="ce24" office:value-type="string">
            <text:p>Aubusson </text:p>
          </table:table-cell>
          <table:table-cell table:style-name="ce24" office:value-type="float" office:value="45.960092">
            <text:p>45.960092</text:p>
          </table:table-cell>
          <table:table-cell table:style-name="ce24" office:value-type="float" office:value="2.182557">
            <text:p>2.182557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9]=&quot;&quot;;&quot;&quot;;filter(['Feuille 4'.B:.B],['Feuille 4'.A:.A]=[.N9]))),&quot;&quot;)" office:value-type="string">
            <text:p/>
          </table:table-cell>
        </table:table-row>
        <table:table-row table:style-name="ro2">
          <table:table-cell table:style-name="ce24" office:value-type="string">
            <text:p>Limousin</text:p>
          </table:table-cell>
          <table:table-cell table:style-name="ce23" office:value-type="float" office:value="23">
            <text:p>23</text:p>
          </table:table-cell>
          <table:table-cell table:style-name="ce23" office:value-type="string">
            <text:p>Creuse</text:p>
          </table:table-cell>
          <table:table-cell table:style-name="ce23" office:value-type="float" office:value="23">
            <text:p>23</text:p>
          </table:table-cell>
          <table:table-cell table:style-name="ce24" office:value-type="string">
            <text:p>Urgences CH Guéret</text:p>
          </table:table-cell>
          <table:table-cell table:style-name="ce24" office:value-type="string">
            <text:p>CH Guéret</text:p>
          </table:table-cell>
          <table:table-cell table:style-name="ce24" office:value-type="string">
            <text:p>39 Avenue de la Senatorerie</text:p>
          </table:table-cell>
          <table:table-cell table:style-name="ce24" office:value-type="float" office:value="23000">
            <text:p>23000</text:p>
          </table:table-cell>
          <table:table-cell table:style-name="ce24" office:value-type="string">
            <text:p>Guéret</text:p>
          </table:table-cell>
          <table:table-cell table:style-name="ce24" office:value-type="float" office:value="46.16466">
            <text:p>46.16466</text:p>
          </table:table-cell>
          <table:table-cell table:style-name="ce24" office:value-type="float" office:value="1.869293">
            <text:p>1.869293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10]=&quot;&quot;;&quot;&quot;;filter(['Feuille 4'.B:.B],['Feuille 4'.A:.A]=[.N10]))),&quot;&quot;)" office:value-type="string">
            <text:p/>
          </table:table-cell>
        </table:table-row>
        <table:table-row table:style-name="ro2">
          <table:table-cell table:style-name="ce24" office:value-type="string">
            <text:p>Limousin</text:p>
          </table:table-cell>
          <table:table-cell table:style-name="ce23" office:value-type="float" office:value="23">
            <text:p>23</text:p>
          </table:table-cell>
          <table:table-cell table:style-name="ce23" office:value-type="string">
            <text:p>Creuse</text:p>
          </table:table-cell>
          <table:table-cell table:style-name="ce23" office:value-type="float" office:value="23">
            <text:p>23</text:p>
          </table:table-cell>
          <table:table-cell table:style-name="ce24" office:value-type="string">
            <text:p>SAMU23</text:p>
          </table:table-cell>
          <table:table-cell table:style-name="ce24" office:value-type="string">
            <text:p>CH Guéret</text:p>
          </table:table-cell>
          <table:table-cell table:style-name="ce24" office:value-type="string">
            <text:p>39 Avenue de la Senatorerie</text:p>
          </table:table-cell>
          <table:table-cell table:style-name="ce24" office:value-type="float" office:value="23000">
            <text:p>23000</text:p>
          </table:table-cell>
          <table:table-cell table:style-name="ce24" office:value-type="string">
            <text:p>Guéret</text:p>
          </table:table-cell>
          <table:table-cell table:style-name="ce24" office:value-type="float" office:value="46.16466">
            <text:p>46.16466</text:p>
          </table:table-cell>
          <table:table-cell table:style-name="ce24" office:value-type="float" office:value="1.869293">
            <text:p>1.869293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11]=&quot;&quot;;&quot;&quot;;filter(['Feuille 4'.B:.B],['Feuille 4'.A:.A]=[.N11]))),&quot;&quot;)" office:value-type="string">
            <text:p/>
          </table:table-cell>
        </table:table-row>
        <table:table-row table:style-name="ro2">
          <table:table-cell table:style-name="ce24" office:value-type="string">
            <text:p>Limousin</text:p>
          </table:table-cell>
          <table:table-cell table:style-name="ce23" office:value-type="float" office:value="23">
            <text:p>23</text:p>
          </table:table-cell>
          <table:table-cell table:style-name="ce23" office:value-type="string">
            <text:p>Creuse</text:p>
          </table:table-cell>
          <table:table-cell table:style-name="ce23" office:value-type="float" office:value="23">
            <text:p>23</text:p>
          </table:table-cell>
          <table:table-cell table:style-name="ce24" office:value-type="string">
            <text:p>SMUR de Guéret</text:p>
          </table:table-cell>
          <table:table-cell table:style-name="ce24" office:value-type="string">
            <text:p>CH Guéret</text:p>
          </table:table-cell>
          <table:table-cell table:style-name="ce24" office:value-type="string">
            <text:p>39 Avenue de la Senatorerie</text:p>
          </table:table-cell>
          <table:table-cell table:style-name="ce24" office:value-type="float" office:value="23000">
            <text:p>23000</text:p>
          </table:table-cell>
          <table:table-cell table:style-name="ce24" office:value-type="string">
            <text:p>Guéret</text:p>
          </table:table-cell>
          <table:table-cell table:style-name="ce24" office:value-type="float" office:value="46.16466">
            <text:p>46.16466</text:p>
          </table:table-cell>
          <table:table-cell table:style-name="ce24" office:value-type="float" office:value="1.869293">
            <text:p>1.869293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12]=&quot;&quot;;&quot;&quot;;filter(['Feuille 4'.B:.B],['Feuille 4'.A:.A]=[.N12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Limousin</text:p>
          </table:table-cell>
          <table:table-cell table:style-name="ce23" office:value-type="float" office:value="87">
            <text:p>87</text:p>
          </table:table-cell>
          <table:table-cell table:style-name="ce23" office:value-type="string">
            <text:p>Haute-Vienne
</text:p>
          </table:table-cell>
          <table:table-cell table:style-name="ce23" office:value-type="float" office:value="87">
            <text:p>87</text:p>
          </table:table-cell>
          <table:table-cell table:style-name="ce24" office:value-type="string">
            <text:p>Urgences CH Saint Yrieix</text:p>
          </table:table-cell>
          <table:table-cell table:style-name="ce24" office:value-type="string">
            <text:p>CH Saint Yrieix</text:p>
          </table:table-cell>
          <table:table-cell table:style-name="ce24" office:value-type="string">
            <text:p>4 Place du Président Magnaud</text:p>
          </table:table-cell>
          <table:table-cell table:style-name="ce24" office:value-type="float" office:value="87500">
            <text:p>87500</text:p>
          </table:table-cell>
          <table:table-cell table:style-name="ce24" office:value-type="string">
            <text:p>Saint-Yrieix-la-PerCHe</text:p>
          </table:table-cell>
          <table:table-cell table:style-name="ce24" office:value-type="float" office:value="45.516186">
            <text:p>45.516186</text:p>
          </table:table-cell>
          <table:table-cell table:style-name="ce24" office:value-type="float" office:value="1.202391">
            <text:p>1.202391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13]=&quot;&quot;;&quot;&quot;;filter(['Feuille 4'.B:.B],['Feuille 4'.A:.A]=[.N13]))),&quot;&quot;)" office:value-type="string">
            <text:p/>
          </table:table-cell>
        </table:table-row>
        <table:table-row table:style-name="ro2">
          <table:table-cell table:style-name="ce24" office:value-type="string">
            <text:p>Limousin</text:p>
          </table:table-cell>
          <table:table-cell table:style-name="ce23" office:value-type="float" office:value="87">
            <text:p>87</text:p>
          </table:table-cell>
          <table:table-cell table:style-name="ce23" office:value-type="string">
            <text:p>Haute-Vienne
</text:p>
          </table:table-cell>
          <table:table-cell table:style-name="ce23" office:value-type="float" office:value="87">
            <text:p>87</text:p>
          </table:table-cell>
          <table:table-cell table:style-name="ce24" office:value-type="string">
            <text:p>SMUR de Saint Yrieix</text:p>
          </table:table-cell>
          <table:table-cell table:style-name="ce24" office:value-type="string">
            <text:p>CH Saint Yrieix</text:p>
          </table:table-cell>
          <table:table-cell table:style-name="ce24" office:value-type="string">
            <text:p>4 Place du Président Magnaud</text:p>
          </table:table-cell>
          <table:table-cell table:style-name="ce24" office:value-type="float" office:value="87500">
            <text:p>87500</text:p>
          </table:table-cell>
          <table:table-cell table:style-name="ce24" office:value-type="string">
            <text:p>Saint-Yrieix-la-PerCHe</text:p>
          </table:table-cell>
          <table:table-cell table:style-name="ce24" office:value-type="float" office:value="45.516186">
            <text:p>45.516186</text:p>
          </table:table-cell>
          <table:table-cell table:style-name="ce24" office:value-type="float" office:value="1.202391">
            <text:p>1.202391</text:p>
          </table:table-cell>
          <table:table-cell table:style-name="ce24" office:value-type="string">
            <text:p>Antenne 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14]=&quot;&quot;;&quot;&quot;;filter(['Feuille 4'.B:.B],['Feuille 4'.A:.A]=[.N14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Limousin</text:p>
          </table:table-cell>
          <table:table-cell table:style-name="ce23" office:value-type="float" office:value="87">
            <text:p>87</text:p>
          </table:table-cell>
          <table:table-cell/>
          <table:table-cell table:style-name="ce23" office:value-type="float" office:value="87">
            <text:p>87</text:p>
          </table:table-cell>
          <table:table-cell table:style-name="ce24" office:value-type="string">
            <text:p>Urgences Polyclinique Limoges</text:p>
          </table:table-cell>
          <table:table-cell table:style-name="ce24" office:value-type="string">
            <text:p>Polyclinique de Limoges</text:p>
          </table:table-cell>
          <table:table-cell table:style-name="ce24" office:value-type="string">
            <text:p>18 Rue du Général Catroux</text:p>
          </table:table-cell>
          <table:table-cell table:style-name="ce24" office:value-type="float" office:value="87000">
            <text:p>87000</text:p>
          </table:table-cell>
          <table:table-cell table:style-name="ce24" office:value-type="string">
            <text:p>Limoges </text:p>
          </table:table-cell>
          <table:table-cell table:style-name="ce24" office:value-type="float" office:value="45.814224">
            <text:p>45.814224</text:p>
          </table:table-cell>
          <table:table-cell table:style-name="ce24" office:value-type="float" office:value="1.280912">
            <text:p>1.280912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15]=&quot;&quot;;&quot;&quot;;filter(['Feuille 4'.B:.B],['Feuille 4'.A:.A]=[.N15]))),&quot;&quot;)" office:value-type="string">
            <text:p/>
          </table:table-cell>
        </table:table-row>
        <table:table-row table:style-name="ro2">
          <table:table-cell table:style-name="ce24" office:value-type="string">
            <text:p>Limousin</text:p>
          </table:table-cell>
          <table:table-cell table:style-name="ce23" office:value-type="float" office:value="87">
            <text:p>87</text:p>
          </table:table-cell>
          <table:table-cell table:style-name="ce23" office:value-type="string">
            <text:p>Haute-Vienne
</text:p>
          </table:table-cell>
          <table:table-cell table:style-name="ce23" office:value-type="float" office:value="87">
            <text:p>87</text:p>
          </table:table-cell>
          <table:table-cell table:style-name="ce24" office:value-type="string">
            <text:p>Urgences adultes CHU Dupuytren</text:p>
          </table:table-cell>
          <table:table-cell table:style-name="ce24" office:value-type="string">
            <text:p>CHU Limoges</text:p>
          </table:table-cell>
          <table:table-cell table:style-name="ce24" office:value-type="string">
            <text:p>2 Avenue Martin Luther King</text:p>
          </table:table-cell>
          <table:table-cell table:style-name="ce24" office:value-type="float" office:value="87000">
            <text:p>87000</text:p>
          </table:table-cell>
          <table:table-cell table:style-name="ce24" office:value-type="string">
            <text:p> Limoges</text:p>
          </table:table-cell>
          <table:table-cell table:style-name="ce24" office:value-type="float" office:value="45.81436">
            <text:p>45.81436</text:p>
          </table:table-cell>
          <table:table-cell table:style-name="ce24" office:value-type="float" office:value="1.23252">
            <text:p>1.23252</text:p>
          </table:table-cell>
          <table:table-cell table:style-name="ce24" office:value-type="string">
            <text:p>CH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16]=&quot;&quot;;&quot;&quot;;filter(['Feuille 4'.B:.B],['Feuille 4'.A:.A]=[.N16]))),&quot;&quot;)" office:value-type="string">
            <text:p/>
          </table:table-cell>
        </table:table-row>
        <table:table-row table:style-name="ro2">
          <table:table-cell table:style-name="ce24" office:value-type="string">
            <text:p>Limousin</text:p>
          </table:table-cell>
          <table:table-cell table:style-name="ce23" office:value-type="float" office:value="87">
            <text:p>87</text:p>
          </table:table-cell>
          <table:table-cell table:style-name="ce23" office:value-type="string">
            <text:p>Haute-Vienne
</text:p>
          </table:table-cell>
          <table:table-cell table:style-name="ce23" office:value-type="float" office:value="87">
            <text:p>87</text:p>
          </table:table-cell>
          <table:table-cell table:style-name="ce24" office:value-type="string">
            <text:p>Urgences pédiatrique CHU Dupuytren</text:p>
          </table:table-cell>
          <table:table-cell table:style-name="ce24" office:value-type="string">
            <text:p>CHU Limoges</text:p>
          </table:table-cell>
          <table:table-cell table:style-name="ce24" office:value-type="string">
            <text:p>2 Avenue Martin Luther King</text:p>
          </table:table-cell>
          <table:table-cell table:style-name="ce24" office:value-type="float" office:value="87000">
            <text:p>87000</text:p>
          </table:table-cell>
          <table:table-cell table:style-name="ce24" office:value-type="string">
            <text:p> Limoges</text:p>
          </table:table-cell>
          <table:table-cell table:style-name="ce24" office:value-type="float" office:value="45.81436">
            <text:p>45.81436</text:p>
          </table:table-cell>
          <table:table-cell table:style-name="ce24" office:value-type="float" office:value="1.23252">
            <text:p>1.23252</text:p>
          </table:table-cell>
          <table:table-cell table:style-name="ce24" office:value-type="string">
            <text:p>CH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17]=&quot;&quot;;&quot;&quot;;filter(['Feuille 4'.B:.B],['Feuille 4'.A:.A]=[.N17]))),&quot;&quot;)" office:value-type="string">
            <text:p/>
          </table:table-cell>
        </table:table-row>
        <table:table-row table:style-name="ro2">
          <table:table-cell table:style-name="ce24" office:value-type="string">
            <text:p>Limousin</text:p>
          </table:table-cell>
          <table:table-cell table:style-name="ce23" office:value-type="float" office:value="87">
            <text:p>87</text:p>
          </table:table-cell>
          <table:table-cell table:style-name="ce23" office:value-type="string">
            <text:p>Haute-Vienne
</text:p>
          </table:table-cell>
          <table:table-cell table:style-name="ce23" office:value-type="float" office:value="87">
            <text:p>87</text:p>
          </table:table-cell>
          <table:table-cell table:style-name="ce24" office:value-type="string">
            <text:p>SAMU 87</text:p>
          </table:table-cell>
          <table:table-cell table:style-name="ce24" office:value-type="string">
            <text:p>CHU Limoges</text:p>
          </table:table-cell>
          <table:table-cell table:style-name="ce24" office:value-type="string">
            <text:p>2 Avenue Martin Luther King</text:p>
          </table:table-cell>
          <table:table-cell table:style-name="ce24" office:value-type="float" office:value="87000">
            <text:p>87000</text:p>
          </table:table-cell>
          <table:table-cell table:style-name="ce24" office:value-type="string">
            <text:p> Limoges</text:p>
          </table:table-cell>
          <table:table-cell table:style-name="ce24" office:value-type="float" office:value="45.81436">
            <text:p>45.81436</text:p>
          </table:table-cell>
          <table:table-cell table:style-name="ce24" office:value-type="float" office:value="1.23252">
            <text:p>1.23252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31"/>
        </table:table-row>
        <table:table-row table:style-name="ro2">
          <table:table-cell table:style-name="ce24" office:value-type="string">
            <text:p>Limousin</text:p>
          </table:table-cell>
          <table:table-cell table:style-name="ce23" office:value-type="float" office:value="87">
            <text:p>87</text:p>
          </table:table-cell>
          <table:table-cell table:style-name="ce23" office:value-type="string">
            <text:p>Haute-Vienne
</text:p>
          </table:table-cell>
          <table:table-cell table:style-name="ce23" office:value-type="float" office:value="87">
            <text:p>87</text:p>
          </table:table-cell>
          <table:table-cell table:style-name="ce24" office:value-type="string">
            <text:p>SMUR de Limoges</text:p>
          </table:table-cell>
          <table:table-cell table:style-name="ce24" office:value-type="string">
            <text:p>CHU Limoges</text:p>
          </table:table-cell>
          <table:table-cell table:style-name="ce24" office:value-type="string">
            <text:p>2 Avenue Martin Luther King</text:p>
          </table:table-cell>
          <table:table-cell table:style-name="ce24" office:value-type="float" office:value="87000">
            <text:p>87000</text:p>
          </table:table-cell>
          <table:table-cell table:style-name="ce24" office:value-type="string">
            <text:p> Limoges</text:p>
          </table:table-cell>
          <table:table-cell table:style-name="ce24" office:value-type="float" office:value="45.81436">
            <text:p>45.81436</text:p>
          </table:table-cell>
          <table:table-cell table:style-name="ce24" office:value-type="float" office:value="1.23252">
            <text:p>1.23252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1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Limousin</text:p>
          </table:table-cell>
          <table:table-cell table:style-name="ce23" office:value-type="float" office:value="87">
            <text:p>87</text:p>
          </table:table-cell>
          <table:table-cell table:style-name="ce23" office:value-type="string">
            <text:p>Haute-Vienne
</text:p>
          </table:table-cell>
          <table:table-cell table:style-name="ce23" office:value-type="float" office:value="87">
            <text:p>87</text:p>
          </table:table-cell>
          <table:table-cell table:style-name="ce24" office:value-type="string">
            <text:p>Urgences CH Saint Junien</text:p>
          </table:table-cell>
          <table:table-cell table:style-name="ce24" office:value-type="string">
            <text:p>CH Saint Junien</text:p>
          </table:table-cell>
          <table:table-cell table:style-name="ce24" office:value-type="string">
            <text:p>12 Rue CHâteaubriand</text:p>
          </table:table-cell>
          <table:table-cell table:style-name="ce24" office:value-type="float" office:value="87200">
            <text:p>87200</text:p>
          </table:table-cell>
          <table:table-cell table:style-name="ce24" office:value-type="string">
            <text:p>Saint-Junien</text:p>
          </table:table-cell>
          <table:table-cell table:style-name="ce24" office:value-type="float" office:value="45.889186">
            <text:p>45.889186</text:p>
          </table:table-cell>
          <table:table-cell table:style-name="ce24" office:value-type="float" office:value="0.897552">
            <text:p>0.897552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20]=&quot;&quot;;&quot;&quot;;filter(['Feuille 4'.B:.B],['Feuille 4'.A:.A]=[.N20]))),&quot;&quot;)" office:value-type="string">
            <text:p/>
          </table:table-cell>
        </table:table-row>
        <table:table-row table:style-name="ro2">
          <table:table-cell table:style-name="ce24" office:value-type="string">
            <text:p>Limousin</text:p>
          </table:table-cell>
          <table:table-cell table:style-name="ce23" office:value-type="float" office:value="87">
            <text:p>87</text:p>
          </table:table-cell>
          <table:table-cell table:style-name="ce23" office:value-type="string">
            <text:p>Haute-Vienne
</text:p>
          </table:table-cell>
          <table:table-cell table:style-name="ce23" office:value-type="float" office:value="87">
            <text:p>87</text:p>
          </table:table-cell>
          <table:table-cell table:style-name="ce24" office:value-type="string">
            <text:p>SMUR de Saint Junien</text:p>
          </table:table-cell>
          <table:table-cell table:style-name="ce24" office:value-type="string">
            <text:p>CH Saint Junien</text:p>
          </table:table-cell>
          <table:table-cell table:style-name="ce24" office:value-type="string">
            <text:p>12 Rue CHâteaubriand</text:p>
          </table:table-cell>
          <table:table-cell table:style-name="ce24" office:value-type="float" office:value="87200">
            <text:p>87200</text:p>
          </table:table-cell>
          <table:table-cell table:style-name="ce24" office:value-type="string">
            <text:p>Saint-Junien</text:p>
          </table:table-cell>
          <table:table-cell table:style-name="ce24" office:value-type="float" office:value="45.889186">
            <text:p>45.889186</text:p>
          </table:table-cell>
          <table:table-cell table:style-name="ce24" office:value-type="float" office:value="0.897552">
            <text:p>0.897552</text:p>
          </table:table-cell>
          <table:table-cell table:style-name="ce24" office:value-type="string">
            <text:p>Antenne 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21]=&quot;&quot;;&quot;&quot;;filter(['Feuille 4'.B:.B],['Feuille 4'.A:.A]=[.N21]))),&quot;0&quot;)" office:value-type="string">
            <text:p>0</text:p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2]=&quot;&quot;;&quot;&quot;;filter(['Feuille 4'.B:.B],['Feuille 4'.A:.A]=[.N2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3]=&quot;&quot;;&quot;&quot;;filter(['Feuille 4'.B:.B],['Feuille 4'.A:.A]=[.N2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4]=&quot;&quot;;&quot;&quot;;filter(['Feuille 4'.B:.B],['Feuille 4'.A:.A]=[.N2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5]=&quot;&quot;;&quot;&quot;;filter(['Feuille 4'.B:.B],['Feuille 4'.A:.A]=[.N2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6]=&quot;&quot;;&quot;&quot;;filter(['Feuille 4'.B:.B],['Feuille 4'.A:.A]=[.N2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7]=&quot;&quot;;&quot;&quot;;filter(['Feuille 4'.B:.B],['Feuille 4'.A:.A]=[.N2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8]=&quot;&quot;;&quot;&quot;;filter(['Feuille 4'.B:.B],['Feuille 4'.A:.A]=[.N2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9]=&quot;&quot;;&quot;&quot;;filter(['Feuille 4'.B:.B],['Feuille 4'.A:.A]=[.N2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0]=&quot;&quot;;&quot;&quot;;filter(['Feuille 4'.B:.B],['Feuille 4'.A:.A]=[.N3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1]=&quot;&quot;;&quot;&quot;;filter(['Feuille 4'.B:.B],['Feuille 4'.A:.A]=[.N3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2]=&quot;&quot;;&quot;&quot;;filter(['Feuille 4'.B:.B],['Feuille 4'.A:.A]=[.N3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3" table:style-name="ce24"/>
          <table:table-cell table:style-name="ce36"/>
          <table:table-cell table:number-columns-repeated="6" table:style-name="ce24"/>
          <table:table-cell table:style-name="ce23"/>
          <table:table-cell table:style-name="ce25" table:formula="of:=IFERROR(__xludf.DUMMYFUNCTION(IF([.N33]=&quot;&quot;;&quot;&quot;;filter(['Feuille 4'.B:.B],['Feuille 4'.A:.A]=[.N3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4]=&quot;&quot;;&quot;&quot;;filter(['Feuille 4'.B:.B],['Feuille 4'.A:.A]=[.N3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5]=&quot;&quot;;&quot;&quot;;filter(['Feuille 4'.B:.B],['Feuille 4'.A:.A]=[.N3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6]=&quot;&quot;;&quot;&quot;;filter(['Feuille 4'.B:.B],['Feuille 4'.A:.A]=[.N3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7]=&quot;&quot;;&quot;&quot;;filter(['Feuille 4'.B:.B],['Feuille 4'.A:.A]=[.N3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8]=&quot;&quot;;&quot;&quot;;filter(['Feuille 4'.B:.B],['Feuille 4'.A:.A]=[.N3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9]=&quot;&quot;;&quot;&quot;;filter(['Feuille 4'.B:.B],['Feuille 4'.A:.A]=[.N3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0]=&quot;&quot;;&quot;&quot;;filter(['Feuille 4'.B:.B],['Feuille 4'.A:.A]=[.N4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1]=&quot;&quot;;&quot;&quot;;filter(['Feuille 4'.B:.B],['Feuille 4'.A:.A]=[.N4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2]=&quot;&quot;;&quot;&quot;;filter(['Feuille 4'.B:.B],['Feuille 4'.A:.A]=[.N4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5" table:style-name="ce24"/>
          <table:table-cell table:style-name="ce41"/>
          <table:table-cell table:number-columns-repeated="4" table:style-name="ce24"/>
          <table:table-cell table:style-name="ce23"/>
          <table:table-cell table:style-name="ce25" table:formula="of:=IFERROR(__xludf.DUMMYFUNCTION(IF([.N43]=&quot;&quot;;&quot;&quot;;filter(['Feuille 4'.B:.B],['Feuille 4'.A:.A]=[.N4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4]=&quot;&quot;;&quot;&quot;;filter(['Feuille 4'.B:.B],['Feuille 4'.A:.A]=[.N4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5]=&quot;&quot;;&quot;&quot;;filter(['Feuille 4'.B:.B],['Feuille 4'.A:.A]=[.N4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3" table:style-name="ce24"/>
          <table:table-cell table:style-name="ce41"/>
          <table:table-cell table:number-columns-repeated="6" table:style-name="ce24"/>
          <table:table-cell table:style-name="ce23"/>
          <table:table-cell table:style-name="ce25" table:formula="of:=IFERROR(__xludf.DUMMYFUNCTION(IF([.N46]=&quot;&quot;;&quot;&quot;;filter(['Feuille 4'.B:.B],['Feuille 4'.A:.A]=[.N4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7]=&quot;&quot;;&quot;&quot;;filter(['Feuille 4'.B:.B],['Feuille 4'.A:.A]=[.N4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8]=&quot;&quot;;&quot;&quot;;filter(['Feuille 4'.B:.B],['Feuille 4'.A:.A]=[.N4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9]=&quot;&quot;;&quot;&quot;;filter(['Feuille 4'.B:.B],['Feuille 4'.A:.A]=[.N4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0]=&quot;&quot;;&quot;&quot;;filter(['Feuille 4'.B:.B],['Feuille 4'.A:.A]=[.N5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1]=&quot;&quot;;&quot;&quot;;filter(['Feuille 4'.B:.B],['Feuille 4'.A:.A]=[.N5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2]=&quot;&quot;;&quot;&quot;;filter(['Feuille 4'.B:.B],['Feuille 4'.A:.A]=[.N5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3]=&quot;&quot;;&quot;&quot;;filter(['Feuille 4'.B:.B],['Feuille 4'.A:.A]=[.N5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4]=&quot;&quot;;&quot;&quot;;filter(['Feuille 4'.B:.B],['Feuille 4'.A:.A]=[.N5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5]=&quot;&quot;;&quot;&quot;;filter(['Feuille 4'.B:.B],['Feuille 4'.A:.A]=[.N5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6]=&quot;&quot;;&quot;&quot;;filter(['Feuille 4'.B:.B],['Feuille 4'.A:.A]=[.N5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7]=&quot;&quot;;&quot;&quot;;filter(['Feuille 4'.B:.B],['Feuille 4'.A:.A]=[.N5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8]=&quot;&quot;;&quot;&quot;;filter(['Feuille 4'.B:.B],['Feuille 4'.A:.A]=[.N5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9]=&quot;&quot;;&quot;&quot;;filter(['Feuille 4'.B:.B],['Feuille 4'.A:.A]=[.N5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0]=&quot;&quot;;&quot;&quot;;filter(['Feuille 4'.B:.B],['Feuille 4'.A:.A]=[.N6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1]=&quot;&quot;;&quot;&quot;;filter(['Feuille 4'.B:.B],['Feuille 4'.A:.A]=[.N6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2]=&quot;&quot;;&quot;&quot;;filter(['Feuille 4'.B:.B],['Feuille 4'.A:.A]=[.N6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3]=&quot;&quot;;&quot;&quot;;filter(['Feuille 4'.B:.B],['Feuille 4'.A:.A]=[.N6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4]=&quot;&quot;;&quot;&quot;;filter(['Feuille 4'.B:.B],['Feuille 4'.A:.A]=[.N6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5]=&quot;&quot;;&quot;&quot;;filter(['Feuille 4'.B:.B],['Feuille 4'.A:.A]=[.N6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6]=&quot;&quot;;&quot;&quot;;filter(['Feuille 4'.B:.B],['Feuille 4'.A:.A]=[.N6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7]=&quot;&quot;;&quot;&quot;;filter(['Feuille 4'.B:.B],['Feuille 4'.A:.A]=[.N6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8]=&quot;&quot;;&quot;&quot;;filter(['Feuille 4'.B:.B],['Feuille 4'.A:.A]=[.N6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69]=&quot;&quot;;&quot;&quot;;filter(['Feuille 4'.B:.B],['Feuille 4'.A:.A]=[.N6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0]=&quot;&quot;;&quot;&quot;;filter(['Feuille 4'.B:.B],['Feuille 4'.A:.A]=[.N7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1]=&quot;&quot;;&quot;&quot;;filter(['Feuille 4'.B:.B],['Feuille 4'.A:.A]=[.N7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2]=&quot;&quot;;&quot;&quot;;filter(['Feuille 4'.B:.B],['Feuille 4'.A:.A]=[.N7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3]=&quot;&quot;;&quot;&quot;;filter(['Feuille 4'.B:.B],['Feuille 4'.A:.A]=[.N7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4]=&quot;&quot;;&quot;&quot;;filter(['Feuille 4'.B:.B],['Feuille 4'.A:.A]=[.N7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5]=&quot;&quot;;&quot;&quot;;filter(['Feuille 4'.B:.B],['Feuille 4'.A:.A]=[.N7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6]=&quot;&quot;;&quot;&quot;;filter(['Feuille 4'.B:.B],['Feuille 4'.A:.A]=[.N7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7]=&quot;&quot;;&quot;&quot;;filter(['Feuille 4'.B:.B],['Feuille 4'.A:.A]=[.N7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8]=&quot;&quot;;&quot;&quot;;filter(['Feuille 4'.B:.B],['Feuille 4'.A:.A]=[.N7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9]=&quot;&quot;;&quot;&quot;;filter(['Feuille 4'.B:.B],['Feuille 4'.A:.A]=[.N7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0]=&quot;&quot;;&quot;&quot;;filter(['Feuille 4'.B:.B],['Feuille 4'.A:.A]=[.N8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1]=&quot;&quot;;&quot;&quot;;filter(['Feuille 4'.B:.B],['Feuille 4'.A:.A]=[.N8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2]=&quot;&quot;;&quot;&quot;;filter(['Feuille 4'.B:.B],['Feuille 4'.A:.A]=[.N8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3]=&quot;&quot;;&quot;&quot;;filter(['Feuille 4'.B:.B],['Feuille 4'.A:.A]=[.N8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4]=&quot;&quot;;&quot;&quot;;filter(['Feuille 4'.B:.B],['Feuille 4'.A:.A]=[.N8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5]=&quot;&quot;;&quot;&quot;;filter(['Feuille 4'.B:.B],['Feuille 4'.A:.A]=[.N8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6]=&quot;&quot;;&quot;&quot;;filter(['Feuille 4'.B:.B],['Feuille 4'.A:.A]=[.N8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7]=&quot;&quot;;&quot;&quot;;filter(['Feuille 4'.B:.B],['Feuille 4'.A:.A]=[.N8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8]=&quot;&quot;;&quot;&quot;;filter(['Feuille 4'.B:.B],['Feuille 4'.A:.A]=[.N8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9]=&quot;&quot;;&quot;&quot;;filter(['Feuille 4'.B:.B],['Feuille 4'.A:.A]=[.N8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0]=&quot;&quot;;&quot;&quot;;filter(['Feuille 4'.B:.B],['Feuille 4'.A:.A]=[.N9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1]=&quot;&quot;;&quot;&quot;;filter(['Feuille 4'.B:.B],['Feuille 4'.A:.A]=[.N9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2]=&quot;&quot;;&quot;&quot;;filter(['Feuille 4'.B:.B],['Feuille 4'.A:.A]=[.N9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3]=&quot;&quot;;&quot;&quot;;filter(['Feuille 4'.B:.B],['Feuille 4'.A:.A]=[.N9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4]=&quot;&quot;;&quot;&quot;;filter(['Feuille 4'.B:.B],['Feuille 4'.A:.A]=[.N9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5]=&quot;&quot;;&quot;&quot;;filter(['Feuille 4'.B:.B],['Feuille 4'.A:.A]=[.N9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6]=&quot;&quot;;&quot;&quot;;filter(['Feuille 4'.B:.B],['Feuille 4'.A:.A]=[.N9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7]=&quot;&quot;;&quot;&quot;;filter(['Feuille 4'.B:.B],['Feuille 4'.A:.A]=[.N9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8]=&quot;&quot;;&quot;&quot;;filter(['Feuille 4'.B:.B],['Feuille 4'.A:.A]=[.N9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9]=&quot;&quot;;&quot;&quot;;filter(['Feuille 4'.B:.B],['Feuille 4'.A:.A]=[.N9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0]=&quot;&quot;;&quot;&quot;;filter(['Feuille 4'.B:.B],['Feuille 4'.A:.A]=[.N10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1]=&quot;&quot;;&quot;&quot;;filter(['Feuille 4'.B:.B],['Feuille 4'.A:.A]=[.N10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2]=&quot;&quot;;&quot;&quot;;filter(['Feuille 4'.B:.B],['Feuille 4'.A:.A]=[.N10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3]=&quot;&quot;;&quot;&quot;;filter(['Feuille 4'.B:.B],['Feuille 4'.A:.A]=[.N10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4]=&quot;&quot;;&quot;&quot;;filter(['Feuille 4'.B:.B],['Feuille 4'.A:.A]=[.N10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5]=&quot;&quot;;&quot;&quot;;filter(['Feuille 4'.B:.B],['Feuille 4'.A:.A]=[.N10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6]=&quot;&quot;;&quot;&quot;;filter(['Feuille 4'.B:.B],['Feuille 4'.A:.A]=[.N10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7]=&quot;&quot;;&quot;&quot;;filter(['Feuille 4'.B:.B],['Feuille 4'.A:.A]=[.N10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8]=&quot;&quot;;&quot;&quot;;filter(['Feuille 4'.B:.B],['Feuille 4'.A:.A]=[.N10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9]=&quot;&quot;;&quot;&quot;;filter(['Feuille 4'.B:.B],['Feuille 4'.A:.A]=[.N10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0]=&quot;&quot;;&quot;&quot;;filter(['Feuille 4'.B:.B],['Feuille 4'.A:.A]=[.N11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1]=&quot;&quot;;&quot;&quot;;filter(['Feuille 4'.B:.B],['Feuille 4'.A:.A]=[.N11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2]=&quot;&quot;;&quot;&quot;;filter(['Feuille 4'.B:.B],['Feuille 4'.A:.A]=[.N11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3]=&quot;&quot;;&quot;&quot;;filter(['Feuille 4'.B:.B],['Feuille 4'.A:.A]=[.N11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4]=&quot;&quot;;&quot;&quot;;filter(['Feuille 4'.B:.B],['Feuille 4'.A:.A]=[.N11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5]=&quot;&quot;;&quot;&quot;;filter(['Feuille 4'.B:.B],['Feuille 4'.A:.A]=[.N11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6]=&quot;&quot;;&quot;&quot;;filter(['Feuille 4'.B:.B],['Feuille 4'.A:.A]=[.N11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7]=&quot;&quot;;&quot;&quot;;filter(['Feuille 4'.B:.B],['Feuille 4'.A:.A]=[.N11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8]=&quot;&quot;;&quot;&quot;;filter(['Feuille 4'.B:.B],['Feuille 4'.A:.A]=[.N11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9]=&quot;&quot;;&quot;&quot;;filter(['Feuille 4'.B:.B],['Feuille 4'.A:.A]=[.N11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0]=&quot;&quot;;&quot;&quot;;filter(['Feuille 4'.B:.B],['Feuille 4'.A:.A]=[.N12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1]=&quot;&quot;;&quot;&quot;;filter(['Feuille 4'.B:.B],['Feuille 4'.A:.A]=[.N12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2]=&quot;&quot;;&quot;&quot;;filter(['Feuille 4'.B:.B],['Feuille 4'.A:.A]=[.N12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3]=&quot;&quot;;&quot;&quot;;filter(['Feuille 4'.B:.B],['Feuille 4'.A:.A]=[.N12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4]=&quot;&quot;;&quot;&quot;;filter(['Feuille 4'.B:.B],['Feuille 4'.A:.A]=[.N12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5]=&quot;&quot;;&quot;&quot;;filter(['Feuille 4'.B:.B],['Feuille 4'.A:.A]=[.N12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6]=&quot;&quot;;&quot;&quot;;filter(['Feuille 4'.B:.B],['Feuille 4'.A:.A]=[.N12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7]=&quot;&quot;;&quot;&quot;;filter(['Feuille 4'.B:.B],['Feuille 4'.A:.A]=[.N12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8]=&quot;&quot;;&quot;&quot;;filter(['Feuille 4'.B:.B],['Feuille 4'.A:.A]=[.N12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9]=&quot;&quot;;&quot;&quot;;filter(['Feuille 4'.B:.B],['Feuille 4'.A:.A]=[.N12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0]=&quot;&quot;;&quot;&quot;;filter(['Feuille 4'.B:.B],['Feuille 4'.A:.A]=[.N13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1]=&quot;&quot;;&quot;&quot;;filter(['Feuille 4'.B:.B],['Feuille 4'.A:.A]=[.N13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2]=&quot;&quot;;&quot;&quot;;filter(['Feuille 4'.B:.B],['Feuille 4'.A:.A]=[.N13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3]=&quot;&quot;;&quot;&quot;;filter(['Feuille 4'.B:.B],['Feuille 4'.A:.A]=[.N13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4]=&quot;&quot;;&quot;&quot;;filter(['Feuille 4'.B:.B],['Feuille 4'.A:.A]=[.N13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filter(['Feuille 4'.B:.B],['Feuille 4'.A:.A]=[.N135])),&quot;&quot;)" office:value-type="string">
            <text:p/>
          </table:table-cell>
        </table:table-row>
      </table:table>
      <table:table table:name="ORU-Languedoc-Roussillon" table:style-name="ta4" table:print="false">
        <office:forms form:automatic-focus="false" form:apply-design-mode="false"/>
        <table:table-column table:style-name="co25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8" table:default-cell-style-name="ce15"/>
        <table:table-column table:style-name="co9" table:default-cell-style-name="ce15"/>
        <table:table-column table:style-name="co19" table:default-cell-style-name="ce15"/>
        <table:table-column table:style-name="co26" table:default-cell-style-name="ce15"/>
        <table:table-column table:style-name="co1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15"/>
        <table:table-column table:style-name="co15" table:default-cell-style-name="ce15"/>
        <table:table-column table:style-name="co24" table:default-cell-style-name="ce15" table:number-columns-repeated="241"/>
        <table:table-row table:style-name="ro2">
          <table:table-cell table:style-name="ce22" office:value-type="string">
            <text:p>Region_Libelle</text:p>
          </table:table-cell>
          <table:table-cell table:style-name="ce22" office:value-type="string">
            <text:p>Region_num</text:p>
          </table:table-cell>
          <table:table-cell table:style-name="ce22" office:value-type="string">
            <text:p>Departement_Libelle</text:p>
          </table:table-cell>
          <table:table-cell table:style-name="ce22" office:value-type="string">
            <text:p>Departement_num</text:p>
          </table:table-cell>
          <table:table-cell table:style-name="ce22" office:value-type="string">
            <text:p>Nom_structure</text:p>
          </table:table-cell>
          <table:table-cell table:style-name="ce22" office:value-type="string">
            <text:p>Structure_rattachement</text:p>
          </table:table-cell>
          <table:table-cell table:style-name="ce22" office:value-type="string">
            <text:p>Adresse_structure</text:p>
          </table:table-cell>
          <table:table-cell table:style-name="ce22" office:value-type="string">
            <text:p>Code_postal</text:p>
          </table:table-cell>
          <table:table-cell table:style-name="ce22" office:value-type="string">
            <text:p>Ville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2" office:value-type="string">
            <text:p>Type_structure</text:p>
          </table:table-cell>
          <table:table-cell table:style-name="ce22" office:value-type="string">
            <text:p>Nature_structure</text:p>
          </table:table-cell>
          <table:table-cell table:style-name="ce22" office:value-type="string">
            <text:p>Heli_SMUR</text:p>
          </table:table-cell>
          <table:table-cell table:style-name="ce22" office:value-type="string">
            <text:p>Nombre_Heli_SMUR</text:p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Aude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SAMU 11</text:p>
          </table:table-cell>
          <table:table-cell table:style-name="ce24" office:value-type="string">
            <text:p>CH de Carcassonne</text:p>
          </table:table-cell>
          <table:table-cell table:style-name="ce24" office:value-type="string">
            <text:p>1060 chemin de la Madeleine</text:p>
          </table:table-cell>
          <table:table-cell table:style-name="ce24" office:value-type="float" office:value="11000">
            <text:p>11000</text:p>
          </table:table-cell>
          <table:table-cell table:style-name="ce24" office:value-type="string">
            <text:p>Carcassonne</text:p>
          </table:table-cell>
          <table:table-cell table:number-columns-repeated="2" table:style-name="ce24"/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8" office:value-type="string">
            <text:p>Non concerné</text:p>
          </table:table-cell>
          <table:table-cell table:style-name="ce25" table:formula="of:=IFERROR(__xludf.DUMMYFUNCTION(IF([.N2]=&quot;&quot;;&quot;&quot;;filter(['Feuille 4'.B:.B],['Feuille 4'.A:.A]=[.N2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SAMU 30</text:p>
          </table:table-cell>
          <table:table-cell table:style-name="ce24" office:value-type="string">
            <text:p>CHU de Nîmes</text:p>
          </table:table-cell>
          <table:table-cell table:style-name="ce24" office:value-type="string">
            <text:p>Place du Pr Robert Debré</text:p>
          </table:table-cell>
          <table:table-cell table:style-name="ce24" office:value-type="float" office:value="30000">
            <text:p>30000</text:p>
          </table:table-cell>
          <table:table-cell table:style-name="ce24" office:value-type="string">
            <text:p>Nîmes</text:p>
          </table:table-cell>
          <table:table-cell table:style-name="ce24" office:value-type="float" office:value="43.492614">
            <text:p>43.492614</text:p>
          </table:table-cell>
          <table:table-cell table:style-name="ce24" office:value-type="float" office:value="4.192272">
            <text:p>4.192272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8" office:value-type="string">
            <text:p>Non concerné</text:p>
          </table:table-cell>
          <table:table-cell table:style-name="ce25" table:formula="of:=IFERROR(__xludf.DUMMYFUNCTION(IF([.N3]=&quot;&quot;;&quot;&quot;;filter(['Feuille 4'.B:.B],['Feuille 4'.A:.A]=[.N3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4" office:value-type="float" office:value="34">
            <text:p>34</text:p>
          </table:table-cell>
          <table:table-cell table:style-name="ce24" office:value-type="string">
            <text:p>SAMU 34</text:p>
          </table:table-cell>
          <table:table-cell table:style-name="ce24" office:value-type="string">
            <text:p>CHU de Montpellier</text:p>
          </table:table-cell>
          <table:table-cell table:style-name="ce24" office:value-type="string">
            <text:p>31 avenue du Doyen gaston Giraud</text:p>
          </table:table-cell>
          <table:table-cell table:style-name="ce24" office:value-type="float" office:value="34000">
            <text:p>34000</text:p>
          </table:table-cell>
          <table:table-cell table:style-name="ce24" office:value-type="string">
            <text:p>Montpellier</text:p>
          </table:table-cell>
          <table:table-cell table:style-name="ce24" office:value-type="float" office:value="43.374841">
            <text:p>43.374841</text:p>
          </table:table-cell>
          <table:table-cell table:style-name="ce24" office:value-type="float" office:value="3.51179">
            <text:p>3.51179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33" office:value-type="string">
            <text:p>Non concerné</text:p>
          </table:table-cell>
          <table:table-cell table:style-name="ce25" table:formula="of:=IFERROR(__xludf.DUMMYFUNCTION(IF([.N4]=&quot;&quot;;&quot;&quot;;filter(['Feuille 4'.B:.B],['Feuille 4'.A:.A]=[.N4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Lozère</text:p>
          </table:table-cell>
          <table:table-cell table:style-name="ce24" office:value-type="float" office:value="48">
            <text:p>48</text:p>
          </table:table-cell>
          <table:table-cell table:style-name="ce24" office:value-type="string">
            <text:p>SAMU 48</text:p>
          </table:table-cell>
          <table:table-cell table:style-name="ce24" office:value-type="string">
            <text:p>CH de Mende</text:p>
          </table:table-cell>
          <table:table-cell table:style-name="ce24" office:value-type="string">
            <text:p>Avenue du 8 mai 1945</text:p>
          </table:table-cell>
          <table:table-cell table:style-name="ce24" office:value-type="float" office:value="48000">
            <text:p>48000</text:p>
          </table:table-cell>
          <table:table-cell table:style-name="ce24" office:value-type="string">
            <text:p>Mende</text:p>
          </table:table-cell>
          <table:table-cell table:style-name="ce24" office:value-type="float" office:value="44.310205">
            <text:p>44.310205</text:p>
          </table:table-cell>
          <table:table-cell table:style-name="ce24" office:value-type="float" office:value="3.290208">
            <text:p>3.290208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8" office:value-type="string">
            <text:p>Non concerné</text:p>
          </table:table-cell>
          <table:table-cell table:style-name="ce25" table:formula="of:=IFERROR(__xludf.DUMMYFUNCTION(IF([.N5]=&quot;&quot;;&quot;&quot;;filter(['Feuille 4'.B:.B],['Feuille 4'.A:.A]=[.N5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Pyrénées Orientales</text:p>
          </table:table-cell>
          <table:table-cell table:style-name="ce24" office:value-type="float" office:value="66">
            <text:p>66</text:p>
          </table:table-cell>
          <table:table-cell table:style-name="ce24" office:value-type="string">
            <text:p>SAMU 11</text:p>
          </table:table-cell>
          <table:table-cell table:style-name="ce24" office:value-type="string">
            <text:p>CH de Perpignan</text:p>
          </table:table-cell>
          <table:table-cell table:style-name="ce24" office:value-type="string">
            <text:p>20 avenue du Languedoc</text:p>
          </table:table-cell>
          <table:table-cell table:style-name="ce24" office:value-type="float" office:value="66000">
            <text:p>66000</text:p>
          </table:table-cell>
          <table:table-cell table:style-name="ce24" office:value-type="string">
            <text:p>Perpignan</text:p>
          </table:table-cell>
          <table:table-cell table:style-name="ce24" office:value-type="float" office:value="42.726428">
            <text:p>42.726428</text:p>
          </table:table-cell>
          <table:table-cell table:style-name="ce24" office:value-type="float" office:value="2.88612">
            <text:p>2.88612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8" office:value-type="string">
            <text:p>Non concerné</text:p>
          </table:table-cell>
          <table:table-cell table:style-name="ce25" table:formula="of:=IFERROR(__xludf.DUMMYFUNCTION(IF([.N6]=&quot;&quot;;&quot;&quot;;filter(['Feuille 4'.B:.B],['Feuille 4'.A:.A]=[.N6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34" office:value-type="float" office:value="91">
            <text:p>91</text:p>
          </table:table-cell>
          <table:table-cell table:style-name="ce34" office:value-type="string">
            <text:p>Aude</text:p>
          </table:table-cell>
          <table:table-cell table:style-name="ce35" office:value-type="float" office:value="11">
            <text:p>11</text:p>
          </table:table-cell>
          <table:table-cell table:style-name="ce35" office:value-type="string">
            <text:p>SMUR de Carcassonne</text:p>
          </table:table-cell>
          <table:table-cell table:style-name="ce35" office:value-type="string">
            <text:p>CH de Carcassonne</text:p>
          </table:table-cell>
          <table:table-cell table:style-name="ce35" office:value-type="string">
            <text:p>1060 chemin de la Madeleine</text:p>
          </table:table-cell>
          <table:table-cell table:style-name="ce35" office:value-type="float" office:value="11000">
            <text:p>11000</text:p>
          </table:table-cell>
          <table:table-cell table:style-name="ce35" office:value-type="string">
            <text:p>Carcassonne</text:p>
          </table:table-cell>
          <table:table-cell table:number-columns-repeated="2" table:style-name="ce35"/>
          <table:table-cell table:style-name="ce35" office:value-type="string">
            <text:p>SMUR</text:p>
          </table:table-cell>
          <table:table-cell table:style-name="ce35" office:value-type="string">
            <text:p>Public</text:p>
          </table:table-cell>
          <table:table-cell table:style-name="ce34" office:value-type="string">
            <text:p>Oui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du 01 janvier au 14 juin et du 16 septembre au 31 décembre</text:p>
          </table:table-cell>
          <table:table-cell table:number-columns-repeated="9" table:style-name="ce38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Aude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SMUR de Castelnaudary</text:p>
          </table:table-cell>
          <table:table-cell table:style-name="ce24" office:value-type="string">
            <text:p>CH de Carcassonne</text:p>
          </table:table-cell>
          <table:table-cell table:style-name="ce24" office:value-type="string">
            <text:p>19 avenue Monseigneur de Langle</text:p>
          </table:table-cell>
          <table:table-cell table:style-name="ce24" office:value-type="float" office:value="11400">
            <text:p>11400</text:p>
          </table:table-cell>
          <table:table-cell table:style-name="ce24" office:value-type="string">
            <text:p>Castelnaudary</text:p>
          </table:table-cell>
          <table:table-cell table:number-columns-repeated="2" table:style-name="ce24"/>
          <table:table-cell table:style-name="ce24" office:value-type="string">
            <text:p>Antenne SMUR</text:p>
          </table:table-cell>
          <table:table-cell table:style-name="ce24" office:value-type="string">
            <text:p>Public</text:p>
          </table:table-cell>
          <table:table-cell table:style-name="ce28" office:value-type="string">
            <text:p>Non</text:p>
          </table:table-cell>
          <table:table-cell table:style-name="ce25" table:formula="of:=IFERROR(__xludf.DUMMYFUNCTION(IF([.N8]=&quot;&quot;;&quot;&quot;;filter(['Feuille 4'.B:.B],['Feuille 4'.A:.A]=[.N8]))),&quot;0&quot;)" office:value-type="string">
            <text:p>0</text:p>
          </table:table-cell>
          <table:table-cell table:style-name="ce28"/>
          <table:table-cell table:number-columns-repeated="9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Aude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SMUR de Quillan</text:p>
          </table:table-cell>
          <table:table-cell table:style-name="ce24" office:value-type="string">
            <text:p>CH de Carcassonne</text:p>
          </table:table-cell>
          <table:table-cell table:style-name="ce24" office:value-type="string">
            <text:p>Rue du Dr ROUEYLOU</text:p>
          </table:table-cell>
          <table:table-cell table:style-name="ce24" office:value-type="float" office:value="11500">
            <text:p>11500</text:p>
          </table:table-cell>
          <table:table-cell table:style-name="ce24" office:value-type="string">
            <text:p>Quillan</text:p>
          </table:table-cell>
          <table:table-cell table:number-columns-repeated="2" table:style-name="ce24"/>
          <table:table-cell table:style-name="ce24" office:value-type="string">
            <text:p>Antenne SMUR</text:p>
          </table:table-cell>
          <table:table-cell table:style-name="ce24" office:value-type="string">
            <text:p>Public</text:p>
          </table:table-cell>
          <table:table-cell table:style-name="ce28" office:value-type="string">
            <text:p>Non</text:p>
          </table:table-cell>
          <table:table-cell table:style-name="ce25" table:formula="of:=IFERROR(__xludf.DUMMYFUNCTION(IF([.N9]=&quot;&quot;;&quot;&quot;;filter(['Feuille 4'.B:.B],['Feuille 4'.A:.A]=[.N9]))),&quot;0&quot;)" office:value-type="string">
            <text:p>0</text:p>
          </table:table-cell>
          <table:table-cell table:style-name="ce28"/>
          <table:table-cell table:number-columns-repeated="9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Aude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SMUR de Narbonne</text:p>
          </table:table-cell>
          <table:table-cell table:style-name="ce24" office:value-type="string">
            <text:p>CH de Narbonne</text:p>
          </table:table-cell>
          <table:table-cell table:style-name="ce24" office:value-type="string">
            <text:p>Boulevard Dr Lacroix</text:p>
          </table:table-cell>
          <table:table-cell table:style-name="ce24" office:value-type="float" office:value="11100">
            <text:p>11100</text:p>
          </table:table-cell>
          <table:table-cell table:style-name="ce24" office:value-type="string">
            <text:p>Narbonne</text:p>
          </table:table-cell>
          <table:table-cell table:number-columns-repeated="2" table:style-name="ce24" office:value-type="string">
            <text:p/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8" office:value-type="string">
            <text:p>Oui</text:p>
          </table:table-cell>
          <table:table-cell table:style-name="ce31" office:value-type="float" office:value="1">
            <text:p>1</text:p>
          </table:table-cell>
          <table:table-cell table:style-name="ce28" office:value-type="string">
            <text:p>du 15 juin au 15 septembre</text:p>
          </table:table-cell>
          <table:table-cell table:number-columns-repeated="9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SMUR de Nîmes</text:p>
          </table:table-cell>
          <table:table-cell table:style-name="ce24" office:value-type="string">
            <text:p>CHU de Nîmes</text:p>
          </table:table-cell>
          <table:table-cell table:style-name="ce24" office:value-type="string">
            <text:p>Place du Pr Robert Debré</text:p>
          </table:table-cell>
          <table:table-cell table:style-name="ce24" office:value-type="float" office:value="30000">
            <text:p>30000</text:p>
          </table:table-cell>
          <table:table-cell table:style-name="ce24" office:value-type="string">
            <text:p>Nîmes</text:p>
          </table:table-cell>
          <table:table-cell table:style-name="ce24" office:value-type="float" office:value="43.492614">
            <text:p>43.492614</text:p>
          </table:table-cell>
          <table:table-cell table:style-name="ce24" office:value-type="float" office:value="4.192272">
            <text:p>4.192272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8" office:value-type="string">
            <text:p>Oui</text:p>
          </table:table-cell>
          <table:table-cell table:style-name="ce31" office:value-type="float" office:value="1">
            <text:p>1</text:p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SMUR d'Alès</text:p>
          </table:table-cell>
          <table:table-cell table:style-name="ce24" office:value-type="string">
            <text:p>CH d'Alès</text:p>
          </table:table-cell>
          <table:table-cell table:style-name="ce24" office:value-type="string">
            <text:p>811 avenue du Dr Jean Goubert</text:p>
          </table:table-cell>
          <table:table-cell table:style-name="ce24" office:value-type="float" office:value="30100">
            <text:p>30100</text:p>
          </table:table-cell>
          <table:table-cell table:style-name="ce24" office:value-type="string">
            <text:p>Alès</text:p>
          </table:table-cell>
          <table:table-cell table:style-name="ce24" office:value-type="float" office:value="44.85154">
            <text:p>44.85154</text:p>
          </table:table-cell>
          <table:table-cell table:style-name="ce24" office:value-type="float" office:value="4.54382">
            <text:p>4.54382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8" office:value-type="string">
            <text:p>Non</text:p>
          </table:table-cell>
          <table:table-cell table:style-name="ce25" table:formula="of:=IFERROR(__xludf.DUMMYFUNCTION(IF([.N12]=&quot;&quot;;&quot;&quot;;filter(['Feuille 4'.B:.B],['Feuille 4'.A:.A]=[.N12]))),&quot;0&quot;)" office:value-type="string">
            <text:p>0</text:p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SMUR de Bagnols sur Cèze</text:p>
          </table:table-cell>
          <table:table-cell table:style-name="ce24" office:value-type="string">
            <text:p>CH de Bagnols sur Cèze</text:p>
          </table:table-cell>
          <table:table-cell table:style-name="ce24" office:value-type="string">
            <text:p>Avenue Alphonse Daudet</text:p>
          </table:table-cell>
          <table:table-cell table:style-name="ce24" office:value-type="float" office:value="30200">
            <text:p>30200</text:p>
          </table:table-cell>
          <table:table-cell table:style-name="ce24" office:value-type="string">
            <text:p>Bagnols sur Cèze</text:p>
          </table:table-cell>
          <table:table-cell table:style-name="ce24" office:value-type="float" office:value="44.93291">
            <text:p>44.93291</text:p>
          </table:table-cell>
          <table:table-cell table:style-name="ce24" office:value-type="float" office:value="4.365766">
            <text:p>4.365766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8" office:value-type="string">
            <text:p>Non</text:p>
          </table:table-cell>
          <table:table-cell table:style-name="ce25" table:formula="of:=IFERROR(__xludf.DUMMYFUNCTION(IF([.N13]=&quot;&quot;;&quot;&quot;;filter(['Feuille 4'.B:.B],['Feuille 4'.A:.A]=[.N13]))),&quot;0&quot;)" office:value-type="string">
            <text:p>0</text:p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42" office:value-type="float" office:value="30">
            <text:p>30</text:p>
          </table:table-cell>
          <table:table-cell table:style-name="ce42" office:value-type="string">
            <text:p>SMUR de Ganges</text:p>
          </table:table-cell>
          <table:table-cell table:style-name="ce42" office:value-type="string">
            <text:p>CHU de Montpellier</text:p>
          </table:table-cell>
          <table:table-cell table:style-name="ce42" office:value-type="string">
            <text:p>2, place Joseph Boudouresques</text:p>
          </table:table-cell>
          <table:table-cell table:style-name="ce42" office:value-type="float" office:value="34190">
            <text:p>34190</text:p>
          </table:table-cell>
          <table:table-cell table:style-name="ce42" office:value-type="string">
            <text:p>Ganges</text:p>
          </table:table-cell>
          <table:table-cell table:number-columns-repeated="2" table:style-name="ce42"/>
          <table:table-cell table:style-name="ce42" office:value-type="string">
            <text:p>Antenne SMUR</text:p>
          </table:table-cell>
          <table:table-cell table:style-name="ce24" office:value-type="string">
            <text:p>Public</text:p>
          </table:table-cell>
          <table:table-cell table:style-name="ce31" office:value-type="string">
            <text:p>Non</text:p>
          </table:table-cell>
          <table:table-cell table:style-name="ce25" table:formula="of:=IFERROR(__xludf.DUMMYFUNCTION(IF([.N14]=&quot;&quot;;&quot;&quot;;filter(['Feuille 4'.B:.B],['Feuille 4'.A:.A]=[.N14]))),&quot;0&quot;)" office:value-type="string">
            <text:p>0</text:p>
          </table:table-cell>
          <table:table-cell table:style-name="ce31" office:value-type="string">
            <text:p>Antenne SMUR Partagée</text:p>
          </table:table-cell>
          <table:table-cell table:number-columns-repeated="9" table:style-name="ce43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42" office:value-type="float" office:value="30">
            <text:p>30</text:p>
          </table:table-cell>
          <table:table-cell table:style-name="ce42" office:value-type="string">
            <text:p>SMUR de Lunel</text:p>
          </table:table-cell>
          <table:table-cell table:style-name="ce42" office:value-type="string">
            <text:p>CHU de Montpellier</text:p>
          </table:table-cell>
          <table:table-cell table:style-name="ce28" office:value-type="string">
            <text:p>Chemin des Alicantes</text:p>
          </table:table-cell>
          <table:table-cell table:style-name="ce42" office:value-type="float" office:value="34400">
            <text:p>34400</text:p>
          </table:table-cell>
          <table:table-cell table:style-name="ce42" office:value-type="string">
            <text:p>Lunel</text:p>
          </table:table-cell>
          <table:table-cell table:style-name="ce42" office:value-type="float" office:value="43.39544">
            <text:p>43.39544</text:p>
          </table:table-cell>
          <table:table-cell table:style-name="ce42" office:value-type="float" office:value="4.79171">
            <text:p>4.79171</text:p>
          </table:table-cell>
          <table:table-cell table:style-name="ce42" office:value-type="string">
            <text:p>Antenne SMUR</text:p>
          </table:table-cell>
          <table:table-cell table:style-name="ce24" office:value-type="string">
            <text:p>Public</text:p>
          </table:table-cell>
          <table:table-cell table:style-name="ce31" office:value-type="string">
            <text:p>Non</text:p>
          </table:table-cell>
          <table:table-cell table:style-name="ce25" table:formula="of:=IFERROR(__xludf.DUMMYFUNCTION(IF([.N15]=&quot;&quot;;&quot;&quot;;filter(['Feuille 4'.B:.B],['Feuille 4'.A:.A]=[.N15]))),&quot;0&quot;)" office:value-type="string">
            <text:p>0</text:p>
          </table:table-cell>
          <table:table-cell table:style-name="ce31" office:value-type="string">
            <text:p>Antenne SMUR Partagée</text:p>
          </table:table-cell>
          <table:table-cell table:number-columns-repeated="9" table:style-name="ce43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31" office:value-type="string">
            <text:p>Hérault</text:p>
          </table:table-cell>
          <table:table-cell table:style-name="ce42" office:value-type="float" office:value="34">
            <text:p>34</text:p>
          </table:table-cell>
          <table:table-cell table:style-name="ce42" office:value-type="string">
            <text:p>SMUR de Montpellier</text:p>
          </table:table-cell>
          <table:table-cell table:style-name="ce42" office:value-type="string">
            <text:p>CHU de Montpellier</text:p>
          </table:table-cell>
          <table:table-cell table:style-name="ce24" office:value-type="string">
            <text:p>31 avenue du Doyen gaston Giraud</text:p>
          </table:table-cell>
          <table:table-cell table:style-name="ce42" office:value-type="float" office:value="34000">
            <text:p>34000</text:p>
          </table:table-cell>
          <table:table-cell table:style-name="ce42" office:value-type="string">
            <text:p>Montpellier</text:p>
          </table:table-cell>
          <table:table-cell table:style-name="ce24" office:value-type="float" office:value="43.374841">
            <text:p>43.374841</text:p>
          </table:table-cell>
          <table:table-cell table:style-name="ce24" office:value-type="float" office:value="3.51179">
            <text:p>3.51179</text:p>
          </table:table-cell>
          <table:table-cell table:style-name="ce42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31" office:value-type="string">
            <text:p>Oui</text:p>
          </table:table-cell>
          <table:table-cell table:style-name="ce31" office:value-type="float" office:value="1">
            <text:p>1</text:p>
          </table:table-cell>
          <table:table-cell table:number-columns-repeated="10" table:style-name="ce43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31" office:value-type="string">
            <text:p>Hérault</text:p>
          </table:table-cell>
          <table:table-cell table:style-name="ce42" office:value-type="float" office:value="34">
            <text:p>34</text:p>
          </table:table-cell>
          <table:table-cell table:style-name="ce42" office:value-type="string">
            <text:p>SMUR de Lunel</text:p>
          </table:table-cell>
          <table:table-cell table:style-name="ce42" office:value-type="string">
            <text:p>CHU de Montpellier</text:p>
          </table:table-cell>
          <table:table-cell table:style-name="ce42" office:value-type="string">
            <text:p>Chemin des Alicantes</text:p>
          </table:table-cell>
          <table:table-cell table:style-name="ce42" office:value-type="float" office:value="34400">
            <text:p>34400</text:p>
          </table:table-cell>
          <table:table-cell table:style-name="ce42" office:value-type="string">
            <text:p>Lunel</text:p>
          </table:table-cell>
          <table:table-cell table:style-name="ce42" office:value-type="float" office:value="43.39544">
            <text:p>43.39544</text:p>
          </table:table-cell>
          <table:table-cell table:style-name="ce42" office:value-type="float" office:value="4.79171">
            <text:p>4.79171</text:p>
          </table:table-cell>
          <table:table-cell table:style-name="ce42" office:value-type="string">
            <text:p>Antenne SMUR</text:p>
          </table:table-cell>
          <table:table-cell table:style-name="ce24" office:value-type="string">
            <text:p>Public</text:p>
          </table:table-cell>
          <table:table-cell table:style-name="ce31" office:value-type="string">
            <text:p>Non</text:p>
          </table:table-cell>
          <table:table-cell table:style-name="ce25" table:formula="of:=IFERROR(__xludf.DUMMYFUNCTION(IF([.N17]=&quot;&quot;;&quot;&quot;;filter(['Feuille 4'.B:.B],['Feuille 4'.A:.A]=[.N17]))),&quot;0&quot;)" office:value-type="string">
            <text:p>0</text:p>
          </table:table-cell>
          <table:table-cell table:style-name="ce31" office:value-type="string">
            <text:p>Antenne SMUR Partagée</text:p>
          </table:table-cell>
          <table:table-cell table:number-columns-repeated="9" table:style-name="ce43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31" office:value-type="string">
            <text:p>Hérault</text:p>
          </table:table-cell>
          <table:table-cell table:style-name="ce42" office:value-type="float" office:value="34">
            <text:p>34</text:p>
          </table:table-cell>
          <table:table-cell table:style-name="ce42" office:value-type="string">
            <text:p>SMUR de Ganges</text:p>
          </table:table-cell>
          <table:table-cell table:style-name="ce42" office:value-type="string">
            <text:p>CHU de Montpellier</text:p>
          </table:table-cell>
          <table:table-cell table:style-name="ce42" office:value-type="string">
            <text:p>2, place Joseph Boudouresques</text:p>
          </table:table-cell>
          <table:table-cell table:style-name="ce42" office:value-type="float" office:value="34190">
            <text:p>34190</text:p>
          </table:table-cell>
          <table:table-cell table:style-name="ce42" office:value-type="string">
            <text:p>Ganges</text:p>
          </table:table-cell>
          <table:table-cell table:style-name="ce42" office:value-type="float" office:value="43.555779">
            <text:p>43.555779</text:p>
          </table:table-cell>
          <table:table-cell table:style-name="ce42" office:value-type="float" office:value="3.42964">
            <text:p>3.42964</text:p>
          </table:table-cell>
          <table:table-cell table:style-name="ce42" office:value-type="string">
            <text:p>Antenne SMUR</text:p>
          </table:table-cell>
          <table:table-cell table:style-name="ce24" office:value-type="string">
            <text:p>Public</text:p>
          </table:table-cell>
          <table:table-cell table:style-name="ce31" office:value-type="string">
            <text:p>Non</text:p>
          </table:table-cell>
          <table:table-cell table:style-name="ce25" table:formula="of:=IFERROR(__xludf.DUMMYFUNCTION(IF([.N18]=&quot;&quot;;&quot;&quot;;filter(['Feuille 4'.B:.B],['Feuille 4'.A:.A]=[.N18]))),&quot;0&quot;)" office:value-type="string">
            <text:p>0</text:p>
          </table:table-cell>
          <table:table-cell table:style-name="ce31" office:value-type="string">
            <text:p>Antenne SMUR Partagée</text:p>
          </table:table-cell>
          <table:table-cell table:number-columns-repeated="9" table:style-name="ce43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31" office:value-type="string">
            <text:p>Hérault</text:p>
          </table:table-cell>
          <table:table-cell table:style-name="ce42" office:value-type="float" office:value="34">
            <text:p>34</text:p>
          </table:table-cell>
          <table:table-cell table:style-name="ce42" office:value-type="string">
            <text:p>SMUR de Béziers</text:p>
          </table:table-cell>
          <table:table-cell table:style-name="ce42" office:value-type="string">
            <text:p>CH de Béziers</text:p>
          </table:table-cell>
          <table:table-cell table:style-name="ce42" office:value-type="string">
            <text:p>2 rue Valentin Haüy</text:p>
          </table:table-cell>
          <table:table-cell table:style-name="ce42" office:value-type="float" office:value="34500">
            <text:p>34500</text:p>
          </table:table-cell>
          <table:table-cell table:style-name="ce42" office:value-type="string">
            <text:p>Béziers</text:p>
          </table:table-cell>
          <table:table-cell table:number-columns-repeated="2" table:style-name="ce42"/>
          <table:table-cell table:style-name="ce42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33" office:value-type="string">
            <text:p>Non</text:p>
          </table:table-cell>
          <table:table-cell table:style-name="ce25" table:formula="of:=IFERROR(__xludf.DUMMYFUNCTION(IF([.N19]=&quot;&quot;;&quot;&quot;;filter(['Feuille 4'.B:.B],['Feuille 4'.A:.A]=[.N19]))),&quot;0&quot;)" office:value-type="string">
            <text:p>0</text:p>
          </table:table-cell>
          <table:table-cell table:number-columns-repeated="10" table:style-name="ce43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31" office:value-type="string">
            <text:p>Hérault</text:p>
          </table:table-cell>
          <table:table-cell table:style-name="ce42" office:value-type="float" office:value="34">
            <text:p>34</text:p>
          </table:table-cell>
          <table:table-cell table:style-name="ce42" office:value-type="string">
            <text:p>SMUR de Sète</text:p>
          </table:table-cell>
          <table:table-cell table:style-name="ce42" office:value-type="string">
            <text:p>CH du Bassin de Thau</text:p>
          </table:table-cell>
          <table:table-cell table:style-name="ce42" office:value-type="string">
            <text:p>Boulevard Camille Blanc</text:p>
          </table:table-cell>
          <table:table-cell table:style-name="ce42" office:value-type="float" office:value="34200">
            <text:p>34200</text:p>
          </table:table-cell>
          <table:table-cell table:style-name="ce42" office:value-type="string">
            <text:p>Sète</text:p>
          </table:table-cell>
          <table:table-cell table:number-columns-repeated="2" table:style-name="ce42"/>
          <table:table-cell table:style-name="ce42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31" office:value-type="string">
            <text:p>Non</text:p>
          </table:table-cell>
          <table:table-cell table:style-name="ce25" table:formula="of:=IFERROR(__xludf.DUMMYFUNCTION(IF([.N20]=&quot;&quot;;&quot;&quot;;filter(['Feuille 4'.B:.B],['Feuille 4'.A:.A]=[.N20]))),&quot;0&quot;)" office:value-type="string">
            <text:p>0</text:p>
          </table:table-cell>
          <table:table-cell table:number-columns-repeated="10" table:style-name="ce43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31" office:value-type="string">
            <text:p>Hérault</text:p>
          </table:table-cell>
          <table:table-cell table:style-name="ce42" office:value-type="float" office:value="34">
            <text:p>34</text:p>
          </table:table-cell>
          <table:table-cell table:style-name="ce42" office:value-type="string">
            <text:p>SMUR d'Agde</text:p>
          </table:table-cell>
          <table:table-cell table:style-name="ce42" office:value-type="string">
            <text:p>CH du Bassin de Thau</text:p>
          </table:table-cell>
          <table:table-cell table:style-name="ce42" office:value-type="string">
            <text:p>Boulevard des Hellenes</text:p>
          </table:table-cell>
          <table:table-cell table:style-name="ce42" office:value-type="float" office:value="34300">
            <text:p>34300</text:p>
          </table:table-cell>
          <table:table-cell table:style-name="ce42" office:value-type="string">
            <text:p>Agde</text:p>
          </table:table-cell>
          <table:table-cell table:number-columns-repeated="2" table:style-name="ce42"/>
          <table:table-cell table:style-name="ce42" office:value-type="string">
            <text:p>Antenne SMUR</text:p>
          </table:table-cell>
          <table:table-cell table:style-name="ce24" office:value-type="string">
            <text:p>Public</text:p>
          </table:table-cell>
          <table:table-cell table:style-name="ce31" office:value-type="string">
            <text:p>Non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number-columns-repeated="9" table:style-name="ce43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Lozère</text:p>
          </table:table-cell>
          <table:table-cell table:style-name="ce28" office:value-type="float" office:value="48">
            <text:p>48</text:p>
          </table:table-cell>
          <table:table-cell table:style-name="ce28" office:value-type="string">
            <text:p>SMUR de Mende</text:p>
          </table:table-cell>
          <table:table-cell table:style-name="ce28" office:value-type="string">
            <text:p>CH de Mende</text:p>
          </table:table-cell>
          <table:table-cell table:style-name="ce28" office:value-type="string">
            <text:p>Avenue du 8 mai 1945</text:p>
          </table:table-cell>
          <table:table-cell table:style-name="ce28" office:value-type="float" office:value="48000">
            <text:p>48000</text:p>
          </table:table-cell>
          <table:table-cell table:style-name="ce28" office:value-type="string">
            <text:p>Mende</text:p>
          </table:table-cell>
          <table:table-cell table:style-name="ce24" office:value-type="float" office:value="44.310205">
            <text:p>44.310205</text:p>
          </table:table-cell>
          <table:table-cell table:style-name="ce24" office:value-type="float" office:value="3.290208">
            <text:p>3.290208</text:p>
          </table:table-cell>
          <table:table-cell table:style-name="ce28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8" office:value-type="string">
            <text:p>Non</text:p>
          </table:table-cell>
          <table:table-cell table:style-name="ce28" office:value-type="float" office:value="0">
            <text:p>0</text:p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Pyrénées Orientales</text:p>
          </table:table-cell>
          <table:table-cell table:style-name="ce28" office:value-type="float" office:value="66">
            <text:p>66</text:p>
          </table:table-cell>
          <table:table-cell table:style-name="ce28" office:value-type="string">
            <text:p>SMUR de Perpignan</text:p>
          </table:table-cell>
          <table:table-cell table:style-name="ce28" office:value-type="string">
            <text:p>CH de Perpignan</text:p>
          </table:table-cell>
          <table:table-cell table:style-name="ce24" office:value-type="string">
            <text:p>20 avenue du Languedoc</text:p>
          </table:table-cell>
          <table:table-cell table:style-name="ce24" office:value-type="float" office:value="66000">
            <text:p>66000</text:p>
          </table:table-cell>
          <table:table-cell table:style-name="ce28" office:value-type="string">
            <text:p>Perpignan</text:p>
          </table:table-cell>
          <table:table-cell table:number-columns-repeated="2" table:style-name="ce26"/>
          <table:table-cell table:style-name="ce28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8" office:value-type="string">
            <text:p>Oui</text:p>
          </table:table-cell>
          <table:table-cell table:style-name="ce28" office:value-type="float" office:value="1">
            <text:p>1</text:p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Pyrénées Orientales</text:p>
          </table:table-cell>
          <table:table-cell table:style-name="ce24" office:value-type="float" office:value="66">
            <text:p>66</text:p>
          </table:table-cell>
          <table:table-cell table:style-name="ce24" office:value-type="string">
            <text:p>SMUR de Err</text:p>
          </table:table-cell>
          <table:table-cell table:style-name="ce24" office:value-type="string">
            <text:p>CH de Perpignan</text:p>
          </table:table-cell>
          <table:table-cell table:style-name="ce24" office:value-type="string">
            <text:p>Rue de Call Joanet</text:p>
          </table:table-cell>
          <table:table-cell table:style-name="ce24" office:value-type="float" office:value="66800">
            <text:p>66800</text:p>
          </table:table-cell>
          <table:table-cell table:style-name="ce24" office:value-type="string">
            <text:p>Err</text:p>
          </table:table-cell>
          <table:table-cell table:number-columns-repeated="2" table:style-name="ce24"/>
          <table:table-cell table:style-name="ce24" office:value-type="string">
            <text:p>Antenne SMUR</text:p>
          </table:table-cell>
          <table:table-cell table:style-name="ce24" office:value-type="string">
            <text:p>Public</text:p>
          </table:table-cell>
          <table:table-cell table:style-name="ce28" office:value-type="string">
            <text:p>Non</text:p>
          </table:table-cell>
          <table:table-cell table:style-name="ce25" table:formula="of:=IFERROR(__xludf.DUMMYFUNCTION(IF([.N24]=&quot;&quot;;&quot;&quot;;filter(['Feuille 4'.B:.B],['Feuille 4'.A:.A]=[.N24]))),&quot;0&quot;)" office:value-type="string">
            <text:p>0</text:p>
          </table:table-cell>
          <table:table-cell table:style-name="ce28"/>
          <table:table-cell table:number-columns-repeated="9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34" office:value-type="string">
            <text:p>Aude</text:p>
          </table:table-cell>
          <table:table-cell table:style-name="ce35" office:value-type="float" office:value="11">
            <text:p>11</text:p>
          </table:table-cell>
          <table:table-cell table:style-name="ce35" office:value-type="string">
            <text:p>Urgences du CH de Carcassonne</text:p>
          </table:table-cell>
          <table:table-cell table:style-name="ce35" office:value-type="string">
            <text:p>CH de Carcassonne</text:p>
          </table:table-cell>
          <table:table-cell table:style-name="ce35" office:value-type="string">
            <text:p>1060 chemin de la Madeleine</text:p>
          </table:table-cell>
          <table:table-cell table:style-name="ce35" office:value-type="float" office:value="11000">
            <text:p>11000</text:p>
          </table:table-cell>
          <table:table-cell table:style-name="ce35" office:value-type="string">
            <text:p>Carcassonne</text:p>
          </table:table-cell>
          <table:table-cell table:number-columns-repeated="2" table:style-name="ce35"/>
          <table:table-cell table:style-name="ce35" office:value-type="string">
            <text:p>SU</text:p>
          </table:table-cell>
          <table:table-cell table:style-name="ce35" office:value-type="string">
            <text:p>Public</text:p>
          </table:table-cell>
          <table:table-cell table:style-name="ce34" office:value-type="string">
            <text:p>Non concerné</text:p>
          </table:table-cell>
          <table:table-cell table:style-name="ce45" table:formula="of:=IFERROR(__xludf.DUMMYFUNCTION(IF([.N25]=&quot;&quot;;&quot;&quot;;filter(['Feuille 4'.B:.B],['Feuille 4'.A:.A]=[.N25]))),&quot;&quot;)" office:value-type="string">
            <text:p/>
          </table:table-cell>
          <table:table-cell table:number-columns-repeated="10" table:style-name="ce38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Aude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Urgences de la Clinique Montréal</text:p>
          </table:table-cell>
          <table:table-cell table:style-name="ce24" office:value-type="string">
            <text:p>Clinique Montréal</text:p>
          </table:table-cell>
          <table:table-cell table:style-name="ce24" office:value-type="string">
            <text:p>Route de Bram</text:p>
          </table:table-cell>
          <table:table-cell table:style-name="ce24" office:value-type="float" office:value="11000">
            <text:p>11000</text:p>
          </table:table-cell>
          <table:table-cell table:style-name="ce24" office:value-type="string">
            <text:p>Carcassonne</text:p>
          </table:table-cell>
          <table:table-cell table:number-columns-repeated="2" table:style-name="ce24"/>
          <table:table-cell table:style-name="ce42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26]=&quot;&quot;;&quot;&quot;;filter(['Feuille 4'.B:.B],['Feuille 4'.A:.A]=[.N26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Aude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Urgences du CH de Narbonne</text:p>
          </table:table-cell>
          <table:table-cell table:style-name="ce24" office:value-type="string">
            <text:p>CH de Narbonne</text:p>
          </table:table-cell>
          <table:table-cell table:style-name="ce24" office:value-type="string">
            <text:p>Boulevard Dr Lacroix</text:p>
          </table:table-cell>
          <table:table-cell table:style-name="ce24" office:value-type="float" office:value="11100">
            <text:p>11100</text:p>
          </table:table-cell>
          <table:table-cell table:style-name="ce24" office:value-type="string">
            <text:p>Narbonne</text:p>
          </table:table-cell>
          <table:table-cell table:number-columns-repeated="2" table:style-name="ce24"/>
          <table:table-cell table:style-name="ce42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27]=&quot;&quot;;&quot;&quot;;filter(['Feuille 4'.B:.B],['Feuille 4'.A:.A]=[.N27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Aude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Urgences de la Polyclinique du Languedoc</text:p>
          </table:table-cell>
          <table:table-cell table:style-name="ce24" office:value-type="string">
            <text:p>Polyclinique du Languedoc</text:p>
          </table:table-cell>
          <table:table-cell table:style-name="ce24" office:value-type="string">
            <text:p>12 avenue de la Côte des Roses</text:p>
          </table:table-cell>
          <table:table-cell table:style-name="ce24" office:value-type="float" office:value="11100">
            <text:p>11100</text:p>
          </table:table-cell>
          <table:table-cell table:style-name="ce24" office:value-type="string">
            <text:p>Narbonne</text:p>
          </table:table-cell>
          <table:table-cell table:number-columns-repeated="2" table:style-name="ce24"/>
          <table:table-cell table:style-name="ce42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28]=&quot;&quot;;&quot;&quot;;filter(['Feuille 4'.B:.B],['Feuille 4'.A:.A]=[.N28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Aude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Urgences du CH de Castelnaudary</text:p>
          </table:table-cell>
          <table:table-cell table:style-name="ce24" office:value-type="string">
            <text:p>CH de Castelnaudary</text:p>
          </table:table-cell>
          <table:table-cell table:style-name="ce24" office:value-type="string">
            <text:p>19 avenue Monseigneur de Langle</text:p>
          </table:table-cell>
          <table:table-cell table:style-name="ce24" office:value-type="float" office:value="11400">
            <text:p>11400</text:p>
          </table:table-cell>
          <table:table-cell table:style-name="ce24" office:value-type="string">
            <text:p>Castelnaudary</text:p>
          </table:table-cell>
          <table:table-cell table:number-columns-repeated="2" table:style-name="ce24"/>
          <table:table-cell table:style-name="ce42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29]=&quot;&quot;;&quot;&quot;;filter(['Feuille 4'.B:.B],['Feuille 4'.A:.A]=[.N29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Urgences du CHU de Nîmes</text:p>
          </table:table-cell>
          <table:table-cell table:style-name="ce28" office:value-type="string">
            <text:p>CHU de Nîmes</text:p>
          </table:table-cell>
          <table:table-cell table:style-name="ce24" office:value-type="string">
            <text:p>Place du Pr Robert Debré</text:p>
          </table:table-cell>
          <table:table-cell table:style-name="ce24" office:value-type="float" office:value="30000">
            <text:p>30000</text:p>
          </table:table-cell>
          <table:table-cell table:style-name="ce24" office:value-type="string">
            <text:p>Nîmes</text:p>
          </table:table-cell>
          <table:table-cell table:style-name="ce24" office:value-type="float" office:value="43.492614">
            <text:p>43.492614</text:p>
          </table:table-cell>
          <table:table-cell table:style-name="ce24" office:value-type="float" office:value="4.192272">
            <text:p>4.192272</text:p>
          </table:table-cell>
          <table:table-cell table:style-name="ce42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30]=&quot;&quot;;&quot;&quot;;filter(['Feuille 4'.B:.B],['Feuille 4'.A:.A]=[.N30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Urgences de la Polyclinique Grand Sud</text:p>
          </table:table-cell>
          <table:table-cell table:style-name="ce28" office:value-type="string">
            <text:p>Polyclinique Grand Sud</text:p>
          </table:table-cell>
          <table:table-cell table:style-name="ce24" office:value-type="string">
            <text:p>350 avenue Saint André de Codols</text:p>
          </table:table-cell>
          <table:table-cell table:style-name="ce24" office:value-type="float" office:value="30000">
            <text:p>30000</text:p>
          </table:table-cell>
          <table:table-cell table:style-name="ce24" office:value-type="string">
            <text:p>Nîmes</text:p>
          </table:table-cell>
          <table:table-cell table:style-name="ce24" office:value-type="float" office:value="43.49394">
            <text:p>43.49394</text:p>
          </table:table-cell>
          <table:table-cell table:style-name="ce24" office:value-type="float" office:value="4.21471">
            <text:p>4.21471</text:p>
          </table:table-cell>
          <table:table-cell table:style-name="ce42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31]=&quot;&quot;;&quot;&quot;;filter(['Feuille 4'.B:.B],['Feuille 4'.A:.A]=[.N31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Urgences du CH d'Alès</text:p>
          </table:table-cell>
          <table:table-cell table:style-name="ce28" office:value-type="string">
            <text:p>CH d'Alès</text:p>
          </table:table-cell>
          <table:table-cell table:style-name="ce24" office:value-type="string">
            <text:p>811 avenue du Dr Jean Goubert</text:p>
          </table:table-cell>
          <table:table-cell table:style-name="ce24" office:value-type="float" office:value="30100">
            <text:p>30100</text:p>
          </table:table-cell>
          <table:table-cell table:style-name="ce24" office:value-type="string">
            <text:p>Alès</text:p>
          </table:table-cell>
          <table:table-cell table:style-name="ce24" office:value-type="float" office:value="44.85154">
            <text:p>44.85154</text:p>
          </table:table-cell>
          <table:table-cell table:style-name="ce24" office:value-type="float" office:value="4.54382">
            <text:p>4.54382</text:p>
          </table:table-cell>
          <table:table-cell table:style-name="ce42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32]=&quot;&quot;;&quot;&quot;;filter(['Feuille 4'.B:.B],['Feuille 4'.A:.A]=[.N32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Urgences de la Nouvelle Clinique Bonnefon</text:p>
          </table:table-cell>
          <table:table-cell table:style-name="ce28" office:value-type="string">
            <text:p>Nouvelle Clinique Bonnefon</text:p>
          </table:table-cell>
          <table:table-cell table:style-name="ce24" office:value-type="string">
            <text:p>45 avenue Carnot</text:p>
          </table:table-cell>
          <table:table-cell table:style-name="ce24" office:value-type="float" office:value="30100">
            <text:p>30100</text:p>
          </table:table-cell>
          <table:table-cell table:style-name="ce24" office:value-type="string">
            <text:p>Alès</text:p>
          </table:table-cell>
          <table:table-cell table:style-name="ce24" office:value-type="float" office:value="44.71748">
            <text:p>44.71748</text:p>
          </table:table-cell>
          <table:table-cell table:style-name="ce24" office:value-type="float" office:value="4.51254">
            <text:p>4.51254</text:p>
          </table:table-cell>
          <table:table-cell table:style-name="ce42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33]=&quot;&quot;;&quot;&quot;;filter(['Feuille 4'.B:.B],['Feuille 4'.A:.A]=[.N33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Urgences du CH de Bagnols sur Cèze</text:p>
          </table:table-cell>
          <table:table-cell table:style-name="ce28" office:value-type="string">
            <text:p>CH de Bagnols sur Cèze</text:p>
          </table:table-cell>
          <table:table-cell table:style-name="ce24" office:value-type="string">
            <text:p>Avenue Alphonse Daudet</text:p>
          </table:table-cell>
          <table:table-cell table:style-name="ce24" office:value-type="float" office:value="30200">
            <text:p>30200</text:p>
          </table:table-cell>
          <table:table-cell table:style-name="ce24" office:value-type="string">
            <text:p>Bagnols sur Cèze</text:p>
          </table:table-cell>
          <table:table-cell table:style-name="ce24" office:value-type="float" office:value="44.93291">
            <text:p>44.93291</text:p>
          </table:table-cell>
          <table:table-cell table:style-name="ce24" office:value-type="float" office:value="4.365766">
            <text:p>4.365766</text:p>
          </table:table-cell>
          <table:table-cell table:style-name="ce42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34]=&quot;&quot;;&quot;&quot;;filter(['Feuille 4'.B:.B],['Feuille 4'.A:.A]=[.N34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4" office:value-type="float" office:value="34">
            <text:p>34</text:p>
          </table:table-cell>
          <table:table-cell table:style-name="ce24" office:value-type="string">
            <text:p>Urgences du CHU de Montpellier</text:p>
          </table:table-cell>
          <table:table-cell table:style-name="ce24" office:value-type="string">
            <text:p>CHU de Montpellier</text:p>
          </table:table-cell>
          <table:table-cell table:style-name="ce24" office:value-type="string">
            <text:p>31 avenue du Doyen gaston Giraud</text:p>
          </table:table-cell>
          <table:table-cell table:style-name="ce42" office:value-type="float" office:value="34000">
            <text:p>34000</text:p>
          </table:table-cell>
          <table:table-cell table:style-name="ce24" office:value-type="string">
            <text:p>Montpellier</text:p>
          </table:table-cell>
          <table:table-cell table:style-name="ce24" office:value-type="float" office:value="43.374841">
            <text:p>43.374841</text:p>
          </table:table-cell>
          <table:table-cell table:style-name="ce24" office:value-type="float" office:value="3.51179">
            <text:p>3.51179</text:p>
          </table:table-cell>
          <table:table-cell table:style-name="ce42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35]=&quot;&quot;;&quot;&quot;;filter(['Feuille 4'.B:.B],['Feuille 4'.A:.A]=[.N35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4" office:value-type="float" office:value="34">
            <text:p>34</text:p>
          </table:table-cell>
          <table:table-cell table:style-name="ce24" office:value-type="string">
            <text:p>Urgences de la Clinique Beau Soleil </text:p>
          </table:table-cell>
          <table:table-cell table:style-name="ce24" office:value-type="string">
            <text:p>Clinique Beau Soleil</text:p>
          </table:table-cell>
          <table:table-cell table:style-name="ce24" office:value-type="string">
            <text:p>119 avenue de Lodève</text:p>
          </table:table-cell>
          <table:table-cell table:style-name="ce24" office:value-type="float" office:value="34000">
            <text:p>34000</text:p>
          </table:table-cell>
          <table:table-cell table:style-name="ce24" office:value-type="string">
            <text:p>Montpellier</text:p>
          </table:table-cell>
          <table:table-cell table:number-columns-repeated="2" table:style-name="ce24"/>
          <table:table-cell table:style-name="ce42" office:value-type="string">
            <text:p>SU</text:p>
          </table:table-cell>
          <table:table-cell table:style-name="ce24" office:value-type="string">
            <text:p>ESPIC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36]=&quot;&quot;;&quot;&quot;;filter(['Feuille 4'.B:.B],['Feuille 4'.A:.A]=[.N36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4" office:value-type="float" office:value="34">
            <text:p>34</text:p>
          </table:table-cell>
          <table:table-cell table:style-name="ce24" office:value-type="string">
            <text:p>Urgences de la Polyclinique Saint Jean</text:p>
          </table:table-cell>
          <table:table-cell table:style-name="ce24" office:value-type="string">
            <text:p>Polyclinique Saint Jean</text:p>
          </table:table-cell>
          <table:table-cell table:style-name="ce24" office:value-type="string">
            <text:p>36 avenue Bouisso, Bertrand</text:p>
          </table:table-cell>
          <table:table-cell table:style-name="ce24" office:value-type="float" office:value="34000">
            <text:p>34000</text:p>
          </table:table-cell>
          <table:table-cell table:style-name="ce24" office:value-type="string">
            <text:p>Montpellier</text:p>
          </table:table-cell>
          <table:table-cell table:number-columns-repeated="2" table:style-name="ce24"/>
          <table:table-cell table:style-name="ce42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37]=&quot;&quot;;&quot;&quot;;filter(['Feuille 4'.B:.B],['Feuille 4'.A:.A]=[.N37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4" office:value-type="float" office:value="34">
            <text:p>34</text:p>
          </table:table-cell>
          <table:table-cell table:style-name="ce24" office:value-type="string">
            <text:p>Urgences de la Polyclinique Saint Roch</text:p>
          </table:table-cell>
          <table:table-cell table:style-name="ce24" office:value-type="string">
            <text:p>Polyclinique saint Roch</text:p>
          </table:table-cell>
          <table:table-cell table:style-name="ce24" office:value-type="string">
            <text:p>43 rue du Faubourg Saint Jaumes</text:p>
          </table:table-cell>
          <table:table-cell table:style-name="ce24" office:value-type="float" office:value="34000">
            <text:p>34000</text:p>
          </table:table-cell>
          <table:table-cell table:style-name="ce24" office:value-type="string">
            <text:p>Montpellier</text:p>
          </table:table-cell>
          <table:table-cell table:number-columns-repeated="2" table:style-name="ce24"/>
          <table:table-cell table:style-name="ce42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38]=&quot;&quot;;&quot;&quot;;filter(['Feuille 4'.B:.B],['Feuille 4'.A:.A]=[.N38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4" office:value-type="float" office:value="34">
            <text:p>34</text:p>
          </table:table-cell>
          <table:table-cell table:style-name="ce24" office:value-type="string">
            <text:p>Urgences de la Clinique du Millénaire</text:p>
          </table:table-cell>
          <table:table-cell table:style-name="ce24" office:value-type="string">
            <text:p>Clinique du Millénaire</text:p>
          </table:table-cell>
          <table:table-cell table:style-name="ce24" office:value-type="string">
            <text:p>220 boulevard Pénélope</text:p>
          </table:table-cell>
          <table:table-cell table:style-name="ce24" office:value-type="float" office:value="34000">
            <text:p>34000</text:p>
          </table:table-cell>
          <table:table-cell table:style-name="ce24" office:value-type="string">
            <text:p>Montpellier</text:p>
          </table:table-cell>
          <table:table-cell table:style-name="ce24" office:value-type="float" office:value="43.36483">
            <text:p>43.36483</text:p>
          </table:table-cell>
          <table:table-cell table:style-name="ce24" office:value-type="float" office:value="3.544909">
            <text:p>3.544909</text:p>
          </table:table-cell>
          <table:table-cell table:style-name="ce42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39]=&quot;&quot;;&quot;&quot;;filter(['Feuille 4'.B:.B],['Feuille 4'.A:.A]=[.N39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4" office:value-type="float" office:value="34">
            <text:p>34</text:p>
          </table:table-cell>
          <table:table-cell table:style-name="ce24" office:value-type="string">
            <text:p>Urgences de la Clinique du Parc</text:p>
          </table:table-cell>
          <table:table-cell table:style-name="ce24" office:value-type="string">
            <text:p>Clinique du Parc</text:p>
          </table:table-cell>
          <table:table-cell table:style-name="ce24" office:value-type="string">
            <text:p>50 rue Emile Combes</text:p>
          </table:table-cell>
          <table:table-cell table:style-name="ce24" office:value-type="float" office:value="34170">
            <text:p>34170</text:p>
          </table:table-cell>
          <table:table-cell table:style-name="ce24" office:value-type="string">
            <text:p>Castelnau le Lez</text:p>
          </table:table-cell>
          <table:table-cell table:style-name="ce24" office:value-type="float" office:value="43.38739">
            <text:p>43.38739</text:p>
          </table:table-cell>
          <table:table-cell table:style-name="ce24" office:value-type="float" office:value="3.532933">
            <text:p>3.532933</text:p>
          </table:table-cell>
          <table:table-cell table:style-name="ce42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40]=&quot;&quot;;&quot;&quot;;filter(['Feuille 4'.B:.B],['Feuille 4'.A:.A]=[.N40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4" office:value-type="float" office:value="34">
            <text:p>34</text:p>
          </table:table-cell>
          <table:table-cell table:style-name="ce24" office:value-type="string">
            <text:p>Urgences du CH de Béziers</text:p>
          </table:table-cell>
          <table:table-cell table:style-name="ce24" office:value-type="string">
            <text:p>CH de Béziers</text:p>
          </table:table-cell>
          <table:table-cell table:style-name="ce24" office:value-type="string">
            <text:p>2 rue Valentin Haüy</text:p>
          </table:table-cell>
          <table:table-cell table:style-name="ce24" office:value-type="float" office:value="34500">
            <text:p>34500</text:p>
          </table:table-cell>
          <table:table-cell table:style-name="ce24" office:value-type="string">
            <text:p>Béziers</text:p>
          </table:table-cell>
          <table:table-cell table:number-columns-repeated="2" table:style-name="ce24"/>
          <table:table-cell table:style-name="ce42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41]=&quot;&quot;;&quot;&quot;;filter(['Feuille 4'.B:.B],['Feuille 4'.A:.A]=[.N41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4" office:value-type="float" office:value="34">
            <text:p>34</text:p>
          </table:table-cell>
          <table:table-cell table:style-name="ce24" office:value-type="string">
            <text:p>Urgences du CH du Bassin de Thau</text:p>
          </table:table-cell>
          <table:table-cell table:style-name="ce24" office:value-type="string">
            <text:p>CH du Bassin de Thau</text:p>
          </table:table-cell>
          <table:table-cell table:style-name="ce42" office:value-type="string">
            <text:p>Boulevard Camille Blanc</text:p>
          </table:table-cell>
          <table:table-cell table:style-name="ce42" office:value-type="float" office:value="34200">
            <text:p>34200</text:p>
          </table:table-cell>
          <table:table-cell table:style-name="ce24" office:value-type="string">
            <text:p>Sète</text:p>
          </table:table-cell>
          <table:table-cell table:number-columns-repeated="2" table:style-name="ce24"/>
          <table:table-cell table:style-name="ce42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42]=&quot;&quot;;&quot;&quot;;filter(['Feuille 4'.B:.B],['Feuille 4'.A:.A]=[.N42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4" office:value-type="float" office:value="34">
            <text:p>34</text:p>
          </table:table-cell>
          <table:table-cell table:style-name="ce24" office:value-type="string">
            <text:p>Urgences de la Polyclinique Saint Privat</text:p>
          </table:table-cell>
          <table:table-cell table:style-name="ce24" office:value-type="string">
            <text:p>Polyclinique Saint Privat</text:p>
          </table:table-cell>
          <table:table-cell table:style-name="ce24" office:value-type="string">
            <text:p>10 rue de la Margeride</text:p>
          </table:table-cell>
          <table:table-cell table:style-name="ce24" office:value-type="float" office:value="34760">
            <text:p>34760</text:p>
          </table:table-cell>
          <table:table-cell table:style-name="ce24" office:value-type="string">
            <text:p>Boujan sur Libron</text:p>
          </table:table-cell>
          <table:table-cell table:number-columns-repeated="2" table:style-name="ce24"/>
          <table:table-cell table:style-name="ce42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43]=&quot;&quot;;&quot;&quot;;filter(['Feuille 4'.B:.B],['Feuille 4'.A:.A]=[.N43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4" office:value-type="float" office:value="34">
            <text:p>34</text:p>
          </table:table-cell>
          <table:table-cell table:style-name="ce24" office:value-type="string">
            <text:p>Urgences de la Polyclinique des Trois Vallée</text:p>
          </table:table-cell>
          <table:table-cell table:style-name="ce24" office:value-type="string">
            <text:p>Polyclinique des Trois Vallées</text:p>
          </table:table-cell>
          <table:table-cell table:style-name="ce24" office:value-type="string">
            <text:p>4 route de Saint Pons</text:p>
          </table:table-cell>
          <table:table-cell table:style-name="ce24" office:value-type="float" office:value="34600">
            <text:p>34600</text:p>
          </table:table-cell>
          <table:table-cell table:style-name="ce24" office:value-type="string">
            <text:p>Bédarieux</text:p>
          </table:table-cell>
          <table:table-cell table:number-columns-repeated="2" table:style-name="ce24"/>
          <table:table-cell table:style-name="ce42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44]=&quot;&quot;;&quot;&quot;;filter(['Feuille 4'.B:.B],['Feuille 4'.A:.A]=[.N44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4" office:value-type="float" office:value="34">
            <text:p>34</text:p>
          </table:table-cell>
          <table:table-cell table:style-name="ce24" office:value-type="string">
            <text:p>Urgences de la Clinique Via Domitia</text:p>
          </table:table-cell>
          <table:table-cell table:style-name="ce24" office:value-type="string">
            <text:p>Clinique Via Domitia</text:p>
          </table:table-cell>
          <table:table-cell table:style-name="ce24" office:value-type="string">
            <text:p>Chemin des Alicantes</text:p>
          </table:table-cell>
          <table:table-cell table:style-name="ce24" office:value-type="float" office:value="34400">
            <text:p>34400</text:p>
          </table:table-cell>
          <table:table-cell table:style-name="ce24" office:value-type="string">
            <text:p>Lunel</text:p>
          </table:table-cell>
          <table:table-cell table:style-name="ce42" office:value-type="float" office:value="43.39544">
            <text:p>43.39544</text:p>
          </table:table-cell>
          <table:table-cell table:style-name="ce42" office:value-type="float" office:value="4.79171">
            <text:p>4.79171</text:p>
          </table:table-cell>
          <table:table-cell table:style-name="ce42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45]=&quot;&quot;;&quot;&quot;;filter(['Feuille 4'.B:.B],['Feuille 4'.A:.A]=[.N45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4" office:value-type="float" office:value="34">
            <text:p>34</text:p>
          </table:table-cell>
          <table:table-cell table:style-name="ce24" office:value-type="string">
            <text:p>Urgences de la Clinique Pasteur</text:p>
          </table:table-cell>
          <table:table-cell table:style-name="ce24" office:value-type="string">
            <text:p>Polyclinique Pasteur</text:p>
          </table:table-cell>
          <table:table-cell table:style-name="ce24" office:value-type="string">
            <text:p>3 rue Pasteur</text:p>
          </table:table-cell>
          <table:table-cell table:style-name="ce24" office:value-type="float" office:value="34120">
            <text:p>34120</text:p>
          </table:table-cell>
          <table:table-cell table:style-name="ce24" office:value-type="string">
            <text:p>Pézenas</text:p>
          </table:table-cell>
          <table:table-cell table:number-columns-repeated="2" table:style-name="ce24"/>
          <table:table-cell table:style-name="ce42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46]=&quot;&quot;;&quot;&quot;;filter(['Feuille 4'.B:.B],['Feuille 4'.A:.A]=[.N46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4" office:value-type="float" office:value="34">
            <text:p>34</text:p>
          </table:table-cell>
          <table:table-cell table:style-name="ce24" office:value-type="string">
            <text:p>Urgences de la Clinique Saint Louis</text:p>
          </table:table-cell>
          <table:table-cell table:style-name="ce24" office:value-type="string">
            <text:p>Clinique Saint Louis</text:p>
          </table:table-cell>
          <table:table-cell table:style-name="ce24" office:value-type="string">
            <text:p>2 place joseph Boudouresques</text:p>
          </table:table-cell>
          <table:table-cell table:style-name="ce24" office:value-type="float" office:value="34190">
            <text:p>34190</text:p>
          </table:table-cell>
          <table:table-cell table:style-name="ce24" office:value-type="string">
            <text:p>Ganges</text:p>
          </table:table-cell>
          <table:table-cell table:style-name="ce42" office:value-type="float" office:value="43.555779">
            <text:p>43.555779</text:p>
          </table:table-cell>
          <table:table-cell table:style-name="ce42" office:value-type="float" office:value="3.42964">
            <text:p>3.42964</text:p>
          </table:table-cell>
          <table:table-cell table:style-name="ce42" office:value-type="string">
            <text:p>SU</text:p>
          </table:table-cell>
          <table:table-cell table:style-name="ce24" office:value-type="string">
            <text:p>ESPIC</text:p>
          </table:table-cell>
          <table:table-cell table:style-name="ce31" office:value-type="string">
            <text:p>Non concerné</text:p>
          </table:table-cell>
          <table:table-cell table:style-name="ce25"/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Lozère</text:p>
          </table:table-cell>
          <table:table-cell table:style-name="ce24" office:value-type="float" office:value="48">
            <text:p>48</text:p>
          </table:table-cell>
          <table:table-cell table:style-name="ce24" office:value-type="string">
            <text:p>Urgences du CH de Mende</text:p>
          </table:table-cell>
          <table:table-cell table:style-name="ce24" office:value-type="string">
            <text:p>CH de Mende</text:p>
          </table:table-cell>
          <table:table-cell table:style-name="ce28" office:value-type="string">
            <text:p>Avenue du 8 mai 1945</text:p>
          </table:table-cell>
          <table:table-cell table:style-name="ce28" office:value-type="float" office:value="48000">
            <text:p>48000</text:p>
          </table:table-cell>
          <table:table-cell table:style-name="ce24" office:value-type="string">
            <text:p>Mende</text:p>
          </table:table-cell>
          <table:table-cell table:style-name="ce24" office:value-type="float" office:value="44.310205">
            <text:p>44.310205</text:p>
          </table:table-cell>
          <table:table-cell table:style-name="ce24" office:value-type="float" office:value="3.290208">
            <text:p>3.290208</text:p>
          </table:table-cell>
          <table:table-cell table:style-name="ce42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48]=&quot;&quot;;&quot;&quot;;filter(['Feuille 4'.B:.B],['Feuille 4'.A:.A]=[.N48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Pyrénées Orientales</text:p>
          </table:table-cell>
          <table:table-cell table:style-name="ce24" office:value-type="float" office:value="66">
            <text:p>66</text:p>
          </table:table-cell>
          <table:table-cell table:style-name="ce24" office:value-type="string">
            <text:p>Urgences du CH de Perpignan</text:p>
          </table:table-cell>
          <table:table-cell table:style-name="ce24" office:value-type="string">
            <text:p>CH de Perpignan</text:p>
          </table:table-cell>
          <table:table-cell table:style-name="ce24" office:value-type="string">
            <text:p>20 avenue du Languedoc</text:p>
          </table:table-cell>
          <table:table-cell table:style-name="ce24" office:value-type="float" office:value="66000">
            <text:p>66000</text:p>
          </table:table-cell>
          <table:table-cell table:style-name="ce24" office:value-type="string">
            <text:p>Perpignan</text:p>
          </table:table-cell>
          <table:table-cell table:number-columns-repeated="2" table:style-name="ce24"/>
          <table:table-cell table:style-name="ce42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49]=&quot;&quot;;&quot;&quot;;filter(['Feuille 4'.B:.B],['Feuille 4'.A:.A]=[.N49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Pyrénées Orientales</text:p>
          </table:table-cell>
          <table:table-cell table:style-name="ce24" office:value-type="float" office:value="66">
            <text:p>66</text:p>
          </table:table-cell>
          <table:table-cell table:style-name="ce24" office:value-type="string">
            <text:p>Urgences de la Polyclinique Saint Pierre</text:p>
          </table:table-cell>
          <table:table-cell table:style-name="ce24" office:value-type="string">
            <text:p>Clinique Saint Pierre</text:p>
          </table:table-cell>
          <table:table-cell table:style-name="ce24" office:value-type="string">
            <text:p>169 avenue de Prades</text:p>
          </table:table-cell>
          <table:table-cell table:style-name="ce24" office:value-type="float" office:value="60000">
            <text:p>60000</text:p>
          </table:table-cell>
          <table:table-cell table:style-name="ce41" office:value-type="string">
            <text:p>Perpignan</text:p>
          </table:table-cell>
          <table:table-cell table:number-columns-repeated="2" table:style-name="ce24"/>
          <table:table-cell table:style-name="ce42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50]=&quot;&quot;;&quot;&quot;;filter(['Feuille 4'.B:.B],['Feuille 4'.A:.A]=[.N50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Pyrénées Orientales</text:p>
          </table:table-cell>
          <table:table-cell table:style-name="ce24" office:value-type="float" office:value="66">
            <text:p>66</text:p>
          </table:table-cell>
          <table:table-cell table:style-name="ce24" office:value-type="string">
            <text:p>Urgences de la Polyclinique Saint Roch</text:p>
          </table:table-cell>
          <table:table-cell table:style-name="ce24" office:value-type="string">
            <text:p>Polyclinique Saint Roch</text:p>
          </table:table-cell>
          <table:table-cell table:style-name="ce24" office:value-type="string">
            <text:p>Avenue Ambroise Croizat</text:p>
          </table:table-cell>
          <table:table-cell table:style-name="ce24" office:value-type="float" office:value="66330">
            <text:p>66330</text:p>
          </table:table-cell>
          <table:table-cell table:style-name="ce24" office:value-type="string">
            <text:p>Cabestany</text:p>
          </table:table-cell>
          <table:table-cell table:number-columns-repeated="2" table:style-name="ce24"/>
          <table:table-cell table:style-name="ce42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51]=&quot;&quot;;&quot;&quot;;filter(['Feuille 4'.B:.B],['Feuille 4'.A:.A]=[.N51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Pyrénées Orientales</text:p>
          </table:table-cell>
          <table:table-cell table:style-name="ce24" office:value-type="float" office:value="66">
            <text:p>66</text:p>
          </table:table-cell>
          <table:table-cell table:style-name="ce24" office:value-type="string">
            <text:p>Urgences de la Clinqiue Saint Michel</text:p>
          </table:table-cell>
          <table:table-cell table:style-name="ce24" office:value-type="string">
            <text:p>Clinique Saint Michel</text:p>
          </table:table-cell>
          <table:table-cell table:style-name="ce24" office:value-type="string">
            <text:p>25 avenue Louis Prat</text:p>
          </table:table-cell>
          <table:table-cell table:style-name="ce24" office:value-type="float" office:value="66500">
            <text:p>66500</text:p>
          </table:table-cell>
          <table:table-cell table:style-name="ce24" office:value-type="string">
            <text:p>Prades</text:p>
          </table:table-cell>
          <table:table-cell table:number-columns-repeated="2" table:style-name="ce24"/>
          <table:table-cell table:style-name="ce42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52]=&quot;&quot;;&quot;&quot;;filter(['Feuille 4'.B:.B],['Feuille 4'.A:.A]=[.N52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Pyrénées Orientales</text:p>
          </table:table-cell>
          <table:table-cell table:style-name="ce24" office:value-type="float" office:value="66">
            <text:p>66</text:p>
          </table:table-cell>
          <table:table-cell table:style-name="ce24" office:value-type="string">
            <text:p>Urgences de la Clinqiue du Vallespir</text:p>
          </table:table-cell>
          <table:table-cell table:style-name="ce24" office:value-type="string">
            <text:p>Clinique du Vallespir</text:p>
          </table:table-cell>
          <table:table-cell table:style-name="ce41" office:value-type="string">
            <text:p>Chemin San Plujet</text:p>
          </table:table-cell>
          <table:table-cell table:style-name="ce24" office:value-type="float" office:value="66400">
            <text:p>66400</text:p>
          </table:table-cell>
          <table:table-cell table:style-name="ce24" office:value-type="string">
            <text:p>Céret</text:p>
          </table:table-cell>
          <table:table-cell table:number-columns-repeated="2" table:style-name="ce24"/>
          <table:table-cell table:style-name="ce42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31" office:value-type="string">
            <text:p>Non concerné</text:p>
          </table:table-cell>
          <table:table-cell table:style-name="ce25" table:formula="of:=IFERROR(__xludf.DUMMYFUNCTION(IF([.N53]=&quot;&quot;;&quot;&quot;;filter(['Feuille 4'.B:.B],['Feuille 4'.A:.A]=[.N53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54]=&quot;&quot;;&quot;&quot;;filter(['Feuille 4'.B:.B],['Feuille 4'.A:.A]=[.N54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55]=&quot;&quot;;&quot;&quot;;filter(['Feuille 4'.B:.B],['Feuille 4'.A:.A]=[.N55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56]=&quot;&quot;;&quot;&quot;;filter(['Feuille 4'.B:.B],['Feuille 4'.A:.A]=[.N56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57]=&quot;&quot;;&quot;&quot;;filter(['Feuille 4'.B:.B],['Feuille 4'.A:.A]=[.N57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58]=&quot;&quot;;&quot;&quot;;filter(['Feuille 4'.B:.B],['Feuille 4'.A:.A]=[.N58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59]=&quot;&quot;;&quot;&quot;;filter(['Feuille 4'.B:.B],['Feuille 4'.A:.A]=[.N59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60]=&quot;&quot;;&quot;&quot;;filter(['Feuille 4'.B:.B],['Feuille 4'.A:.A]=[.N60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61]=&quot;&quot;;&quot;&quot;;filter(['Feuille 4'.B:.B],['Feuille 4'.A:.A]=[.N61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62]=&quot;&quot;;&quot;&quot;;filter(['Feuille 4'.B:.B],['Feuille 4'.A:.A]=[.N62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63]=&quot;&quot;;&quot;&quot;;filter(['Feuille 4'.B:.B],['Feuille 4'.A:.A]=[.N63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64]=&quot;&quot;;&quot;&quot;;filter(['Feuille 4'.B:.B],['Feuille 4'.A:.A]=[.N64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65]=&quot;&quot;;&quot;&quot;;filter(['Feuille 4'.B:.B],['Feuille 4'.A:.A]=[.N65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66]=&quot;&quot;;&quot;&quot;;filter(['Feuille 4'.B:.B],['Feuille 4'.A:.A]=[.N66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67]=&quot;&quot;;&quot;&quot;;filter(['Feuille 4'.B:.B],['Feuille 4'.A:.A]=[.N67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68]=&quot;&quot;;&quot;&quot;;filter(['Feuille 4'.B:.B],['Feuille 4'.A:.A]=[.N68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69]=&quot;&quot;;&quot;&quot;;filter(['Feuille 4'.B:.B],['Feuille 4'.A:.A]=[.N69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70]=&quot;&quot;;&quot;&quot;;filter(['Feuille 4'.B:.B],['Feuille 4'.A:.A]=[.N70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71]=&quot;&quot;;&quot;&quot;;filter(['Feuille 4'.B:.B],['Feuille 4'.A:.A]=[.N71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72]=&quot;&quot;;&quot;&quot;;filter(['Feuille 4'.B:.B],['Feuille 4'.A:.A]=[.N72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73]=&quot;&quot;;&quot;&quot;;filter(['Feuille 4'.B:.B],['Feuille 4'.A:.A]=[.N73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74]=&quot;&quot;;&quot;&quot;;filter(['Feuille 4'.B:.B],['Feuille 4'.A:.A]=[.N74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style-name="ce24"/>
          <table:table-cell table:number-columns-repeated="2" table:style-name="ce28"/>
          <table:table-cell table:number-columns-repeated="10" table:style-name="ce24"/>
          <table:table-cell table:style-name="ce28"/>
          <table:table-cell table:style-name="ce25" table:formula="of:=IFERROR(__xludf.DUMMYFUNCTION(IF([.N75]=&quot;&quot;;&quot;&quot;;filter(['Feuille 4'.B:.B],['Feuille 4'.A:.A]=[.N75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76]=&quot;&quot;;&quot;&quot;;filter(['Feuille 4'.B:.B],['Feuille 4'.A:.A]=[.N76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77]=&quot;&quot;;&quot;&quot;;filter(['Feuille 4'.B:.B],['Feuille 4'.A:.A]=[.N77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78]=&quot;&quot;;&quot;&quot;;filter(['Feuille 4'.B:.B],['Feuille 4'.A:.A]=[.N78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79]=&quot;&quot;;&quot;&quot;;filter(['Feuille 4'.B:.B],['Feuille 4'.A:.A]=[.N79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80]=&quot;&quot;;&quot;&quot;;filter(['Feuille 4'.B:.B],['Feuille 4'.A:.A]=[.N80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81]=&quot;&quot;;&quot;&quot;;filter(['Feuille 4'.B:.B],['Feuille 4'.A:.A]=[.N81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82]=&quot;&quot;;&quot;&quot;;filter(['Feuille 4'.B:.B],['Feuille 4'.A:.A]=[.N82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83]=&quot;&quot;;&quot;&quot;;filter(['Feuille 4'.B:.B],['Feuille 4'.A:.A]=[.N83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84]=&quot;&quot;;&quot;&quot;;filter(['Feuille 4'.B:.B],['Feuille 4'.A:.A]=[.N84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85]=&quot;&quot;;&quot;&quot;;filter(['Feuille 4'.B:.B],['Feuille 4'.A:.A]=[.N85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86]=&quot;&quot;;&quot;&quot;;filter(['Feuille 4'.B:.B],['Feuille 4'.A:.A]=[.N86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87]=&quot;&quot;;&quot;&quot;;filter(['Feuille 4'.B:.B],['Feuille 4'.A:.A]=[.N87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88]=&quot;&quot;;&quot;&quot;;filter(['Feuille 4'.B:.B],['Feuille 4'.A:.A]=[.N88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89]=&quot;&quot;;&quot;&quot;;filter(['Feuille 4'.B:.B],['Feuille 4'.A:.A]=[.N89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90]=&quot;&quot;;&quot;&quot;;filter(['Feuille 4'.B:.B],['Feuille 4'.A:.A]=[.N90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91]=&quot;&quot;;&quot;&quot;;filter(['Feuille 4'.B:.B],['Feuille 4'.A:.A]=[.N91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92]=&quot;&quot;;&quot;&quot;;filter(['Feuille 4'.B:.B],['Feuille 4'.A:.A]=[.N92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93]=&quot;&quot;;&quot;&quot;;filter(['Feuille 4'.B:.B],['Feuille 4'.A:.A]=[.N93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94]=&quot;&quot;;&quot;&quot;;filter(['Feuille 4'.B:.B],['Feuille 4'.A:.A]=[.N94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95]=&quot;&quot;;&quot;&quot;;filter(['Feuille 4'.B:.B],['Feuille 4'.A:.A]=[.N95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96]=&quot;&quot;;&quot;&quot;;filter(['Feuille 4'.B:.B],['Feuille 4'.A:.A]=[.N96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97]=&quot;&quot;;&quot;&quot;;filter(['Feuille 4'.B:.B],['Feuille 4'.A:.A]=[.N97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98]=&quot;&quot;;&quot;&quot;;filter(['Feuille 4'.B:.B],['Feuille 4'.A:.A]=[.N98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99]=&quot;&quot;;&quot;&quot;;filter(['Feuille 4'.B:.B],['Feuille 4'.A:.A]=[.N99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00]=&quot;&quot;;&quot;&quot;;filter(['Feuille 4'.B:.B],['Feuille 4'.A:.A]=[.N100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01]=&quot;&quot;;&quot;&quot;;filter(['Feuille 4'.B:.B],['Feuille 4'.A:.A]=[.N101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02]=&quot;&quot;;&quot;&quot;;filter(['Feuille 4'.B:.B],['Feuille 4'.A:.A]=[.N102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03]=&quot;&quot;;&quot;&quot;;filter(['Feuille 4'.B:.B],['Feuille 4'.A:.A]=[.N103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04]=&quot;&quot;;&quot;&quot;;filter(['Feuille 4'.B:.B],['Feuille 4'.A:.A]=[.N104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05]=&quot;&quot;;&quot;&quot;;filter(['Feuille 4'.B:.B],['Feuille 4'.A:.A]=[.N105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06]=&quot;&quot;;&quot;&quot;;filter(['Feuille 4'.B:.B],['Feuille 4'.A:.A]=[.N106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07]=&quot;&quot;;&quot;&quot;;filter(['Feuille 4'.B:.B],['Feuille 4'.A:.A]=[.N107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08]=&quot;&quot;;&quot;&quot;;filter(['Feuille 4'.B:.B],['Feuille 4'.A:.A]=[.N108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09]=&quot;&quot;;&quot;&quot;;filter(['Feuille 4'.B:.B],['Feuille 4'.A:.A]=[.N109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10]=&quot;&quot;;&quot;&quot;;filter(['Feuille 4'.B:.B],['Feuille 4'.A:.A]=[.N110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11]=&quot;&quot;;&quot;&quot;;filter(['Feuille 4'.B:.B],['Feuille 4'.A:.A]=[.N111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12]=&quot;&quot;;&quot;&quot;;filter(['Feuille 4'.B:.B],['Feuille 4'.A:.A]=[.N112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13]=&quot;&quot;;&quot;&quot;;filter(['Feuille 4'.B:.B],['Feuille 4'.A:.A]=[.N113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14]=&quot;&quot;;&quot;&quot;;filter(['Feuille 4'.B:.B],['Feuille 4'.A:.A]=[.N114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15]=&quot;&quot;;&quot;&quot;;filter(['Feuille 4'.B:.B],['Feuille 4'.A:.A]=[.N115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16]=&quot;&quot;;&quot;&quot;;filter(['Feuille 4'.B:.B],['Feuille 4'.A:.A]=[.N116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17]=&quot;&quot;;&quot;&quot;;filter(['Feuille 4'.B:.B],['Feuille 4'.A:.A]=[.N117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18]=&quot;&quot;;&quot;&quot;;filter(['Feuille 4'.B:.B],['Feuille 4'.A:.A]=[.N118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19]=&quot;&quot;;&quot;&quot;;filter(['Feuille 4'.B:.B],['Feuille 4'.A:.A]=[.N119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20]=&quot;&quot;;&quot;&quot;;filter(['Feuille 4'.B:.B],['Feuille 4'.A:.A]=[.N120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21]=&quot;&quot;;&quot;&quot;;filter(['Feuille 4'.B:.B],['Feuille 4'.A:.A]=[.N121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22]=&quot;&quot;;&quot;&quot;;filter(['Feuille 4'.B:.B],['Feuille 4'.A:.A]=[.N122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23]=&quot;&quot;;&quot;&quot;;filter(['Feuille 4'.B:.B],['Feuille 4'.A:.A]=[.N123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24]=&quot;&quot;;&quot;&quot;;filter(['Feuille 4'.B:.B],['Feuille 4'.A:.A]=[.N124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25]=&quot;&quot;;&quot;&quot;;filter(['Feuille 4'.B:.B],['Feuille 4'.A:.A]=[.N125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26]=&quot;&quot;;&quot;&quot;;filter(['Feuille 4'.B:.B],['Feuille 4'.A:.A]=[.N126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27]=&quot;&quot;;&quot;&quot;;filter(['Feuille 4'.B:.B],['Feuille 4'.A:.A]=[.N127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28]=&quot;&quot;;&quot;&quot;;filter(['Feuille 4'.B:.B],['Feuille 4'.A:.A]=[.N128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29]=&quot;&quot;;&quot;&quot;;filter(['Feuille 4'.B:.B],['Feuille 4'.A:.A]=[.N129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30]=&quot;&quot;;&quot;&quot;;filter(['Feuille 4'.B:.B],['Feuille 4'.A:.A]=[.N130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31]=&quot;&quot;;&quot;&quot;;filter(['Feuille 4'.B:.B],['Feuille 4'.A:.A]=[.N131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32]=&quot;&quot;;&quot;&quot;;filter(['Feuille 4'.B:.B],['Feuille 4'.A:.A]=[.N132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33]=&quot;&quot;;&quot;&quot;;filter(['Feuille 4'.B:.B],['Feuille 4'.A:.A]=[.N133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34]=&quot;&quot;;&quot;&quot;;filter(['Feuille 4'.B:.B],['Feuille 4'.A:.A]=[.N134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35]=&quot;&quot;;&quot;&quot;;filter(['Feuille 4'.B:.B],['Feuille 4'.A:.A]=[.N135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36]=&quot;&quot;;&quot;&quot;;filter(['Feuille 4'.B:.B],['Feuille 4'.A:.A]=[.N136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37]=&quot;&quot;;&quot;&quot;;filter(['Feuille 4'.B:.B],['Feuille 4'.A:.A]=[.N137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38]=&quot;&quot;;&quot;&quot;;filter(['Feuille 4'.B:.B],['Feuille 4'.A:.A]=[.N138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39]=&quot;&quot;;&quot;&quot;;filter(['Feuille 4'.B:.B],['Feuille 4'.A:.A]=[.N139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40]=&quot;&quot;;&quot;&quot;;filter(['Feuille 4'.B:.B],['Feuille 4'.A:.A]=[.N140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IF([.N141]=&quot;&quot;;&quot;&quot;;filter(['Feuille 4'.B:.B],['Feuille 4'.A:.A]=[.N141])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14" table:style-name="ce26"/>
          <table:table-cell table:style-name="ce25" table:formula="of:=IFERROR(__xludf.DUMMYFUNCTION(filter(['Feuille 4'.B:.B],['Feuille 4'.A:.A]=[.N142])),&quot;&quot;)" office:value-type="string">
            <text:p/>
          </table:table-cell>
          <table:table-cell table:number-columns-repeated="10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  <table:table-row table:style-name="ro2">
          <table:table-cell table:number-columns-repeated="25" table:style-name="ce26"/>
        </table:table-row>
      </table:table>
      <table:table table:name="ORU-PACA" table:style-name="ta5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8" table:default-cell-style-name="ce15"/>
        <table:table-column table:style-name="co9" table:default-cell-style-name="ce15"/>
        <table:table-column table:style-name="co19" table:default-cell-style-name="ce15"/>
        <table:table-column table:style-name="co11" table:default-cell-style-name="ce15"/>
        <table:table-column table:style-name="co1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15"/>
        <table:table-column table:style-name="co15" table:default-cell-style-name="ce15"/>
        <table:table-column table:style-name="co27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de-Haute-Provence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SAMU 04</text:p>
          </table:table-cell>
          <table:table-cell table:style-name="ce24" office:value-type="string">
            <text:p>CH Digne</text:p>
          </table:table-cell>
          <table:table-cell table:style-name="ce24" office:value-type="string">
            <text:p>Quartier Saint Christophe BP 213</text:p>
          </table:table-cell>
          <table:table-cell table:style-name="ce24" office:value-type="float" office:value="4003">
            <text:p>4003</text:p>
          </table:table-cell>
          <table:table-cell table:style-name="ce24" office:value-type="string">
            <text:p>DIGNE-LES-BAINS</text:p>
          </table:table-cell>
          <table:table-cell table:style-name="ce24" office:value-type="float" office:value="44.06992077">
            <text:p>44.06992077</text:p>
          </table:table-cell>
          <table:table-cell table:style-name="ce24" office:value-type="float" office:value="6.175416431">
            <text:p>6.175416431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Hautes-Alpes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SAMU 05</text:p>
          </table:table-cell>
          <table:table-cell table:style-name="ce24" office:value-type="string">
            <text:p>CHICAS Gap</text:p>
          </table:table-cell>
          <table:table-cell table:style-name="ce24" office:value-type="string">
            <text:p>1 place Auguste Muret BP 101</text:p>
          </table:table-cell>
          <table:table-cell table:style-name="ce24" office:value-type="float" office:value="5007">
            <text:p>5007</text:p>
          </table:table-cell>
          <table:table-cell table:style-name="ce24" office:value-type="string">
            <text:p>GAP CEDEX</text:p>
          </table:table-cell>
          <table:table-cell table:style-name="ce24" office:value-type="float" office:value="44.557098">
            <text:p>44.557098</text:p>
          </table:table-cell>
          <table:table-cell table:style-name="ce24" office:value-type="float" office:value="6.07463">
            <text:p>6.07463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SAMU 06</text:p>
          </table:table-cell>
          <table:table-cell table:style-name="ce24" office:value-type="string">
            <text:p>CHU Nice - Saint Roch</text:p>
          </table:table-cell>
          <table:table-cell table:style-name="ce24" office:value-type="string">
            <text:p>5 rue Pierre Devoluy BP 1319</text:p>
          </table:table-cell>
          <table:table-cell table:style-name="ce24" office:value-type="float" office:value="6006">
            <text:p>6006</text:p>
          </table:table-cell>
          <table:table-cell table:style-name="ce24" office:value-type="string">
            <text:p>NICE CEDEX 1</text:p>
          </table:table-cell>
          <table:table-cell table:style-name="ce24" office:value-type="float" office:value="43.703009">
            <text:p>43.703009</text:p>
          </table:table-cell>
          <table:table-cell table:style-name="ce24" office:value-type="float" office:value="7.274103">
            <text:p>7.274103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SAMU 13</text:p>
          </table:table-cell>
          <table:table-cell table:style-name="ce24" office:value-type="string">
            <text:p>AP-HM - Timone</text:p>
          </table:table-cell>
          <table:table-cell table:style-name="ce24" office:value-type="string">
            <text:p>264 rue Saint-Pierre</text:p>
          </table:table-cell>
          <table:table-cell table:style-name="ce24" office:value-type="float" office:value="13385">
            <text:p>13385</text:p>
          </table:table-cell>
          <table:table-cell table:style-name="ce24" office:value-type="string">
            <text:p>MARSEILLE CEDEX 05</text:p>
          </table:table-cell>
          <table:table-cell table:style-name="ce24" office:value-type="float" office:value="43.29117707">
            <text:p>43.29117707</text:p>
          </table:table-cell>
          <table:table-cell table:style-name="ce24" office:value-type="float" office:value="5.402046188">
            <text:p>5.402046188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4" office:value-type="float" office:value="83">
            <text:p>83</text:p>
          </table:table-cell>
          <table:table-cell table:style-name="ce24" office:value-type="string">
            <text:p>SAMU 83</text:p>
          </table:table-cell>
          <table:table-cell table:style-name="ce24" office:value-type="string">
            <text:p>CHITS Toulon</text:p>
          </table:table-cell>
          <table:table-cell table:style-name="ce24" office:value-type="string">
            <text:p>54 rue Henri Sainte-Claire Deville CS 31412</text:p>
          </table:table-cell>
          <table:table-cell table:style-name="ce24" office:value-type="float" office:value="83056">
            <text:p>83056</text:p>
          </table:table-cell>
          <table:table-cell table:style-name="ce24" office:value-type="string">
            <text:p>TOULON</text:p>
          </table:table-cell>
          <table:table-cell table:style-name="ce24" office:value-type="float" office:value="43.125222">
            <text:p>43.125222</text:p>
          </table:table-cell>
          <table:table-cell table:style-name="ce24" office:value-type="float" office:value="5.975148">
            <text:p>5.975148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4" office:value-type="float" office:value="84">
            <text:p>84</text:p>
          </table:table-cell>
          <table:table-cell table:style-name="ce24" office:value-type="string">
            <text:p>SAMU 84</text:p>
          </table:table-cell>
          <table:table-cell table:style-name="ce24" office:value-type="string">
            <text:p>CH Avignon</text:p>
          </table:table-cell>
          <table:table-cell table:style-name="ce24" office:value-type="string">
            <text:p>305 rue Raoul Follereau</text:p>
          </table:table-cell>
          <table:table-cell table:style-name="ce24" office:value-type="float" office:value="84902">
            <text:p>84902</text:p>
          </table:table-cell>
          <table:table-cell table:style-name="ce24" office:value-type="string">
            <text:p>AVIGNON</text:p>
          </table:table-cell>
          <table:table-cell table:style-name="ce24" office:value-type="float" office:value="43.91995664">
            <text:p>43.91995664</text:p>
          </table:table-cell>
          <table:table-cell table:style-name="ce24" office:value-type="float" office:value="4.801981467">
            <text:p>4.801981467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de-Haute-Provence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SMUR de Digne</text:p>
          </table:table-cell>
          <table:table-cell table:style-name="ce24" office:value-type="string">
            <text:p>CH Digne</text:p>
          </table:table-cell>
          <table:table-cell table:style-name="ce24" office:value-type="string">
            <text:p>Quartier Saint Christophe BP 213</text:p>
          </table:table-cell>
          <table:table-cell table:style-name="ce24" office:value-type="float" office:value="4003">
            <text:p>4003</text:p>
          </table:table-cell>
          <table:table-cell table:style-name="ce24" office:value-type="string">
            <text:p>DIGNE-LES-BAINS</text:p>
          </table:table-cell>
          <table:table-cell table:style-name="ce24" office:value-type="float" office:value="44.06992077">
            <text:p>44.06992077</text:p>
          </table:table-cell>
          <table:table-cell table:style-name="ce24" office:value-type="float" office:value="6.175416431">
            <text:p>6.175416431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de-Haute-Provence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SMUR de Manosque</text:p>
          </table:table-cell>
          <table:table-cell table:style-name="ce24" office:value-type="string">
            <text:p>CH Manosque</text:p>
          </table:table-cell>
          <table:table-cell table:style-name="ce24" office:value-type="string">
            <text:p>rue Auguste Girard BP 60108</text:p>
          </table:table-cell>
          <table:table-cell table:style-name="ce24" office:value-type="float" office:value="4101">
            <text:p>4101</text:p>
          </table:table-cell>
          <table:table-cell table:style-name="ce24" office:value-type="string">
            <text:p>MANOSQUE CEDEX</text:p>
          </table:table-cell>
          <table:table-cell table:style-name="ce24" office:value-type="float" office:value="43.82858652">
            <text:p>43.82858652</text:p>
          </table:table-cell>
          <table:table-cell table:style-name="ce24" office:value-type="float" office:value="5.80578809">
            <text:p>5.80578809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de-Haute-Provence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SMUR de Sisteron</text:p>
          </table:table-cell>
          <table:table-cell table:style-name="ce24" office:value-type="string">
            <text:p>CHICAS Sisteron</text:p>
          </table:table-cell>
          <table:table-cell table:style-name="ce24" office:value-type="string">
            <text:p>4 avenue de la Libération</text:p>
          </table:table-cell>
          <table:table-cell table:style-name="ce24" office:value-type="float" office:value="4000">
            <text:p>4000</text:p>
          </table:table-cell>
          <table:table-cell table:style-name="ce24" office:value-type="string">
            <text:p>SISTERON</text:p>
          </table:table-cell>
          <table:table-cell table:style-name="ce24" office:value-type="float" office:value="44.193188">
            <text:p>44.193188</text:p>
          </table:table-cell>
          <table:table-cell table:style-name="ce24" office:value-type="float" office:value="5.943604">
            <text:p>5.943604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Hautes-Alpes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SMUR de Gap</text:p>
          </table:table-cell>
          <table:table-cell table:style-name="ce24" office:value-type="string">
            <text:p>CHICAS Gap</text:p>
          </table:table-cell>
          <table:table-cell table:style-name="ce24" office:value-type="string">
            <text:p>1 PLACE AUGUSTE MURET</text:p>
          </table:table-cell>
          <table:table-cell table:style-name="ce24" office:value-type="float" office:value="5007">
            <text:p>5007</text:p>
          </table:table-cell>
          <table:table-cell table:style-name="ce24" office:value-type="string">
            <text:p>GAP CEDEX</text:p>
          </table:table-cell>
          <table:table-cell table:style-name="ce24" office:value-type="float" office:value="44.557098">
            <text:p>44.557098</text:p>
          </table:table-cell>
          <table:table-cell table:style-name="ce24" office:value-type="float" office:value="6.07463">
            <text:p>6.07463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1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Hautes-Alpes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SMUR de Briançon</text:p>
          </table:table-cell>
          <table:table-cell table:style-name="ce24" office:value-type="string">
            <text:p>CH Briançon</text:p>
          </table:table-cell>
          <table:table-cell table:style-name="ce24" office:value-type="string">
            <text:p>24 AVENUE ADRIEN DAURELLE</text:p>
          </table:table-cell>
          <table:table-cell table:style-name="ce24" office:value-type="float" office:value="5105">
            <text:p>5105</text:p>
          </table:table-cell>
          <table:table-cell table:style-name="ce24" office:value-type="string">
            <text:p>BRIANCON CEDEX</text:p>
          </table:table-cell>
          <table:table-cell table:style-name="ce24" office:value-type="float" office:value="44.906399">
            <text:p>44.906399</text:p>
          </table:table-cell>
          <table:table-cell table:style-name="ce24" office:value-type="float" office:value="6.63355">
            <text:p>6.63355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Smur de Nice Adultes</text:p>
          </table:table-cell>
          <table:table-cell table:style-name="ce24" office:value-type="string">
            <text:p>CHU Nice - Saint Roch</text:p>
          </table:table-cell>
          <table:table-cell table:style-name="ce24" office:value-type="string">
            <text:p>5 RUE PIERRE DEVOLUY</text:p>
          </table:table-cell>
          <table:table-cell table:style-name="ce24" office:value-type="float" office:value="6006">
            <text:p>6006</text:p>
          </table:table-cell>
          <table:table-cell table:style-name="ce24" office:value-type="string">
            <text:p>NICE CEDEX 1</text:p>
          </table:table-cell>
          <table:table-cell table:style-name="ce24" office:value-type="float" office:value="43.703009">
            <text:p>43.703009</text:p>
          </table:table-cell>
          <table:table-cell table:style-name="ce24" office:value-type="float" office:value="7.274103">
            <text:p>7.274103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1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SMUR de Grasse</text:p>
          </table:table-cell>
          <table:table-cell table:style-name="ce24" office:value-type="string">
            <text:p>CH Grasse</text:p>
          </table:table-cell>
          <table:table-cell table:style-name="ce24" office:value-type="string">
            <text:p>CHEMIN DE CLAVARY</text:p>
          </table:table-cell>
          <table:table-cell table:style-name="ce24" office:value-type="float" office:value="6135">
            <text:p>6135</text:p>
          </table:table-cell>
          <table:table-cell table:style-name="ce24" office:value-type="string">
            <text:p>GRASSE</text:p>
          </table:table-cell>
          <table:table-cell table:style-name="ce24" office:value-type="float" office:value="43.61996412">
            <text:p>43.61996412</text:p>
          </table:table-cell>
          <table:table-cell table:style-name="ce24" office:value-type="float" office:value="6.930759778">
            <text:p>6.930759778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SMUR de Cannes</text:p>
          </table:table-cell>
          <table:table-cell table:style-name="ce24" office:value-type="string">
            <text:p>CH Cannes</text:p>
          </table:table-cell>
          <table:table-cell table:style-name="ce24" office:value-type="string">
            <text:p>15 AVENUE DES BROUSSAILLES</text:p>
          </table:table-cell>
          <table:table-cell table:style-name="ce24" office:value-type="float" office:value="6414">
            <text:p>6414</text:p>
          </table:table-cell>
          <table:table-cell table:style-name="ce24" office:value-type="string">
            <text:p>CANNES</text:p>
          </table:table-cell>
          <table:table-cell table:style-name="ce24" office:value-type="float" office:value="43.56183">
            <text:p>43.56183</text:p>
          </table:table-cell>
          <table:table-cell table:style-name="ce24" office:value-type="float" office:value="7.005085">
            <text:p>7.005085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SMUR de Menton</text:p>
          </table:table-cell>
          <table:table-cell table:style-name="ce24" office:value-type="string">
            <text:p>CH Menton</text:p>
          </table:table-cell>
          <table:table-cell table:style-name="ce24" office:value-type="string">
            <text:p>2 RUE ANTOINE PEGLION</text:p>
          </table:table-cell>
          <table:table-cell table:style-name="ce24" office:value-type="float" office:value="6507">
            <text:p>6507</text:p>
          </table:table-cell>
          <table:table-cell table:style-name="ce24" office:value-type="string">
            <text:p>MENTON</text:p>
          </table:table-cell>
          <table:table-cell table:style-name="ce24" office:value-type="float" office:value="43.76681047">
            <text:p>43.76681047</text:p>
          </table:table-cell>
          <table:table-cell table:style-name="ce24" office:value-type="float" office:value="7.483784732">
            <text:p>7.483784732</text:p>
          </table:table-cell>
          <table:table-cell table:style-name="ce24" office:value-type="string">
            <text:p>Antenne SMUR</text:p>
          </table:table-cell>
          <table:table-cell table:style-name="ce24" office:value-type="string">
            <text:p>Public</text:p>
          </table:table-cell>
          <table:table-cell table:style-name="ce30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SMUR d'Antibes</text:p>
          </table:table-cell>
          <table:table-cell table:style-name="ce24" office:value-type="string">
            <text:p>CH Antibes</text:p>
          </table:table-cell>
          <table:table-cell table:style-name="ce24" office:value-type="string">
            <text:p>107 ROUTE DE NICE</text:p>
          </table:table-cell>
          <table:table-cell table:style-name="ce24" office:value-type="float" office:value="6606">
            <text:p>6606</text:p>
          </table:table-cell>
          <table:table-cell table:style-name="ce24" office:value-type="string">
            <text:p>ANTIBES</text:p>
          </table:table-cell>
          <table:table-cell table:style-name="ce24" office:value-type="float" office:value="43.601408">
            <text:p>43.601408</text:p>
          </table:table-cell>
          <table:table-cell table:style-name="ce24" office:value-type="float" office:value="7.122278">
            <text:p>7.122278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SMUR AP-HM - Plombières</text:p>
          </table:table-cell>
          <table:table-cell table:style-name="ce24" office:value-type="string">
            <text:p>CIS Plombières</text:p>
          </table:table-cell>
          <table:table-cell table:style-name="ce24" office:value-type="string">
            <text:p>BOULEVARD DE PLOMBIERES</text:p>
          </table:table-cell>
          <table:table-cell table:style-name="ce24" office:value-type="float" office:value="13003">
            <text:p>13003</text:p>
          </table:table-cell>
          <table:table-cell table:style-name="ce24" office:value-type="string">
            <text:p>MARSEILLE</text:p>
          </table:table-cell>
          <table:table-cell table:style-name="ce24" office:value-type="float" office:value="43.317272">
            <text:p>43.317272</text:p>
          </table:table-cell>
          <table:table-cell table:style-name="ce24" office:value-type="float" office:value="5.381383">
            <text:p>5.381383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SMUR AP-HM - Endoume</text:p>
          </table:table-cell>
          <table:table-cell table:style-name="ce24" office:value-type="string">
            <text:p>CIS Endoume</text:p>
          </table:table-cell>
          <table:table-cell table:style-name="ce24" office:value-type="string">
            <text:p>RUE SAUVEUR TOBELEM</text:p>
          </table:table-cell>
          <table:table-cell table:style-name="ce24" office:value-type="float" office:value="13007">
            <text:p>13007</text:p>
          </table:table-cell>
          <table:table-cell table:style-name="ce24" office:value-type="string">
            <text:p>MARSEILLE</text:p>
          </table:table-cell>
          <table:table-cell table:style-name="ce24" office:value-type="float" office:value="43.2883">
            <text:p>43.2883</text:p>
          </table:table-cell>
          <table:table-cell table:style-name="ce24" office:value-type="float" office:value="5.364449">
            <text:p>5.364449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SMUR AP-HM - Louvain</text:p>
          </table:table-cell>
          <table:table-cell table:style-name="ce24" office:value-type="string">
            <text:p>CIS Louvain</text:p>
          </table:table-cell>
          <table:table-cell table:style-name="ce24" office:value-type="string">
            <text:p>BOULEVARD DE LOUVAIN</text:p>
          </table:table-cell>
          <table:table-cell table:style-name="ce24" office:value-type="float" office:value="13008">
            <text:p>13008</text:p>
          </table:table-cell>
          <table:table-cell table:style-name="ce24" office:value-type="string">
            <text:p>MARSEILLE</text:p>
          </table:table-cell>
          <table:table-cell table:style-name="ce24" office:value-type="float" office:value="43.276298">
            <text:p>43.276298</text:p>
          </table:table-cell>
          <table:table-cell table:style-name="ce24" office:value-type="float" office:value="5.392732">
            <text:p>5.392732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SMUR AP-HM - Nord</text:p>
          </table:table-cell>
          <table:table-cell table:style-name="ce24" office:value-type="string">
            <text:p>AP-HM Nord Adultes</text:p>
          </table:table-cell>
          <table:table-cell table:style-name="ce24" office:value-type="string">
            <text:p>CHEMIN DE BOURRELY</text:p>
          </table:table-cell>
          <table:table-cell table:style-name="ce24" office:value-type="float" office:value="13015">
            <text:p>13015</text:p>
          </table:table-cell>
          <table:table-cell table:style-name="ce24" office:value-type="string">
            <text:p>MARSEILLE 15</text:p>
          </table:table-cell>
          <table:table-cell table:style-name="ce24" office:value-type="float" office:value="43.37875145">
            <text:p>43.37875145</text:p>
          </table:table-cell>
          <table:table-cell table:style-name="ce24" office:value-type="float" office:value="5.362910593">
            <text:p>5.362910593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SMUR AP-HM - Lavéran</text:p>
          </table:table-cell>
          <table:table-cell table:style-name="ce24" office:value-type="string">
            <text:p>HIA Lavéran</text:p>
          </table:table-cell>
          <table:table-cell table:style-name="ce24" office:value-type="string">
            <text:p>34 BOULEVARD ALPHONSE LAVERAN</text:p>
          </table:table-cell>
          <table:table-cell table:style-name="ce24" office:value-type="float" office:value="13384">
            <text:p>13384</text:p>
          </table:table-cell>
          <table:table-cell table:style-name="ce24" office:value-type="string">
            <text:p>MARSEILLE CEDEX 13</text:p>
          </table:table-cell>
          <table:table-cell table:style-name="ce24" office:value-type="float" office:value="43.327767">
            <text:p>43.327767</text:p>
          </table:table-cell>
          <table:table-cell table:style-name="ce24" office:value-type="float" office:value="5.413789">
            <text:p>5.413789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SMUR AP-HM - Timone</text:p>
          </table:table-cell>
          <table:table-cell table:style-name="ce24" office:value-type="string">
            <text:p>AP-HM Timone</text:p>
          </table:table-cell>
          <table:table-cell table:style-name="ce24" office:value-type="string">
            <text:p>264 RUE SAINT PIERRE</text:p>
          </table:table-cell>
          <table:table-cell table:style-name="ce24" office:value-type="float" office:value="13385">
            <text:p>13385</text:p>
          </table:table-cell>
          <table:table-cell table:style-name="ce24" office:value-type="string">
            <text:p>MARSEILLE CEDEX 05</text:p>
          </table:table-cell>
          <table:table-cell table:style-name="ce24" office:value-type="float" office:value="43.290115">
            <text:p>43.290115</text:p>
          </table:table-cell>
          <table:table-cell table:style-name="ce24" office:value-type="float" office:value="5.425714">
            <text:p>5.425714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1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SMUR d'Aix</text:p>
          </table:table-cell>
          <table:table-cell table:style-name="ce24" office:value-type="string">
            <text:p>CH du Pays d'Aix - Aix</text:p>
          </table:table-cell>
          <table:table-cell table:style-name="ce24" office:value-type="string">
            <text:p>AVENUE DES TAMARIS</text:p>
          </table:table-cell>
          <table:table-cell table:style-name="ce24" office:value-type="float" office:value="13616">
            <text:p>13616</text:p>
          </table:table-cell>
          <table:table-cell table:style-name="ce24" office:value-type="string">
            <text:p>AIX EN PROVENCE</text:p>
          </table:table-cell>
          <table:table-cell table:style-name="ce24" office:value-type="float" office:value="43.53523711">
            <text:p>43.53523711</text:p>
          </table:table-cell>
          <table:table-cell table:style-name="ce24" office:value-type="float" office:value="5.443139005">
            <text:p>5.443139005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SMUR d'Arles</text:p>
          </table:table-cell>
          <table:table-cell table:style-name="ce24" office:value-type="string">
            <text:p>CH Arles</text:p>
          </table:table-cell>
          <table:table-cell table:style-name="ce24" office:value-type="string">
            <text:p>QUARTIER FOURCHON</text:p>
          </table:table-cell>
          <table:table-cell table:style-name="ce24" office:value-type="float" office:value="13637">
            <text:p>13637</text:p>
          </table:table-cell>
          <table:table-cell table:style-name="ce24" office:value-type="string">
            <text:p>ARLES CEDEX</text:p>
          </table:table-cell>
          <table:table-cell table:style-name="ce24" office:value-type="float" office:value="43.65777304">
            <text:p>43.65777304</text:p>
          </table:table-cell>
          <table:table-cell table:style-name="ce24" office:value-type="float" office:value="4.634133762">
            <text:p>4.634133762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SMUR de Salon</text:p>
          </table:table-cell>
          <table:table-cell table:style-name="ce24" office:value-type="string">
            <text:p>CH Salon</text:p>
          </table:table-cell>
          <table:table-cell table:style-name="ce24" office:value-type="string">
            <text:p>207 AVENUE JULIEN FABRE</text:p>
          </table:table-cell>
          <table:table-cell table:style-name="ce24" office:value-type="float" office:value="13657">
            <text:p>13657</text:p>
          </table:table-cell>
          <table:table-cell table:style-name="ce24" office:value-type="string">
            <text:p>SALON DE PROVENCE</text:p>
          </table:table-cell>
          <table:table-cell table:style-name="ce24" office:value-type="float" office:value="43.639677">
            <text:p>43.639677</text:p>
          </table:table-cell>
          <table:table-cell table:style-name="ce24" office:value-type="float" office:value="5.102623">
            <text:p>5.102623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SMUR d'Aubagne</text:p>
          </table:table-cell>
          <table:table-cell table:style-name="ce24" office:value-type="string">
            <text:p>CH Aubagne</text:p>
          </table:table-cell>
          <table:table-cell table:style-name="ce24" office:value-type="string">
            <text:p>179 AVENUE DES SOEURS GASTINE</text:p>
          </table:table-cell>
          <table:table-cell table:style-name="ce24" office:value-type="float" office:value="13677">
            <text:p>13677</text:p>
          </table:table-cell>
          <table:table-cell table:style-name="ce24" office:value-type="string">
            <text:p>AUBAGNE</text:p>
          </table:table-cell>
          <table:table-cell table:style-name="ce24" office:value-type="float" office:value="43.2915">
            <text:p>43.2915</text:p>
          </table:table-cell>
          <table:table-cell table:style-name="ce24" office:value-type="float" office:value="5.56328">
            <text:p>5.56328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SMUR de Martigues</text:p>
          </table:table-cell>
          <table:table-cell table:style-name="ce24" office:value-type="string">
            <text:p>CH Martigues</text:p>
          </table:table-cell>
          <table:table-cell table:style-name="ce24" office:value-type="string">
            <text:p>3 BOULEVARD DES RAYETTES</text:p>
          </table:table-cell>
          <table:table-cell table:style-name="ce24" office:value-type="float" office:value="13698">
            <text:p>13698</text:p>
          </table:table-cell>
          <table:table-cell table:style-name="ce24" office:value-type="string">
            <text:p>MARTIGUES</text:p>
          </table:table-cell>
          <table:table-cell table:style-name="ce24" office:value-type="float" office:value="43.4124435">
            <text:p>43.4124435</text:p>
          </table:table-cell>
          <table:table-cell table:style-name="ce24" office:value-type="float" office:value="5.038919153">
            <text:p>5.038919153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4" office:value-type="float" office:value="83">
            <text:p>83</text:p>
          </table:table-cell>
          <table:table-cell table:style-name="ce24" office:value-type="string">
            <text:p>SMUR de Draguignan</text:p>
          </table:table-cell>
          <table:table-cell table:style-name="ce24" office:value-type="string">
            <text:p>CH Draguignan</text:p>
          </table:table-cell>
          <table:table-cell table:style-name="ce24" office:value-type="string">
            <text:p>ROUTE DE MONTFERRAT</text:p>
          </table:table-cell>
          <table:table-cell table:style-name="ce24" office:value-type="float" office:value="83007">
            <text:p>83007</text:p>
          </table:table-cell>
          <table:table-cell table:style-name="ce24" office:value-type="string">
            <text:p>DRAGUIGNAN CEDEX</text:p>
          </table:table-cell>
          <table:table-cell table:style-name="ce24" office:value-type="float" office:value="43.54885244">
            <text:p>43.54885244</text:p>
          </table:table-cell>
          <table:table-cell table:style-name="ce24" office:value-type="float" office:value="6.445318877">
            <text:p>6.445318877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4" office:value-type="float" office:value="83">
            <text:p>83</text:p>
          </table:table-cell>
          <table:table-cell table:style-name="ce24" office:value-type="string">
            <text:p>SMUR de Toulon</text:p>
          </table:table-cell>
          <table:table-cell table:style-name="ce24" office:value-type="string">
            <text:p>CHITS Toulon</text:p>
          </table:table-cell>
          <table:table-cell table:style-name="ce24" office:value-type="string">
            <text:p>54 RUE HENRI SAINTE-CLAIRE DEVILLE</text:p>
          </table:table-cell>
          <table:table-cell table:style-name="ce24" office:value-type="float" office:value="83056">
            <text:p>83056</text:p>
          </table:table-cell>
          <table:table-cell table:style-name="ce24" office:value-type="string">
            <text:p>TOULON</text:p>
          </table:table-cell>
          <table:table-cell table:style-name="ce24" office:value-type="float" office:value="43.125222">
            <text:p>43.125222</text:p>
          </table:table-cell>
          <table:table-cell table:style-name="ce24" office:value-type="float" office:value="5.975148">
            <text:p>5.975148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1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4" office:value-type="float" office:value="83">
            <text:p>83</text:p>
          </table:table-cell>
          <table:table-cell table:style-name="ce24" office:value-type="string">
            <text:p>SMUR de Brignoles</text:p>
          </table:table-cell>
          <table:table-cell table:style-name="ce24" office:value-type="string">
            <text:p>CH Brignoles</text:p>
          </table:table-cell>
          <table:table-cell table:style-name="ce24" office:value-type="string">
            <text:p>TRAVERSE DES CAPUCINS</text:p>
          </table:table-cell>
          <table:table-cell table:style-name="ce24" office:value-type="float" office:value="83177">
            <text:p>83177</text:p>
          </table:table-cell>
          <table:table-cell table:style-name="ce24" office:value-type="string">
            <text:p>BRIGNOLES</text:p>
          </table:table-cell>
          <table:table-cell table:style-name="ce24" office:value-type="float" office:value="43.40371217">
            <text:p>43.40371217</text:p>
          </table:table-cell>
          <table:table-cell table:style-name="ce24" office:value-type="float" office:value="6.066685265">
            <text:p>6.066685265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4" office:value-type="float" office:value="83">
            <text:p>83</text:p>
          </table:table-cell>
          <table:table-cell table:style-name="ce24" office:value-type="string">
            <text:p>SMUR de Hyères</text:p>
          </table:table-cell>
          <table:table-cell table:style-name="ce24" office:value-type="string">
            <text:p>CH Hyères</text:p>
          </table:table-cell>
          <table:table-cell table:style-name="ce24" office:value-type="string">
            <text:p>AVENUE DU MARECHAL JUIN</text:p>
          </table:table-cell>
          <table:table-cell table:style-name="ce24" office:value-type="float" office:value="83407">
            <text:p>83407</text:p>
          </table:table-cell>
          <table:table-cell table:style-name="ce24" office:value-type="string">
            <text:p>HYERES</text:p>
          </table:table-cell>
          <table:table-cell table:style-name="ce24" office:value-type="float" office:value="43.11906032">
            <text:p>43.11906032</text:p>
          </table:table-cell>
          <table:table-cell table:style-name="ce24" office:value-type="float" office:value="6.112891458">
            <text:p>6.112891458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4" office:value-type="float" office:value="83">
            <text:p>83</text:p>
          </table:table-cell>
          <table:table-cell table:style-name="ce24" office:value-type="string">
            <text:p>SMUR de Saint-Tropez</text:p>
          </table:table-cell>
          <table:table-cell table:style-name="ce24" office:value-type="string">
            <text:p>CH Saint-Tropez</text:p>
          </table:table-cell>
          <table:table-cell table:style-name="ce24" office:value-type="string">
            <text:p>RD 559</text:p>
          </table:table-cell>
          <table:table-cell table:style-name="ce24" office:value-type="float" office:value="83580">
            <text:p>83580</text:p>
          </table:table-cell>
          <table:table-cell table:style-name="ce24" office:value-type="string">
            <text:p>GASSIN</text:p>
          </table:table-cell>
          <table:table-cell table:style-name="ce24" office:value-type="float" office:value="43.24874181">
            <text:p>43.24874181</text:p>
          </table:table-cell>
          <table:table-cell table:style-name="ce24" office:value-type="float" office:value="6.571150032">
            <text:p>6.571150032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4" office:value-type="float" office:value="83">
            <text:p>83</text:p>
          </table:table-cell>
          <table:table-cell table:style-name="ce24" office:value-type="string">
            <text:p>SMUR de Fréjus</text:p>
          </table:table-cell>
          <table:table-cell table:style-name="ce24" office:value-type="string">
            <text:p>CH Fréjus</text:p>
          </table:table-cell>
          <table:table-cell table:style-name="ce24" office:value-type="string">
            <text:p>240 AVENUE DE SAINT LAMBERT</text:p>
          </table:table-cell>
          <table:table-cell table:style-name="ce24" office:value-type="float" office:value="83608">
            <text:p>83608</text:p>
          </table:table-cell>
          <table:table-cell table:style-name="ce24" office:value-type="string">
            <text:p>FREJUS</text:p>
          </table:table-cell>
          <table:table-cell table:style-name="ce24" office:value-type="float" office:value="43.440306">
            <text:p>43.440306</text:p>
          </table:table-cell>
          <table:table-cell table:style-name="ce24" office:value-type="float" office:value="6.749548">
            <text:p>6.749548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4" office:value-type="float" office:value="84">
            <text:p>84</text:p>
          </table:table-cell>
          <table:table-cell table:style-name="ce24" office:value-type="string">
            <text:p>SMUR d'Orange</text:p>
          </table:table-cell>
          <table:table-cell table:style-name="ce24" office:value-type="string">
            <text:p>CH Orange</text:p>
          </table:table-cell>
          <table:table-cell table:style-name="ce36" office:value-type="string">
            <text:p>AVENUE DE LAVOISIER BP 184</text:p>
          </table:table-cell>
          <table:table-cell table:style-name="ce24" office:value-type="float" office:value="84106">
            <text:p>84106</text:p>
          </table:table-cell>
          <table:table-cell table:style-name="ce24" office:value-type="string">
            <text:p>ORANGE</text:p>
          </table:table-cell>
          <table:table-cell table:style-name="ce24" office:value-type="float" office:value="44.146647">
            <text:p>44.146647</text:p>
          </table:table-cell>
          <table:table-cell table:style-name="ce24" office:value-type="float" office:value="4.823899">
            <text:p>4.823899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4" office:value-type="float" office:value="84">
            <text:p>84</text:p>
          </table:table-cell>
          <table:table-cell table:style-name="ce24" office:value-type="string">
            <text:p>SMUR de Vaison la Romaine</text:p>
          </table:table-cell>
          <table:table-cell table:style-name="ce24" office:value-type="string">
            <text:p>CH Vaison la Romaine</text:p>
          </table:table-cell>
          <table:table-cell table:style-name="ce24" office:value-type="string">
            <text:p>18  GRANDE RUE BP 73</text:p>
          </table:table-cell>
          <table:table-cell table:style-name="ce24" office:value-type="float" office:value="84110">
            <text:p>84110</text:p>
          </table:table-cell>
          <table:table-cell table:style-name="ce24" office:value-type="string">
            <text:p>VAISON LA ROMAINE</text:p>
          </table:table-cell>
          <table:table-cell table:style-name="ce24" office:value-type="float" office:value="44.23944056">
            <text:p>44.23944056</text:p>
          </table:table-cell>
          <table:table-cell table:style-name="ce24" office:value-type="float" office:value="5.075148217">
            <text:p>5.075148217</text:p>
          </table:table-cell>
          <table:table-cell table:style-name="ce24" office:value-type="string">
            <text:p>Antenne 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4" office:value-type="float" office:value="84">
            <text:p>84</text:p>
          </table:table-cell>
          <table:table-cell table:style-name="ce24" office:value-type="string">
            <text:p>SMUR de Pertuis</text:p>
          </table:table-cell>
          <table:table-cell table:style-name="ce24" office:value-type="string">
            <text:p>CH du Pays d'Aix - Pertuis</text:p>
          </table:table-cell>
          <table:table-cell table:style-name="ce24" office:value-type="string">
            <text:p>58 R DE CROZE BP 110</text:p>
          </table:table-cell>
          <table:table-cell table:style-name="ce24" office:value-type="float" office:value="84123">
            <text:p>84123</text:p>
          </table:table-cell>
          <table:table-cell table:style-name="ce24" office:value-type="string">
            <text:p>PERTUIS</text:p>
          </table:table-cell>
          <table:table-cell table:style-name="ce24" office:value-type="float" office:value="43.693001">
            <text:p>43.693001</text:p>
          </table:table-cell>
          <table:table-cell table:style-name="ce24" office:value-type="float" office:value="5.49923">
            <text:p>5.49923</text:p>
          </table:table-cell>
          <table:table-cell table:style-name="ce24" office:value-type="string">
            <text:p>Antenne 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4" office:value-type="float" office:value="84">
            <text:p>84</text:p>
          </table:table-cell>
          <table:table-cell table:style-name="ce24" office:value-type="string">
            <text:p>SMUR de Carpentras</text:p>
          </table:table-cell>
          <table:table-cell table:style-name="ce24" office:value-type="string">
            <text:p>CH Carpentras</text:p>
          </table:table-cell>
          <table:table-cell table:style-name="ce24" office:value-type="string">
            <text:p>24 ROND POINT DE L'AMITIE BP 60263</text:p>
          </table:table-cell>
          <table:table-cell table:style-name="ce24" office:value-type="float" office:value="84208">
            <text:p>84208</text:p>
          </table:table-cell>
          <table:table-cell table:style-name="ce24" office:value-type="string">
            <text:p>CARPENTRAS</text:p>
          </table:table-cell>
          <table:table-cell table:style-name="ce24" office:value-type="float" office:value="44.046001">
            <text:p>44.046001</text:p>
          </table:table-cell>
          <table:table-cell table:style-name="ce24" office:value-type="float" office:value="5.0287">
            <text:p>5.0287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4" office:value-type="float" office:value="84">
            <text:p>84</text:p>
          </table:table-cell>
          <table:table-cell table:style-name="ce24" office:value-type="string">
            <text:p>SMUR de Cavaillon</text:p>
          </table:table-cell>
          <table:table-cell table:style-name="ce24" office:value-type="string">
            <text:p>CH Cavaillon</text:p>
          </table:table-cell>
          <table:table-cell table:style-name="ce24" office:value-type="string">
            <text:p>119 AVENUE GEORGES CLEMENCEAU CS 50157</text:p>
          </table:table-cell>
          <table:table-cell table:style-name="ce24" office:value-type="float" office:value="84304">
            <text:p>84304</text:p>
          </table:table-cell>
          <table:table-cell table:style-name="ce24" office:value-type="string">
            <text:p>CAVAILLON</text:p>
          </table:table-cell>
          <table:table-cell table:style-name="ce24" office:value-type="float" office:value="43.841599">
            <text:p>43.841599</text:p>
          </table:table-cell>
          <table:table-cell table:style-name="ce24" office:value-type="float" office:value="5.03827">
            <text:p>5.03827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4" office:value-type="float" office:value="84">
            <text:p>84</text:p>
          </table:table-cell>
          <table:table-cell table:style-name="ce24" office:value-type="string">
            <text:p>SMUR d'Apt</text:p>
          </table:table-cell>
          <table:table-cell table:style-name="ce24" office:value-type="string">
            <text:p>CH Apt</text:p>
          </table:table-cell>
          <table:table-cell table:style-name="ce24" office:value-type="string">
            <text:p>ROUTE MARSEILLE BP 172</text:p>
          </table:table-cell>
          <table:table-cell table:style-name="ce24" office:value-type="float" office:value="84405">
            <text:p>84405</text:p>
          </table:table-cell>
          <table:table-cell table:style-name="ce24" office:value-type="string">
            <text:p>APT</text:p>
          </table:table-cell>
          <table:table-cell table:style-name="ce24" office:value-type="float" office:value="43.87568992">
            <text:p>43.87568992</text:p>
          </table:table-cell>
          <table:table-cell table:style-name="ce24" office:value-type="float" office:value="5.383251238">
            <text:p>5.383251238</text:p>
          </table:table-cell>
          <table:table-cell table:style-name="ce24" office:value-type="string">
            <text:p>Antenne 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4" office:value-type="float" office:value="84">
            <text:p>84</text:p>
          </table:table-cell>
          <table:table-cell table:style-name="ce24" office:value-type="string">
            <text:p>SMUR d'Avignon</text:p>
          </table:table-cell>
          <table:table-cell table:style-name="ce24" office:value-type="string">
            <text:p>CH Avignon</text:p>
          </table:table-cell>
          <table:table-cell table:style-name="ce24" office:value-type="string">
            <text:p>305 RUE RAOUL FOLLEREAU</text:p>
          </table:table-cell>
          <table:table-cell table:style-name="ce24" office:value-type="float" office:value="84902">
            <text:p>84902</text:p>
          </table:table-cell>
          <table:table-cell table:style-name="ce24" office:value-type="string">
            <text:p>AVIGNON</text:p>
          </table:table-cell>
          <table:table-cell table:style-name="ce24" office:value-type="float" office:value="43.91995664">
            <text:p>43.91995664</text:p>
          </table:table-cell>
          <table:table-cell table:style-name="ce24" office:value-type="float" office:value="4.801981467">
            <text:p>4.801981467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1" office:value-type="float" office:value="1">
            <text:p>1</text:p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de-Haute-Provence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CH Digne</text:p>
          </table:table-cell>
          <table:table-cell table:style-name="ce24" office:value-type="string">
            <text:p>CH Digne</text:p>
          </table:table-cell>
          <table:table-cell table:style-name="ce24" office:value-type="string">
            <text:p>Quartier Saint Christophe BP 213</text:p>
          </table:table-cell>
          <table:table-cell table:style-name="ce24" office:value-type="float" office:value="4003">
            <text:p>4003</text:p>
          </table:table-cell>
          <table:table-cell table:style-name="ce24" office:value-type="string">
            <text:p>DIGNE-LES-BAINS</text:p>
          </table:table-cell>
          <table:table-cell table:style-name="ce24" office:value-type="string">
            <text:p>44.069920770711</text:p>
          </table:table-cell>
          <table:table-cell table:style-name="ce24" office:value-type="string">
            <text:p>6.1754164311218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de-Haute-Provence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CH Manosque</text:p>
          </table:table-cell>
          <table:table-cell table:style-name="ce24" office:value-type="string">
            <text:p>CH Manosque</text:p>
          </table:table-cell>
          <table:table-cell table:style-name="ce24" office:value-type="string">
            <text:p>rue Auguste Girard BP 60108</text:p>
          </table:table-cell>
          <table:table-cell table:style-name="ce24" office:value-type="float" office:value="4101">
            <text:p>4101</text:p>
          </table:table-cell>
          <table:table-cell table:style-name="ce24" office:value-type="string">
            <text:p>MANOSQUE CEDEX</text:p>
          </table:table-cell>
          <table:table-cell table:style-name="ce24" office:value-type="string">
            <text:p>43.82858652012</text:p>
          </table:table-cell>
          <table:table-cell table:style-name="ce24" office:value-type="string">
            <text:p>5.8057880899048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de-Haute-Provence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CHICAS Sisteron</text:p>
          </table:table-cell>
          <table:table-cell table:style-name="ce24" office:value-type="string">
            <text:p>CHICAS Sisteron</text:p>
          </table:table-cell>
          <table:table-cell table:style-name="ce24" office:value-type="string">
            <text:p>4 avenue de la Libération</text:p>
          </table:table-cell>
          <table:table-cell table:style-name="ce24" office:value-type="float" office:value="4000">
            <text:p>4000</text:p>
          </table:table-cell>
          <table:table-cell table:style-name="ce41" office:value-type="string">
            <text:p>SISTERON</text:p>
          </table:table-cell>
          <table:table-cell table:style-name="ce24" office:value-type="string">
            <text:p>44.193188</text:p>
          </table:table-cell>
          <table:table-cell table:style-name="ce24" office:value-type="string">
            <text:p>5.943604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Hautes-Alpes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CH Briançon</text:p>
          </table:table-cell>
          <table:table-cell table:style-name="ce24" office:value-type="string">
            <text:p>CH Briançon</text:p>
          </table:table-cell>
          <table:table-cell table:style-name="ce24" office:value-type="string">
            <text:p>24 AVENUE ADRIEN DAURELLE</text:p>
          </table:table-cell>
          <table:table-cell table:style-name="ce24" office:value-type="float" office:value="5105">
            <text:p>5105</text:p>
          </table:table-cell>
          <table:table-cell table:style-name="ce24" office:value-type="string">
            <text:p>BRIANCON CEDEX</text:p>
          </table:table-cell>
          <table:table-cell table:style-name="ce24" office:value-type="float" office:value="44.906399">
            <text:p>44.906399</text:p>
          </table:table-cell>
          <table:table-cell table:style-name="ce24" office:value-type="float" office:value="6.63355">
            <text:p>6.63355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Hautes-Alpes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CH Embrun</text:p>
          </table:table-cell>
          <table:table-cell table:style-name="ce24" office:value-type="string">
            <text:p>CH Embrun</text:p>
          </table:table-cell>
          <table:table-cell table:style-name="ce24" office:value-type="string">
            <text:p>8 RUE PIERRE ET MARIE CURIE</text:p>
          </table:table-cell>
          <table:table-cell table:style-name="ce24" office:value-type="float" office:value="5200">
            <text:p>5200</text:p>
          </table:table-cell>
          <table:table-cell table:style-name="ce24" office:value-type="string">
            <text:p>EMBRUN</text:p>
          </table:table-cell>
          <table:table-cell table:style-name="ce24" office:value-type="float" office:value="44.5625">
            <text:p>44.5625</text:p>
          </table:table-cell>
          <table:table-cell table:style-name="ce24" office:value-type="float" office:value="6.49333">
            <text:p>6.49333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Hautes-Alpes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CHICAS Gap</text:p>
          </table:table-cell>
          <table:table-cell table:style-name="ce24" office:value-type="string">
            <text:p>CHICAS Gap</text:p>
          </table:table-cell>
          <table:table-cell table:style-name="ce41" office:value-type="string">
            <text:p>1 PLACE AUGUSTE MURET</text:p>
          </table:table-cell>
          <table:table-cell table:style-name="ce24" office:value-type="float" office:value="5007">
            <text:p>5007</text:p>
          </table:table-cell>
          <table:table-cell table:style-name="ce24" office:value-type="string">
            <text:p>GAP CEDEX</text:p>
          </table:table-cell>
          <table:table-cell table:style-name="ce24" office:value-type="float" office:value="44.557098">
            <text:p>44.557098</text:p>
          </table:table-cell>
          <table:table-cell table:style-name="ce24" office:value-type="float" office:value="6.07463">
            <text:p>6.07463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CH Antibes</text:p>
          </table:table-cell>
          <table:table-cell table:style-name="ce24" office:value-type="string">
            <text:p>CH Antibes</text:p>
          </table:table-cell>
          <table:table-cell table:style-name="ce24" office:value-type="string">
            <text:p>107 ROUTE DE NICE</text:p>
          </table:table-cell>
          <table:table-cell table:style-name="ce24" office:value-type="float" office:value="6606">
            <text:p>6606</text:p>
          </table:table-cell>
          <table:table-cell table:style-name="ce24" office:value-type="string">
            <text:p>ANTIBES</text:p>
          </table:table-cell>
          <table:table-cell table:style-name="ce24" office:value-type="float" office:value="43.601408">
            <text:p>43.601408</text:p>
          </table:table-cell>
          <table:table-cell table:style-name="ce24" office:value-type="float" office:value="7.122278">
            <text:p>7.122278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Polyclinique Saint Jean</text:p>
          </table:table-cell>
          <table:table-cell table:style-name="ce24" office:value-type="string">
            <text:p>Polyclinique Saint Jean</text:p>
          </table:table-cell>
          <table:table-cell table:style-name="ce24" office:value-type="string">
            <text:p>92 AVENUE DU DOCTEUR DONAT</text:p>
          </table:table-cell>
          <table:table-cell table:style-name="ce24" office:value-type="float" office:value="6800">
            <text:p>6800</text:p>
          </table:table-cell>
          <table:table-cell table:style-name="ce24" office:value-type="string">
            <text:p>CAGNES SUR MER</text:p>
          </table:table-cell>
          <table:table-cell table:style-name="ce24" office:value-type="float" office:value="43.661193">
            <text:p>43.661193</text:p>
          </table:table-cell>
          <table:table-cell table:style-name="ce24" office:value-type="float" office:value="7.137104">
            <text:p>7.137104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CH Cannes</text:p>
          </table:table-cell>
          <table:table-cell table:style-name="ce24" office:value-type="string">
            <text:p>CH Cannes</text:p>
          </table:table-cell>
          <table:table-cell table:style-name="ce24" office:value-type="string">
            <text:p>15 AVENUE DES BROUSSAILLES</text:p>
          </table:table-cell>
          <table:table-cell table:style-name="ce24" office:value-type="float" office:value="6414">
            <text:p>6414</text:p>
          </table:table-cell>
          <table:table-cell table:style-name="ce24" office:value-type="string">
            <text:p>CANNES</text:p>
          </table:table-cell>
          <table:table-cell table:style-name="ce24" office:value-type="float" office:value="43.56183">
            <text:p>43.56183</text:p>
          </table:table-cell>
          <table:table-cell table:style-name="ce24" office:value-type="float" office:value="7.005085">
            <text:p>7.005085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CH Grasse</text:p>
          </table:table-cell>
          <table:table-cell table:style-name="ce24" office:value-type="string">
            <text:p>CH Grasse</text:p>
          </table:table-cell>
          <table:table-cell table:style-name="ce24" office:value-type="string">
            <text:p>CHEMIN DE CLAVARY</text:p>
          </table:table-cell>
          <table:table-cell table:style-name="ce24" office:value-type="float" office:value="6135">
            <text:p>6135</text:p>
          </table:table-cell>
          <table:table-cell table:style-name="ce24" office:value-type="string">
            <text:p>GRASSE</text:p>
          </table:table-cell>
          <table:table-cell table:style-name="ce24" office:value-type="float" office:value="43.61996412">
            <text:p>43.61996412</text:p>
          </table:table-cell>
          <table:table-cell table:style-name="ce24" office:value-type="float" office:value="6.930759778">
            <text:p>6.930759778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CH Menton</text:p>
          </table:table-cell>
          <table:table-cell table:style-name="ce24" office:value-type="string">
            <text:p>CH Menton</text:p>
          </table:table-cell>
          <table:table-cell table:style-name="ce24" office:value-type="string">
            <text:p>2 RUE ANTOINE PEGLION</text:p>
          </table:table-cell>
          <table:table-cell table:style-name="ce24" office:value-type="float" office:value="6507">
            <text:p>6507</text:p>
          </table:table-cell>
          <table:table-cell table:style-name="ce24" office:value-type="string">
            <text:p>MENTON</text:p>
          </table:table-cell>
          <table:table-cell table:style-name="ce24" office:value-type="float" office:value="43.76681047">
            <text:p>43.76681047</text:p>
          </table:table-cell>
          <table:table-cell table:style-name="ce24" office:value-type="float" office:value="7.483784732">
            <text:p>7.483784732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CHU Nice - Lenval</text:p>
          </table:table-cell>
          <table:table-cell table:style-name="ce24" office:value-type="string">
            <text:p>CHU Nice - Lenval</text:p>
          </table:table-cell>
          <table:table-cell table:style-name="ce24" office:value-type="string">
            <text:p>57 AV DE LA CALIFORNIE </text:p>
          </table:table-cell>
          <table:table-cell table:style-name="ce24" office:value-type="float" office:value="6200">
            <text:p>6200</text:p>
          </table:table-cell>
          <table:table-cell table:style-name="ce24" office:value-type="string">
            <text:p>NICE</text:p>
          </table:table-cell>
          <table:table-cell table:style-name="ce24" office:value-type="float" office:value="43.689301">
            <text:p>43.689301</text:p>
          </table:table-cell>
          <table:table-cell table:style-name="ce24" office:value-type="float" office:value="7.24095">
            <text:p>7.24095</text:p>
          </table:table-cell>
          <table:table-cell table:style-name="ce24" office:value-type="string">
            <text:p>CH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Clinique Saint George</text:p>
          </table:table-cell>
          <table:table-cell table:style-name="ce24" office:value-type="string">
            <text:p>Clinique Saint George</text:p>
          </table:table-cell>
          <table:table-cell table:style-name="ce24" office:value-type="string">
            <text:p>2, AVENUE DE RIMIEZ</text:p>
          </table:table-cell>
          <table:table-cell table:style-name="ce24" office:value-type="float" office:value="6105">
            <text:p>6105</text:p>
          </table:table-cell>
          <table:table-cell table:style-name="ce24" office:value-type="string">
            <text:p>NICE</text:p>
          </table:table-cell>
          <table:table-cell table:style-name="ce24" office:value-type="float" office:value="43.73327">
            <text:p>43.73327</text:p>
          </table:table-cell>
          <table:table-cell table:style-name="ce24" office:value-type="float" office:value="7.278116">
            <text:p>7.278116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CHU Nice - Saint Roch</text:p>
          </table:table-cell>
          <table:table-cell table:style-name="ce24" office:value-type="string">
            <text:p>CHU Nice - Saint Roch</text:p>
          </table:table-cell>
          <table:table-cell table:style-name="ce24" office:value-type="string">
            <text:p>5 RUE PIERRE DEVOLUY</text:p>
          </table:table-cell>
          <table:table-cell table:style-name="ce24" office:value-type="float" office:value="6006">
            <text:p>6006</text:p>
          </table:table-cell>
          <table:table-cell table:style-name="ce24" office:value-type="string">
            <text:p>NICE CEDEX 1</text:p>
          </table:table-cell>
          <table:table-cell table:style-name="ce24" office:value-type="float" office:value="43.703009">
            <text:p>43.703009</text:p>
          </table:table-cell>
          <table:table-cell table:style-name="ce24" office:value-type="float" office:value="7.274103">
            <text:p>7.274103</text:p>
          </table:table-cell>
          <table:table-cell table:style-name="ce24" office:value-type="string">
            <text:p>CH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Clinique du Parc Impérial</text:p>
          </table:table-cell>
          <table:table-cell table:style-name="ce24" office:value-type="string">
            <text:p>Clinique du Parc Impérial</text:p>
          </table:table-cell>
          <table:table-cell table:style-name="ce24" office:value-type="string">
            <text:p>28 BOULEVARD TZAREWITCH</text:p>
          </table:table-cell>
          <table:table-cell table:style-name="ce24" office:value-type="float" office:value="6045">
            <text:p>6045</text:p>
          </table:table-cell>
          <table:table-cell table:style-name="ce24" office:value-type="string">
            <text:p>NICE CEDEX 1</text:p>
          </table:table-cell>
          <table:table-cell table:style-name="ce24" office:value-type="float" office:value="43.702838">
            <text:p>43.702838</text:p>
          </table:table-cell>
          <table:table-cell table:style-name="ce24" office:value-type="float" office:value="7.251988">
            <text:p>7.251988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Instititut Arnault Tzanck</text:p>
          </table:table-cell>
          <table:table-cell table:style-name="ce24" office:value-type="string">
            <text:p>Instititut Arnault Tzanck</text:p>
          </table:table-cell>
          <table:table-cell table:style-name="ce24" office:value-type="string">
            <text:p>AVENUE DOCTEUR MAURICE DONAT</text:p>
          </table:table-cell>
          <table:table-cell table:style-name="ce24" office:value-type="float" office:value="6702">
            <text:p>6702</text:p>
          </table:table-cell>
          <table:table-cell table:style-name="ce24" office:value-type="string">
            <text:p>SAINT LAURENT DU VAR CEDEX</text:p>
          </table:table-cell>
          <table:table-cell table:style-name="ce24" office:value-type="float" office:value="43.661598">
            <text:p>43.661598</text:p>
          </table:table-cell>
          <table:table-cell table:style-name="ce24" office:value-type="float" office:value="7.1867">
            <text:p>7.1867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CH du Pays d'Aix - Aix Adultes</text:p>
          </table:table-cell>
          <table:table-cell table:style-name="ce24" office:value-type="string">
            <text:p>CH du Pays d'Aix - Aix</text:p>
          </table:table-cell>
          <table:table-cell table:style-name="ce24" office:value-type="string">
            <text:p>AVENUE DES TAMARIS</text:p>
          </table:table-cell>
          <table:table-cell table:style-name="ce24" office:value-type="float" office:value="13616">
            <text:p>13616</text:p>
          </table:table-cell>
          <table:table-cell table:style-name="ce24" office:value-type="string">
            <text:p>AIX EN PROVENCE</text:p>
          </table:table-cell>
          <table:table-cell table:style-name="ce24" office:value-type="float" office:value="43.53523711">
            <text:p>43.53523711</text:p>
          </table:table-cell>
          <table:table-cell table:style-name="ce24" office:value-type="float" office:value="5.443139005">
            <text:p>5.443139005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CH du Pays d'Aix - Aix Enfants</text:p>
          </table:table-cell>
          <table:table-cell table:style-name="ce24" office:value-type="string">
            <text:p>CH du Pays d'Aix - Aix</text:p>
          </table:table-cell>
          <table:table-cell table:style-name="ce24" office:value-type="string">
            <text:p>AVENUE DES TAMARIS</text:p>
          </table:table-cell>
          <table:table-cell table:style-name="ce24" office:value-type="float" office:value="13616">
            <text:p>13616</text:p>
          </table:table-cell>
          <table:table-cell table:style-name="ce24" office:value-type="string">
            <text:p>AIX EN PROVENCE</text:p>
          </table:table-cell>
          <table:table-cell table:style-name="ce24" office:value-type="float" office:value="43.53523711">
            <text:p>43.53523711</text:p>
          </table:table-cell>
          <table:table-cell table:style-name="ce24" office:value-type="float" office:value="5.443139005">
            <text:p>5.443139005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Polyclinique du Parc Rambot</text:p>
          </table:table-cell>
          <table:table-cell table:style-name="ce24" office:value-type="string">
            <text:p>Polyclinique du Parc Rambot</text:p>
          </table:table-cell>
          <table:table-cell table:style-name="ce24" office:value-type="string">
            <text:p>2 AVENUE DU DR AURIENTIS</text:p>
          </table:table-cell>
          <table:table-cell table:style-name="ce24" office:value-type="float" office:value="13626">
            <text:p>13626</text:p>
          </table:table-cell>
          <table:table-cell table:style-name="ce24" office:value-type="string">
            <text:p>AIX EN PROVENCE CEDEX 1</text:p>
          </table:table-cell>
          <table:table-cell table:style-name="ce24" office:value-type="float" office:value="43.530355">
            <text:p>43.530355</text:p>
          </table:table-cell>
          <table:table-cell table:style-name="ce24" office:value-type="float" office:value="5.457239">
            <text:p>5.457239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CH Arles</text:p>
          </table:table-cell>
          <table:table-cell table:style-name="ce24" office:value-type="string">
            <text:p>CH Arles</text:p>
          </table:table-cell>
          <table:table-cell table:style-name="ce24" office:value-type="string">
            <text:p>QUARTIER FOURCHON</text:p>
          </table:table-cell>
          <table:table-cell table:style-name="ce24" office:value-type="float" office:value="13637">
            <text:p>13637</text:p>
          </table:table-cell>
          <table:table-cell table:style-name="ce24" office:value-type="string">
            <text:p>ARLES CEDEX</text:p>
          </table:table-cell>
          <table:table-cell table:style-name="ce24" office:value-type="float" office:value="43.65777304">
            <text:p>43.65777304</text:p>
          </table:table-cell>
          <table:table-cell table:style-name="ce24" office:value-type="float" office:value="4.634133762">
            <text:p>4.634133762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Hôpital privé la Casamance</text:p>
          </table:table-cell>
          <table:table-cell table:style-name="ce24" office:value-type="string">
            <text:p>Hôpital privé la Casamance</text:p>
          </table:table-cell>
          <table:table-cell table:style-name="ce24" office:value-type="string">
            <text:p>33 BOULEVARD DES FARIGOULES</text:p>
          </table:table-cell>
          <table:table-cell table:style-name="ce24" office:value-type="float" office:value="13675">
            <text:p>13675</text:p>
          </table:table-cell>
          <table:table-cell table:style-name="ce24" office:value-type="string">
            <text:p>AUBAGNE</text:p>
          </table:table-cell>
          <table:table-cell table:style-name="ce24" office:value-type="float" office:value="43.276501">
            <text:p>43.276501</text:p>
          </table:table-cell>
          <table:table-cell table:style-name="ce24" office:value-type="float" office:value="5.53129">
            <text:p>5.53129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CH Aubagne</text:p>
          </table:table-cell>
          <table:table-cell table:style-name="ce24" office:value-type="string">
            <text:p>CH Aubagne</text:p>
          </table:table-cell>
          <table:table-cell table:style-name="ce24" office:value-type="string">
            <text:p>179 AVENUE DES SOEURS GASTINE</text:p>
          </table:table-cell>
          <table:table-cell table:style-name="ce24" office:value-type="float" office:value="13677">
            <text:p>13677</text:p>
          </table:table-cell>
          <table:table-cell table:style-name="ce24" office:value-type="string">
            <text:p>AUBAGNE</text:p>
          </table:table-cell>
          <table:table-cell table:style-name="ce24" office:value-type="float" office:value="43.2915">
            <text:p>43.2915</text:p>
          </table:table-cell>
          <table:table-cell table:style-name="ce24" office:value-type="float" office:value="5.56328">
            <text:p>5.56328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Clinique de l'Etang de l'Olivier</text:p>
          </table:table-cell>
          <table:table-cell table:style-name="ce24" office:value-type="string">
            <text:p>Clinique de l'Etang de l'Olivier</text:p>
          </table:table-cell>
          <table:table-cell table:style-name="ce24" office:value-type="string">
            <text:p>4 RUE ROGER CARPENTIER</text:p>
          </table:table-cell>
          <table:table-cell table:style-name="ce24" office:value-type="float" office:value="13801">
            <text:p>13801</text:p>
          </table:table-cell>
          <table:table-cell table:style-name="ce24" office:value-type="string">
            <text:p>ISTRES CEDEX</text:p>
          </table:table-cell>
          <table:table-cell table:style-name="ce24" office:value-type="float" office:value="43.50780631">
            <text:p>43.50780631</text:p>
          </table:table-cell>
          <table:table-cell table:style-name="ce24" office:value-type="float" office:value="4.991783979">
            <text:p>4.991783979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CH La Ciotat</text:p>
          </table:table-cell>
          <table:table-cell table:style-name="ce24" office:value-type="string">
            <text:p>CH La Ciotat</text:p>
          </table:table-cell>
          <table:table-cell table:style-name="ce24" office:value-type="string">
            <text:p>12 BOULEVARD LAMARTINE</text:p>
          </table:table-cell>
          <table:table-cell table:style-name="ce24" office:value-type="float" office:value="13708">
            <text:p>13708</text:p>
          </table:table-cell>
          <table:table-cell table:style-name="ce24" office:value-type="string">
            <text:p>LA CIOTAT CEDEX</text:p>
          </table:table-cell>
          <table:table-cell table:style-name="ce24" office:value-type="float" office:value="43.178887">
            <text:p>43.178887</text:p>
          </table:table-cell>
          <table:table-cell table:style-name="ce24" office:value-type="float" office:value="5.608345">
            <text:p>5.608345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Clinique Générale de Marignane</text:p>
          </table:table-cell>
          <table:table-cell table:style-name="ce24" office:value-type="string">
            <text:p>Clinique Générale de Marignane</text:p>
          </table:table-cell>
          <table:table-cell table:style-name="ce24" office:value-type="string">
            <text:p>AVENUE GENERAL RAOUL SALAN</text:p>
          </table:table-cell>
          <table:table-cell table:style-name="ce24" office:value-type="float" office:value="13721">
            <text:p>13721</text:p>
          </table:table-cell>
          <table:table-cell table:style-name="ce24" office:value-type="string">
            <text:p>MARIGNANE</text:p>
          </table:table-cell>
          <table:table-cell table:style-name="ce24" office:value-type="float" office:value="43.40914549">
            <text:p>43.40914549</text:p>
          </table:table-cell>
          <table:table-cell table:style-name="ce24" office:value-type="float" office:value="5.214395164">
            <text:p>5.214395164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Hôpital Européen</text:p>
          </table:table-cell>
          <table:table-cell table:style-name="ce24" office:value-type="string">
            <text:p>Hôpital Européen</text:p>
          </table:table-cell>
          <table:table-cell table:style-name="ce24" office:value-type="string">
            <text:p>6 RUE DESIRE CLARY</text:p>
          </table:table-cell>
          <table:table-cell table:style-name="ce24" office:value-type="float" office:value="13003">
            <text:p>13003</text:p>
          </table:table-cell>
          <table:table-cell table:style-name="ce24" office:value-type="string">
            <text:p>MARSEILLE</text:p>
          </table:table-cell>
          <table:table-cell table:style-name="ce24" office:value-type="float" office:value="43.309547">
            <text:p>43.309547</text:p>
          </table:table-cell>
          <table:table-cell table:style-name="ce24" office:value-type="float" office:value="5.372627">
            <text:p>5.372627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Hôpital Privé Beauregard</text:p>
          </table:table-cell>
          <table:table-cell table:style-name="ce24" office:value-type="string">
            <text:p>Hôpital Privé Beauregard</text:p>
          </table:table-cell>
          <table:table-cell table:style-name="ce24" office:value-type="string">
            <text:p>23 RUE DES LINOTS</text:p>
          </table:table-cell>
          <table:table-cell table:style-name="ce24" office:value-type="float" office:value="13012">
            <text:p>13012</text:p>
          </table:table-cell>
          <table:table-cell table:style-name="ce24" office:value-type="string">
            <text:p>MARSEILLE</text:p>
          </table:table-cell>
          <table:table-cell table:style-name="ce24" office:value-type="float" office:value="43.313599">
            <text:p>43.313599</text:p>
          </table:table-cell>
          <table:table-cell table:style-name="ce24" office:value-type="float" office:value="5.41023">
            <text:p>5.41023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Association Hôpital Saint-Joseph Adultes</text:p>
          </table:table-cell>
          <table:table-cell table:style-name="ce24" office:value-type="string">
            <text:p>Association Hôpital Saint-Joseph</text:p>
          </table:table-cell>
          <table:table-cell table:style-name="ce24" office:value-type="string">
            <text:p>26 BOULEVARD DE LOUVAIN</text:p>
          </table:table-cell>
          <table:table-cell table:style-name="ce24" office:value-type="float" office:value="13285">
            <text:p>13285</text:p>
          </table:table-cell>
          <table:table-cell table:style-name="ce24" office:value-type="string">
            <text:p>MARSEILLE 08</text:p>
          </table:table-cell>
          <table:table-cell table:style-name="ce24" office:value-type="float" office:value="43.276259">
            <text:p>43.276259</text:p>
          </table:table-cell>
          <table:table-cell table:style-name="ce24" office:value-type="float" office:value="5.392485">
            <text:p>5.392485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Association Hôpital Saint-Joseph Enfants</text:p>
          </table:table-cell>
          <table:table-cell table:style-name="ce23" office:value-type="string">
            <text:p>Association Hôpital Saint-Joseph</text:p>
          </table:table-cell>
          <table:table-cell table:style-name="ce23" office:value-type="string">
            <text:p>26 BOULEVARD DE LOUVAIN</text:p>
          </table:table-cell>
          <table:table-cell table:style-name="ce23" office:value-type="float" office:value="13285">
            <text:p>13285</text:p>
          </table:table-cell>
          <table:table-cell table:style-name="ce23" office:value-type="string">
            <text:p>MARSEILLE 08</text:p>
          </table:table-cell>
          <table:table-cell table:style-name="ce23" office:value-type="float" office:value="43.276259">
            <text:p>43.276259</text:p>
          </table:table-cell>
          <table:table-cell table:style-name="ce23" office:value-type="float" office:value="5.392485">
            <text:p>5.392485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AP-HM Nord Adultes</text:p>
          </table:table-cell>
          <table:table-cell table:style-name="ce23" office:value-type="string">
            <text:p>AP-HM Nord Adultes</text:p>
          </table:table-cell>
          <table:table-cell table:style-name="ce23" office:value-type="string">
            <text:p>CHEMIN DE BOURRELY</text:p>
          </table:table-cell>
          <table:table-cell table:style-name="ce23" office:value-type="float" office:value="13015">
            <text:p>13015</text:p>
          </table:table-cell>
          <table:table-cell table:style-name="ce23" office:value-type="string">
            <text:p>MARSEILLE 15</text:p>
          </table:table-cell>
          <table:table-cell table:style-name="ce23" office:value-type="float" office:value="43.37875145">
            <text:p>43.37875145</text:p>
          </table:table-cell>
          <table:table-cell table:style-name="ce23" office:value-type="float" office:value="5.362910593">
            <text:p>5.362910593</text:p>
          </table:table-cell>
          <table:table-cell table:style-name="ce23" office:value-type="string">
            <text:p>CH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AP-HM Nord Enfants</text:p>
          </table:table-cell>
          <table:table-cell table:style-name="ce23" office:value-type="string">
            <text:p>AP-HM Nord Enfants</text:p>
          </table:table-cell>
          <table:table-cell table:style-name="ce23" office:value-type="string">
            <text:p>CHEMIN DE BOURRELY</text:p>
          </table:table-cell>
          <table:table-cell table:style-name="ce23" office:value-type="float" office:value="13015">
            <text:p>13015</text:p>
          </table:table-cell>
          <table:table-cell table:style-name="ce23" office:value-type="string">
            <text:p>MARSEILLE 15</text:p>
          </table:table-cell>
          <table:table-cell table:style-name="ce23" office:value-type="float" office:value="43.37875145">
            <text:p>43.37875145</text:p>
          </table:table-cell>
          <table:table-cell table:style-name="ce23" office:value-type="float" office:value="5.362910593">
            <text:p>5.362910593</text:p>
          </table:table-cell>
          <table:table-cell table:style-name="ce23" office:value-type="string">
            <text:p>CH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AP-HM Timone Adultes</text:p>
          </table:table-cell>
          <table:table-cell table:style-name="ce23" office:value-type="string">
            <text:p>AP-HM Timone</text:p>
          </table:table-cell>
          <table:table-cell table:style-name="ce23" office:value-type="string">
            <text:p>264 RUE SAINT PIERRE</text:p>
          </table:table-cell>
          <table:table-cell table:style-name="ce23" office:value-type="float" office:value="13385">
            <text:p>13385</text:p>
          </table:table-cell>
          <table:table-cell table:style-name="ce23" office:value-type="string">
            <text:p>MARSEILLE CEDEX 05</text:p>
          </table:table-cell>
          <table:table-cell table:style-name="ce23" office:value-type="float" office:value="43.290115">
            <text:p>43.290115</text:p>
          </table:table-cell>
          <table:table-cell table:style-name="ce23" office:value-type="float" office:value="5.425714">
            <text:p>5.425714</text:p>
          </table:table-cell>
          <table:table-cell table:style-name="ce23" office:value-type="string">
            <text:p>CH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AP-HM Timone Enfants</text:p>
          </table:table-cell>
          <table:table-cell table:style-name="ce23" office:value-type="string">
            <text:p>AP-HM Timone</text:p>
          </table:table-cell>
          <table:table-cell table:style-name="ce23" office:value-type="string">
            <text:p>264 RUE SAINT PIERRE</text:p>
          </table:table-cell>
          <table:table-cell table:style-name="ce23" office:value-type="float" office:value="13385">
            <text:p>13385</text:p>
          </table:table-cell>
          <table:table-cell table:style-name="ce23" office:value-type="string">
            <text:p>MARSEILLE CEDEX 05</text:p>
          </table:table-cell>
          <table:table-cell table:style-name="ce23" office:value-type="float" office:value="43.29117707">
            <text:p>43.29117707</text:p>
          </table:table-cell>
          <table:table-cell table:style-name="ce23" office:value-type="float" office:value="5.402046188">
            <text:p>5.402046188</text:p>
          </table:table-cell>
          <table:table-cell table:style-name="ce23" office:value-type="string">
            <text:p>CH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HIA Lavéran</text:p>
          </table:table-cell>
          <table:table-cell table:style-name="ce23" office:value-type="string">
            <text:p>HIA Lavéran</text:p>
          </table:table-cell>
          <table:table-cell table:style-name="ce23" office:value-type="string">
            <text:p>34 BOULEVARD ALPHONSE LAVERAN</text:p>
          </table:table-cell>
          <table:table-cell table:style-name="ce23" office:value-type="float" office:value="13384">
            <text:p>13384</text:p>
          </table:table-cell>
          <table:table-cell table:style-name="ce23" office:value-type="string">
            <text:p>MARSEILLE CEDEX 13</text:p>
          </table:table-cell>
          <table:table-cell table:style-name="ce23" office:value-type="float" office:value="43.327767">
            <text:p>43.327767</text:p>
          </table:table-cell>
          <table:table-cell table:style-name="ce23" office:value-type="float" office:value="5.413789">
            <text:p>5.413789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HIA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CH Martigues</text:p>
          </table:table-cell>
          <table:table-cell table:style-name="ce23" office:value-type="string">
            <text:p>CH Martigues</text:p>
          </table:table-cell>
          <table:table-cell table:style-name="ce23" office:value-type="string">
            <text:p>3 BOULEVARD DES RAYETTES</text:p>
          </table:table-cell>
          <table:table-cell table:style-name="ce23" office:value-type="float" office:value="13698">
            <text:p>13698</text:p>
          </table:table-cell>
          <table:table-cell table:style-name="ce23" office:value-type="string">
            <text:p>MARTIGUES</text:p>
          </table:table-cell>
          <table:table-cell table:style-name="ce23" office:value-type="float" office:value="43.4124435">
            <text:p>43.4124435</text:p>
          </table:table-cell>
          <table:table-cell table:style-name="ce23" office:value-type="float" office:value="5.038919153">
            <text:p>5.038919153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CH Salon</text:p>
          </table:table-cell>
          <table:table-cell table:style-name="ce23" office:value-type="string">
            <text:p>CH Salon</text:p>
          </table:table-cell>
          <table:table-cell table:style-name="ce23" office:value-type="string">
            <text:p>207 AVENUE JULIEN FABRE</text:p>
          </table:table-cell>
          <table:table-cell table:style-name="ce23" office:value-type="float" office:value="13657">
            <text:p>13657</text:p>
          </table:table-cell>
          <table:table-cell table:style-name="ce23" office:value-type="string">
            <text:p>SALON DE PROVENCE</text:p>
          </table:table-cell>
          <table:table-cell table:style-name="ce23" office:value-type="float" office:value="43.639677">
            <text:p>43.639677</text:p>
          </table:table-cell>
          <table:table-cell table:style-name="ce23" office:value-type="float" office:value="5.102623">
            <text:p>5.102623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3" office:value-type="float" office:value="83">
            <text:p>83</text:p>
          </table:table-cell>
          <table:table-cell table:style-name="ce23" office:value-type="string">
            <text:p>CH Brignoles</text:p>
          </table:table-cell>
          <table:table-cell table:style-name="ce23" office:value-type="string">
            <text:p>CH Brignoles</text:p>
          </table:table-cell>
          <table:table-cell table:style-name="ce23" office:value-type="string">
            <text:p>TRAVERSE DES CAPUCINS</text:p>
          </table:table-cell>
          <table:table-cell table:style-name="ce23" office:value-type="float" office:value="83177">
            <text:p>83177</text:p>
          </table:table-cell>
          <table:table-cell table:style-name="ce23" office:value-type="string">
            <text:p>BRIGNOLES</text:p>
          </table:table-cell>
          <table:table-cell table:style-name="ce23" office:value-type="float" office:value="43.40371217">
            <text:p>43.40371217</text:p>
          </table:table-cell>
          <table:table-cell table:style-name="ce23" office:value-type="float" office:value="6.066685265">
            <text:p>6.066685265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3" office:value-type="float" office:value="83">
            <text:p>83</text:p>
          </table:table-cell>
          <table:table-cell table:style-name="ce23" office:value-type="string">
            <text:p>CH Draguignan</text:p>
          </table:table-cell>
          <table:table-cell table:style-name="ce23" office:value-type="string">
            <text:p>CH Draguignan</text:p>
          </table:table-cell>
          <table:table-cell table:style-name="ce23" office:value-type="string">
            <text:p>ROUTE DE MONTFERRAT</text:p>
          </table:table-cell>
          <table:table-cell table:style-name="ce23" office:value-type="float" office:value="83007">
            <text:p>83007</text:p>
          </table:table-cell>
          <table:table-cell table:style-name="ce23" office:value-type="string">
            <text:p>DRAGUIGNAN CEDEX</text:p>
          </table:table-cell>
          <table:table-cell table:style-name="ce23" office:value-type="float" office:value="43.54885244">
            <text:p>43.54885244</text:p>
          </table:table-cell>
          <table:table-cell table:style-name="ce23" office:value-type="float" office:value="6.445318877">
            <text:p>6.445318877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3" office:value-type="float" office:value="83">
            <text:p>83</text:p>
          </table:table-cell>
          <table:table-cell table:style-name="ce23" office:value-type="string">
            <text:p>CH Fréjus</text:p>
          </table:table-cell>
          <table:table-cell table:style-name="ce23" office:value-type="string">
            <text:p>CH Fréjus</text:p>
          </table:table-cell>
          <table:table-cell table:style-name="ce23" office:value-type="string">
            <text:p>240 AVENUE DE SAINT LAMBERT</text:p>
          </table:table-cell>
          <table:table-cell table:style-name="ce23" office:value-type="float" office:value="83608">
            <text:p>83608</text:p>
          </table:table-cell>
          <table:table-cell table:style-name="ce23" office:value-type="string">
            <text:p>FREJUS</text:p>
          </table:table-cell>
          <table:table-cell table:style-name="ce23" office:value-type="float" office:value="43.440306">
            <text:p>43.440306</text:p>
          </table:table-cell>
          <table:table-cell table:style-name="ce23" office:value-type="float" office:value="6.749548">
            <text:p>6.749548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3" office:value-type="float" office:value="83">
            <text:p>83</text:p>
          </table:table-cell>
          <table:table-cell table:style-name="ce23" office:value-type="string">
            <text:p>CH Saint-Tropez</text:p>
          </table:table-cell>
          <table:table-cell table:style-name="ce23" office:value-type="string">
            <text:p>CH Saint-Tropez</text:p>
          </table:table-cell>
          <table:table-cell table:style-name="ce23" office:value-type="string">
            <text:p>RD 559</text:p>
          </table:table-cell>
          <table:table-cell table:style-name="ce23" office:value-type="float" office:value="83580">
            <text:p>83580</text:p>
          </table:table-cell>
          <table:table-cell table:style-name="ce23" office:value-type="string">
            <text:p>GASSIN</text:p>
          </table:table-cell>
          <table:table-cell table:style-name="ce23" office:value-type="float" office:value="43.24874181">
            <text:p>43.24874181</text:p>
          </table:table-cell>
          <table:table-cell table:style-name="ce23" office:value-type="float" office:value="6.571150032">
            <text:p>6.571150032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3" office:value-type="float" office:value="83">
            <text:p>83</text:p>
          </table:table-cell>
          <table:table-cell table:style-name="ce23" office:value-type="string">
            <text:p>CH Hyères</text:p>
          </table:table-cell>
          <table:table-cell table:style-name="ce23" office:value-type="string">
            <text:p>CH Hyères</text:p>
          </table:table-cell>
          <table:table-cell table:style-name="ce23" office:value-type="string">
            <text:p>AVENUE DU MARECHAL JUIN</text:p>
          </table:table-cell>
          <table:table-cell table:style-name="ce23" office:value-type="float" office:value="83407">
            <text:p>83407</text:p>
          </table:table-cell>
          <table:table-cell table:style-name="ce23" office:value-type="string">
            <text:p>HYERES</text:p>
          </table:table-cell>
          <table:table-cell table:style-name="ce23" office:value-type="float" office:value="43.11906032">
            <text:p>43.11906032</text:p>
          </table:table-cell>
          <table:table-cell table:style-name="ce23" office:value-type="float" office:value="6.112891458">
            <text:p>6.112891458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3" office:value-type="float" office:value="83">
            <text:p>83</text:p>
          </table:table-cell>
          <table:table-cell table:style-name="ce23" office:value-type="string">
            <text:p>CHITS La Seyne</text:p>
          </table:table-cell>
          <table:table-cell table:style-name="ce23" office:value-type="string">
            <text:p>CHITS La Seyne</text:p>
          </table:table-cell>
          <table:table-cell table:style-name="ce23" office:value-type="string">
            <text:p>AVENUE JULES RENARD</text:p>
          </table:table-cell>
          <table:table-cell table:style-name="ce23" office:value-type="float" office:value="83507">
            <text:p>83507</text:p>
          </table:table-cell>
          <table:table-cell table:style-name="ce23" office:value-type="string">
            <text:p>LA SEYNE SUR MER</text:p>
          </table:table-cell>
          <table:table-cell table:style-name="ce23" office:value-type="float" office:value="43.109361">
            <text:p>43.109361</text:p>
          </table:table-cell>
          <table:table-cell table:style-name="ce23" office:value-type="float" office:value="5.870703">
            <text:p>5.870703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3" office:value-type="float" office:value="83">
            <text:p>83</text:p>
          </table:table-cell>
          <table:table-cell table:style-name="ce23" office:value-type="string">
            <text:p>Polyclinique mutualiste Malartic</text:p>
          </table:table-cell>
          <table:table-cell table:style-name="ce23" office:value-type="string">
            <text:p>Polyclinique mutualiste Malartic</text:p>
          </table:table-cell>
          <table:table-cell table:style-name="ce23" office:value-type="string">
            <text:p>203 CHEMIN DE FAVEYROLLES</text:p>
          </table:table-cell>
          <table:table-cell table:style-name="ce23" office:value-type="float" office:value="83190">
            <text:p>83190</text:p>
          </table:table-cell>
          <table:table-cell table:style-name="ce23" office:value-type="string">
            <text:p>OLLIOULES</text:p>
          </table:table-cell>
          <table:table-cell table:style-name="ce23" office:value-type="float" office:value="43.131302">
            <text:p>43.131302</text:p>
          </table:table-cell>
          <table:table-cell table:style-name="ce23" office:value-type="float" office:value="5.87485">
            <text:p>5.87485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3" office:value-type="float" office:value="83">
            <text:p>83</text:p>
          </table:table-cell>
          <table:table-cell table:style-name="ce23" office:value-type="string">
            <text:p>CHITS Toulon Adultes</text:p>
          </table:table-cell>
          <table:table-cell table:style-name="ce23" office:value-type="string">
            <text:p>CHITS Toulon</text:p>
          </table:table-cell>
          <table:table-cell table:style-name="ce23" office:value-type="string">
            <text:p>54 RUE HENRI SAINTE-CLAIRE DEVILLE</text:p>
          </table:table-cell>
          <table:table-cell table:style-name="ce23" office:value-type="float" office:value="83056">
            <text:p>83056</text:p>
          </table:table-cell>
          <table:table-cell table:style-name="ce23" office:value-type="string">
            <text:p>TOULON</text:p>
          </table:table-cell>
          <table:table-cell table:style-name="ce23" office:value-type="float" office:value="43.125222">
            <text:p>43.125222</text:p>
          </table:table-cell>
          <table:table-cell table:style-name="ce23" office:value-type="float" office:value="5.975148">
            <text:p>5.975148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3" office:value-type="float" office:value="83">
            <text:p>83</text:p>
          </table:table-cell>
          <table:table-cell table:style-name="ce23" office:value-type="string">
            <text:p>CHITS Toulon Enfants</text:p>
          </table:table-cell>
          <table:table-cell table:style-name="ce23" office:value-type="string">
            <text:p>CHITS Toulon</text:p>
          </table:table-cell>
          <table:table-cell table:style-name="ce23" office:value-type="string">
            <text:p>54 RUE HENRI SAINTE-CLAIRE DEVILLE</text:p>
          </table:table-cell>
          <table:table-cell table:style-name="ce23" office:value-type="float" office:value="83056">
            <text:p>83056</text:p>
          </table:table-cell>
          <table:table-cell table:style-name="ce23" office:value-type="string">
            <text:p>TOULON</text:p>
          </table:table-cell>
          <table:table-cell table:style-name="ce23" office:value-type="float" office:value="43.125222">
            <text:p>43.125222</text:p>
          </table:table-cell>
          <table:table-cell table:style-name="ce23" office:value-type="float" office:value="5.975148">
            <text:p>5.975148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3" office:value-type="float" office:value="83">
            <text:p>83</text:p>
          </table:table-cell>
          <table:table-cell table:style-name="ce23" office:value-type="string">
            <text:p>HIA Sainte-Anne</text:p>
          </table:table-cell>
          <table:table-cell table:style-name="ce23" office:value-type="string">
            <text:p>HIA Sainte-Anne</text:p>
          </table:table-cell>
          <table:table-cell table:style-name="ce23" office:value-type="string">
            <text:p>BOULEVARD SAINTE-ANNE</text:p>
          </table:table-cell>
          <table:table-cell table:style-name="ce23" office:value-type="float" office:value="83800">
            <text:p>83800</text:p>
          </table:table-cell>
          <table:table-cell table:style-name="ce23" office:value-type="string">
            <text:p>TOULON CEDEX 9</text:p>
          </table:table-cell>
          <table:table-cell table:style-name="ce23" office:value-type="float" office:value="43.132301">
            <text:p>43.132301</text:p>
          </table:table-cell>
          <table:table-cell table:style-name="ce23" office:value-type="float" office:value="5.93389">
            <text:p>5.93389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HIA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3" office:value-type="float" office:value="84">
            <text:p>84</text:p>
          </table:table-cell>
          <table:table-cell table:style-name="ce23" office:value-type="string">
            <text:p>CH Apt</text:p>
          </table:table-cell>
          <table:table-cell table:style-name="ce23" office:value-type="string">
            <text:p>CH Apt</text:p>
          </table:table-cell>
          <table:table-cell table:style-name="ce23" office:value-type="string">
            <text:p>ROUTE MARSEILLE BP 172</text:p>
          </table:table-cell>
          <table:table-cell table:style-name="ce23" office:value-type="float" office:value="84405">
            <text:p>84405</text:p>
          </table:table-cell>
          <table:table-cell table:style-name="ce23" office:value-type="string">
            <text:p>APT</text:p>
          </table:table-cell>
          <table:table-cell table:style-name="ce23" office:value-type="float" office:value="43.87568992">
            <text:p>43.87568992</text:p>
          </table:table-cell>
          <table:table-cell table:style-name="ce23" office:value-type="float" office:value="5.383251238">
            <text:p>5.383251238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3" office:value-type="float" office:value="84">
            <text:p>84</text:p>
          </table:table-cell>
          <table:table-cell table:style-name="ce23" office:value-type="string">
            <text:p>CH Avignon Adultes</text:p>
          </table:table-cell>
          <table:table-cell table:style-name="ce23" office:value-type="string">
            <text:p>CH Avignon</text:p>
          </table:table-cell>
          <table:table-cell table:style-name="ce23" office:value-type="string">
            <text:p>305 RUE RAOUL FOLLEREAU</text:p>
          </table:table-cell>
          <table:table-cell table:style-name="ce23" office:value-type="float" office:value="84902">
            <text:p>84902</text:p>
          </table:table-cell>
          <table:table-cell table:style-name="ce23" office:value-type="string">
            <text:p>AVIGNON</text:p>
          </table:table-cell>
          <table:table-cell table:style-name="ce23" office:value-type="float" office:value="43.91995664">
            <text:p>43.91995664</text:p>
          </table:table-cell>
          <table:table-cell table:style-name="ce23" office:value-type="float" office:value="4.801981467">
            <text:p>4.801981467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3" office:value-type="float" office:value="84">
            <text:p>84</text:p>
          </table:table-cell>
          <table:table-cell table:style-name="ce23" office:value-type="string">
            <text:p>CH Avignon Enfants</text:p>
          </table:table-cell>
          <table:table-cell table:style-name="ce23" office:value-type="string">
            <text:p>CH Avignon</text:p>
          </table:table-cell>
          <table:table-cell table:style-name="ce23" office:value-type="string">
            <text:p>305 RUE RAOUL FOLLEREAU</text:p>
          </table:table-cell>
          <table:table-cell table:style-name="ce23" office:value-type="float" office:value="84902">
            <text:p>84902</text:p>
          </table:table-cell>
          <table:table-cell table:style-name="ce23" office:value-type="string">
            <text:p>AVIGNON</text:p>
          </table:table-cell>
          <table:table-cell table:style-name="ce23" office:value-type="float" office:value="43.91995664">
            <text:p>43.91995664</text:p>
          </table:table-cell>
          <table:table-cell table:style-name="ce23" office:value-type="float" office:value="4.801981467">
            <text:p>4.801981467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3" office:value-type="float" office:value="84">
            <text:p>84</text:p>
          </table:table-cell>
          <table:table-cell table:style-name="ce23" office:value-type="string">
            <text:p>CH Carpentras</text:p>
          </table:table-cell>
          <table:table-cell table:style-name="ce23" office:value-type="string">
            <text:p>CH Carpentras</text:p>
          </table:table-cell>
          <table:table-cell table:style-name="ce23" office:value-type="string">
            <text:p>24 ROND POINT DE L'AMITIE BP 60263</text:p>
          </table:table-cell>
          <table:table-cell table:style-name="ce23" office:value-type="float" office:value="84208">
            <text:p>84208</text:p>
          </table:table-cell>
          <table:table-cell table:style-name="ce23" office:value-type="string">
            <text:p>CARPENTRAS</text:p>
          </table:table-cell>
          <table:table-cell table:style-name="ce23" office:value-type="float" office:value="44.046001">
            <text:p>44.046001</text:p>
          </table:table-cell>
          <table:table-cell table:style-name="ce23" office:value-type="float" office:value="5.0287">
            <text:p>5.0287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3" office:value-type="float" office:value="84">
            <text:p>84</text:p>
          </table:table-cell>
          <table:table-cell table:style-name="ce23" office:value-type="string">
            <text:p>CH Cavaillon</text:p>
          </table:table-cell>
          <table:table-cell table:style-name="ce23" office:value-type="string">
            <text:p>CH Cavaillon</text:p>
          </table:table-cell>
          <table:table-cell table:style-name="ce23" office:value-type="string">
            <text:p>119 AVENUE GEORGES CLEMENCEAU CS 50157</text:p>
          </table:table-cell>
          <table:table-cell table:style-name="ce23" office:value-type="float" office:value="84304">
            <text:p>84304</text:p>
          </table:table-cell>
          <table:table-cell table:style-name="ce23" office:value-type="string">
            <text:p>CAVAILLON</text:p>
          </table:table-cell>
          <table:table-cell table:style-name="ce23" office:value-type="float" office:value="43.841599">
            <text:p>43.841599</text:p>
          </table:table-cell>
          <table:table-cell table:style-name="ce23" office:value-type="float" office:value="5.03827">
            <text:p>5.03827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3" office:value-type="float" office:value="84">
            <text:p>84</text:p>
          </table:table-cell>
          <table:table-cell table:style-name="ce23" office:value-type="string">
            <text:p>CH Orange</text:p>
          </table:table-cell>
          <table:table-cell table:style-name="ce23" office:value-type="string">
            <text:p>CH Orange</text:p>
          </table:table-cell>
          <table:table-cell table:style-name="ce23" office:value-type="string">
            <text:p>AVENUE DE LAVOISIER BP 184</text:p>
          </table:table-cell>
          <table:table-cell table:style-name="ce23" office:value-type="float" office:value="84106">
            <text:p>84106</text:p>
          </table:table-cell>
          <table:table-cell table:style-name="ce23" office:value-type="string">
            <text:p>ORANGE</text:p>
          </table:table-cell>
          <table:table-cell table:style-name="ce23" office:value-type="float" office:value="44.146647">
            <text:p>44.146647</text:p>
          </table:table-cell>
          <table:table-cell table:style-name="ce23" office:value-type="float" office:value="4.823899">
            <text:p>4.823899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3" office:value-type="float" office:value="84">
            <text:p>84</text:p>
          </table:table-cell>
          <table:table-cell table:style-name="ce23" office:value-type="string">
            <text:p>CH du Pays d'Aix - Pertuis</text:p>
          </table:table-cell>
          <table:table-cell table:style-name="ce23" office:value-type="string">
            <text:p>CH du Pays d'Aix - Pertuis</text:p>
          </table:table-cell>
          <table:table-cell table:style-name="ce23" office:value-type="string">
            <text:p>58 R DE CROZE BP 110</text:p>
          </table:table-cell>
          <table:table-cell table:style-name="ce23" office:value-type="float" office:value="84123">
            <text:p>84123</text:p>
          </table:table-cell>
          <table:table-cell table:style-name="ce23" office:value-type="string">
            <text:p>PERTUIS</text:p>
          </table:table-cell>
          <table:table-cell table:style-name="ce23" office:value-type="float" office:value="43.693001">
            <text:p>43.693001</text:p>
          </table:table-cell>
          <table:table-cell table:style-name="ce23" office:value-type="float" office:value="5.49923">
            <text:p>5.49923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3" office:value-type="float" office:value="84">
            <text:p>84</text:p>
          </table:table-cell>
          <table:table-cell table:style-name="ce23" office:value-type="string">
            <text:p>CH Vaison la Romaine</text:p>
          </table:table-cell>
          <table:table-cell table:style-name="ce23" office:value-type="string">
            <text:p>CH Vaison la Romaine</text:p>
          </table:table-cell>
          <table:table-cell table:style-name="ce23" office:value-type="string">
            <text:p>18  GRANDE RUE BP 73</text:p>
          </table:table-cell>
          <table:table-cell table:style-name="ce23" office:value-type="float" office:value="84110">
            <text:p>84110</text:p>
          </table:table-cell>
          <table:table-cell table:style-name="ce23" office:value-type="string">
            <text:p>VAISON LA ROMAINE</text:p>
          </table:table-cell>
          <table:table-cell table:style-name="ce23" office:value-type="float" office:value="44.23944056">
            <text:p>44.23944056</text:p>
          </table:table-cell>
          <table:table-cell table:style-name="ce23" office:value-type="float" office:value="5.075148217">
            <text:p>5.075148217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3" office:value-type="float" office:value="84">
            <text:p>84</text:p>
          </table:table-cell>
          <table:table-cell table:style-name="ce23" office:value-type="string">
            <text:p>CH Valréas</text:p>
          </table:table-cell>
          <table:table-cell table:style-name="ce23" office:value-type="string">
            <text:p>CH Valréas</text:p>
          </table:table-cell>
          <table:table-cell table:style-name="ce23" office:value-type="string">
            <text:p>COURS TIVOLI BP 97</text:p>
          </table:table-cell>
          <table:table-cell table:style-name="ce23" office:value-type="float" office:value="84600">
            <text:p>84600</text:p>
          </table:table-cell>
          <table:table-cell table:style-name="ce23" office:value-type="string">
            <text:p>VALREAS</text:p>
          </table:table-cell>
          <table:table-cell table:style-name="ce23" office:value-type="float" office:value="44.382347">
            <text:p>44.382347</text:p>
          </table:table-cell>
          <table:table-cell table:style-name="ce23" office:value-type="float" office:value="4.992069">
            <text:p>4.992069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number-columns-repeated="14"/>
          <table:table-cell table:style-name="ce25" table:formula="of:=IFERROR(__xludf.DUMMYFUNCTION(IF([.N99]=&quot;&quot;;&quot;&quot;;filter(['Feuille 4'.B:.B],['Feuille 4'.A:.A]=[.N9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0]=&quot;&quot;;&quot;&quot;;filter(['Feuille 4'.B:.B],['Feuille 4'.A:.A]=[.N10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1]=&quot;&quot;;&quot;&quot;;filter(['Feuille 4'.B:.B],['Feuille 4'.A:.A]=[.N10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2]=&quot;&quot;;&quot;&quot;;filter(['Feuille 4'.B:.B],['Feuille 4'.A:.A]=[.N10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3]=&quot;&quot;;&quot;&quot;;filter(['Feuille 4'.B:.B],['Feuille 4'.A:.A]=[.N10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4]=&quot;&quot;;&quot;&quot;;filter(['Feuille 4'.B:.B],['Feuille 4'.A:.A]=[.N10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5]=&quot;&quot;;&quot;&quot;;filter(['Feuille 4'.B:.B],['Feuille 4'.A:.A]=[.N10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6]=&quot;&quot;;&quot;&quot;;filter(['Feuille 4'.B:.B],['Feuille 4'.A:.A]=[.N10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7]=&quot;&quot;;&quot;&quot;;filter(['Feuille 4'.B:.B],['Feuille 4'.A:.A]=[.N10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8]=&quot;&quot;;&quot;&quot;;filter(['Feuille 4'.B:.B],['Feuille 4'.A:.A]=[.N10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9]=&quot;&quot;;&quot;&quot;;filter(['Feuille 4'.B:.B],['Feuille 4'.A:.A]=[.N10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0]=&quot;&quot;;&quot;&quot;;filter(['Feuille 4'.B:.B],['Feuille 4'.A:.A]=[.N11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1]=&quot;&quot;;&quot;&quot;;filter(['Feuille 4'.B:.B],['Feuille 4'.A:.A]=[.N11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2]=&quot;&quot;;&quot;&quot;;filter(['Feuille 4'.B:.B],['Feuille 4'.A:.A]=[.N11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3]=&quot;&quot;;&quot;&quot;;filter(['Feuille 4'.B:.B],['Feuille 4'.A:.A]=[.N11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4]=&quot;&quot;;&quot;&quot;;filter(['Feuille 4'.B:.B],['Feuille 4'.A:.A]=[.N11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5]=&quot;&quot;;&quot;&quot;;filter(['Feuille 4'.B:.B],['Feuille 4'.A:.A]=[.N11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6]=&quot;&quot;;&quot;&quot;;filter(['Feuille 4'.B:.B],['Feuille 4'.A:.A]=[.N11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7]=&quot;&quot;;&quot;&quot;;filter(['Feuille 4'.B:.B],['Feuille 4'.A:.A]=[.N11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8]=&quot;&quot;;&quot;&quot;;filter(['Feuille 4'.B:.B],['Feuille 4'.A:.A]=[.N11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9]=&quot;&quot;;&quot;&quot;;filter(['Feuille 4'.B:.B],['Feuille 4'.A:.A]=[.N11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0]=&quot;&quot;;&quot;&quot;;filter(['Feuille 4'.B:.B],['Feuille 4'.A:.A]=[.N12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1]=&quot;&quot;;&quot;&quot;;filter(['Feuille 4'.B:.B],['Feuille 4'.A:.A]=[.N12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2]=&quot;&quot;;&quot;&quot;;filter(['Feuille 4'.B:.B],['Feuille 4'.A:.A]=[.N12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3]=&quot;&quot;;&quot;&quot;;filter(['Feuille 4'.B:.B],['Feuille 4'.A:.A]=[.N12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4]=&quot;&quot;;&quot;&quot;;filter(['Feuille 4'.B:.B],['Feuille 4'.A:.A]=[.N12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5]=&quot;&quot;;&quot;&quot;;filter(['Feuille 4'.B:.B],['Feuille 4'.A:.A]=[.N12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6]=&quot;&quot;;&quot;&quot;;filter(['Feuille 4'.B:.B],['Feuille 4'.A:.A]=[.N12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7]=&quot;&quot;;&quot;&quot;;filter(['Feuille 4'.B:.B],['Feuille 4'.A:.A]=[.N12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8]=&quot;&quot;;&quot;&quot;;filter(['Feuille 4'.B:.B],['Feuille 4'.A:.A]=[.N12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9]=&quot;&quot;;&quot;&quot;;filter(['Feuille 4'.B:.B],['Feuille 4'.A:.A]=[.N12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0]=&quot;&quot;;&quot;&quot;;filter(['Feuille 4'.B:.B],['Feuille 4'.A:.A]=[.N13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1]=&quot;&quot;;&quot;&quot;;filter(['Feuille 4'.B:.B],['Feuille 4'.A:.A]=[.N13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2]=&quot;&quot;;&quot;&quot;;filter(['Feuille 4'.B:.B],['Feuille 4'.A:.A]=[.N13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3]=&quot;&quot;;&quot;&quot;;filter(['Feuille 4'.B:.B],['Feuille 4'.A:.A]=[.N13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4]=&quot;&quot;;&quot;&quot;;filter(['Feuille 4'.B:.B],['Feuille 4'.A:.A]=[.N13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5]=&quot;&quot;;&quot;&quot;;filter(['Feuille 4'.B:.B],['Feuille 4'.A:.A]=[.N13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6]=&quot;&quot;;&quot;&quot;;filter(['Feuille 4'.B:.B],['Feuille 4'.A:.A]=[.N13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7]=&quot;&quot;;&quot;&quot;;filter(['Feuille 4'.B:.B],['Feuille 4'.A:.A]=[.N13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filter(['Feuille 4'.B:.B],['Feuille 4'.A:.A]=[.N138])),&quot;&quot;)" office:value-type="string">
            <text:p/>
          </table:table-cell>
        </table:table-row>
      </table:table>
      <table:table table:name="ORUB" table:style-name="ta6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8" table:default-cell-style-name="ce15"/>
        <table:table-column table:style-name="co9" table:default-cell-style-name="ce15"/>
        <table:table-column table:style-name="co19" table:default-cell-style-name="ce15"/>
        <table:table-column table:style-name="co11" table:default-cell-style-name="ce15"/>
        <table:table-column table:style-name="co1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15"/>
        <table:table-column table:style-name="co15" table:default-cell-style-name="ce15"/>
        <table:table-column table:style-name="co28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Côte d'Or</text:p>
          </table:table-cell>
          <table:table-cell table:style-name="ce24" office:value-type="float" office:value="21">
            <text:p>21</text:p>
          </table:table-cell>
          <table:table-cell table:style-name="ce24" office:value-type="string">
            <text:p>SAMU 21</text:p>
          </table:table-cell>
          <table:table-cell table:style-name="ce24" office:value-type="string">
            <text:p>CHU Dijon</text:p>
          </table:table-cell>
          <table:table-cell table:style-name="ce24" office:value-type="string">
            <text:p>1 boulevard Jeanne d'Arc</text:p>
          </table:table-cell>
          <table:table-cell table:style-name="ce24" office:value-type="float" office:value="21079">
            <text:p>21079</text:p>
          </table:table-cell>
          <table:table-cell table:style-name="ce24" office:value-type="string">
            <text:p>DIJON</text:p>
          </table:table-cell>
          <table:table-cell table:style-name="ce32" office:value-type="string">
            <text:p>47.3217770</text:p>
          </table:table-cell>
          <table:table-cell table:style-name="ce32" office:value-type="string">
            <text:p>5.0654730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Nièvre</text:p>
          </table:table-cell>
          <table:table-cell table:style-name="ce24" office:value-type="float" office:value="58">
            <text:p>58</text:p>
          </table:table-cell>
          <table:table-cell table:style-name="ce24" office:value-type="string">
            <text:p>SAMU 58</text:p>
          </table:table-cell>
          <table:table-cell table:style-name="ce24" office:value-type="string">
            <text:p>CH Nevers</text:p>
          </table:table-cell>
          <table:table-cell table:style-name="ce24" office:value-type="string">
            <text:p>1 boulevard de l'Hôpital</text:p>
          </table:table-cell>
          <table:table-cell table:style-name="ce24" office:value-type="float" office:value="58033">
            <text:p>58033</text:p>
          </table:table-cell>
          <table:table-cell table:style-name="ce24" office:value-type="string">
            <text:p>NEVERS</text:p>
          </table:table-cell>
          <table:table-cell table:style-name="ce32" office:value-type="string">
            <text:p>46.9800648</text:p>
          </table:table-cell>
          <table:table-cell table:style-name="ce32" office:value-type="string">
            <text:p>3.1224984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Saône et Loire</text:p>
          </table:table-cell>
          <table:table-cell table:style-name="ce24" office:value-type="float" office:value="71">
            <text:p>71</text:p>
          </table:table-cell>
          <table:table-cell table:style-name="ce24" office:value-type="string">
            <text:p>SAMU 71</text:p>
          </table:table-cell>
          <table:table-cell table:style-name="ce24" office:value-type="string">
            <text:p>CH Chalon-sur-Saône</text:p>
          </table:table-cell>
          <table:table-cell table:style-name="ce24" office:value-type="string">
            <text:p>4 rue du Capitaine Drillien</text:p>
          </table:table-cell>
          <table:table-cell table:style-name="ce24" office:value-type="float" office:value="71321">
            <text:p>71321</text:p>
          </table:table-cell>
          <table:table-cell table:style-name="ce24" office:value-type="string">
            <text:p>CHALON SUR SAONE</text:p>
          </table:table-cell>
          <table:table-cell table:style-name="ce32" office:value-type="string">
            <text:p>46.7759240</text:p>
          </table:table-cell>
          <table:table-cell table:style-name="ce32" office:value-type="string">
            <text:p>4.8399029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Yonne</text:p>
          </table:table-cell>
          <table:table-cell table:style-name="ce24" office:value-type="float" office:value="89">
            <text:p>89</text:p>
          </table:table-cell>
          <table:table-cell table:style-name="ce24" office:value-type="string">
            <text:p>SAMU 89</text:p>
          </table:table-cell>
          <table:table-cell table:style-name="ce24" office:value-type="string">
            <text:p>CH Auxerre</text:p>
          </table:table-cell>
          <table:table-cell table:style-name="ce24" office:value-type="string">
            <text:p>2 boulevard de Verdun</text:p>
          </table:table-cell>
          <table:table-cell table:style-name="ce24" office:value-type="float" office:value="89011">
            <text:p>89011</text:p>
          </table:table-cell>
          <table:table-cell table:style-name="ce24" office:value-type="string">
            <text:p>AUXERRE</text:p>
          </table:table-cell>
          <table:table-cell table:style-name="ce32" office:value-type="string">
            <text:p>47.8043747</text:p>
          </table:table-cell>
          <table:table-cell table:style-name="ce32" office:value-type="string">
            <text:p>3.5559499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Saône et Loire</text:p>
          </table:table-cell>
          <table:table-cell table:style-name="ce24" office:value-type="float" office:value="71">
            <text:p>71</text:p>
          </table:table-cell>
          <table:table-cell table:style-name="ce24" office:value-type="string">
            <text:p>Urgences du CH d'Autun</text:p>
          </table:table-cell>
          <table:table-cell table:style-name="ce24" office:value-type="string">
            <text:p>CH Autun</text:p>
          </table:table-cell>
          <table:table-cell table:style-name="ce24" office:value-type="string">
            <text:p>7 bis rue de Parpas</text:p>
          </table:table-cell>
          <table:table-cell table:style-name="ce24" office:value-type="float" office:value="71400">
            <text:p>71400</text:p>
          </table:table-cell>
          <table:table-cell table:style-name="ce24" office:value-type="string">
            <text:p>AUTUN</text:p>
          </table:table-cell>
          <table:table-cell table:style-name="ce24" office:value-type="string">
            <text:p>46.9512470</text:p>
          </table:table-cell>
          <table:table-cell table:style-name="ce24" office:value-type="string">
            <text:p>4.2931597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Yonne</text:p>
          </table:table-cell>
          <table:table-cell table:style-name="ce24" office:value-type="float" office:value="89">
            <text:p>89</text:p>
          </table:table-cell>
          <table:table-cell table:style-name="ce24" office:value-type="string">
            <text:p>Urgences du CH d'Auxerre</text:p>
          </table:table-cell>
          <table:table-cell table:style-name="ce24" office:value-type="string">
            <text:p>CH Auxerre</text:p>
          </table:table-cell>
          <table:table-cell table:style-name="ce24" office:value-type="string">
            <text:p>2 boulevard de Verdun</text:p>
          </table:table-cell>
          <table:table-cell table:style-name="ce24" office:value-type="float" office:value="89011">
            <text:p>89011</text:p>
          </table:table-cell>
          <table:table-cell table:style-name="ce24" office:value-type="string">
            <text:p>AUXERRE</text:p>
          </table:table-cell>
          <table:table-cell table:style-name="ce32" office:value-type="string">
            <text:p>47.8043747</text:p>
          </table:table-cell>
          <table:table-cell table:style-name="ce32" office:value-type="string">
            <text:p>3.5559499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Yonne</text:p>
          </table:table-cell>
          <table:table-cell table:style-name="ce24" office:value-type="float" office:value="89">
            <text:p>89</text:p>
          </table:table-cell>
          <table:table-cell table:style-name="ce24" office:value-type="string">
            <text:p>Urgences de la Polyclinique Saint Marguerite</text:p>
          </table:table-cell>
          <table:table-cell table:style-name="ce24" office:value-type="string">
            <text:p>Polyclinique Sainte Marguerite</text:p>
          </table:table-cell>
          <table:table-cell table:style-name="ce24" office:value-type="string">
            <text:p>5 avenue fontaine Sainte Marguerite</text:p>
          </table:table-cell>
          <table:table-cell table:style-name="ce24" office:value-type="float" office:value="89000">
            <text:p>89000</text:p>
          </table:table-cell>
          <table:table-cell table:style-name="ce24" office:value-type="string">
            <text:p>AUXERRE</text:p>
          </table:table-cell>
          <table:table-cell table:style-name="ce24" office:value-type="string">
            <text:p>47.8126413</text:p>
          </table:table-cell>
          <table:table-cell table:style-name="ce24" office:value-type="string">
            <text:p>3.5647174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Yonne</text:p>
          </table:table-cell>
          <table:table-cell table:style-name="ce24" office:value-type="float" office:value="89">
            <text:p>89</text:p>
          </table:table-cell>
          <table:table-cell table:style-name="ce24" office:value-type="string">
            <text:p>Urgences du CH d'Avallon</text:p>
          </table:table-cell>
          <table:table-cell table:style-name="ce24" office:value-type="string">
            <text:p>CH Avallon</text:p>
          </table:table-cell>
          <table:table-cell table:style-name="ce24" office:value-type="string">
            <text:p>1 rue de l'Hôpital</text:p>
          </table:table-cell>
          <table:table-cell table:style-name="ce24" office:value-type="float" office:value="89206">
            <text:p>89206</text:p>
          </table:table-cell>
          <table:table-cell table:style-name="ce24" office:value-type="string">
            <text:p>AVALLON</text:p>
          </table:table-cell>
          <table:table-cell table:style-name="ce24" office:value-type="string">
            <text:p>47.4907913</text:p>
          </table:table-cell>
          <table:table-cell table:style-name="ce24" office:value-type="string">
            <text:p>3.9050188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Côte d'Or</text:p>
          </table:table-cell>
          <table:table-cell table:style-name="ce24" office:value-type="float" office:value="21">
            <text:p>21</text:p>
          </table:table-cell>
          <table:table-cell table:style-name="ce24" office:value-type="string">
            <text:p>Urgences des HC de Beaune</text:p>
          </table:table-cell>
          <table:table-cell table:style-name="ce24" office:value-type="string">
            <text:p>HC Beaune</text:p>
          </table:table-cell>
          <table:table-cell table:style-name="ce24" office:value-type="string">
            <text:p>Avenue de Guigone de salins</text:p>
          </table:table-cell>
          <table:table-cell table:style-name="ce24" office:value-type="float" office:value="21203">
            <text:p>21203</text:p>
          </table:table-cell>
          <table:table-cell table:style-name="ce24" office:value-type="string">
            <text:p>BEAUNE</text:p>
          </table:table-cell>
          <table:table-cell table:style-name="ce24" office:value-type="string">
            <text:p>47.0318410</text:p>
          </table:table-cell>
          <table:table-cell table:style-name="ce24" office:value-type="string">
            <text:p>4.834374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Saône et Loire</text:p>
          </table:table-cell>
          <table:table-cell table:style-name="ce24" office:value-type="float" office:value="71">
            <text:p>71</text:p>
          </table:table-cell>
          <table:table-cell table:style-name="ce24" office:value-type="string">
            <text:p>Urgences du CH de Chalon-sur-Saône</text:p>
          </table:table-cell>
          <table:table-cell table:style-name="ce24" office:value-type="string">
            <text:p>CH Chalon-sur-Saône</text:p>
          </table:table-cell>
          <table:table-cell table:style-name="ce24" office:value-type="string">
            <text:p>4 rue du Capitaine Drillien</text:p>
          </table:table-cell>
          <table:table-cell table:style-name="ce24" office:value-type="float" office:value="71321">
            <text:p>71321</text:p>
          </table:table-cell>
          <table:table-cell table:style-name="ce24" office:value-type="string">
            <text:p>CHALON SUR SAONE</text:p>
          </table:table-cell>
          <table:table-cell table:style-name="ce32" office:value-type="string">
            <text:p>46.7759240</text:p>
          </table:table-cell>
          <table:table-cell table:style-name="ce32" office:value-type="string">
            <text:p>4.8399029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Côte d'Or</text:p>
          </table:table-cell>
          <table:table-cell table:style-name="ce24" office:value-type="float" office:value="21">
            <text:p>21</text:p>
          </table:table-cell>
          <table:table-cell table:style-name="ce24" office:value-type="string">
            <text:p>Urgences de la Clinique de Chenôve</text:p>
          </table:table-cell>
          <table:table-cell table:style-name="ce24" office:value-type="string">
            <text:p>Clinique Chenôve</text:p>
          </table:table-cell>
          <table:table-cell table:style-name="ce24" office:value-type="string">
            <text:p>42 bd Henri Bazin</text:p>
          </table:table-cell>
          <table:table-cell table:style-name="ce24" office:value-type="float" office:value="21300">
            <text:p>21300</text:p>
          </table:table-cell>
          <table:table-cell table:style-name="ce24" office:value-type="string">
            <text:p>CHENOVE</text:p>
          </table:table-cell>
          <table:table-cell table:style-name="ce24" office:value-type="string">
            <text:p>47.2994153</text:p>
          </table:table-cell>
          <table:table-cell table:style-name="ce24" office:value-type="string">
            <text:p>5.0182138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Nièvre</text:p>
          </table:table-cell>
          <table:table-cell table:style-name="ce24" office:value-type="float" office:value="58">
            <text:p>58</text:p>
          </table:table-cell>
          <table:table-cell table:style-name="ce24" office:value-type="string">
            <text:p>Urgences du CH de Clamecy</text:p>
          </table:table-cell>
          <table:table-cell table:style-name="ce24" office:value-type="string">
            <text:p>CH Clamecy</text:p>
          </table:table-cell>
          <table:table-cell table:style-name="ce24" office:value-type="string">
            <text:p>14 route de Beaugy</text:p>
          </table:table-cell>
          <table:table-cell table:style-name="ce24" office:value-type="float" office:value="58503">
            <text:p>58503</text:p>
          </table:table-cell>
          <table:table-cell table:style-name="ce24" office:value-type="string">
            <text:p>CLAMECY</text:p>
          </table:table-cell>
          <table:table-cell table:style-name="ce24" office:value-type="string">
            <text:p>47.4528845</text:p>
          </table:table-cell>
          <table:table-cell table:style-name="ce24" office:value-type="string">
            <text:p>3.510176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Nièvre</text:p>
          </table:table-cell>
          <table:table-cell table:style-name="ce24" office:value-type="float" office:value="58">
            <text:p>58</text:p>
          </table:table-cell>
          <table:table-cell table:style-name="ce24" office:value-type="string">
            <text:p>Urgences du CH de Cosne-Cours-sur-Loire</text:p>
          </table:table-cell>
          <table:table-cell table:style-name="ce24" office:value-type="string">
            <text:p>CH Cosne-Cours-sur-Loire</text:p>
          </table:table-cell>
          <table:table-cell table:style-name="ce24" office:value-type="string">
            <text:p>96 rue Maréchal Leclerc</text:p>
          </table:table-cell>
          <table:table-cell table:style-name="ce24" office:value-type="float" office:value="58206">
            <text:p>58206</text:p>
          </table:table-cell>
          <table:table-cell table:style-name="ce24" office:value-type="string">
            <text:p>COSNE SUR LOIRE</text:p>
          </table:table-cell>
          <table:table-cell table:style-name="ce24" office:value-type="string">
            <text:p>47.4156259</text:p>
          </table:table-cell>
          <table:table-cell table:style-name="ce24" office:value-type="string">
            <text:p>2.9262483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Nièvre</text:p>
          </table:table-cell>
          <table:table-cell table:style-name="ce24" office:value-type="float" office:value="58">
            <text:p>58</text:p>
          </table:table-cell>
          <table:table-cell table:style-name="ce24" office:value-type="string">
            <text:p>Urgences du CH de Decize</text:p>
          </table:table-cell>
          <table:table-cell table:style-name="ce24" office:value-type="string">
            <text:p>CH Decize</text:p>
          </table:table-cell>
          <table:table-cell table:style-name="ce24" office:value-type="string">
            <text:p>route de Moulins</text:p>
          </table:table-cell>
          <table:table-cell table:style-name="ce24" office:value-type="float" office:value="58302">
            <text:p>58302</text:p>
          </table:table-cell>
          <table:table-cell table:style-name="ce24" office:value-type="string">
            <text:p>DECIZE</text:p>
          </table:table-cell>
          <table:table-cell table:style-name="ce24" office:value-type="string">
            <text:p>46.8229656</text:p>
          </table:table-cell>
          <table:table-cell table:style-name="ce24" office:value-type="string">
            <text:p>3.4521997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Côte d'Or</text:p>
          </table:table-cell>
          <table:table-cell table:style-name="ce24" office:value-type="float" office:value="21">
            <text:p>21</text:p>
          </table:table-cell>
          <table:table-cell table:style-name="ce24" office:value-type="string">
            <text:p>Urgences du CHU de Dijon</text:p>
          </table:table-cell>
          <table:table-cell table:style-name="ce24" office:value-type="string">
            <text:p>CHU Dijon</text:p>
          </table:table-cell>
          <table:table-cell table:style-name="ce24" office:value-type="string">
            <text:p>1 boulevard Jeanne d'Arc</text:p>
          </table:table-cell>
          <table:table-cell table:style-name="ce24" office:value-type="float" office:value="21079">
            <text:p>21079</text:p>
          </table:table-cell>
          <table:table-cell table:style-name="ce24" office:value-type="string">
            <text:p>DIJON</text:p>
          </table:table-cell>
          <table:table-cell table:style-name="ce32" office:value-type="string">
            <text:p>47.3217770</text:p>
          </table:table-cell>
          <table:table-cell table:style-name="ce32" office:value-type="string">
            <text:p>5.0654730</text:p>
          </table:table-cell>
          <table:table-cell table:style-name="ce24" office:value-type="string">
            <text:p>CH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Yonne</text:p>
          </table:table-cell>
          <table:table-cell table:style-name="ce24" office:value-type="float" office:value="89">
            <text:p>89</text:p>
          </table:table-cell>
          <table:table-cell table:style-name="ce24" office:value-type="string">
            <text:p>Urgences du CH de Joigny</text:p>
          </table:table-cell>
          <table:table-cell table:style-name="ce24" office:value-type="string">
            <text:p>CH Joigny</text:p>
          </table:table-cell>
          <table:table-cell table:style-name="ce24" office:value-type="string">
            <text:p>3 quai de l'Hôpital</text:p>
          </table:table-cell>
          <table:table-cell table:style-name="ce24" office:value-type="float" office:value="89306">
            <text:p>89306</text:p>
          </table:table-cell>
          <table:table-cell table:style-name="ce24" office:value-type="string">
            <text:p>JOIGNY</text:p>
          </table:table-cell>
          <table:table-cell table:style-name="ce24" office:value-type="string">
            <text:p>47.9778410</text:p>
          </table:table-cell>
          <table:table-cell table:style-name="ce24" office:value-type="string">
            <text:p>3.419592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Saône et Loire</text:p>
          </table:table-cell>
          <table:table-cell table:style-name="ce24" office:value-type="float" office:value="71">
            <text:p>71</text:p>
          </table:table-cell>
          <table:table-cell table:style-name="ce24" office:value-type="string">
            <text:p>Urgences de l'Hôtel Dieu le Creusot</text:p>
          </table:table-cell>
          <table:table-cell table:style-name="ce24" office:value-type="string">
            <text:p>HD Creusot</text:p>
          </table:table-cell>
          <table:table-cell table:style-name="ce24" office:value-type="string">
            <text:p>175 avenue Maréchal Foch</text:p>
          </table:table-cell>
          <table:table-cell table:style-name="ce24" office:value-type="float" office:value="71200">
            <text:p>71200</text:p>
          </table:table-cell>
          <table:table-cell table:style-name="ce24" office:value-type="string">
            <text:p>LE CREUSOT</text:p>
          </table:table-cell>
          <table:table-cell table:style-name="ce24" office:value-type="string">
            <text:p>46.8029532</text:p>
          </table:table-cell>
          <table:table-cell table:style-name="ce24" office:value-type="string">
            <text:p>4.4489124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ESP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Saône et Loire</text:p>
          </table:table-cell>
          <table:table-cell table:style-name="ce24" office:value-type="float" office:value="71">
            <text:p>71</text:p>
          </table:table-cell>
          <table:table-cell table:style-name="ce24" office:value-type="string">
            <text:p>Urgences du CH de Mâcon</text:p>
          </table:table-cell>
          <table:table-cell table:style-name="ce24" office:value-type="string">
            <text:p>CH Mâcon</text:p>
          </table:table-cell>
          <table:table-cell table:style-name="ce24" office:value-type="string">
            <text:p>Boulevard Louis Escande</text:p>
          </table:table-cell>
          <table:table-cell table:style-name="ce24" office:value-type="float" office:value="71018">
            <text:p>71018</text:p>
          </table:table-cell>
          <table:table-cell table:style-name="ce24" office:value-type="string">
            <text:p>MACON</text:p>
          </table:table-cell>
          <table:table-cell table:style-name="ce24" office:value-type="string">
            <text:p>46.3168970</text:p>
          </table:table-cell>
          <table:table-cell table:style-name="ce24" office:value-type="string">
            <text:p>4.815144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Côte d'Or</text:p>
          </table:table-cell>
          <table:table-cell table:style-name="ce24" office:value-type="float" office:value="21">
            <text:p>21</text:p>
          </table:table-cell>
          <table:table-cell table:style-name="ce24" office:value-type="string">
            <text:p>Urgences du CHI - site de Montbard</text:p>
          </table:table-cell>
          <table:table-cell table:style-name="ce24" office:value-type="string">
            <text:p>CHI CM - site de Montbard</text:p>
          </table:table-cell>
          <table:table-cell table:style-name="ce24" office:value-type="string">
            <text:p>rue Auguste Carré</text:p>
          </table:table-cell>
          <table:table-cell table:style-name="ce24" office:value-type="float" office:value="21506">
            <text:p>21506</text:p>
          </table:table-cell>
          <table:table-cell table:style-name="ce24" office:value-type="string">
            <text:p>MONTBARD</text:p>
          </table:table-cell>
          <table:table-cell table:style-name="ce24" office:value-type="string">
            <text:p>47.6241446</text:p>
          </table:table-cell>
          <table:table-cell table:style-name="ce24" office:value-type="string">
            <text:p>4.3414051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Saône et Loire</text:p>
          </table:table-cell>
          <table:table-cell table:style-name="ce24" office:value-type="float" office:value="71">
            <text:p>71</text:p>
          </table:table-cell>
          <table:table-cell table:style-name="ce24" office:value-type="string">
            <text:p>Urgences du CH de Montceau-les-Mines</text:p>
          </table:table-cell>
          <table:table-cell table:style-name="ce24" office:value-type="string">
            <text:p>CH Montceau-les-Mines</text:p>
          </table:table-cell>
          <table:table-cell table:style-name="ce24" office:value-type="string">
            <text:p>BP 189</text:p>
          </table:table-cell>
          <table:table-cell table:style-name="ce24" office:value-type="float" office:value="71307">
            <text:p>71307</text:p>
          </table:table-cell>
          <table:table-cell table:style-name="ce24" office:value-type="string">
            <text:p>MONTCEAU LES MINES</text:p>
          </table:table-cell>
          <table:table-cell table:style-name="ce24" office:value-type="string">
            <text:p>46.6786903</text:p>
          </table:table-cell>
          <table:table-cell table:style-name="ce24" office:value-type="string">
            <text:p>4.3678901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Nièvre</text:p>
          </table:table-cell>
          <table:table-cell table:style-name="ce24" office:value-type="float" office:value="58">
            <text:p>58</text:p>
          </table:table-cell>
          <table:table-cell table:style-name="ce24" office:value-type="string">
            <text:p>Urgences du CH de Nevers</text:p>
          </table:table-cell>
          <table:table-cell table:style-name="ce24" office:value-type="string">
            <text:p>CH Nevers</text:p>
          </table:table-cell>
          <table:table-cell table:style-name="ce24" office:value-type="string">
            <text:p>1 boulevard de l'Hôpital</text:p>
          </table:table-cell>
          <table:table-cell table:style-name="ce24" office:value-type="float" office:value="58033">
            <text:p>58033</text:p>
          </table:table-cell>
          <table:table-cell table:style-name="ce24" office:value-type="string">
            <text:p>NEVERS</text:p>
          </table:table-cell>
          <table:table-cell table:style-name="ce32" office:value-type="string">
            <text:p>46.9800648</text:p>
          </table:table-cell>
          <table:table-cell table:style-name="ce32" office:value-type="string">
            <text:p>3.1224984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Saône et Loire</text:p>
          </table:table-cell>
          <table:table-cell table:style-name="ce24" office:value-type="float" office:value="71">
            <text:p>71</text:p>
          </table:table-cell>
          <table:table-cell table:style-name="ce24" office:value-type="string">
            <text:p>Urgences du CH de Paray-le-Monial</text:p>
          </table:table-cell>
          <table:table-cell table:style-name="ce24" office:value-type="string">
            <text:p>CH Paray-le-Monial</text:p>
          </table:table-cell>
          <table:table-cell table:style-name="ce24" office:value-type="string">
            <text:p>15 rue Pasteur</text:p>
          </table:table-cell>
          <table:table-cell table:style-name="ce24" office:value-type="float" office:value="71604">
            <text:p>71604</text:p>
          </table:table-cell>
          <table:table-cell table:style-name="ce24" office:value-type="string">
            <text:p>PARAY LE MONIAL</text:p>
          </table:table-cell>
          <table:table-cell table:style-name="ce24" office:value-type="string">
            <text:p>46.4531111</text:p>
          </table:table-cell>
          <table:table-cell table:style-name="ce24" office:value-type="string">
            <text:p>4.1214199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Côte d'Or</text:p>
          </table:table-cell>
          <table:table-cell table:style-name="ce24" office:value-type="float" office:value="21">
            <text:p>21</text:p>
          </table:table-cell>
          <table:table-cell table:style-name="ce24" office:value-type="string">
            <text:p>Urgences du CH de Semur-en-Auxois</text:p>
          </table:table-cell>
          <table:table-cell table:style-name="ce24" office:value-type="string">
            <text:p>CH Semur-en-Auxois</text:p>
          </table:table-cell>
          <table:table-cell table:style-name="ce24" office:value-type="string">
            <text:p>3 avenue Pasteur</text:p>
          </table:table-cell>
          <table:table-cell table:style-name="ce24" office:value-type="float" office:value="21140">
            <text:p>21140</text:p>
          </table:table-cell>
          <table:table-cell table:style-name="ce24" office:value-type="string">
            <text:p>SEMUR EN AUXOIS</text:p>
          </table:table-cell>
          <table:table-cell table:style-name="ce24" office:value-type="string">
            <text:p>47.4957272</text:p>
          </table:table-cell>
          <table:table-cell table:style-name="ce24" office:value-type="string">
            <text:p>4.349143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Yonne</text:p>
          </table:table-cell>
          <table:table-cell table:style-name="ce24" office:value-type="float" office:value="89">
            <text:p>89</text:p>
          </table:table-cell>
          <table:table-cell table:style-name="ce24" office:value-type="string">
            <text:p>Urgences du CH de Sens</text:p>
          </table:table-cell>
          <table:table-cell table:style-name="ce24" office:value-type="string">
            <text:p>CH Sens</text:p>
          </table:table-cell>
          <table:table-cell table:style-name="ce24" office:value-type="string">
            <text:p>1 avenue Pierre de Coubertin</text:p>
          </table:table-cell>
          <table:table-cell table:style-name="ce24" office:value-type="float" office:value="89108">
            <text:p>89108</text:p>
          </table:table-cell>
          <table:table-cell table:style-name="ce24" office:value-type="string">
            <text:p>SENS</text:p>
          </table:table-cell>
          <table:table-cell table:style-name="ce24" office:value-type="string">
            <text:p>48.1927071</text:p>
          </table:table-cell>
          <table:table-cell table:style-name="ce24" office:value-type="string">
            <text:p>3.298354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Yonne</text:p>
          </table:table-cell>
          <table:table-cell table:style-name="ce24" office:value-type="float" office:value="89">
            <text:p>89</text:p>
          </table:table-cell>
          <table:table-cell table:style-name="ce24" office:value-type="string">
            <text:p>Urgences du CH de Tonerre</text:p>
          </table:table-cell>
          <table:table-cell table:style-name="ce24" office:value-type="string">
            <text:p>CH Tonerre</text:p>
          </table:table-cell>
          <table:table-cell table:style-name="ce24" office:value-type="string">
            <text:p>rue Jumeriaux</text:p>
          </table:table-cell>
          <table:table-cell table:style-name="ce24" office:value-type="float" office:value="89700">
            <text:p>89700</text:p>
          </table:table-cell>
          <table:table-cell table:style-name="ce24" office:value-type="string">
            <text:p>TONNERRE</text:p>
          </table:table-cell>
          <table:table-cell table:style-name="ce24" office:value-type="string">
            <text:p>47.8544070</text:p>
          </table:table-cell>
          <table:table-cell table:style-name="ce24" office:value-type="string">
            <text:p>3.979825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Côte d'Or</text:p>
          </table:table-cell>
          <table:table-cell table:style-name="ce24" office:value-type="float" office:value="21">
            <text:p>21</text:p>
          </table:table-cell>
          <table:table-cell table:style-name="ce24" office:value-type="string">
            <text:p>Urgences du CHI - site de Châtillon</text:p>
          </table:table-cell>
          <table:table-cell table:style-name="ce24" office:value-type="string">
            <text:p>CHI CM - site de Châtillon</text:p>
          </table:table-cell>
          <table:table-cell table:style-name="ce32" office:value-type="string">
            <text:p>2 Rue Claude Petiet</text:p>
          </table:table-cell>
          <table:table-cell table:style-name="ce24" office:value-type="float" office:value="21400">
            <text:p>21400</text:p>
          </table:table-cell>
          <table:table-cell table:style-name="ce44" office:value-type="string">
            <text:p>CHATILLON SUR SEINE</text:p>
          </table:table-cell>
          <table:table-cell table:style-name="ce24" office:value-type="string">
            <text:p>47.8617252</text:p>
          </table:table-cell>
          <table:table-cell table:style-name="ce24" office:value-type="string">
            <text:p>4.5594754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4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Saône et Loire</text:p>
          </table:table-cell>
          <table:table-cell table:style-name="ce24" office:value-type="float" office:value="71">
            <text:p>71</text:p>
          </table:table-cell>
          <table:table-cell table:style-name="ce24" office:value-type="string">
            <text:p>SMUR d'Autun</text:p>
          </table:table-cell>
          <table:table-cell table:style-name="ce24" office:value-type="string">
            <text:p>CH Autun</text:p>
          </table:table-cell>
          <table:table-cell table:style-name="ce24" office:value-type="string">
            <text:p>7 bis rue de Parpas</text:p>
          </table:table-cell>
          <table:table-cell table:style-name="ce24" office:value-type="float" office:value="71400">
            <text:p>71400</text:p>
          </table:table-cell>
          <table:table-cell table:style-name="ce24" office:value-type="string">
            <text:p>AUTUN</text:p>
          </table:table-cell>
          <table:table-cell table:style-name="ce24" office:value-type="string">
            <text:p>46.9512470</text:p>
          </table:table-cell>
          <table:table-cell table:style-name="ce24" office:value-type="string">
            <text:p>4.2931597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4" office:value-type="string">
            <text:p>Non</text:p>
          </table:table-cell>
          <table:table-cell table:style-name="ce46"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Saône et Loire</text:p>
          </table:table-cell>
          <table:table-cell table:style-name="ce24" office:value-type="float" office:value="71">
            <text:p>71</text:p>
          </table:table-cell>
          <table:table-cell table:style-name="ce24" office:value-type="string">
            <text:p>SMUR du Creusot</text:p>
          </table:table-cell>
          <table:table-cell table:style-name="ce24" office:value-type="string">
            <text:p>HD Le Creusot</text:p>
          </table:table-cell>
          <table:table-cell table:style-name="ce24" office:value-type="string">
            <text:p>175 avenue Maréchal Foch</text:p>
          </table:table-cell>
          <table:table-cell table:style-name="ce24" office:value-type="float" office:value="71200">
            <text:p>71200</text:p>
          </table:table-cell>
          <table:table-cell table:style-name="ce24" office:value-type="string">
            <text:p>LE CREUSOT</text:p>
          </table:table-cell>
          <table:table-cell table:style-name="ce24" office:value-type="string">
            <text:p>46.8029532</text:p>
          </table:table-cell>
          <table:table-cell table:style-name="ce24" office:value-type="string">
            <text:p>4.4489124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ESPIC</text:p>
          </table:table-cell>
          <table:table-cell table:style-name="ce24" office:value-type="string">
            <text:p>Non</text:p>
          </table:table-cell>
          <table:table-cell table:style-name="ce46"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Saône et Loire</text:p>
          </table:table-cell>
          <table:table-cell table:style-name="ce24" office:value-type="float" office:value="71">
            <text:p>71</text:p>
          </table:table-cell>
          <table:table-cell table:style-name="ce24" office:value-type="string">
            <text:p>SMUR de Montceau-Les-Mines</text:p>
          </table:table-cell>
          <table:table-cell table:style-name="ce24" office:value-type="string">
            <text:p>CH Montceau les Mines</text:p>
          </table:table-cell>
          <table:table-cell table:style-name="ce24" office:value-type="string">
            <text:p>BP 189</text:p>
          </table:table-cell>
          <table:table-cell table:style-name="ce24" office:value-type="float" office:value="71307">
            <text:p>71307</text:p>
          </table:table-cell>
          <table:table-cell table:style-name="ce24" office:value-type="string">
            <text:p>MONTCEAU LES MINES</text:p>
          </table:table-cell>
          <table:table-cell table:style-name="ce24" office:value-type="string">
            <text:p>46.6786903</text:p>
          </table:table-cell>
          <table:table-cell table:style-name="ce24" office:value-type="string">
            <text:p>4.3678901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4" office:value-type="string">
            <text:p>Non</text:p>
          </table:table-cell>
          <table:table-cell table:style-name="ce46"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Saône et Loire</text:p>
          </table:table-cell>
          <table:table-cell table:style-name="ce24" office:value-type="float" office:value="71">
            <text:p>71</text:p>
          </table:table-cell>
          <table:table-cell table:style-name="ce24" office:value-type="string">
            <text:p>SMUR de Chalon-sur-Saône</text:p>
          </table:table-cell>
          <table:table-cell table:style-name="ce24" office:value-type="string">
            <text:p>CH Chalon-sur-Saône</text:p>
          </table:table-cell>
          <table:table-cell table:style-name="ce24" office:value-type="string">
            <text:p>4 rue du Capitaine Drillien</text:p>
          </table:table-cell>
          <table:table-cell table:style-name="ce24" office:value-type="float" office:value="71321">
            <text:p>71321</text:p>
          </table:table-cell>
          <table:table-cell table:style-name="ce24" office:value-type="string">
            <text:p>CHALON SUR SAONE</text:p>
          </table:table-cell>
          <table:table-cell table:style-name="ce32" office:value-type="string">
            <text:p>46.7759240</text:p>
          </table:table-cell>
          <table:table-cell table:style-name="ce32" office:value-type="string">
            <text:p>4.8399029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4" office:value-type="string">
            <text:p>Oui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Saône et Loire</text:p>
          </table:table-cell>
          <table:table-cell table:style-name="ce24" office:value-type="float" office:value="71">
            <text:p>71</text:p>
          </table:table-cell>
          <table:table-cell table:style-name="ce24" office:value-type="string">
            <text:p>SMUR de Paray-le-Monial</text:p>
          </table:table-cell>
          <table:table-cell table:style-name="ce24" office:value-type="string">
            <text:p>CH Paray-le-Monial</text:p>
          </table:table-cell>
          <table:table-cell table:style-name="ce24" office:value-type="string">
            <text:p>15 rue Pasteur</text:p>
          </table:table-cell>
          <table:table-cell table:style-name="ce24" office:value-type="float" office:value="71604">
            <text:p>71604</text:p>
          </table:table-cell>
          <table:table-cell table:style-name="ce24" office:value-type="string">
            <text:p>PARAY LE MONIAL</text:p>
          </table:table-cell>
          <table:table-cell table:style-name="ce24" office:value-type="string">
            <text:p>46.4531111</text:p>
          </table:table-cell>
          <table:table-cell table:style-name="ce24" office:value-type="string">
            <text:p>4.1214199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4" office:value-type="string">
            <text:p>Non</text:p>
          </table:table-cell>
          <table:table-cell table:style-name="ce46"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Saône et Loire</text:p>
          </table:table-cell>
          <table:table-cell table:style-name="ce24" office:value-type="float" office:value="71">
            <text:p>71</text:p>
          </table:table-cell>
          <table:table-cell table:style-name="ce24" office:value-type="string">
            <text:p>SMUR de Mâcon</text:p>
          </table:table-cell>
          <table:table-cell table:style-name="ce24" office:value-type="string">
            <text:p>CH Mâcon</text:p>
          </table:table-cell>
          <table:table-cell table:style-name="ce24" office:value-type="string">
            <text:p>Boulevard Louis Escande</text:p>
          </table:table-cell>
          <table:table-cell table:style-name="ce24" office:value-type="float" office:value="71018">
            <text:p>71018</text:p>
          </table:table-cell>
          <table:table-cell table:style-name="ce24" office:value-type="string">
            <text:p>MACON</text:p>
          </table:table-cell>
          <table:table-cell table:style-name="ce24" office:value-type="string">
            <text:p>46.3168970</text:p>
          </table:table-cell>
          <table:table-cell table:style-name="ce24" office:value-type="string">
            <text:p>4.8151440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4" office:value-type="string">
            <text:p>Non</text:p>
          </table:table-cell>
          <table:table-cell table:style-name="ce46"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Yonne</text:p>
          </table:table-cell>
          <table:table-cell table:style-name="ce24" office:value-type="float" office:value="89">
            <text:p>89</text:p>
          </table:table-cell>
          <table:table-cell table:style-name="ce24" office:value-type="string">
            <text:p>SMUR de Sens</text:p>
          </table:table-cell>
          <table:table-cell table:style-name="ce24" office:value-type="string">
            <text:p>CH Sens</text:p>
          </table:table-cell>
          <table:table-cell table:style-name="ce24" office:value-type="string">
            <text:p>1 avenue Pierre de Coubertin</text:p>
          </table:table-cell>
          <table:table-cell table:style-name="ce24" office:value-type="float" office:value="89108">
            <text:p>89108</text:p>
          </table:table-cell>
          <table:table-cell table:style-name="ce24" office:value-type="string">
            <text:p>SENS</text:p>
          </table:table-cell>
          <table:table-cell table:style-name="ce24" office:value-type="string">
            <text:p>48.1927071</text:p>
          </table:table-cell>
          <table:table-cell table:style-name="ce24" office:value-type="string">
            <text:p>3.2983540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4" office:value-type="string">
            <text:p>Non</text:p>
          </table:table-cell>
          <table:table-cell table:style-name="ce46"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Yonne</text:p>
          </table:table-cell>
          <table:table-cell table:style-name="ce24" office:value-type="float" office:value="89">
            <text:p>89</text:p>
          </table:table-cell>
          <table:table-cell table:style-name="ce24" office:value-type="string">
            <text:p>SMUR de Joigny</text:p>
          </table:table-cell>
          <table:table-cell table:style-name="ce24" office:value-type="string">
            <text:p>CH Joigny</text:p>
          </table:table-cell>
          <table:table-cell table:style-name="ce24" office:value-type="string">
            <text:p>3 quai de l'Hôpital</text:p>
          </table:table-cell>
          <table:table-cell table:style-name="ce24" office:value-type="float" office:value="89306">
            <text:p>89306</text:p>
          </table:table-cell>
          <table:table-cell table:style-name="ce24" office:value-type="string">
            <text:p>JOIGNY</text:p>
          </table:table-cell>
          <table:table-cell table:style-name="ce24" office:value-type="string">
            <text:p>47.9778410</text:p>
          </table:table-cell>
          <table:table-cell table:style-name="ce24" office:value-type="string">
            <text:p>3.4195920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4" office:value-type="string">
            <text:p>Non</text:p>
          </table:table-cell>
          <table:table-cell table:style-name="ce46"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Yonne</text:p>
          </table:table-cell>
          <table:table-cell table:style-name="ce24" office:value-type="float" office:value="89">
            <text:p>89</text:p>
          </table:table-cell>
          <table:table-cell table:style-name="ce24" office:value-type="string">
            <text:p>SMUR d'Auxerre</text:p>
          </table:table-cell>
          <table:table-cell table:style-name="ce32" office:value-type="string">
            <text:p>CH Auxerre</text:p>
          </table:table-cell>
          <table:table-cell table:style-name="ce24" office:value-type="string">
            <text:p>2 boulevard de Verdun</text:p>
          </table:table-cell>
          <table:table-cell table:style-name="ce24" office:value-type="float" office:value="89011">
            <text:p>89011</text:p>
          </table:table-cell>
          <table:table-cell table:style-name="ce24" office:value-type="string">
            <text:p>AUXERRE</text:p>
          </table:table-cell>
          <table:table-cell table:style-name="ce32" office:value-type="string">
            <text:p>47.8043747</text:p>
          </table:table-cell>
          <table:table-cell table:style-name="ce32" office:value-type="string">
            <text:p>3.5559499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4" office:value-type="string">
            <text:p>Oui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Yonne</text:p>
          </table:table-cell>
          <table:table-cell table:style-name="ce24" office:value-type="float" office:value="89">
            <text:p>89</text:p>
          </table:table-cell>
          <table:table-cell table:style-name="ce24" office:value-type="string">
            <text:p>SMUR de Tonnerre</text:p>
          </table:table-cell>
          <table:table-cell table:style-name="ce24" office:value-type="string">
            <text:p>CH Tonnerre</text:p>
          </table:table-cell>
          <table:table-cell table:style-name="ce24" office:value-type="string">
            <text:p>rue Jumeriaux</text:p>
          </table:table-cell>
          <table:table-cell table:style-name="ce24" office:value-type="float" office:value="89700">
            <text:p>89700</text:p>
          </table:table-cell>
          <table:table-cell table:style-name="ce24" office:value-type="string">
            <text:p>TONNERRE</text:p>
          </table:table-cell>
          <table:table-cell table:style-name="ce24" office:value-type="string">
            <text:p>47.8544070</text:p>
          </table:table-cell>
          <table:table-cell table:style-name="ce24" office:value-type="string">
            <text:p>3.9798250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4" office:value-type="string">
            <text:p>Non</text:p>
          </table:table-cell>
          <table:table-cell table:style-name="ce46"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Yonne</text:p>
          </table:table-cell>
          <table:table-cell table:style-name="ce24" office:value-type="float" office:value="89">
            <text:p>89</text:p>
          </table:table-cell>
          <table:table-cell table:style-name="ce24" office:value-type="string">
            <text:p>SMUR d'Avallon</text:p>
          </table:table-cell>
          <table:table-cell table:style-name="ce24" office:value-type="string">
            <text:p>CH Avallon</text:p>
          </table:table-cell>
          <table:table-cell table:style-name="ce24" office:value-type="string">
            <text:p>1 rue de l'Hôpital</text:p>
          </table:table-cell>
          <table:table-cell table:style-name="ce24" office:value-type="float" office:value="89206">
            <text:p>89206</text:p>
          </table:table-cell>
          <table:table-cell table:style-name="ce24" office:value-type="string">
            <text:p>AVALLON</text:p>
          </table:table-cell>
          <table:table-cell table:style-name="ce24" office:value-type="string">
            <text:p>47.4907913</text:p>
          </table:table-cell>
          <table:table-cell table:style-name="ce24" office:value-type="string">
            <text:p>3.9050188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4" office:value-type="string">
            <text:p>Non</text:p>
          </table:table-cell>
          <table:table-cell table:style-name="ce46"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Nièvre</text:p>
          </table:table-cell>
          <table:table-cell table:style-name="ce24" office:value-type="float" office:value="58">
            <text:p>58</text:p>
          </table:table-cell>
          <table:table-cell table:style-name="ce24" office:value-type="string">
            <text:p>SMUR de Clamecy</text:p>
          </table:table-cell>
          <table:table-cell table:style-name="ce24" office:value-type="string">
            <text:p>CH Clamecy</text:p>
          </table:table-cell>
          <table:table-cell table:style-name="ce24" office:value-type="string">
            <text:p>14 route de Beaugy</text:p>
          </table:table-cell>
          <table:table-cell table:style-name="ce24" office:value-type="float" office:value="58503">
            <text:p>58503</text:p>
          </table:table-cell>
          <table:table-cell table:style-name="ce24" office:value-type="string">
            <text:p>CLAMECY</text:p>
          </table:table-cell>
          <table:table-cell table:style-name="ce24" office:value-type="string">
            <text:p>47.4528845</text:p>
          </table:table-cell>
          <table:table-cell table:style-name="ce24" office:value-type="string">
            <text:p>3.5101760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4" office:value-type="string">
            <text:p>Non</text:p>
          </table:table-cell>
          <table:table-cell table:style-name="ce46"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Nièvre</text:p>
          </table:table-cell>
          <table:table-cell table:style-name="ce24" office:value-type="float" office:value="58">
            <text:p>58</text:p>
          </table:table-cell>
          <table:table-cell table:style-name="ce24" office:value-type="string">
            <text:p>SMUR de Nevers</text:p>
          </table:table-cell>
          <table:table-cell table:style-name="ce24" office:value-type="string">
            <text:p>CH Nevers</text:p>
          </table:table-cell>
          <table:table-cell table:style-name="ce24" office:value-type="string">
            <text:p>1 boulevard de l'Hôpital</text:p>
          </table:table-cell>
          <table:table-cell table:style-name="ce24" office:value-type="float" office:value="58033">
            <text:p>58033</text:p>
          </table:table-cell>
          <table:table-cell table:style-name="ce24" office:value-type="string">
            <text:p>NEVERS</text:p>
          </table:table-cell>
          <table:table-cell table:style-name="ce32" office:value-type="string">
            <text:p>46.9800648</text:p>
          </table:table-cell>
          <table:table-cell table:style-name="ce32" office:value-type="string">
            <text:p>3.1224984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4" office:value-type="string">
            <text:p>Non</text:p>
          </table:table-cell>
          <table:table-cell table:style-name="ce46"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Nièvre</text:p>
          </table:table-cell>
          <table:table-cell table:style-name="ce24" office:value-type="float" office:value="58">
            <text:p>58</text:p>
          </table:table-cell>
          <table:table-cell table:style-name="ce24" office:value-type="string">
            <text:p>SMUR de Cosne-Cours-sur-Loire</text:p>
          </table:table-cell>
          <table:table-cell table:style-name="ce24" office:value-type="string">
            <text:p>CH Cosne-Cours-sur-Loire</text:p>
          </table:table-cell>
          <table:table-cell table:style-name="ce24" office:value-type="string">
            <text:p>96 rue Maréchal Leclerc</text:p>
          </table:table-cell>
          <table:table-cell table:style-name="ce24" office:value-type="float" office:value="58206">
            <text:p>58206</text:p>
          </table:table-cell>
          <table:table-cell table:style-name="ce24" office:value-type="string">
            <text:p>COSNE SUR LOIRE</text:p>
          </table:table-cell>
          <table:table-cell table:style-name="ce24" office:value-type="string">
            <text:p>47.4156259</text:p>
          </table:table-cell>
          <table:table-cell table:style-name="ce24" office:value-type="string">
            <text:p>2.9262483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4" office:value-type="string">
            <text:p>Non</text:p>
          </table:table-cell>
          <table:table-cell table:style-name="ce46"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Nièvre</text:p>
          </table:table-cell>
          <table:table-cell table:style-name="ce24" office:value-type="float" office:value="58">
            <text:p>58</text:p>
          </table:table-cell>
          <table:table-cell table:style-name="ce24" office:value-type="string">
            <text:p>SMUR de Decize</text:p>
          </table:table-cell>
          <table:table-cell table:style-name="ce24" office:value-type="string">
            <text:p>CH Decize</text:p>
          </table:table-cell>
          <table:table-cell table:style-name="ce24" office:value-type="string">
            <text:p>route de Moulins</text:p>
          </table:table-cell>
          <table:table-cell table:style-name="ce24" office:value-type="float" office:value="58302">
            <text:p>58302</text:p>
          </table:table-cell>
          <table:table-cell table:style-name="ce24" office:value-type="string">
            <text:p>DECIZE</text:p>
          </table:table-cell>
          <table:table-cell table:style-name="ce24" office:value-type="string">
            <text:p>46.8229656</text:p>
          </table:table-cell>
          <table:table-cell table:style-name="ce24" office:value-type="string">
            <text:p>3.4521997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4" office:value-type="string">
            <text:p>Non</text:p>
          </table:table-cell>
          <table:table-cell table:style-name="ce46"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Côte d'Or</text:p>
          </table:table-cell>
          <table:table-cell table:style-name="ce24" office:value-type="float" office:value="21">
            <text:p>21</text:p>
          </table:table-cell>
          <table:table-cell table:style-name="ce24" office:value-type="string">
            <text:p>SMUR de Dijon</text:p>
          </table:table-cell>
          <table:table-cell table:style-name="ce24" office:value-type="string">
            <text:p>CHU Dijon</text:p>
          </table:table-cell>
          <table:table-cell table:style-name="ce24" office:value-type="string">
            <text:p>1 boulevard Jeanne d'Arc</text:p>
          </table:table-cell>
          <table:table-cell table:style-name="ce24" office:value-type="float" office:value="21079">
            <text:p>21079</text:p>
          </table:table-cell>
          <table:table-cell table:style-name="ce24" office:value-type="string">
            <text:p>DIJON</text:p>
          </table:table-cell>
          <table:table-cell table:style-name="ce32" office:value-type="string">
            <text:p>47.3217770</text:p>
          </table:table-cell>
          <table:table-cell table:style-name="ce32" office:value-type="string">
            <text:p>5.0654730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4" office:value-type="string">
            <text:p>Oui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Côte d'Or</text:p>
          </table:table-cell>
          <table:table-cell table:style-name="ce24" office:value-type="float" office:value="21">
            <text:p>21</text:p>
          </table:table-cell>
          <table:table-cell table:style-name="ce24" office:value-type="string">
            <text:p>SMUR du CHI - site de Montbard</text:p>
          </table:table-cell>
          <table:table-cell table:style-name="ce24" office:value-type="string">
            <text:p>CHI CM - site de Montbard</text:p>
          </table:table-cell>
          <table:table-cell table:style-name="ce24" office:value-type="string">
            <text:p>rue Auguste Carré</text:p>
          </table:table-cell>
          <table:table-cell table:style-name="ce24" office:value-type="float" office:value="21506">
            <text:p>21506</text:p>
          </table:table-cell>
          <table:table-cell table:style-name="ce24" office:value-type="string">
            <text:p>MONTBARD</text:p>
          </table:table-cell>
          <table:table-cell table:style-name="ce24" office:value-type="string">
            <text:p>47.6241446</text:p>
          </table:table-cell>
          <table:table-cell table:style-name="ce24" office:value-type="string">
            <text:p>4.3414051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4" office:value-type="string">
            <text:p>Non</text:p>
          </table:table-cell>
          <table:table-cell table:style-name="ce46"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Côte d'Or</text:p>
          </table:table-cell>
          <table:table-cell table:style-name="ce24" office:value-type="float" office:value="21">
            <text:p>21</text:p>
          </table:table-cell>
          <table:table-cell table:style-name="ce24" office:value-type="string">
            <text:p>SMUR de Semur-en-Auxois</text:p>
          </table:table-cell>
          <table:table-cell table:style-name="ce24" office:value-type="string">
            <text:p>CH Semur-en-Auxois</text:p>
          </table:table-cell>
          <table:table-cell table:style-name="ce24" office:value-type="string">
            <text:p>3 avenue Pasteur</text:p>
          </table:table-cell>
          <table:table-cell table:style-name="ce24" office:value-type="float" office:value="21140">
            <text:p>21140</text:p>
          </table:table-cell>
          <table:table-cell table:style-name="ce24" office:value-type="string">
            <text:p>SEMUR EN AUXOIS</text:p>
          </table:table-cell>
          <table:table-cell table:style-name="ce24" office:value-type="string">
            <text:p>47.4957272</text:p>
          </table:table-cell>
          <table:table-cell table:style-name="ce24" office:value-type="string">
            <text:p>4.3491430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4" office:value-type="string">
            <text:p>Non</text:p>
          </table:table-cell>
          <table:table-cell table:style-name="ce46"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Côte d'Or</text:p>
          </table:table-cell>
          <table:table-cell table:style-name="ce24" office:value-type="float" office:value="21">
            <text:p>21</text:p>
          </table:table-cell>
          <table:table-cell table:style-name="ce24" office:value-type="string">
            <text:p>SMUR de Beaune</text:p>
          </table:table-cell>
          <table:table-cell table:style-name="ce24" office:value-type="string">
            <text:p>HC Beaune</text:p>
          </table:table-cell>
          <table:table-cell table:style-name="ce24" office:value-type="string">
            <text:p>Avenue de Guigone de salins</text:p>
          </table:table-cell>
          <table:table-cell table:style-name="ce24" office:value-type="float" office:value="21203">
            <text:p>21203</text:p>
          </table:table-cell>
          <table:table-cell table:style-name="ce24" office:value-type="string">
            <text:p>BEAUNE</text:p>
          </table:table-cell>
          <table:table-cell table:style-name="ce24" office:value-type="string">
            <text:p>47.0318410</text:p>
          </table:table-cell>
          <table:table-cell table:style-name="ce24" office:value-type="string">
            <text:p>4.8343740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4" office:value-type="string">
            <text:p>Non</text:p>
          </table:table-cell>
          <table:table-cell table:style-name="ce46"/>
        </table:table-row>
        <table:table-row table:style-name="ro2">
          <table:table-cell table:style-name="ce24" office:value-type="string">
            <text:p>Bourgogne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Côte d'Or</text:p>
          </table:table-cell>
          <table:table-cell table:style-name="ce24" office:value-type="float" office:value="21">
            <text:p>21</text:p>
          </table:table-cell>
          <table:table-cell table:style-name="ce24" office:value-type="string">
            <text:p>SMUR du CHI - site de Châtillon</text:p>
          </table:table-cell>
          <table:table-cell table:style-name="ce24" office:value-type="string">
            <text:p>CHI CM - site de Châtillon</text:p>
          </table:table-cell>
          <table:table-cell table:style-name="ce32" office:value-type="string">
            <text:p>2 Rue Claude Petiet</text:p>
          </table:table-cell>
          <table:table-cell table:style-name="ce24" office:value-type="float" office:value="21400">
            <text:p>21400</text:p>
          </table:table-cell>
          <table:table-cell table:style-name="ce44" office:value-type="string">
            <text:p>CHATILLON SUR SEINE</text:p>
          </table:table-cell>
          <table:table-cell table:style-name="ce24" office:value-type="string">
            <text:p>47.8617252</text:p>
          </table:table-cell>
          <table:table-cell table:style-name="ce24" office:value-type="string">
            <text:p>4.5594754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4" office:value-type="string">
            <text:p>Non</text:p>
          </table:table-cell>
          <table:table-cell table:style-name="ce46"/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8]=&quot;&quot;;&quot;&quot;;filter(['Feuille 4'.B:.B],['Feuille 4'.A:.A]=[.N4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9]=&quot;&quot;;&quot;&quot;;filter(['Feuille 4'.B:.B],['Feuille 4'.A:.A]=[.N4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0]=&quot;&quot;;&quot;&quot;;filter(['Feuille 4'.B:.B],['Feuille 4'.A:.A]=[.N5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1]=&quot;&quot;;&quot;&quot;;filter(['Feuille 4'.B:.B],['Feuille 4'.A:.A]=[.N5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2]=&quot;&quot;;&quot;&quot;;filter(['Feuille 4'.B:.B],['Feuille 4'.A:.A]=[.N5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3]=&quot;&quot;;&quot;&quot;;filter(['Feuille 4'.B:.B],['Feuille 4'.A:.A]=[.N5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4]=&quot;&quot;;&quot;&quot;;filter(['Feuille 4'.B:.B],['Feuille 4'.A:.A]=[.N5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5]=&quot;&quot;;&quot;&quot;;filter(['Feuille 4'.B:.B],['Feuille 4'.A:.A]=[.N5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6]=&quot;&quot;;&quot;&quot;;filter(['Feuille 4'.B:.B],['Feuille 4'.A:.A]=[.N5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7]=&quot;&quot;;&quot;&quot;;filter(['Feuille 4'.B:.B],['Feuille 4'.A:.A]=[.N5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8]=&quot;&quot;;&quot;&quot;;filter(['Feuille 4'.B:.B],['Feuille 4'.A:.A]=[.N5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9]=&quot;&quot;;&quot;&quot;;filter(['Feuille 4'.B:.B],['Feuille 4'.A:.A]=[.N5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0]=&quot;&quot;;&quot;&quot;;filter(['Feuille 4'.B:.B],['Feuille 4'.A:.A]=[.N6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1]=&quot;&quot;;&quot;&quot;;filter(['Feuille 4'.B:.B],['Feuille 4'.A:.A]=[.N6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2]=&quot;&quot;;&quot;&quot;;filter(['Feuille 4'.B:.B],['Feuille 4'.A:.A]=[.N6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3]=&quot;&quot;;&quot;&quot;;filter(['Feuille 4'.B:.B],['Feuille 4'.A:.A]=[.N6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4]=&quot;&quot;;&quot;&quot;;filter(['Feuille 4'.B:.B],['Feuille 4'.A:.A]=[.N6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5]=&quot;&quot;;&quot;&quot;;filter(['Feuille 4'.B:.B],['Feuille 4'.A:.A]=[.N6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6]=&quot;&quot;;&quot;&quot;;filter(['Feuille 4'.B:.B],['Feuille 4'.A:.A]=[.N6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7]=&quot;&quot;;&quot;&quot;;filter(['Feuille 4'.B:.B],['Feuille 4'.A:.A]=[.N6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8]=&quot;&quot;;&quot;&quot;;filter(['Feuille 4'.B:.B],['Feuille 4'.A:.A]=[.N6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9]=&quot;&quot;;&quot;&quot;;filter(['Feuille 4'.B:.B],['Feuille 4'.A:.A]=[.N6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0]=&quot;&quot;;&quot;&quot;;filter(['Feuille 4'.B:.B],['Feuille 4'.A:.A]=[.N7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1]=&quot;&quot;;&quot;&quot;;filter(['Feuille 4'.B:.B],['Feuille 4'.A:.A]=[.N7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2]=&quot;&quot;;&quot;&quot;;filter(['Feuille 4'.B:.B],['Feuille 4'.A:.A]=[.N7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3]=&quot;&quot;;&quot;&quot;;filter(['Feuille 4'.B:.B],['Feuille 4'.A:.A]=[.N7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4]=&quot;&quot;;&quot;&quot;;filter(['Feuille 4'.B:.B],['Feuille 4'.A:.A]=[.N7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5]=&quot;&quot;;&quot;&quot;;filter(['Feuille 4'.B:.B],['Feuille 4'.A:.A]=[.N7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6]=&quot;&quot;;&quot;&quot;;filter(['Feuille 4'.B:.B],['Feuille 4'.A:.A]=[.N7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7]=&quot;&quot;;&quot;&quot;;filter(['Feuille 4'.B:.B],['Feuille 4'.A:.A]=[.N7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8]=&quot;&quot;;&quot;&quot;;filter(['Feuille 4'.B:.B],['Feuille 4'.A:.A]=[.N7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9]=&quot;&quot;;&quot;&quot;;filter(['Feuille 4'.B:.B],['Feuille 4'.A:.A]=[.N7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0]=&quot;&quot;;&quot;&quot;;filter(['Feuille 4'.B:.B],['Feuille 4'.A:.A]=[.N8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1]=&quot;&quot;;&quot;&quot;;filter(['Feuille 4'.B:.B],['Feuille 4'.A:.A]=[.N8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2]=&quot;&quot;;&quot;&quot;;filter(['Feuille 4'.B:.B],['Feuille 4'.A:.A]=[.N8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3]=&quot;&quot;;&quot;&quot;;filter(['Feuille 4'.B:.B],['Feuille 4'.A:.A]=[.N8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4]=&quot;&quot;;&quot;&quot;;filter(['Feuille 4'.B:.B],['Feuille 4'.A:.A]=[.N8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5]=&quot;&quot;;&quot;&quot;;filter(['Feuille 4'.B:.B],['Feuille 4'.A:.A]=[.N8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6]=&quot;&quot;;&quot;&quot;;filter(['Feuille 4'.B:.B],['Feuille 4'.A:.A]=[.N8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7]=&quot;&quot;;&quot;&quot;;filter(['Feuille 4'.B:.B],['Feuille 4'.A:.A]=[.N8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8]=&quot;&quot;;&quot;&quot;;filter(['Feuille 4'.B:.B],['Feuille 4'.A:.A]=[.N8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9]=&quot;&quot;;&quot;&quot;;filter(['Feuille 4'.B:.B],['Feuille 4'.A:.A]=[.N8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0]=&quot;&quot;;&quot;&quot;;filter(['Feuille 4'.B:.B],['Feuille 4'.A:.A]=[.N9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1]=&quot;&quot;;&quot;&quot;;filter(['Feuille 4'.B:.B],['Feuille 4'.A:.A]=[.N9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2]=&quot;&quot;;&quot;&quot;;filter(['Feuille 4'.B:.B],['Feuille 4'.A:.A]=[.N9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3]=&quot;&quot;;&quot;&quot;;filter(['Feuille 4'.B:.B],['Feuille 4'.A:.A]=[.N9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4]=&quot;&quot;;&quot;&quot;;filter(['Feuille 4'.B:.B],['Feuille 4'.A:.A]=[.N9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5]=&quot;&quot;;&quot;&quot;;filter(['Feuille 4'.B:.B],['Feuille 4'.A:.A]=[.N9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6]=&quot;&quot;;&quot;&quot;;filter(['Feuille 4'.B:.B],['Feuille 4'.A:.A]=[.N9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7]=&quot;&quot;;&quot;&quot;;filter(['Feuille 4'.B:.B],['Feuille 4'.A:.A]=[.N9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8]=&quot;&quot;;&quot;&quot;;filter(['Feuille 4'.B:.B],['Feuille 4'.A:.A]=[.N9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9]=&quot;&quot;;&quot;&quot;;filter(['Feuille 4'.B:.B],['Feuille 4'.A:.A]=[.N9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0]=&quot;&quot;;&quot;&quot;;filter(['Feuille 4'.B:.B],['Feuille 4'.A:.A]=[.N10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1]=&quot;&quot;;&quot;&quot;;filter(['Feuille 4'.B:.B],['Feuille 4'.A:.A]=[.N10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2]=&quot;&quot;;&quot;&quot;;filter(['Feuille 4'.B:.B],['Feuille 4'.A:.A]=[.N10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3]=&quot;&quot;;&quot;&quot;;filter(['Feuille 4'.B:.B],['Feuille 4'.A:.A]=[.N10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4]=&quot;&quot;;&quot;&quot;;filter(['Feuille 4'.B:.B],['Feuille 4'.A:.A]=[.N10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5]=&quot;&quot;;&quot;&quot;;filter(['Feuille 4'.B:.B],['Feuille 4'.A:.A]=[.N10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6]=&quot;&quot;;&quot;&quot;;filter(['Feuille 4'.B:.B],['Feuille 4'.A:.A]=[.N10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7]=&quot;&quot;;&quot;&quot;;filter(['Feuille 4'.B:.B],['Feuille 4'.A:.A]=[.N10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8]=&quot;&quot;;&quot;&quot;;filter(['Feuille 4'.B:.B],['Feuille 4'.A:.A]=[.N10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9]=&quot;&quot;;&quot;&quot;;filter(['Feuille 4'.B:.B],['Feuille 4'.A:.A]=[.N10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0]=&quot;&quot;;&quot;&quot;;filter(['Feuille 4'.B:.B],['Feuille 4'.A:.A]=[.N11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1]=&quot;&quot;;&quot;&quot;;filter(['Feuille 4'.B:.B],['Feuille 4'.A:.A]=[.N11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2]=&quot;&quot;;&quot;&quot;;filter(['Feuille 4'.B:.B],['Feuille 4'.A:.A]=[.N11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3]=&quot;&quot;;&quot;&quot;;filter(['Feuille 4'.B:.B],['Feuille 4'.A:.A]=[.N11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4]=&quot;&quot;;&quot;&quot;;filter(['Feuille 4'.B:.B],['Feuille 4'.A:.A]=[.N11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5]=&quot;&quot;;&quot;&quot;;filter(['Feuille 4'.B:.B],['Feuille 4'.A:.A]=[.N11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6]=&quot;&quot;;&quot;&quot;;filter(['Feuille 4'.B:.B],['Feuille 4'.A:.A]=[.N11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7]=&quot;&quot;;&quot;&quot;;filter(['Feuille 4'.B:.B],['Feuille 4'.A:.A]=[.N11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8]=&quot;&quot;;&quot;&quot;;filter(['Feuille 4'.B:.B],['Feuille 4'.A:.A]=[.N11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9]=&quot;&quot;;&quot;&quot;;filter(['Feuille 4'.B:.B],['Feuille 4'.A:.A]=[.N11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0]=&quot;&quot;;&quot;&quot;;filter(['Feuille 4'.B:.B],['Feuille 4'.A:.A]=[.N12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1]=&quot;&quot;;&quot;&quot;;filter(['Feuille 4'.B:.B],['Feuille 4'.A:.A]=[.N12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2]=&quot;&quot;;&quot;&quot;;filter(['Feuille 4'.B:.B],['Feuille 4'.A:.A]=[.N12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3]=&quot;&quot;;&quot;&quot;;filter(['Feuille 4'.B:.B],['Feuille 4'.A:.A]=[.N12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4]=&quot;&quot;;&quot;&quot;;filter(['Feuille 4'.B:.B],['Feuille 4'.A:.A]=[.N12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5]=&quot;&quot;;&quot;&quot;;filter(['Feuille 4'.B:.B],['Feuille 4'.A:.A]=[.N12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6]=&quot;&quot;;&quot;&quot;;filter(['Feuille 4'.B:.B],['Feuille 4'.A:.A]=[.N12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7]=&quot;&quot;;&quot;&quot;;filter(['Feuille 4'.B:.B],['Feuille 4'.A:.A]=[.N12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8]=&quot;&quot;;&quot;&quot;;filter(['Feuille 4'.B:.B],['Feuille 4'.A:.A]=[.N12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9]=&quot;&quot;;&quot;&quot;;filter(['Feuille 4'.B:.B],['Feuille 4'.A:.A]=[.N12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0]=&quot;&quot;;&quot;&quot;;filter(['Feuille 4'.B:.B],['Feuille 4'.A:.A]=[.N13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1]=&quot;&quot;;&quot;&quot;;filter(['Feuille 4'.B:.B],['Feuille 4'.A:.A]=[.N13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2]=&quot;&quot;;&quot;&quot;;filter(['Feuille 4'.B:.B],['Feuille 4'.A:.A]=[.N13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3]=&quot;&quot;;&quot;&quot;;filter(['Feuille 4'.B:.B],['Feuille 4'.A:.A]=[.N13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4]=&quot;&quot;;&quot;&quot;;filter(['Feuille 4'.B:.B],['Feuille 4'.A:.A]=[.N13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5]=&quot;&quot;;&quot;&quot;;filter(['Feuille 4'.B:.B],['Feuille 4'.A:.A]=[.N13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filter(['Feuille 4'.B:.B],['Feuille 4'.A:.A]=[.N136])),&quot;&quot;)" office:value-type="string">
            <text:p/>
          </table:table-cell>
        </table:table-row>
      </table:table>
      <table:table table:name="ORU-CA" table:style-name="ta7" table:print="false">
        <office:forms form:automatic-focus="false" form:apply-design-mode="false"/>
        <table:table-column table:style-name="co2" table:default-cell-style-name="ce15"/>
        <table:table-column table:style-name="co30" table:default-cell-style-name="ce15"/>
        <table:table-column table:style-name="co31" table:default-cell-style-name="ce15"/>
        <table:table-column table:style-name="co10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9" table:default-cell-style-name="ce15"/>
        <table:table-column table:style-name="co19" table:default-cell-style-name="ce15"/>
        <table:table-column table:style-name="co11" table:default-cell-style-name="ce15"/>
        <table:table-column table:style-name="co1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15"/>
        <table:table-column table:style-name="co15" table:default-cell-style-name="ce15"/>
        <table:table-column table:style-name="co29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Antenne SMUR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rdennes</text:p>
          </table:table-cell>
          <table:table-cell table:style-name="ce24" office:value-type="string">
            <text:p>08</text:p>
          </table:table-cell>
          <table:table-cell table:style-name="ce24" office:value-type="string">
            <text:p>SAMU 08</text:p>
          </table:table-cell>
          <table:table-cell table:style-name="ce24" office:value-type="string">
            <text:p>CH Charleville-Mézières</text:p>
          </table:table-cell>
          <table:table-cell table:style-name="ce24" office:value-type="string">
            <text:p>45, avenue de Manchester</text:p>
          </table:table-cell>
          <table:table-cell table:style-name="ce24" office:value-type="string">
            <text:p>08000</text:p>
          </table:table-cell>
          <table:table-cell table:style-name="ce24" office:value-type="string">
            <text:p>Charleville-Mézières</text:p>
          </table:table-cell>
          <table:table-cell table:style-name="ce24" office:value-type="float" office:value="49.7625179">
            <text:p>49.7625179</text:p>
          </table:table-cell>
          <table:table-cell table:style-name="ce24" office:value-type="float" office:value="4.6994426">
            <text:p>4.6994426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ube</text:p>
          </table:table-cell>
          <table:table-cell table:style-name="ce24" office:value-type="string">
            <text:p>10</text:p>
          </table:table-cell>
          <table:table-cell table:style-name="ce24" office:value-type="string">
            <text:p>SAMU 10</text:p>
          </table:table-cell>
          <table:table-cell table:style-name="ce24" office:value-type="string">
            <text:p>CH Troyes</text:p>
          </table:table-cell>
          <table:table-cell table:style-name="ce24" office:value-type="string">
            <text:p>101, avenue Anatole France</text:p>
          </table:table-cell>
          <table:table-cell table:style-name="ce24" office:value-type="string">
            <text:p>10000</text:p>
          </table:table-cell>
          <table:table-cell table:style-name="ce24" office:value-type="string">
            <text:p>Troyes</text:p>
          </table:table-cell>
          <table:table-cell table:style-name="ce24" office:value-type="float" office:value="48.2799569">
            <text:p>48.2799569</text:p>
          </table:table-cell>
          <table:table-cell table:style-name="ce24" office:value-type="float" office:value="4.0684858">
            <text:p>4.0684858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4" office:value-type="string">
            <text:p>51</text:p>
          </table:table-cell>
          <table:table-cell table:style-name="ce24" office:value-type="string">
            <text:p>SAMU 51</text:p>
          </table:table-cell>
          <table:table-cell table:style-name="ce24" office:value-type="string">
            <text:p>CHU Reims</text:p>
          </table:table-cell>
          <table:table-cell table:style-name="ce24" office:value-type="string">
            <text:p>45 rue Cognac-Jay</text:p>
          </table:table-cell>
          <table:table-cell table:style-name="ce24" office:value-type="string">
            <text:p>51100</text:p>
          </table:table-cell>
          <table:table-cell table:style-name="ce24" office:value-type="string">
            <text:p>Reims</text:p>
          </table:table-cell>
          <table:table-cell table:style-name="ce24" office:value-type="float" office:value="49.2310644">
            <text:p>49.2310644</text:p>
          </table:table-cell>
          <table:table-cell table:style-name="ce24" office:value-type="float" office:value="4.0172197">
            <text:p>4.0172197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31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Haute-Marne</text:p>
          </table:table-cell>
          <table:table-cell table:style-name="ce24" office:value-type="string">
            <text:p>52</text:p>
          </table:table-cell>
          <table:table-cell table:style-name="ce24" office:value-type="string">
            <text:p>SAMU 52</text:p>
          </table:table-cell>
          <table:table-cell table:style-name="ce24" office:value-type="string">
            <text:p>CH Chaumont</text:p>
          </table:table-cell>
          <table:table-cell table:style-name="ce24" office:value-type="string">
            <text:p>2, rue Jeanne d'Arc</text:p>
          </table:table-cell>
          <table:table-cell table:style-name="ce24" office:value-type="string">
            <text:p>52000</text:p>
          </table:table-cell>
          <table:table-cell table:style-name="ce24" office:value-type="string">
            <text:p>Chaumont</text:p>
          </table:table-cell>
          <table:table-cell table:style-name="ce24" office:value-type="float" office:value="48.1217605">
            <text:p>48.1217605</text:p>
          </table:table-cell>
          <table:table-cell table:style-name="ce24" office:value-type="float" office:value="5.1385813">
            <text:p>5.1385813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10">
          <table:table-cell table:style-name="ce24"/>
          <table:table-cell table:number-columns-repeated="2" table:style-name="ce23" office:value-type="string">
            <text:p/>
          </table:table-cell>
          <table:table-cell table:number-columns-repeated="10" table:style-name="ce24" office:value-type="string">
            <text:p/>
          </table:table-cell>
          <table:table-cell table:style-name="ce23"/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rdennes</text:p>
          </table:table-cell>
          <table:table-cell table:style-name="ce24" office:value-type="string">
            <text:p>08</text:p>
          </table:table-cell>
          <table:table-cell table:style-name="ce24" office:value-type="string">
            <text:p>SMUR de Charleville-Mézières</text:p>
          </table:table-cell>
          <table:table-cell table:style-name="ce24" office:value-type="string">
            <text:p>CH Charleville-Mézières</text:p>
          </table:table-cell>
          <table:table-cell table:style-name="ce24" office:value-type="string">
            <text:p>45, avenue de Manchester</text:p>
          </table:table-cell>
          <table:table-cell table:style-name="ce24" office:value-type="string">
            <text:p>08000</text:p>
          </table:table-cell>
          <table:table-cell table:style-name="ce24" office:value-type="string">
            <text:p>Charleville-Mézières</text:p>
          </table:table-cell>
          <table:table-cell table:style-name="ce24" office:value-type="float" office:value="49.7625179">
            <text:p>49.7625179</text:p>
          </table:table-cell>
          <table:table-cell table:style-name="ce24" office:value-type="float" office:value="4.6994426">
            <text:p>4.6994426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rdennes</text:p>
          </table:table-cell>
          <table:table-cell table:style-name="ce24" office:value-type="string">
            <text:p>08</text:p>
          </table:table-cell>
          <table:table-cell table:style-name="ce24" office:value-type="string">
            <text:p>SMUR de Sedan</text:p>
          </table:table-cell>
          <table:table-cell table:style-name="ce24" office:value-type="string">
            <text:p>CH de Sedan</text:p>
          </table:table-cell>
          <table:table-cell table:style-name="ce24" office:value-type="string">
            <text:p>2, avenue du Général Margueritte</text:p>
          </table:table-cell>
          <table:table-cell table:style-name="ce24" office:value-type="string">
            <text:p>08200</text:p>
          </table:table-cell>
          <table:table-cell table:style-name="ce24" office:value-type="string">
            <text:p>Sedan</text:p>
          </table:table-cell>
          <table:table-cell table:style-name="ce24" office:value-type="float" office:value="49.70515">
            <text:p>49.70515</text:p>
          </table:table-cell>
          <table:table-cell table:style-name="ce24" office:value-type="float" office:value="4.9406582">
            <text:p>4.9406582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rdennes</text:p>
          </table:table-cell>
          <table:table-cell table:style-name="ce24" office:value-type="string">
            <text:p>08</text:p>
          </table:table-cell>
          <table:table-cell table:style-name="ce24" office:value-type="string">
            <text:p>SMUR de Rethel</text:p>
          </table:table-cell>
          <table:table-cell table:style-name="ce24" office:value-type="string">
            <text:p>Groupe Hospitalier Sud Ardennes - Rethel-Vouziers
</text:p>
          </table:table-cell>
          <table:table-cell table:style-name="ce24" office:value-type="string">
            <text:p>1 Place Hourtoule</text:p>
          </table:table-cell>
          <table:table-cell table:style-name="ce24" office:value-type="string">
            <text:p>08300</text:p>
          </table:table-cell>
          <table:table-cell table:style-name="ce24" office:value-type="string">
            <text:p>Rethel</text:p>
          </table:table-cell>
          <table:table-cell table:style-name="ce24" office:value-type="float" office:value="49.510633">
            <text:p>49.510633</text:p>
          </table:table-cell>
          <table:table-cell table:style-name="ce24" office:value-type="float" office:value="4.3633689">
            <text:p>4.3633689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rdennes</text:p>
          </table:table-cell>
          <table:table-cell table:style-name="ce24" office:value-type="string">
            <text:p>08</text:p>
          </table:table-cell>
          <table:table-cell table:style-name="ce24" office:value-type="string">
            <text:p>SMUR de Vouziers</text:p>
          </table:table-cell>
          <table:table-cell table:style-name="ce24" office:value-type="string">
            <text:p>Groupe Hospitalier Sud Ardennes - Rethel-Vouziers
</text:p>
          </table:table-cell>
          <table:table-cell table:style-name="ce23" office:value-type="string">
            <text:p>12 rue Henrionnet</text:p>
          </table:table-cell>
          <table:table-cell table:style-name="ce24" office:value-type="string">
            <text:p>08400</text:p>
          </table:table-cell>
          <table:table-cell table:style-name="ce24" office:value-type="string">
            <text:p>Vouziers</text:p>
          </table:table-cell>
          <table:table-cell table:style-name="ce24" office:value-type="float" office:value="49.3952788">
            <text:p>49.3952788</text:p>
          </table:table-cell>
          <table:table-cell table:style-name="ce24" office:value-type="float" office:value="4.7021864">
            <text:p>4.7021864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ube</text:p>
          </table:table-cell>
          <table:table-cell table:style-name="ce24" office:value-type="string">
            <text:p>10</text:p>
          </table:table-cell>
          <table:table-cell table:style-name="ce24" office:value-type="string">
            <text:p>SMUR de Troyes</text:p>
          </table:table-cell>
          <table:table-cell table:style-name="ce24" office:value-type="string">
            <text:p>CH Troyes</text:p>
          </table:table-cell>
          <table:table-cell table:style-name="ce24" office:value-type="string">
            <text:p>101, avenue Anatole France</text:p>
          </table:table-cell>
          <table:table-cell table:style-name="ce24" office:value-type="string">
            <text:p>10000</text:p>
          </table:table-cell>
          <table:table-cell table:style-name="ce24" office:value-type="string">
            <text:p>Troyes</text:p>
          </table:table-cell>
          <table:table-cell table:style-name="ce24" office:value-type="float" office:value="48.2799569">
            <text:p>48.2799569</text:p>
          </table:table-cell>
          <table:table-cell table:style-name="ce24" office:value-type="float" office:value="4.0684858">
            <text:p>4.0684858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ube</text:p>
          </table:table-cell>
          <table:table-cell table:style-name="ce24" office:value-type="string">
            <text:p>10</text:p>
          </table:table-cell>
          <table:table-cell table:style-name="ce24" office:value-type="string">
            <text:p>SMUR de Romilly sur Seine</text:p>
          </table:table-cell>
          <table:table-cell table:style-name="ce24" office:value-type="string">
            <text:p>Groupe Hospitalier Aube Marne - Romilly-sur-Seine
</text:p>
          </table:table-cell>
          <table:table-cell table:style-name="ce24" office:value-type="string">
            <text:p>Rue Paul Vaillant Couturier</text:p>
          </table:table-cell>
          <table:table-cell table:style-name="ce24" office:value-type="string">
            <text:p>10100</text:p>
          </table:table-cell>
          <table:table-cell table:style-name="ce24" office:value-type="string">
            <text:p>Romilly-sur-Seine</text:p>
          </table:table-cell>
          <table:table-cell table:style-name="ce24" office:value-type="float" office:value="48.5149515">
            <text:p>48.5149515</text:p>
          </table:table-cell>
          <table:table-cell table:style-name="ce24" office:value-type="float" office:value="3.7235515">
            <text:p>3.7235515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4" office:value-type="string">
            <text:p>51</text:p>
          </table:table-cell>
          <table:table-cell table:style-name="ce24" office:value-type="string">
            <text:p>SMUR de Châlons-en-Champagne</text:p>
          </table:table-cell>
          <table:table-cell table:style-name="ce24" office:value-type="string">
            <text:p>CH Châlons-en-Champagne</text:p>
          </table:table-cell>
          <table:table-cell table:style-name="ce24" office:value-type="string">
            <text:p>51, rue du Commandant Derrien</text:p>
          </table:table-cell>
          <table:table-cell table:style-name="ce24" office:value-type="string">
            <text:p>51000</text:p>
          </table:table-cell>
          <table:table-cell table:style-name="ce24" office:value-type="string">
            <text:p>Châlons-en-Champagne</text:p>
          </table:table-cell>
          <table:table-cell table:style-name="ce24" office:value-type="float" office:value="48.9707555">
            <text:p>48.9707555</text:p>
          </table:table-cell>
          <table:table-cell table:style-name="ce24" office:value-type="float" office:value="4.3714812">
            <text:p>4.3714812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4" office:value-type="string">
            <text:p>51</text:p>
          </table:table-cell>
          <table:table-cell table:style-name="ce24" office:value-type="string">
            <text:p>SMUR d'Epernay</text:p>
          </table:table-cell>
          <table:table-cell table:style-name="ce24" office:value-type="string">
            <text:p>CH Epernay</text:p>
          </table:table-cell>
          <table:table-cell table:style-name="ce24" office:value-type="string">
            <text:p>Rue de l'hôpital</text:p>
          </table:table-cell>
          <table:table-cell table:style-name="ce24" office:value-type="string">
            <text:p>51200</text:p>
          </table:table-cell>
          <table:table-cell table:style-name="ce24" office:value-type="string">
            <text:p>Epernay</text:p>
          </table:table-cell>
          <table:table-cell table:style-name="ce24" office:value-type="float" office:value="49.0330234">
            <text:p>49.0330234</text:p>
          </table:table-cell>
          <table:table-cell table:style-name="ce24" office:value-type="float" office:value="3.9534343">
            <text:p>3.9534343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4" office:value-type="string">
            <text:p>51</text:p>
          </table:table-cell>
          <table:table-cell table:style-name="ce24" office:value-type="string">
            <text:p>SMUR de Vitry-le-François</text:p>
          </table:table-cell>
          <table:table-cell table:style-name="ce24" office:value-type="string">
            <text:p>CH Vitry-le-François</text:p>
          </table:table-cell>
          <table:table-cell table:style-name="ce24" office:value-type="string">
            <text:p>2, rue Charles Simon</text:p>
          </table:table-cell>
          <table:table-cell table:style-name="ce24" office:value-type="string">
            <text:p>51300</text:p>
          </table:table-cell>
          <table:table-cell table:style-name="ce24" office:value-type="string">
            <text:p>Vitry-le-François</text:p>
          </table:table-cell>
          <table:table-cell table:style-name="ce24" office:value-type="float" office:value="48.7167346">
            <text:p>48.7167346</text:p>
          </table:table-cell>
          <table:table-cell table:style-name="ce24" office:value-type="float" office:value="4.5976003">
            <text:p>4.5976003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4" office:value-type="string">
            <text:p>51</text:p>
          </table:table-cell>
          <table:table-cell table:style-name="ce24" office:value-type="string">
            <text:p>SMUR du CHU</text:p>
          </table:table-cell>
          <table:table-cell table:style-name="ce24" office:value-type="string">
            <text:p>CHU Reims - Maison Blanche</text:p>
          </table:table-cell>
          <table:table-cell table:style-name="ce24" office:value-type="string">
            <text:p>45 rue Cognac-Jay</text:p>
          </table:table-cell>
          <table:table-cell table:style-name="ce24" office:value-type="string">
            <text:p>51100</text:p>
          </table:table-cell>
          <table:table-cell table:style-name="ce24" office:value-type="string">
            <text:p>Reims</text:p>
          </table:table-cell>
          <table:table-cell table:style-name="ce24" office:value-type="float" office:value="49.2310644">
            <text:p>49.2310644</text:p>
          </table:table-cell>
          <table:table-cell table:style-name="ce24" office:value-type="float" office:value="4.0172197">
            <text:p>4.0172197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1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4" office:value-type="string">
            <text:p>51</text:p>
          </table:table-cell>
          <table:table-cell table:style-name="ce24" office:value-type="string">
            <text:p>SMUR pédiatrique</text:p>
          </table:table-cell>
          <table:table-cell table:style-name="ce24" office:value-type="string">
            <text:p>CHU Reims - Hôpital Américain</text:p>
          </table:table-cell>
          <table:table-cell table:style-name="ce24" office:value-type="string">
            <text:p>47 rue Cognac-Jay</text:p>
          </table:table-cell>
          <table:table-cell table:style-name="ce24" office:value-type="string">
            <text:p>51100</text:p>
          </table:table-cell>
          <table:table-cell table:style-name="ce24" office:value-type="string">
            <text:p>Reims</text:p>
          </table:table-cell>
          <table:table-cell table:style-name="ce24" office:value-type="float" office:value="49.2305893">
            <text:p>49.2305893</text:p>
          </table:table-cell>
          <table:table-cell table:style-name="ce24" office:value-type="float" office:value="4.0161178">
            <text:p>4.0161178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30" office:value-type="string">
            <text:p>Non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Haute-Marne</text:p>
          </table:table-cell>
          <table:table-cell table:style-name="ce24" office:value-type="string">
            <text:p>52</text:p>
          </table:table-cell>
          <table:table-cell table:style-name="ce24" office:value-type="string">
            <text:p>SMUR de Chaumont</text:p>
          </table:table-cell>
          <table:table-cell table:style-name="ce24" office:value-type="string">
            <text:p>CH Chaumont</text:p>
          </table:table-cell>
          <table:table-cell table:style-name="ce24" office:value-type="string">
            <text:p>2, rue Jeanne d'Arc</text:p>
          </table:table-cell>
          <table:table-cell table:style-name="ce24" office:value-type="string">
            <text:p>52000</text:p>
          </table:table-cell>
          <table:table-cell table:style-name="ce24" office:value-type="string">
            <text:p>Chaumont</text:p>
          </table:table-cell>
          <table:table-cell table:style-name="ce24" office:value-type="float" office:value="48.1217605">
            <text:p>48.1217605</text:p>
          </table:table-cell>
          <table:table-cell table:style-name="ce24" office:value-type="float" office:value="5.1385813">
            <text:p>5.1385813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Haute-Marne</text:p>
          </table:table-cell>
          <table:table-cell table:style-name="ce24" office:value-type="string">
            <text:p>52</text:p>
          </table:table-cell>
          <table:table-cell table:style-name="ce24" office:value-type="string">
            <text:p>SMUR de Langres</text:p>
          </table:table-cell>
          <table:table-cell table:style-name="ce24" office:value-type="string">
            <text:p>CH Langres</text:p>
          </table:table-cell>
          <table:table-cell table:style-name="ce24" office:value-type="string">
            <text:p>10, rue de la Charité</text:p>
          </table:table-cell>
          <table:table-cell table:style-name="ce24" office:value-type="string">
            <text:p>52200</text:p>
          </table:table-cell>
          <table:table-cell table:style-name="ce24" office:value-type="string">
            <text:p>Langres</text:p>
          </table:table-cell>
          <table:table-cell table:style-name="ce24" office:value-type="float" office:value="47.8665707">
            <text:p>47.8665707</text:p>
          </table:table-cell>
          <table:table-cell table:style-name="ce24" office:value-type="float" office:value="5.3365179">
            <text:p>5.3365179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Haute-Marne</text:p>
          </table:table-cell>
          <table:table-cell table:style-name="ce24" office:value-type="string">
            <text:p>52</text:p>
          </table:table-cell>
          <table:table-cell table:style-name="ce24" office:value-type="string">
            <text:p>SMUR de Saint-Dizier</text:p>
          </table:table-cell>
          <table:table-cell table:style-name="ce24" office:value-type="string">
            <text:p>CH Saint-Dizier</text:p>
          </table:table-cell>
          <table:table-cell table:style-name="ce24" office:value-type="string">
            <text:p>Rue Albert Schweitzer</text:p>
          </table:table-cell>
          <table:table-cell table:style-name="ce24" office:value-type="string">
            <text:p>52100</text:p>
          </table:table-cell>
          <table:table-cell table:style-name="ce24" office:value-type="string">
            <text:p>Saint-Dizier</text:p>
          </table:table-cell>
          <table:table-cell table:style-name="ce24" office:value-type="float" office:value="48.637692">
            <text:p>48.637692</text:p>
          </table:table-cell>
          <table:table-cell table:style-name="ce24" office:value-type="float" office:value="4.947418">
            <text:p>4.947418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11">
          <table:table-cell table:style-name="ce24"/>
          <table:table-cell table:number-columns-repeated="2" table:style-name="ce23" office:value-type="string">
            <text:p/>
          </table:table-cell>
          <table:table-cell table:number-columns-repeated="10" table:style-name="ce24" office:value-type="string">
            <text:p/>
          </table:table-cell>
          <table:table-cell table:style-name="ce23"/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rdennes</text:p>
          </table:table-cell>
          <table:table-cell table:style-name="ce24" office:value-type="string">
            <text:p>08</text:p>
          </table:table-cell>
          <table:table-cell table:style-name="ce24" office:value-type="string">
            <text:p>Urgences du CH de Charleville-Mézières</text:p>
          </table:table-cell>
          <table:table-cell table:style-name="ce24" office:value-type="string">
            <text:p>CH Charleville-Mézières</text:p>
          </table:table-cell>
          <table:table-cell table:style-name="ce24" office:value-type="string">
            <text:p>45, avenue de Manchester</text:p>
          </table:table-cell>
          <table:table-cell table:style-name="ce24" office:value-type="string">
            <text:p>08000</text:p>
          </table:table-cell>
          <table:table-cell table:style-name="ce24" office:value-type="string">
            <text:p>Charleville-Mézières</text:p>
          </table:table-cell>
          <table:table-cell table:style-name="ce24" office:value-type="float" office:value="49.7625179">
            <text:p>49.7625179</text:p>
          </table:table-cell>
          <table:table-cell table:style-name="ce24" office:value-type="float" office:value="4.6994426">
            <text:p>4.6994426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rdennes</text:p>
          </table:table-cell>
          <table:table-cell table:style-name="ce24" office:value-type="string">
            <text:p>08</text:p>
          </table:table-cell>
          <table:table-cell table:style-name="ce24" office:value-type="string">
            <text:p>Urgences du CH de Sedan</text:p>
          </table:table-cell>
          <table:table-cell table:style-name="ce24" office:value-type="string">
            <text:p>CH de Sedan</text:p>
          </table:table-cell>
          <table:table-cell table:style-name="ce24" office:value-type="string">
            <text:p>2, avenue du Général Margueritte</text:p>
          </table:table-cell>
          <table:table-cell table:style-name="ce24" office:value-type="string">
            <text:p>08200</text:p>
          </table:table-cell>
          <table:table-cell table:style-name="ce24" office:value-type="string">
            <text:p>Sedan</text:p>
          </table:table-cell>
          <table:table-cell table:style-name="ce24" office:value-type="float" office:value="49.70515">
            <text:p>49.70515</text:p>
          </table:table-cell>
          <table:table-cell table:style-name="ce24" office:value-type="float" office:value="4.9406582">
            <text:p>4.9406582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rdennes</text:p>
          </table:table-cell>
          <table:table-cell table:style-name="ce24" office:value-type="string">
            <text:p>08</text:p>
          </table:table-cell>
          <table:table-cell table:style-name="ce24" office:value-type="string">
            <text:p>Urgences du GHSA - site de Rethel</text:p>
          </table:table-cell>
          <table:table-cell table:style-name="ce24" office:value-type="string">
            <text:p>Groupe Hospitalier Sud Ardennes - Rethel-Vouziers
</text:p>
          </table:table-cell>
          <table:table-cell table:style-name="ce24" office:value-type="string">
            <text:p>1 Place Hourtoule</text:p>
          </table:table-cell>
          <table:table-cell table:style-name="ce24" office:value-type="string">
            <text:p>08300</text:p>
          </table:table-cell>
          <table:table-cell table:style-name="ce24" office:value-type="string">
            <text:p>Rethel</text:p>
          </table:table-cell>
          <table:table-cell table:style-name="ce24" office:value-type="float" office:value="49.510633">
            <text:p>49.510633</text:p>
          </table:table-cell>
          <table:table-cell table:style-name="ce24" office:value-type="float" office:value="4.3633689">
            <text:p>4.3633689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rdennes</text:p>
          </table:table-cell>
          <table:table-cell table:style-name="ce24" office:value-type="string">
            <text:p>08</text:p>
          </table:table-cell>
          <table:table-cell table:style-name="ce24" office:value-type="string">
            <text:p>Urgences du GHSA - site de Vouziers</text:p>
          </table:table-cell>
          <table:table-cell table:style-name="ce24" office:value-type="string">
            <text:p>Groupe Hospitalier Sud Ardennes - Rethel-Vouziers
</text:p>
          </table:table-cell>
          <table:table-cell table:style-name="ce24" office:value-type="string">
            <text:p>12 rue Henrionnet</text:p>
          </table:table-cell>
          <table:table-cell table:style-name="ce24" office:value-type="string">
            <text:p>08400</text:p>
          </table:table-cell>
          <table:table-cell table:style-name="ce24" office:value-type="string">
            <text:p>Vouziers</text:p>
          </table:table-cell>
          <table:table-cell table:style-name="ce24" office:value-type="float" office:value="49.3952788">
            <text:p>49.3952788</text:p>
          </table:table-cell>
          <table:table-cell table:style-name="ce24" office:value-type="float" office:value="4.7021864">
            <text:p>4.7021864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ube</text:p>
          </table:table-cell>
          <table:table-cell table:style-name="ce24" office:value-type="string">
            <text:p>10</text:p>
          </table:table-cell>
          <table:table-cell table:style-name="ce24" office:value-type="string">
            <text:p>Urgences du CH de Troyes</text:p>
          </table:table-cell>
          <table:table-cell table:style-name="ce24" office:value-type="string">
            <text:p>CH Troyes</text:p>
          </table:table-cell>
          <table:table-cell table:style-name="ce24" office:value-type="string">
            <text:p>101, avenue Anatole France</text:p>
          </table:table-cell>
          <table:table-cell table:style-name="ce24" office:value-type="string">
            <text:p>10000</text:p>
          </table:table-cell>
          <table:table-cell table:style-name="ce24" office:value-type="string">
            <text:p>Troyes</text:p>
          </table:table-cell>
          <table:table-cell table:style-name="ce24" office:value-type="float" office:value="48.2799569">
            <text:p>48.2799569</text:p>
          </table:table-cell>
          <table:table-cell table:style-name="ce24" office:value-type="float" office:value="4.0684858">
            <text:p>4.0684858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ube</text:p>
          </table:table-cell>
          <table:table-cell table:style-name="ce24" office:value-type="string">
            <text:p>10</text:p>
          </table:table-cell>
          <table:table-cell table:style-name="ce24" office:value-type="string">
            <text:p>Urgences du CH de Romilly-sur-Seine</text:p>
          </table:table-cell>
          <table:table-cell table:style-name="ce24" office:value-type="string">
            <text:p>Groupe Hospitalier Aube Marne - Romilly-sur-Seine
</text:p>
          </table:table-cell>
          <table:table-cell table:style-name="ce24" office:value-type="string">
            <text:p>Rue Paul Vaillant Couturier</text:p>
          </table:table-cell>
          <table:table-cell table:style-name="ce24" office:value-type="string">
            <text:p>10100</text:p>
          </table:table-cell>
          <table:table-cell table:style-name="ce24" office:value-type="string">
            <text:p>Romilly-sur-Seine</text:p>
          </table:table-cell>
          <table:table-cell table:style-name="ce24" office:value-type="float" office:value="48.5149515">
            <text:p>48.5149515</text:p>
          </table:table-cell>
          <table:table-cell table:style-name="ce24" office:value-type="float" office:value="3.7235515">
            <text:p>3.7235515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4" office:value-type="string">
            <text:p>51</text:p>
          </table:table-cell>
          <table:table-cell table:style-name="ce24" office:value-type="string">
            <text:p>Urgences du CH de Châlons-en-Champagen</text:p>
          </table:table-cell>
          <table:table-cell table:style-name="ce24" office:value-type="string">
            <text:p>CH Châlons-en-Champagne</text:p>
          </table:table-cell>
          <table:table-cell table:style-name="ce24" office:value-type="string">
            <text:p>51, rue du Commandant Derrien</text:p>
          </table:table-cell>
          <table:table-cell table:style-name="ce24" office:value-type="string">
            <text:p>51000</text:p>
          </table:table-cell>
          <table:table-cell table:style-name="ce24" office:value-type="string">
            <text:p>Châlons-en-Champagne</text:p>
          </table:table-cell>
          <table:table-cell table:style-name="ce24" office:value-type="float" office:value="48.9707555">
            <text:p>48.9707555</text:p>
          </table:table-cell>
          <table:table-cell table:style-name="ce24" office:value-type="float" office:value="4.3714812">
            <text:p>4.3714812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4" office:value-type="string">
            <text:p>51</text:p>
          </table:table-cell>
          <table:table-cell table:style-name="ce24" office:value-type="string">
            <text:p>Urgences du CH d'Epernay</text:p>
          </table:table-cell>
          <table:table-cell table:style-name="ce24" office:value-type="string">
            <text:p>CH Epernay</text:p>
          </table:table-cell>
          <table:table-cell table:style-name="ce24" office:value-type="string">
            <text:p>Rue de l'hôpital</text:p>
          </table:table-cell>
          <table:table-cell table:style-name="ce24" office:value-type="string">
            <text:p>51200</text:p>
          </table:table-cell>
          <table:table-cell table:style-name="ce24" office:value-type="string">
            <text:p>Epernay</text:p>
          </table:table-cell>
          <table:table-cell table:style-name="ce24" office:value-type="float" office:value="49.0330234">
            <text:p>49.0330234</text:p>
          </table:table-cell>
          <table:table-cell table:style-name="ce24" office:value-type="float" office:value="3.9534343">
            <text:p>3.9534343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4" office:value-type="string">
            <text:p>51</text:p>
          </table:table-cell>
          <table:table-cell table:style-name="ce24" office:value-type="string">
            <text:p>Urgences du CH de Vitry-le-François</text:p>
          </table:table-cell>
          <table:table-cell table:style-name="ce24" office:value-type="string">
            <text:p>CH Vitry-le-François</text:p>
          </table:table-cell>
          <table:table-cell table:style-name="ce24" office:value-type="string">
            <text:p>2, rue Charles Simon</text:p>
          </table:table-cell>
          <table:table-cell table:style-name="ce24" office:value-type="string">
            <text:p>51300</text:p>
          </table:table-cell>
          <table:table-cell table:style-name="ce24" office:value-type="string">
            <text:p>Vitry-le-François</text:p>
          </table:table-cell>
          <table:table-cell table:style-name="ce24" office:value-type="float" office:value="48.7167346">
            <text:p>48.7167346</text:p>
          </table:table-cell>
          <table:table-cell table:style-name="ce24" office:value-type="float" office:value="4.5976003">
            <text:p>4.5976003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4" office:value-type="string">
            <text:p>51</text:p>
          </table:table-cell>
          <table:table-cell table:style-name="ce24" office:value-type="string">
            <text:p>Urgences adultes du CHU Reims</text:p>
          </table:table-cell>
          <table:table-cell table:style-name="ce24" office:value-type="string">
            <text:p>CHU Reims - Maison Blanche</text:p>
          </table:table-cell>
          <table:table-cell table:style-name="ce24" office:value-type="string">
            <text:p>45 rue Cognac-Jay</text:p>
          </table:table-cell>
          <table:table-cell table:style-name="ce24" office:value-type="string">
            <text:p>51100</text:p>
          </table:table-cell>
          <table:table-cell table:style-name="ce24" office:value-type="string">
            <text:p>Reims</text:p>
          </table:table-cell>
          <table:table-cell table:style-name="ce24" office:value-type="float" office:value="49.2310644">
            <text:p>49.2310644</text:p>
          </table:table-cell>
          <table:table-cell table:style-name="ce24" office:value-type="float" office:value="4.0172197">
            <text:p>4.0172197</text:p>
          </table:table-cell>
          <table:table-cell table:style-name="ce24" office:value-type="string">
            <text:p>CH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4" office:value-type="string">
            <text:p>51</text:p>
          </table:table-cell>
          <table:table-cell table:style-name="ce24" office:value-type="string">
            <text:p>Urgences pédiatriques du CHU Reims</text:p>
          </table:table-cell>
          <table:table-cell table:style-name="ce24" office:value-type="string">
            <text:p>CHU Reims - Hôpital Américain</text:p>
          </table:table-cell>
          <table:table-cell table:style-name="ce24" office:value-type="string">
            <text:p>47 rue Cognac-Jay</text:p>
          </table:table-cell>
          <table:table-cell table:style-name="ce24" office:value-type="string">
            <text:p>51100</text:p>
          </table:table-cell>
          <table:table-cell table:style-name="ce24" office:value-type="string">
            <text:p>Reims</text:p>
          </table:table-cell>
          <table:table-cell table:style-name="ce24" office:value-type="float" office:value="49.2305893">
            <text:p>49.2305893</text:p>
          </table:table-cell>
          <table:table-cell table:style-name="ce24" office:value-type="float" office:value="4.0161178">
            <text:p>4.0161178</text:p>
          </table:table-cell>
          <table:table-cell table:style-name="ce24" office:value-type="string">
            <text:p>CH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4" office:value-type="string">
            <text:p>51</text:p>
          </table:table-cell>
          <table:table-cell table:style-name="ce24" office:value-type="string">
            <text:p>Urgences de la clinique de Courlancy</text:p>
          </table:table-cell>
          <table:table-cell table:style-name="ce24" office:value-type="string">
            <text:p>Clinique de Courlancy</text:p>
          </table:table-cell>
          <table:table-cell table:style-name="ce24" office:value-type="string">
            <text:p>38, rue de Courlancy</text:p>
          </table:table-cell>
          <table:table-cell table:style-name="ce24" office:value-type="string">
            <text:p>51100</text:p>
          </table:table-cell>
          <table:table-cell table:style-name="ce24" office:value-type="string">
            <text:p>Reims</text:p>
          </table:table-cell>
          <table:table-cell table:style-name="ce24" office:value-type="float" office:value="49.2455011">
            <text:p>49.2455011</text:p>
          </table:table-cell>
          <table:table-cell table:style-name="ce24" office:value-type="float" office:value="4.0178002">
            <text:p>4.0178002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4" office:value-type="string">
            <text:p>51</text:p>
          </table:table-cell>
          <table:table-cell table:style-name="ce24" office:value-type="string">
            <text:p>Urgences de la clinique Saint-André</text:p>
          </table:table-cell>
          <table:table-cell table:style-name="ce24" office:value-type="string">
            <text:p>Clinique Saint André</text:p>
          </table:table-cell>
          <table:table-cell table:style-name="ce24" office:value-type="string">
            <text:p>18, rue de l'écu</text:p>
          </table:table-cell>
          <table:table-cell table:style-name="ce24" office:value-type="string">
            <text:p>51100</text:p>
          </table:table-cell>
          <table:table-cell table:style-name="ce24" office:value-type="string">
            <text:p>Reims</text:p>
          </table:table-cell>
          <table:table-cell table:style-name="ce24" office:value-type="float" office:value="49.2573927">
            <text:p>49.2573927</text:p>
          </table:table-cell>
          <table:table-cell table:style-name="ce24" office:value-type="float" office:value="4.0415851">
            <text:p>4.0415851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Haute-Marne</text:p>
          </table:table-cell>
          <table:table-cell table:style-name="ce24" office:value-type="string">
            <text:p>52</text:p>
          </table:table-cell>
          <table:table-cell table:style-name="ce24" office:value-type="string">
            <text:p>Urgences du CH de Chaumont</text:p>
          </table:table-cell>
          <table:table-cell table:style-name="ce24" office:value-type="string">
            <text:p>CH Chaumont</text:p>
          </table:table-cell>
          <table:table-cell table:style-name="ce24" office:value-type="string">
            <text:p>2, rue Jeanne d'Arc</text:p>
          </table:table-cell>
          <table:table-cell table:style-name="ce24" office:value-type="string">
            <text:p>52000</text:p>
          </table:table-cell>
          <table:table-cell table:style-name="ce24" office:value-type="string">
            <text:p>Chaumont</text:p>
          </table:table-cell>
          <table:table-cell table:style-name="ce24" office:value-type="float" office:value="48.1217605">
            <text:p>48.1217605</text:p>
          </table:table-cell>
          <table:table-cell table:style-name="ce24" office:value-type="float" office:value="5.1385813">
            <text:p>5.1385813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Haute-Marne</text:p>
          </table:table-cell>
          <table:table-cell table:style-name="ce24" office:value-type="string">
            <text:p>52</text:p>
          </table:table-cell>
          <table:table-cell table:style-name="ce24" office:value-type="string">
            <text:p>Urgences du CH de Langres</text:p>
          </table:table-cell>
          <table:table-cell table:style-name="ce24" office:value-type="string">
            <text:p>CH Langres</text:p>
          </table:table-cell>
          <table:table-cell table:style-name="ce36" office:value-type="string">
            <text:p>10, rue de la Charité</text:p>
          </table:table-cell>
          <table:table-cell table:style-name="ce24" office:value-type="string">
            <text:p>52200</text:p>
          </table:table-cell>
          <table:table-cell table:style-name="ce24" office:value-type="string">
            <text:p>Langres</text:p>
          </table:table-cell>
          <table:table-cell table:style-name="ce24" office:value-type="float" office:value="47.8665707">
            <text:p>47.8665707</text:p>
          </table:table-cell>
          <table:table-cell table:style-name="ce24" office:value-type="float" office:value="5.3365179">
            <text:p>5.3365179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Haute-Marne</text:p>
          </table:table-cell>
          <table:table-cell table:style-name="ce24" office:value-type="string">
            <text:p>52</text:p>
          </table:table-cell>
          <table:table-cell table:style-name="ce24" office:value-type="string">
            <text:p>Urgences du CH de Saint-Dizier</text:p>
          </table:table-cell>
          <table:table-cell table:style-name="ce24" office:value-type="string">
            <text:p>CH Saint-Dizier</text:p>
          </table:table-cell>
          <table:table-cell table:style-name="ce24" office:value-type="string">
            <text:p>Rue Albert Schweitzer</text:p>
          </table:table-cell>
          <table:table-cell table:style-name="ce24" office:value-type="string">
            <text:p>52100</text:p>
          </table:table-cell>
          <table:table-cell table:style-name="ce24" office:value-type="string">
            <text:p>Saint-Dizier</text:p>
          </table:table-cell>
          <table:table-cell table:style-name="ce24" office:value-type="float" office:value="48.637692">
            <text:p>48.637692</text:p>
          </table:table-cell>
          <table:table-cell table:style-name="ce24" office:value-type="float" office:value="4.947418">
            <text:p>4.947418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/>
          <table:table-cell table:number-columns-repeated="2" table:style-name="ce23" office:value-type="string">
            <text:p/>
          </table:table-cell>
          <table:table-cell table:number-columns-repeated="10" table:style-name="ce24" office:value-type="string">
            <text:p/>
          </table:table-cell>
          <table:table-cell table:style-name="ce23"/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rdennes</text:p>
          </table:table-cell>
          <table:table-cell table:style-name="ce24" office:value-type="string">
            <text:p>08</text:p>
          </table:table-cell>
          <table:table-cell table:style-name="ce24" office:value-type="string">
            <text:p>Antenne SMUR de Fumay</text:p>
          </table:table-cell>
          <table:table-cell table:style-name="ce24" office:value-type="string">
            <text:p>CH Charleville-Mézières</text:p>
          </table:table-cell>
          <table:table-cell table:style-name="ce24" office:value-type="string">
            <text:p>Place du Baty </text:p>
          </table:table-cell>
          <table:table-cell table:style-name="ce24" office:value-type="string">
            <text:p>08170</text:p>
          </table:table-cell>
          <table:table-cell table:style-name="ce24" office:value-type="string">
            <text:p>Fumay</text:p>
          </table:table-cell>
          <table:table-cell table:style-name="ce24" office:value-type="float" office:value="49.9871369">
            <text:p>49.9871369</text:p>
          </table:table-cell>
          <table:table-cell table:style-name="ce24" office:value-type="float" office:value="4.6906371">
            <text:p>4.6906371</text:p>
          </table:table-cell>
          <table:table-cell table:style-name="ce24" office:value-type="string">
            <text:p>Antenne 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ube</text:p>
          </table:table-cell>
          <table:table-cell table:style-name="ce24" office:value-type="string">
            <text:p>10</text:p>
          </table:table-cell>
          <table:table-cell table:style-name="ce24" office:value-type="string">
            <text:p>Antenne SMUR de Bar sur Aube</text:p>
          </table:table-cell>
          <table:table-cell table:style-name="ce24" office:value-type="string">
            <text:p>CH Troyes</text:p>
          </table:table-cell>
          <table:table-cell table:style-name="ce24" office:value-type="string">
            <text:p>2 rue Gaston Cheq </text:p>
          </table:table-cell>
          <table:table-cell table:style-name="ce24" office:value-type="string">
            <text:p>10200</text:p>
          </table:table-cell>
          <table:table-cell table:style-name="ce24" office:value-type="string">
            <text:p>Bar sur Aube</text:p>
          </table:table-cell>
          <table:table-cell table:style-name="ce24" office:value-type="float" office:value="48.2310236">
            <text:p>48.2310236</text:p>
          </table:table-cell>
          <table:table-cell table:style-name="ce24" office:value-type="float" office:value="4.7156939">
            <text:p>4.7156939</text:p>
          </table:table-cell>
          <table:table-cell table:style-name="ce24" office:value-type="string">
            <text:p>Antenne 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4" office:value-type="string">
            <text:p>51</text:p>
          </table:table-cell>
          <table:table-cell table:style-name="ce24" office:value-type="string">
            <text:p>Antenne SMUR de Sainte Menehould</text:p>
          </table:table-cell>
          <table:table-cell table:style-name="ce24" office:value-type="string">
            <text:p>CH Châlons-en-Champagne</text:p>
          </table:table-cell>
          <table:table-cell table:style-name="ce24" office:value-type="string">
            <text:p>Allée de la cour d'honneur - Cité Valmy</text:p>
          </table:table-cell>
          <table:table-cell table:style-name="ce24" office:value-type="string">
            <text:p>51800</text:p>
          </table:table-cell>
          <table:table-cell table:style-name="ce24" office:value-type="string">
            <text:p>Sainte Menehould</text:p>
          </table:table-cell>
          <table:table-cell table:style-name="ce24" office:value-type="float" office:value="49.09368">
            <text:p>49.09368</text:p>
          </table:table-cell>
          <table:table-cell table:style-name="ce24" office:value-type="float" office:value="4.908466">
            <text:p>4.908466</text:p>
          </table:table-cell>
          <table:table-cell table:style-name="ce24" office:value-type="string">
            <text:p>Antenne 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4" office:value-type="string">
            <text:p>51</text:p>
          </table:table-cell>
          <table:table-cell table:style-name="ce24" office:value-type="string">
            <text:p>Antenne SMUR de Sézanne</text:p>
          </table:table-cell>
          <table:table-cell table:style-name="ce24" office:value-type="string">
            <text:p>Groupe Hospitalier Aube Marne - Romilly-sur-Seine
</text:p>
          </table:table-cell>
          <table:table-cell table:style-name="ce24" office:value-type="string">
            <text:p>16, rue des Recollets</text:p>
          </table:table-cell>
          <table:table-cell table:style-name="ce24" office:value-type="string">
            <text:p>51122</text:p>
          </table:table-cell>
          <table:table-cell table:style-name="ce24" office:value-type="string">
            <text:p>Sézanne</text:p>
          </table:table-cell>
          <table:table-cell table:style-name="ce24" office:value-type="float" office:value="48.7225147">
            <text:p>48.7225147</text:p>
          </table:table-cell>
          <table:table-cell table:style-name="ce24" office:value-type="float" office:value="3.7274553">
            <text:p>3.7274553</text:p>
          </table:table-cell>
          <table:table-cell table:style-name="ce24" office:value-type="string">
            <text:p>Antenne 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3]=&quot;&quot;;&quot;&quot;;filter(['Feuille 4'.B:.B],['Feuille 4'.A:.A]=[.N4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4]=&quot;&quot;;&quot;&quot;;filter(['Feuille 4'.B:.B],['Feuille 4'.A:.A]=[.N4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5]=&quot;&quot;;&quot;&quot;;filter(['Feuille 4'.B:.B],['Feuille 4'.A:.A]=[.N4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5" table:style-name="ce24"/>
          <table:table-cell table:style-name="ce41"/>
          <table:table-cell table:number-columns-repeated="4" table:style-name="ce24"/>
          <table:table-cell table:style-name="ce23"/>
          <table:table-cell table:style-name="ce25" table:formula="of:=IFERROR(__xludf.DUMMYFUNCTION(IF([.N46]=&quot;&quot;;&quot;&quot;;filter(['Feuille 4'.B:.B],['Feuille 4'.A:.A]=[.N4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7]=&quot;&quot;;&quot;&quot;;filter(['Feuille 4'.B:.B],['Feuille 4'.A:.A]=[.N4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8]=&quot;&quot;;&quot;&quot;;filter(['Feuille 4'.B:.B],['Feuille 4'.A:.A]=[.N4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3" table:style-name="ce24"/>
          <table:table-cell table:style-name="ce41"/>
          <table:table-cell table:number-columns-repeated="6" table:style-name="ce24"/>
          <table:table-cell table:style-name="ce23"/>
          <table:table-cell table:style-name="ce25" table:formula="of:=IFERROR(__xludf.DUMMYFUNCTION(IF([.N49]=&quot;&quot;;&quot;&quot;;filter(['Feuille 4'.B:.B],['Feuille 4'.A:.A]=[.N4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0]=&quot;&quot;;&quot;&quot;;filter(['Feuille 4'.B:.B],['Feuille 4'.A:.A]=[.N5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1]=&quot;&quot;;&quot;&quot;;filter(['Feuille 4'.B:.B],['Feuille 4'.A:.A]=[.N5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2]=&quot;&quot;;&quot;&quot;;filter(['Feuille 4'.B:.B],['Feuille 4'.A:.A]=[.N5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3]=&quot;&quot;;&quot;&quot;;filter(['Feuille 4'.B:.B],['Feuille 4'.A:.A]=[.N5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4]=&quot;&quot;;&quot;&quot;;filter(['Feuille 4'.B:.B],['Feuille 4'.A:.A]=[.N5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5]=&quot;&quot;;&quot;&quot;;filter(['Feuille 4'.B:.B],['Feuille 4'.A:.A]=[.N5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6]=&quot;&quot;;&quot;&quot;;filter(['Feuille 4'.B:.B],['Feuille 4'.A:.A]=[.N5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7]=&quot;&quot;;&quot;&quot;;filter(['Feuille 4'.B:.B],['Feuille 4'.A:.A]=[.N5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8]=&quot;&quot;;&quot;&quot;;filter(['Feuille 4'.B:.B],['Feuille 4'.A:.A]=[.N5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9]=&quot;&quot;;&quot;&quot;;filter(['Feuille 4'.B:.B],['Feuille 4'.A:.A]=[.N5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0]=&quot;&quot;;&quot;&quot;;filter(['Feuille 4'.B:.B],['Feuille 4'.A:.A]=[.N6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1]=&quot;&quot;;&quot;&quot;;filter(['Feuille 4'.B:.B],['Feuille 4'.A:.A]=[.N6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2]=&quot;&quot;;&quot;&quot;;filter(['Feuille 4'.B:.B],['Feuille 4'.A:.A]=[.N6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3]=&quot;&quot;;&quot;&quot;;filter(['Feuille 4'.B:.B],['Feuille 4'.A:.A]=[.N6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4]=&quot;&quot;;&quot;&quot;;filter(['Feuille 4'.B:.B],['Feuille 4'.A:.A]=[.N6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5]=&quot;&quot;;&quot;&quot;;filter(['Feuille 4'.B:.B],['Feuille 4'.A:.A]=[.N6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6]=&quot;&quot;;&quot;&quot;;filter(['Feuille 4'.B:.B],['Feuille 4'.A:.A]=[.N6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7]=&quot;&quot;;&quot;&quot;;filter(['Feuille 4'.B:.B],['Feuille 4'.A:.A]=[.N6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8]=&quot;&quot;;&quot;&quot;;filter(['Feuille 4'.B:.B],['Feuille 4'.A:.A]=[.N6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9]=&quot;&quot;;&quot;&quot;;filter(['Feuille 4'.B:.B],['Feuille 4'.A:.A]=[.N6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70]=&quot;&quot;;&quot;&quot;;filter(['Feuille 4'.B:.B],['Feuille 4'.A:.A]=[.N7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71]=&quot;&quot;;&quot;&quot;;filter(['Feuille 4'.B:.B],['Feuille 4'.A:.A]=[.N7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2]=&quot;&quot;;&quot;&quot;;filter(['Feuille 4'.B:.B],['Feuille 4'.A:.A]=[.N7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3]=&quot;&quot;;&quot;&quot;;filter(['Feuille 4'.B:.B],['Feuille 4'.A:.A]=[.N7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4]=&quot;&quot;;&quot;&quot;;filter(['Feuille 4'.B:.B],['Feuille 4'.A:.A]=[.N7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5]=&quot;&quot;;&quot;&quot;;filter(['Feuille 4'.B:.B],['Feuille 4'.A:.A]=[.N7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6]=&quot;&quot;;&quot;&quot;;filter(['Feuille 4'.B:.B],['Feuille 4'.A:.A]=[.N7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7]=&quot;&quot;;&quot;&quot;;filter(['Feuille 4'.B:.B],['Feuille 4'.A:.A]=[.N7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8]=&quot;&quot;;&quot;&quot;;filter(['Feuille 4'.B:.B],['Feuille 4'.A:.A]=[.N7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9]=&quot;&quot;;&quot;&quot;;filter(['Feuille 4'.B:.B],['Feuille 4'.A:.A]=[.N7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0]=&quot;&quot;;&quot;&quot;;filter(['Feuille 4'.B:.B],['Feuille 4'.A:.A]=[.N8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1]=&quot;&quot;;&quot;&quot;;filter(['Feuille 4'.B:.B],['Feuille 4'.A:.A]=[.N8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2]=&quot;&quot;;&quot;&quot;;filter(['Feuille 4'.B:.B],['Feuille 4'.A:.A]=[.N8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3]=&quot;&quot;;&quot;&quot;;filter(['Feuille 4'.B:.B],['Feuille 4'.A:.A]=[.N8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4]=&quot;&quot;;&quot;&quot;;filter(['Feuille 4'.B:.B],['Feuille 4'.A:.A]=[.N8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5]=&quot;&quot;;&quot;&quot;;filter(['Feuille 4'.B:.B],['Feuille 4'.A:.A]=[.N8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6]=&quot;&quot;;&quot;&quot;;filter(['Feuille 4'.B:.B],['Feuille 4'.A:.A]=[.N8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7]=&quot;&quot;;&quot;&quot;;filter(['Feuille 4'.B:.B],['Feuille 4'.A:.A]=[.N8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8]=&quot;&quot;;&quot;&quot;;filter(['Feuille 4'.B:.B],['Feuille 4'.A:.A]=[.N8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9]=&quot;&quot;;&quot;&quot;;filter(['Feuille 4'.B:.B],['Feuille 4'.A:.A]=[.N8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0]=&quot;&quot;;&quot;&quot;;filter(['Feuille 4'.B:.B],['Feuille 4'.A:.A]=[.N9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1]=&quot;&quot;;&quot;&quot;;filter(['Feuille 4'.B:.B],['Feuille 4'.A:.A]=[.N9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2]=&quot;&quot;;&quot;&quot;;filter(['Feuille 4'.B:.B],['Feuille 4'.A:.A]=[.N9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3]=&quot;&quot;;&quot;&quot;;filter(['Feuille 4'.B:.B],['Feuille 4'.A:.A]=[.N9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4]=&quot;&quot;;&quot;&quot;;filter(['Feuille 4'.B:.B],['Feuille 4'.A:.A]=[.N9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5]=&quot;&quot;;&quot;&quot;;filter(['Feuille 4'.B:.B],['Feuille 4'.A:.A]=[.N9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6]=&quot;&quot;;&quot;&quot;;filter(['Feuille 4'.B:.B],['Feuille 4'.A:.A]=[.N9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7]=&quot;&quot;;&quot;&quot;;filter(['Feuille 4'.B:.B],['Feuille 4'.A:.A]=[.N9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8]=&quot;&quot;;&quot;&quot;;filter(['Feuille 4'.B:.B],['Feuille 4'.A:.A]=[.N9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9]=&quot;&quot;;&quot;&quot;;filter(['Feuille 4'.B:.B],['Feuille 4'.A:.A]=[.N9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0]=&quot;&quot;;&quot;&quot;;filter(['Feuille 4'.B:.B],['Feuille 4'.A:.A]=[.N10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1]=&quot;&quot;;&quot;&quot;;filter(['Feuille 4'.B:.B],['Feuille 4'.A:.A]=[.N10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2]=&quot;&quot;;&quot;&quot;;filter(['Feuille 4'.B:.B],['Feuille 4'.A:.A]=[.N10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3]=&quot;&quot;;&quot;&quot;;filter(['Feuille 4'.B:.B],['Feuille 4'.A:.A]=[.N10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4]=&quot;&quot;;&quot;&quot;;filter(['Feuille 4'.B:.B],['Feuille 4'.A:.A]=[.N10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5]=&quot;&quot;;&quot;&quot;;filter(['Feuille 4'.B:.B],['Feuille 4'.A:.A]=[.N10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6]=&quot;&quot;;&quot;&quot;;filter(['Feuille 4'.B:.B],['Feuille 4'.A:.A]=[.N10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7]=&quot;&quot;;&quot;&quot;;filter(['Feuille 4'.B:.B],['Feuille 4'.A:.A]=[.N10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8]=&quot;&quot;;&quot;&quot;;filter(['Feuille 4'.B:.B],['Feuille 4'.A:.A]=[.N10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9]=&quot;&quot;;&quot;&quot;;filter(['Feuille 4'.B:.B],['Feuille 4'.A:.A]=[.N10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0]=&quot;&quot;;&quot;&quot;;filter(['Feuille 4'.B:.B],['Feuille 4'.A:.A]=[.N11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1]=&quot;&quot;;&quot;&quot;;filter(['Feuille 4'.B:.B],['Feuille 4'.A:.A]=[.N11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2]=&quot;&quot;;&quot;&quot;;filter(['Feuille 4'.B:.B],['Feuille 4'.A:.A]=[.N11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3]=&quot;&quot;;&quot;&quot;;filter(['Feuille 4'.B:.B],['Feuille 4'.A:.A]=[.N11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4]=&quot;&quot;;&quot;&quot;;filter(['Feuille 4'.B:.B],['Feuille 4'.A:.A]=[.N11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5]=&quot;&quot;;&quot;&quot;;filter(['Feuille 4'.B:.B],['Feuille 4'.A:.A]=[.N11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6]=&quot;&quot;;&quot;&quot;;filter(['Feuille 4'.B:.B],['Feuille 4'.A:.A]=[.N11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7]=&quot;&quot;;&quot;&quot;;filter(['Feuille 4'.B:.B],['Feuille 4'.A:.A]=[.N11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8]=&quot;&quot;;&quot;&quot;;filter(['Feuille 4'.B:.B],['Feuille 4'.A:.A]=[.N11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9]=&quot;&quot;;&quot;&quot;;filter(['Feuille 4'.B:.B],['Feuille 4'.A:.A]=[.N11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0]=&quot;&quot;;&quot;&quot;;filter(['Feuille 4'.B:.B],['Feuille 4'.A:.A]=[.N12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1]=&quot;&quot;;&quot;&quot;;filter(['Feuille 4'.B:.B],['Feuille 4'.A:.A]=[.N12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2]=&quot;&quot;;&quot;&quot;;filter(['Feuille 4'.B:.B],['Feuille 4'.A:.A]=[.N12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3]=&quot;&quot;;&quot;&quot;;filter(['Feuille 4'.B:.B],['Feuille 4'.A:.A]=[.N12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4]=&quot;&quot;;&quot;&quot;;filter(['Feuille 4'.B:.B],['Feuille 4'.A:.A]=[.N12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5]=&quot;&quot;;&quot;&quot;;filter(['Feuille 4'.B:.B],['Feuille 4'.A:.A]=[.N12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6]=&quot;&quot;;&quot;&quot;;filter(['Feuille 4'.B:.B],['Feuille 4'.A:.A]=[.N12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7]=&quot;&quot;;&quot;&quot;;filter(['Feuille 4'.B:.B],['Feuille 4'.A:.A]=[.N12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8]=&quot;&quot;;&quot;&quot;;filter(['Feuille 4'.B:.B],['Feuille 4'.A:.A]=[.N12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9]=&quot;&quot;;&quot;&quot;;filter(['Feuille 4'.B:.B],['Feuille 4'.A:.A]=[.N12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0]=&quot;&quot;;&quot;&quot;;filter(['Feuille 4'.B:.B],['Feuille 4'.A:.A]=[.N13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1]=&quot;&quot;;&quot;&quot;;filter(['Feuille 4'.B:.B],['Feuille 4'.A:.A]=[.N13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2]=&quot;&quot;;&quot;&quot;;filter(['Feuille 4'.B:.B],['Feuille 4'.A:.A]=[.N13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3]=&quot;&quot;;&quot;&quot;;filter(['Feuille 4'.B:.B],['Feuille 4'.A:.A]=[.N13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4]=&quot;&quot;;&quot;&quot;;filter(['Feuille 4'.B:.B],['Feuille 4'.A:.A]=[.N13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5]=&quot;&quot;;&quot;&quot;;filter(['Feuille 4'.B:.B],['Feuille 4'.A:.A]=[.N13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6]=&quot;&quot;;&quot;&quot;;filter(['Feuille 4'.B:.B],['Feuille 4'.A:.A]=[.N13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7]=&quot;&quot;;&quot;&quot;;filter(['Feuille 4'.B:.B],['Feuille 4'.A:.A]=[.N13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filter(['Feuille 4'.B:.B],['Feuille 4'.A:.A]=[.N138])),&quot;&quot;)" office:value-type="string">
            <text:p/>
          </table:table-cell>
        </table:table-row>
      </table:table>
      <table:table table:name="ORULOR" table:style-name="ta8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8" table:default-cell-style-name="ce15"/>
        <table:table-column table:style-name="co9" table:default-cell-style-name="ce15"/>
        <table:table-column table:style-name="co19" table:default-cell-style-name="ce15"/>
        <table:table-column table:style-name="co11" table:default-cell-style-name="ce15"/>
        <table:table-column table:style-name="co1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15"/>
        <table:table-column table:style-name="co15" table:default-cell-style-name="ce15"/>
        <table:table-column table:style-name="co35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]=&quot;&quot;;&quot;&quot;;filter(['Feuille 4'.B:.B],['Feuille 4'.A:.A]=[.N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]=&quot;&quot;;&quot;&quot;;filter(['Feuille 4'.B:.B],['Feuille 4'.A:.A]=[.N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30"/>
          <table:table-cell table:style-name="ce25" table:formula="of:=IFERROR(__xludf.DUMMYFUNCTION(IF([.N4]=&quot;&quot;;&quot;&quot;;filter(['Feuille 4'.B:.B],['Feuille 4'.A:.A]=[.N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]=&quot;&quot;;&quot;&quot;;filter(['Feuille 4'.B:.B],['Feuille 4'.A:.A]=[.N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]=&quot;&quot;;&quot;&quot;;filter(['Feuille 4'.B:.B],['Feuille 4'.A:.A]=[.N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7]=&quot;&quot;;&quot;&quot;;filter(['Feuille 4'.B:.B],['Feuille 4'.A:.A]=[.N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8]=&quot;&quot;;&quot;&quot;;filter(['Feuille 4'.B:.B],['Feuille 4'.A:.A]=[.N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9]=&quot;&quot;;&quot;&quot;;filter(['Feuille 4'.B:.B],['Feuille 4'.A:.A]=[.N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10]=&quot;&quot;;&quot;&quot;;filter(['Feuille 4'.B:.B],['Feuille 4'.A:.A]=[.N1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11]=&quot;&quot;;&quot;&quot;;filter(['Feuille 4'.B:.B],['Feuille 4'.A:.A]=[.N1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12]=&quot;&quot;;&quot;&quot;;filter(['Feuille 4'.B:.B],['Feuille 4'.A:.A]=[.N1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13]=&quot;&quot;;&quot;&quot;;filter(['Feuille 4'.B:.B],['Feuille 4'.A:.A]=[.N1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14]=&quot;&quot;;&quot;&quot;;filter(['Feuille 4'.B:.B],['Feuille 4'.A:.A]=[.N1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15]=&quot;&quot;;&quot;&quot;;filter(['Feuille 4'.B:.B],['Feuille 4'.A:.A]=[.N1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16]=&quot;&quot;;&quot;&quot;;filter(['Feuille 4'.B:.B],['Feuille 4'.A:.A]=[.N1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30"/>
          <table:table-cell table:style-name="ce25" table:formula="of:=IFERROR(__xludf.DUMMYFUNCTION(IF([.N17]=&quot;&quot;;&quot;&quot;;filter(['Feuille 4'.B:.B],['Feuille 4'.A:.A]=[.N1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18]=&quot;&quot;;&quot;&quot;;filter(['Feuille 4'.B:.B],['Feuille 4'.A:.A]=[.N1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19]=&quot;&quot;;&quot;&quot;;filter(['Feuille 4'.B:.B],['Feuille 4'.A:.A]=[.N1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0]=&quot;&quot;;&quot;&quot;;filter(['Feuille 4'.B:.B],['Feuille 4'.A:.A]=[.N2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1]=&quot;&quot;;&quot;&quot;;filter(['Feuille 4'.B:.B],['Feuille 4'.A:.A]=[.N2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2]=&quot;&quot;;&quot;&quot;;filter(['Feuille 4'.B:.B],['Feuille 4'.A:.A]=[.N2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3]=&quot;&quot;;&quot;&quot;;filter(['Feuille 4'.B:.B],['Feuille 4'.A:.A]=[.N2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4]=&quot;&quot;;&quot;&quot;;filter(['Feuille 4'.B:.B],['Feuille 4'.A:.A]=[.N2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5]=&quot;&quot;;&quot;&quot;;filter(['Feuille 4'.B:.B],['Feuille 4'.A:.A]=[.N2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6]=&quot;&quot;;&quot;&quot;;filter(['Feuille 4'.B:.B],['Feuille 4'.A:.A]=[.N2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7]=&quot;&quot;;&quot;&quot;;filter(['Feuille 4'.B:.B],['Feuille 4'.A:.A]=[.N2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8]=&quot;&quot;;&quot;&quot;;filter(['Feuille 4'.B:.B],['Feuille 4'.A:.A]=[.N2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9]=&quot;&quot;;&quot;&quot;;filter(['Feuille 4'.B:.B],['Feuille 4'.A:.A]=[.N2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0]=&quot;&quot;;&quot;&quot;;filter(['Feuille 4'.B:.B],['Feuille 4'.A:.A]=[.N3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1]=&quot;&quot;;&quot;&quot;;filter(['Feuille 4'.B:.B],['Feuille 4'.A:.A]=[.N3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2]=&quot;&quot;;&quot;&quot;;filter(['Feuille 4'.B:.B],['Feuille 4'.A:.A]=[.N3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3]=&quot;&quot;;&quot;&quot;;filter(['Feuille 4'.B:.B],['Feuille 4'.A:.A]=[.N3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4]=&quot;&quot;;&quot;&quot;;filter(['Feuille 4'.B:.B],['Feuille 4'.A:.A]=[.N3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5]=&quot;&quot;;&quot;&quot;;filter(['Feuille 4'.B:.B],['Feuille 4'.A:.A]=[.N3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3" table:style-name="ce24"/>
          <table:table-cell table:style-name="ce36"/>
          <table:table-cell table:number-columns-repeated="6" table:style-name="ce24"/>
          <table:table-cell table:style-name="ce23"/>
          <table:table-cell table:style-name="ce25" table:formula="of:=IFERROR(__xludf.DUMMYFUNCTION(IF([.N36]=&quot;&quot;;&quot;&quot;;filter(['Feuille 4'.B:.B],['Feuille 4'.A:.A]=[.N3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7]=&quot;&quot;;&quot;&quot;;filter(['Feuille 4'.B:.B],['Feuille 4'.A:.A]=[.N3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8]=&quot;&quot;;&quot;&quot;;filter(['Feuille 4'.B:.B],['Feuille 4'.A:.A]=[.N3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9]=&quot;&quot;;&quot;&quot;;filter(['Feuille 4'.B:.B],['Feuille 4'.A:.A]=[.N3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0]=&quot;&quot;;&quot;&quot;;filter(['Feuille 4'.B:.B],['Feuille 4'.A:.A]=[.N4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1]=&quot;&quot;;&quot;&quot;;filter(['Feuille 4'.B:.B],['Feuille 4'.A:.A]=[.N4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2]=&quot;&quot;;&quot;&quot;;filter(['Feuille 4'.B:.B],['Feuille 4'.A:.A]=[.N4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3]=&quot;&quot;;&quot;&quot;;filter(['Feuille 4'.B:.B],['Feuille 4'.A:.A]=[.N4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4]=&quot;&quot;;&quot;&quot;;filter(['Feuille 4'.B:.B],['Feuille 4'.A:.A]=[.N4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5]=&quot;&quot;;&quot;&quot;;filter(['Feuille 4'.B:.B],['Feuille 4'.A:.A]=[.N4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5" table:style-name="ce24"/>
          <table:table-cell table:style-name="ce41"/>
          <table:table-cell table:number-columns-repeated="4" table:style-name="ce24"/>
          <table:table-cell table:style-name="ce23"/>
          <table:table-cell table:style-name="ce25" table:formula="of:=IFERROR(__xludf.DUMMYFUNCTION(IF([.N46]=&quot;&quot;;&quot;&quot;;filter(['Feuille 4'.B:.B],['Feuille 4'.A:.A]=[.N4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7]=&quot;&quot;;&quot;&quot;;filter(['Feuille 4'.B:.B],['Feuille 4'.A:.A]=[.N4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8]=&quot;&quot;;&quot;&quot;;filter(['Feuille 4'.B:.B],['Feuille 4'.A:.A]=[.N4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3" table:style-name="ce24"/>
          <table:table-cell table:style-name="ce41"/>
          <table:table-cell table:number-columns-repeated="6" table:style-name="ce24"/>
          <table:table-cell table:style-name="ce23"/>
          <table:table-cell table:style-name="ce25" table:formula="of:=IFERROR(__xludf.DUMMYFUNCTION(IF([.N49]=&quot;&quot;;&quot;&quot;;filter(['Feuille 4'.B:.B],['Feuille 4'.A:.A]=[.N4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0]=&quot;&quot;;&quot;&quot;;filter(['Feuille 4'.B:.B],['Feuille 4'.A:.A]=[.N5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1]=&quot;&quot;;&quot;&quot;;filter(['Feuille 4'.B:.B],['Feuille 4'.A:.A]=[.N5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2]=&quot;&quot;;&quot;&quot;;filter(['Feuille 4'.B:.B],['Feuille 4'.A:.A]=[.N5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3]=&quot;&quot;;&quot;&quot;;filter(['Feuille 4'.B:.B],['Feuille 4'.A:.A]=[.N5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4]=&quot;&quot;;&quot;&quot;;filter(['Feuille 4'.B:.B],['Feuille 4'.A:.A]=[.N5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5]=&quot;&quot;;&quot;&quot;;filter(['Feuille 4'.B:.B],['Feuille 4'.A:.A]=[.N5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6]=&quot;&quot;;&quot;&quot;;filter(['Feuille 4'.B:.B],['Feuille 4'.A:.A]=[.N5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7]=&quot;&quot;;&quot;&quot;;filter(['Feuille 4'.B:.B],['Feuille 4'.A:.A]=[.N5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8]=&quot;&quot;;&quot;&quot;;filter(['Feuille 4'.B:.B],['Feuille 4'.A:.A]=[.N5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9]=&quot;&quot;;&quot;&quot;;filter(['Feuille 4'.B:.B],['Feuille 4'.A:.A]=[.N5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0]=&quot;&quot;;&quot;&quot;;filter(['Feuille 4'.B:.B],['Feuille 4'.A:.A]=[.N6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1]=&quot;&quot;;&quot;&quot;;filter(['Feuille 4'.B:.B],['Feuille 4'.A:.A]=[.N6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2]=&quot;&quot;;&quot;&quot;;filter(['Feuille 4'.B:.B],['Feuille 4'.A:.A]=[.N6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3]=&quot;&quot;;&quot;&quot;;filter(['Feuille 4'.B:.B],['Feuille 4'.A:.A]=[.N6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4]=&quot;&quot;;&quot;&quot;;filter(['Feuille 4'.B:.B],['Feuille 4'.A:.A]=[.N6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5]=&quot;&quot;;&quot;&quot;;filter(['Feuille 4'.B:.B],['Feuille 4'.A:.A]=[.N6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6]=&quot;&quot;;&quot;&quot;;filter(['Feuille 4'.B:.B],['Feuille 4'.A:.A]=[.N6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7]=&quot;&quot;;&quot;&quot;;filter(['Feuille 4'.B:.B],['Feuille 4'.A:.A]=[.N6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8]=&quot;&quot;;&quot;&quot;;filter(['Feuille 4'.B:.B],['Feuille 4'.A:.A]=[.N6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9]=&quot;&quot;;&quot;&quot;;filter(['Feuille 4'.B:.B],['Feuille 4'.A:.A]=[.N6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70]=&quot;&quot;;&quot;&quot;;filter(['Feuille 4'.B:.B],['Feuille 4'.A:.A]=[.N7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71]=&quot;&quot;;&quot;&quot;;filter(['Feuille 4'.B:.B],['Feuille 4'.A:.A]=[.N7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2]=&quot;&quot;;&quot;&quot;;filter(['Feuille 4'.B:.B],['Feuille 4'.A:.A]=[.N7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3]=&quot;&quot;;&quot;&quot;;filter(['Feuille 4'.B:.B],['Feuille 4'.A:.A]=[.N7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4]=&quot;&quot;;&quot;&quot;;filter(['Feuille 4'.B:.B],['Feuille 4'.A:.A]=[.N7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5]=&quot;&quot;;&quot;&quot;;filter(['Feuille 4'.B:.B],['Feuille 4'.A:.A]=[.N7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6]=&quot;&quot;;&quot;&quot;;filter(['Feuille 4'.B:.B],['Feuille 4'.A:.A]=[.N7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7]=&quot;&quot;;&quot;&quot;;filter(['Feuille 4'.B:.B],['Feuille 4'.A:.A]=[.N7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8]=&quot;&quot;;&quot;&quot;;filter(['Feuille 4'.B:.B],['Feuille 4'.A:.A]=[.N7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9]=&quot;&quot;;&quot;&quot;;filter(['Feuille 4'.B:.B],['Feuille 4'.A:.A]=[.N7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0]=&quot;&quot;;&quot;&quot;;filter(['Feuille 4'.B:.B],['Feuille 4'.A:.A]=[.N8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1]=&quot;&quot;;&quot;&quot;;filter(['Feuille 4'.B:.B],['Feuille 4'.A:.A]=[.N8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2]=&quot;&quot;;&quot;&quot;;filter(['Feuille 4'.B:.B],['Feuille 4'.A:.A]=[.N8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3]=&quot;&quot;;&quot;&quot;;filter(['Feuille 4'.B:.B],['Feuille 4'.A:.A]=[.N8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4]=&quot;&quot;;&quot;&quot;;filter(['Feuille 4'.B:.B],['Feuille 4'.A:.A]=[.N8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5]=&quot;&quot;;&quot;&quot;;filter(['Feuille 4'.B:.B],['Feuille 4'.A:.A]=[.N8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6]=&quot;&quot;;&quot;&quot;;filter(['Feuille 4'.B:.B],['Feuille 4'.A:.A]=[.N8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7]=&quot;&quot;;&quot;&quot;;filter(['Feuille 4'.B:.B],['Feuille 4'.A:.A]=[.N8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8]=&quot;&quot;;&quot;&quot;;filter(['Feuille 4'.B:.B],['Feuille 4'.A:.A]=[.N8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9]=&quot;&quot;;&quot;&quot;;filter(['Feuille 4'.B:.B],['Feuille 4'.A:.A]=[.N8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0]=&quot;&quot;;&quot;&quot;;filter(['Feuille 4'.B:.B],['Feuille 4'.A:.A]=[.N9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1]=&quot;&quot;;&quot;&quot;;filter(['Feuille 4'.B:.B],['Feuille 4'.A:.A]=[.N9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2]=&quot;&quot;;&quot;&quot;;filter(['Feuille 4'.B:.B],['Feuille 4'.A:.A]=[.N9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3]=&quot;&quot;;&quot;&quot;;filter(['Feuille 4'.B:.B],['Feuille 4'.A:.A]=[.N9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4]=&quot;&quot;;&quot;&quot;;filter(['Feuille 4'.B:.B],['Feuille 4'.A:.A]=[.N9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5]=&quot;&quot;;&quot;&quot;;filter(['Feuille 4'.B:.B],['Feuille 4'.A:.A]=[.N9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6]=&quot;&quot;;&quot;&quot;;filter(['Feuille 4'.B:.B],['Feuille 4'.A:.A]=[.N9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7]=&quot;&quot;;&quot;&quot;;filter(['Feuille 4'.B:.B],['Feuille 4'.A:.A]=[.N9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8]=&quot;&quot;;&quot;&quot;;filter(['Feuille 4'.B:.B],['Feuille 4'.A:.A]=[.N9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9]=&quot;&quot;;&quot;&quot;;filter(['Feuille 4'.B:.B],['Feuille 4'.A:.A]=[.N9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0]=&quot;&quot;;&quot;&quot;;filter(['Feuille 4'.B:.B],['Feuille 4'.A:.A]=[.N10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1]=&quot;&quot;;&quot;&quot;;filter(['Feuille 4'.B:.B],['Feuille 4'.A:.A]=[.N10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2]=&quot;&quot;;&quot;&quot;;filter(['Feuille 4'.B:.B],['Feuille 4'.A:.A]=[.N10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3]=&quot;&quot;;&quot;&quot;;filter(['Feuille 4'.B:.B],['Feuille 4'.A:.A]=[.N10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4]=&quot;&quot;;&quot;&quot;;filter(['Feuille 4'.B:.B],['Feuille 4'.A:.A]=[.N10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5]=&quot;&quot;;&quot;&quot;;filter(['Feuille 4'.B:.B],['Feuille 4'.A:.A]=[.N10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6]=&quot;&quot;;&quot;&quot;;filter(['Feuille 4'.B:.B],['Feuille 4'.A:.A]=[.N10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7]=&quot;&quot;;&quot;&quot;;filter(['Feuille 4'.B:.B],['Feuille 4'.A:.A]=[.N10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8]=&quot;&quot;;&quot;&quot;;filter(['Feuille 4'.B:.B],['Feuille 4'.A:.A]=[.N10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9]=&quot;&quot;;&quot;&quot;;filter(['Feuille 4'.B:.B],['Feuille 4'.A:.A]=[.N10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0]=&quot;&quot;;&quot;&quot;;filter(['Feuille 4'.B:.B],['Feuille 4'.A:.A]=[.N11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1]=&quot;&quot;;&quot;&quot;;filter(['Feuille 4'.B:.B],['Feuille 4'.A:.A]=[.N11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2]=&quot;&quot;;&quot;&quot;;filter(['Feuille 4'.B:.B],['Feuille 4'.A:.A]=[.N11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3]=&quot;&quot;;&quot;&quot;;filter(['Feuille 4'.B:.B],['Feuille 4'.A:.A]=[.N11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4]=&quot;&quot;;&quot;&quot;;filter(['Feuille 4'.B:.B],['Feuille 4'.A:.A]=[.N11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5]=&quot;&quot;;&quot;&quot;;filter(['Feuille 4'.B:.B],['Feuille 4'.A:.A]=[.N11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6]=&quot;&quot;;&quot;&quot;;filter(['Feuille 4'.B:.B],['Feuille 4'.A:.A]=[.N11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7]=&quot;&quot;;&quot;&quot;;filter(['Feuille 4'.B:.B],['Feuille 4'.A:.A]=[.N11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8]=&quot;&quot;;&quot;&quot;;filter(['Feuille 4'.B:.B],['Feuille 4'.A:.A]=[.N11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9]=&quot;&quot;;&quot;&quot;;filter(['Feuille 4'.B:.B],['Feuille 4'.A:.A]=[.N11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0]=&quot;&quot;;&quot;&quot;;filter(['Feuille 4'.B:.B],['Feuille 4'.A:.A]=[.N12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1]=&quot;&quot;;&quot;&quot;;filter(['Feuille 4'.B:.B],['Feuille 4'.A:.A]=[.N12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2]=&quot;&quot;;&quot;&quot;;filter(['Feuille 4'.B:.B],['Feuille 4'.A:.A]=[.N12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3]=&quot;&quot;;&quot;&quot;;filter(['Feuille 4'.B:.B],['Feuille 4'.A:.A]=[.N12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4]=&quot;&quot;;&quot;&quot;;filter(['Feuille 4'.B:.B],['Feuille 4'.A:.A]=[.N12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5]=&quot;&quot;;&quot;&quot;;filter(['Feuille 4'.B:.B],['Feuille 4'.A:.A]=[.N12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6]=&quot;&quot;;&quot;&quot;;filter(['Feuille 4'.B:.B],['Feuille 4'.A:.A]=[.N12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7]=&quot;&quot;;&quot;&quot;;filter(['Feuille 4'.B:.B],['Feuille 4'.A:.A]=[.N12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8]=&quot;&quot;;&quot;&quot;;filter(['Feuille 4'.B:.B],['Feuille 4'.A:.A]=[.N12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9]=&quot;&quot;;&quot;&quot;;filter(['Feuille 4'.B:.B],['Feuille 4'.A:.A]=[.N12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0]=&quot;&quot;;&quot;&quot;;filter(['Feuille 4'.B:.B],['Feuille 4'.A:.A]=[.N13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1]=&quot;&quot;;&quot;&quot;;filter(['Feuille 4'.B:.B],['Feuille 4'.A:.A]=[.N13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2]=&quot;&quot;;&quot;&quot;;filter(['Feuille 4'.B:.B],['Feuille 4'.A:.A]=[.N13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3]=&quot;&quot;;&quot;&quot;;filter(['Feuille 4'.B:.B],['Feuille 4'.A:.A]=[.N13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4]=&quot;&quot;;&quot;&quot;;filter(['Feuille 4'.B:.B],['Feuille 4'.A:.A]=[.N13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5]=&quot;&quot;;&quot;&quot;;filter(['Feuille 4'.B:.B],['Feuille 4'.A:.A]=[.N13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6]=&quot;&quot;;&quot;&quot;;filter(['Feuille 4'.B:.B],['Feuille 4'.A:.A]=[.N13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7]=&quot;&quot;;&quot;&quot;;filter(['Feuille 4'.B:.B],['Feuille 4'.A:.A]=[.N13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filter(['Feuille 4'.B:.B],['Feuille 4'.A:.A]=[.N138])),&quot;&quot;)" office:value-type="string">
            <text:p/>
          </table:table-cell>
        </table:table-row>
      </table:table>
      <table:table table:name="RESURAL" table:style-name="ta9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8" table:default-cell-style-name="ce15"/>
        <table:table-column table:style-name="co9" table:default-cell-style-name="ce15"/>
        <table:table-column table:style-name="co37" table:default-cell-style-name="ce15"/>
        <table:table-column table:style-name="co38" table:default-cell-style-name="ce15"/>
        <table:table-column table:style-name="co1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15"/>
        <table:table-column table:style-name="co15" table:default-cell-style-name="ce15"/>
        <table:table-column table:style-name="co36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4" office:value-type="float" office:value="67">
            <text:p>67</text:p>
          </table:table-cell>
          <table:table-cell table:style-name="ce24" office:value-type="string">
            <text:p>Urgences mains Diaconat</text:p>
          </table:table-cell>
          <table:table-cell table:style-name="ce24" office:value-type="string">
            <text:p>Clinique des Diaconesses</text:p>
          </table:table-cell>
          <table:table-cell table:style-name="ce24" office:value-type="string">
            <text:p>2 RUE SAINTE-ELISABETH</text:p>
          </table:table-cell>
          <table:table-cell table:style-name="ce24" office:value-type="float" office:value="67085">
            <text:p>67085</text:p>
          </table:table-cell>
          <table:table-cell table:style-name="ce24" office:value-type="string">
            <text:p>Strasbourg</text:p>
          </table:table-cell>
          <table:table-cell table:style-name="ce24" office:value-type="string">
            <text:p> 48.57672450</text:p>
          </table:table-cell>
          <table:table-cell table:style-name="ce23" office:value-type="string">
            <text:p>7.7434235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ESPIC</text:p>
          </table:table-cell>
          <table:table-cell table:style-name="ce23"/>
          <table:table-cell table:style-name="ce25" table:formula="of:=IFERROR(__xludf.DUMMYFUNCTION(IF([.N2]=&quot;&quot;;&quot;&quot;;filter(['Feuille 4'.B:.B],['Feuille 4'.A:.A]=[.N2]))),&quot;&quot;)" office:value-type="string">
            <text:p/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4" office:value-type="float" office:value="68">
            <text:p>68</text:p>
          </table:table-cell>
          <table:table-cell table:style-name="ce24" office:value-type="string">
            <text:p>Urgences Saint Louis</text:p>
          </table:table-cell>
          <table:table-cell table:style-name="ce24" office:value-type="string">
            <text:p>CHSA</text:p>
          </table:table-cell>
          <table:table-cell table:style-name="ce24" office:value-type="string">
            <text:p>5 RUE SAINT DAMIEN</text:p>
          </table:table-cell>
          <table:table-cell table:style-name="ce24" office:value-type="float" office:value="68300">
            <text:p>68300</text:p>
          </table:table-cell>
          <table:table-cell table:style-name="ce24" office:value-type="string">
            <text:p>Saint Louis</text:p>
          </table:table-cell>
          <table:table-cell table:style-name="ce24" office:value-type="string">
            <text:p>47.58249980</text:p>
          </table:table-cell>
          <table:table-cell table:style-name="ce23" office:value-type="string">
            <text:p>7.5511391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/>
          <table:table-cell table:style-name="ce25" table:formula="of:=IFERROR(__xludf.DUMMYFUNCTION(IF([.N3]=&quot;&quot;;&quot;&quot;;filter(['Feuille 4'.B:.B],['Feuille 4'.A:.A]=[.N3]))),&quot;&quot;)" office:value-type="string">
            <text:p/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4" office:value-type="float" office:value="68">
            <text:p>68</text:p>
          </table:table-cell>
          <table:table-cell table:style-name="ce24" office:value-type="string">
            <text:p>Urgences Altkirch</text:p>
          </table:table-cell>
          <table:table-cell table:style-name="ce24" office:value-type="string">
            <text:p>CH Altkirch</text:p>
          </table:table-cell>
          <table:table-cell table:style-name="ce24" office:value-type="string">
            <text:p>23 RUE DU TROISIEME ZOUAVE</text:p>
          </table:table-cell>
          <table:table-cell table:style-name="ce24" office:value-type="float" office:value="68134">
            <text:p>68134</text:p>
          </table:table-cell>
          <table:table-cell table:style-name="ce24" office:value-type="string">
            <text:p>Altkirch</text:p>
          </table:table-cell>
          <table:table-cell table:style-name="ce24" office:value-type="string">
            <text:p>47.62426690</text:p>
          </table:table-cell>
          <table:table-cell table:style-name="ce23" office:value-type="string">
            <text:p>7.2534106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/>
          <table:table-cell table:style-name="ce25" table:formula="of:=IFERROR(__xludf.DUMMYFUNCTION(IF([.N4]=&quot;&quot;;&quot;&quot;;filter(['Feuille 4'.B:.B],['Feuille 4'.A:.A]=[.N4]))),&quot;&quot;)" office:value-type="string">
            <text:p/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4" office:value-type="float" office:value="68">
            <text:p>68</text:p>
          </table:table-cell>
          <table:table-cell table:style-name="ce24" office:value-type="string">
            <text:p>SAMU 68</text:p>
          </table:table-cell>
          <table:table-cell table:style-name="ce24" office:value-type="string">
            <text:p>CH Mulhouse</text:p>
          </table:table-cell>
          <table:table-cell table:style-name="ce24" office:value-type="string">
            <text:p>20 RUE DU DR LAENNEC</text:p>
          </table:table-cell>
          <table:table-cell table:style-name="ce24" office:value-type="float" office:value="68051">
            <text:p>68051</text:p>
          </table:table-cell>
          <table:table-cell table:style-name="ce24" office:value-type="string">
            <text:p>Mulhouse</text:p>
          </table:table-cell>
          <table:table-cell table:style-name="ce24" office:value-type="string">
            <text:p>47.72490350</text:p>
          </table:table-cell>
          <table:table-cell table:style-name="ce23" office:value-type="string">
            <text:p>7.34344870</text:p>
          </table:table-cell>
          <table:table-cell table:style-name="ce24" office:value-type="string">
            <text:p>SAMU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 table:formula="of:=IFERROR(__xludf.DUMMYFUNCTION(IF([.N5]=&quot;&quot;;&quot;&quot;;filter(['Feuille 4'.B:.B],['Feuille 4'.A:.A]=[.N5]))),&quot;&quot;)" office:value-type="string">
            <text:p/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
</text:p>
          </table:table-cell>
          <table:table-cell table:style-name="ce24" office:value-type="float" office:value="68">
            <text:p>68</text:p>
          </table:table-cell>
          <table:table-cell table:style-name="ce24" office:value-type="string">
            <text:p>SMUR de Mulhouse</text:p>
          </table:table-cell>
          <table:table-cell table:style-name="ce24" office:value-type="string">
            <text:p>CH Mulhouse</text:p>
          </table:table-cell>
          <table:table-cell table:style-name="ce24" office:value-type="string">
            <text:p>20 RUE DU DR LAENNEC</text:p>
          </table:table-cell>
          <table:table-cell table:style-name="ce24" office:value-type="float" office:value="68051">
            <text:p>68051</text:p>
          </table:table-cell>
          <table:table-cell table:style-name="ce24" office:value-type="string">
            <text:p>Mulhouse</text:p>
          </table:table-cell>
          <table:table-cell table:style-name="ce23" office:value-type="string">
            <text:p>47.72490350</text:p>
          </table:table-cell>
          <table:table-cell table:style-name="ce23" office:value-type="string">
            <text:p>7.34344870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1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4" office:value-type="float" office:value="68">
            <text:p>68</text:p>
          </table:table-cell>
          <table:table-cell table:style-name="ce24" office:value-type="string">
            <text:p>Urgences CHM Emile Muller</text:p>
          </table:table-cell>
          <table:table-cell table:style-name="ce24" office:value-type="string">
            <text:p>CHSA</text:p>
          </table:table-cell>
          <table:table-cell table:style-name="ce24" office:value-type="string">
            <text:p>20 RUE DU DR LAENNEC</text:p>
          </table:table-cell>
          <table:table-cell table:style-name="ce24" office:value-type="float" office:value="68051">
            <text:p>68051</text:p>
          </table:table-cell>
          <table:table-cell table:style-name="ce24" office:value-type="string">
            <text:p>Mulhouse</text:p>
          </table:table-cell>
          <table:table-cell table:style-name="ce23" office:value-type="string">
            <text:p>47.72490350</text:p>
          </table:table-cell>
          <table:table-cell table:style-name="ce23" office:value-type="string">
            <text:p>7.3434487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/>
          <table:table-cell table:style-name="ce25" table:formula="of:=IFERROR(__xludf.DUMMYFUNCTION(IF([.N7]=&quot;&quot;;&quot;&quot;;filter(['Feuille 4'.B:.B],['Feuille 4'.A:.A]=[.N7]))),&quot;&quot;)" office:value-type="string">
            <text:p/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4" office:value-type="float" office:value="68">
            <text:p>68</text:p>
          </table:table-cell>
          <table:table-cell table:style-name="ce24" office:value-type="string">
            <text:p>Urgences CHM Hasenrain</text:p>
          </table:table-cell>
          <table:table-cell table:style-name="ce24" office:value-type="string">
            <text:p>CHSA</text:p>
          </table:table-cell>
          <table:table-cell table:style-name="ce23" office:value-type="string">
            <text:p>87 Avenue d'Altkirch</text:p>
          </table:table-cell>
          <table:table-cell table:style-name="ce23" office:value-type="float" office:value="68051">
            <text:p>68051</text:p>
          </table:table-cell>
          <table:table-cell table:style-name="ce24" office:value-type="string">
            <text:p>Mulhouse</text:p>
          </table:table-cell>
          <table:table-cell table:style-name="ce24" office:value-type="string">
            <text:p>47.73309531</text:p>
          </table:table-cell>
          <table:table-cell table:style-name="ce24" office:value-type="string">
            <text:p>7.332265913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/>
          <table:table-cell table:style-name="ce25" table:formula="of:=IFERROR(__xludf.DUMMYFUNCTION(IF([.N8]=&quot;&quot;;&quot;&quot;;filter(['Feuille 4'.B:.B],['Feuille 4'.A:.A]=[.N8]))),&quot;&quot;)" office:value-type="string">
            <text:p/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4" office:value-type="float" office:value="68">
            <text:p>68</text:p>
          </table:table-cell>
          <table:table-cell table:style-name="ce24" office:value-type="string">
            <text:p>Urgences mains Diaconat-Roosvelt</text:p>
          </table:table-cell>
          <table:table-cell table:style-name="ce24" office:value-type="string">
            <text:p>Clinique du Diaconat</text:p>
          </table:table-cell>
          <table:table-cell table:style-name="ce24" office:value-type="string">
            <text:p>14 BOULEVARD DU PRESIDENT ROOSEVELT</text:p>
          </table:table-cell>
          <table:table-cell table:style-name="ce24" office:value-type="float" office:value="68200">
            <text:p>68200</text:p>
          </table:table-cell>
          <table:table-cell table:style-name="ce24" office:value-type="string">
            <text:p>Mulhouse</text:p>
          </table:table-cell>
          <table:table-cell table:style-name="ce24" office:value-type="string">
            <text:p>47.74951190</text:p>
          </table:table-cell>
          <table:table-cell table:style-name="ce23" office:value-type="string">
            <text:p>7.3313070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ESPIC</text:p>
          </table:table-cell>
          <table:table-cell table:style-name="ce23"/>
          <table:table-cell table:style-name="ce25" table:formula="of:=IFERROR(__xludf.DUMMYFUNCTION(IF([.N9]=&quot;&quot;;&quot;&quot;;filter(['Feuille 4'.B:.B],['Feuille 4'.A:.A]=[.N9]))),&quot;&quot;)" office:value-type="string">
            <text:p/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4" office:value-type="float" office:value="68">
            <text:p>68</text:p>
          </table:table-cell>
          <table:table-cell table:style-name="ce24" office:value-type="string">
            <text:p>Urgences Diaconat-Fonderie</text:p>
          </table:table-cell>
          <table:table-cell table:style-name="ce24" office:value-type="string">
            <text:p>Urgences Diaconat-Fonderie</text:p>
          </table:table-cell>
          <table:table-cell table:style-name="ce24" office:value-type="string">
            <text:p>1 RUE SAINT-SAUVEUR</text:p>
          </table:table-cell>
          <table:table-cell table:style-name="ce24" office:value-type="float" office:value="68054">
            <text:p>68054</text:p>
          </table:table-cell>
          <table:table-cell table:style-name="ce24" office:value-type="string">
            <text:p>Mulhouse</text:p>
          </table:table-cell>
          <table:table-cell table:style-name="ce24" office:value-type="string">
            <text:p>47.74951510</text:p>
          </table:table-cell>
          <table:table-cell table:style-name="ce23" office:value-type="string">
            <text:p>7.3313017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ESPIC</text:p>
          </table:table-cell>
          <table:table-cell table:style-name="ce23"/>
          <table:table-cell table:style-name="ce25" table:formula="of:=IFERROR(__xludf.DUMMYFUNCTION(IF([.N10]=&quot;&quot;;&quot;&quot;;filter(['Feuille 4'.B:.B],['Feuille 4'.A:.A]=[.N10]))),&quot;&quot;)" office:value-type="string">
            <text:p/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4" office:value-type="float" office:value="68">
            <text:p>68</text:p>
          </table:table-cell>
          <table:table-cell table:style-name="ce24" office:value-type="string">
            <text:p>Urgences Thann</text:p>
          </table:table-cell>
          <table:table-cell table:style-name="ce24" office:value-type="string">
            <text:p>CHSA</text:p>
          </table:table-cell>
          <table:table-cell table:style-name="ce24" office:value-type="string">
            <text:p>1 RUE SAINT JACQUES</text:p>
          </table:table-cell>
          <table:table-cell table:style-name="ce24" office:value-type="float" office:value="68802">
            <text:p>68802</text:p>
          </table:table-cell>
          <table:table-cell table:style-name="ce24" office:value-type="string">
            <text:p>Thann</text:p>
          </table:table-cell>
          <table:table-cell table:style-name="ce24" office:value-type="string">
            <text:p>47.81325770</text:p>
          </table:table-cell>
          <table:table-cell table:style-name="ce23" office:value-type="string">
            <text:p>7.0956722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/>
          <table:table-cell table:style-name="ce25" table:formula="of:=IFERROR(__xludf.DUMMYFUNCTION(IF([.N11]=&quot;&quot;;&quot;&quot;;filter(['Feuille 4'.B:.B],['Feuille 4'.A:.A]=[.N11]))),&quot;&quot;)" office:value-type="string">
            <text:p/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4" office:value-type="float" office:value="68">
            <text:p>68</text:p>
          </table:table-cell>
          <table:table-cell table:style-name="ce24" office:value-type="string">
            <text:p>Urgences Guebwiller</text:p>
          </table:table-cell>
          <table:table-cell table:style-name="ce24" office:value-type="string">
            <text:p>CH Guebwiller</text:p>
          </table:table-cell>
          <table:table-cell table:style-name="ce24" office:value-type="string">
            <text:p>2 RUE JEAN SCHLUMBERGER</text:p>
          </table:table-cell>
          <table:table-cell table:style-name="ce24" office:value-type="float" office:value="68504">
            <text:p>68504</text:p>
          </table:table-cell>
          <table:table-cell table:style-name="ce24" office:value-type="string">
            <text:p>Guebwiller</text:p>
          </table:table-cell>
          <table:table-cell table:style-name="ce24" office:value-type="string">
            <text:p>47.90794590 </text:p>
          </table:table-cell>
          <table:table-cell table:style-name="ce23" office:value-type="string">
            <text:p>7.2157557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/>
          <table:table-cell table:style-name="ce25" table:formula="of:=IFERROR(__xludf.DUMMYFUNCTION(IF([.N12]=&quot;&quot;;&quot;&quot;;filter(['Feuille 4'.B:.B],['Feuille 4'.A:.A]=[.N12]))),&quot;&quot;)" office:value-type="string">
            <text:p/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
</text:p>
          </table:table-cell>
          <table:table-cell table:style-name="ce24" office:value-type="float" office:value="68">
            <text:p>68</text:p>
          </table:table-cell>
          <table:table-cell table:style-name="ce24" office:value-type="string">
            <text:p>SMUR de Colmar</text:p>
          </table:table-cell>
          <table:table-cell table:style-name="ce24" office:value-type="string">
            <text:p>CH Colmar</text:p>
          </table:table-cell>
          <table:table-cell table:style-name="ce24" office:value-type="string">
            <text:p>39 AVENUE DE LA LIBERTE</text:p>
          </table:table-cell>
          <table:table-cell table:style-name="ce24" office:value-type="float" office:value="68024">
            <text:p>68024</text:p>
          </table:table-cell>
          <table:table-cell table:style-name="ce24" office:value-type="string">
            <text:p>Colmar</text:p>
          </table:table-cell>
          <table:table-cell table:style-name="ce24" office:value-type="string">
            <text:p>48.07491630</text:p>
          </table:table-cell>
          <table:table-cell table:style-name="ce23" office:value-type="string">
            <text:p>7.33731220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13]=&quot;&quot;;&quot;&quot;;filter(['Feuille 4'.B:.B],['Feuille 4'.A:.A]=[.N13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4" office:value-type="float" office:value="68">
            <text:p>68</text:p>
          </table:table-cell>
          <table:table-cell table:style-name="ce24" office:value-type="string">
            <text:p>Urgences Pasteur</text:p>
          </table:table-cell>
          <table:table-cell table:style-name="ce24" office:value-type="string">
            <text:p>CH Colmar</text:p>
          </table:table-cell>
          <table:table-cell table:style-name="ce24" office:value-type="string">
            <text:p>39 AVENUE DE LA LIBERTE</text:p>
          </table:table-cell>
          <table:table-cell table:style-name="ce24" office:value-type="float" office:value="68024">
            <text:p>68024</text:p>
          </table:table-cell>
          <table:table-cell table:style-name="ce24" office:value-type="string">
            <text:p>Colmar</text:p>
          </table:table-cell>
          <table:table-cell table:style-name="ce24" office:value-type="string">
            <text:p>48.07491630</text:p>
          </table:table-cell>
          <table:table-cell table:style-name="ce23" office:value-type="string">
            <text:p>7.3373122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/>
          <table:table-cell table:style-name="ce25" table:formula="of:=IFERROR(__xludf.DUMMYFUNCTION(IF([.N14]=&quot;&quot;;&quot;&quot;;filter(['Feuille 4'.B:.B],['Feuille 4'.A:.A]=[.N14]))),&quot;&quot;)" office:value-type="string">
            <text:p/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4" office:value-type="float" office:value="68">
            <text:p>68</text:p>
          </table:table-cell>
          <table:table-cell table:style-name="ce24" office:value-type="string">
            <text:p>Urgences clinique du parc</text:p>
          </table:table-cell>
          <table:table-cell table:style-name="ce24" office:value-type="string">
            <text:p>CH Colmar</text:p>
          </table:table-cell>
          <table:table-cell table:style-name="ce24" office:value-type="string">
            <text:p>46 RUE DU STAUFFEN</text:p>
          </table:table-cell>
          <table:table-cell table:style-name="ce24" office:value-type="float" office:value="68020">
            <text:p>68020</text:p>
          </table:table-cell>
          <table:table-cell table:style-name="ce24" office:value-type="string">
            <text:p>Colmar</text:p>
          </table:table-cell>
          <table:table-cell table:style-name="ce24" office:value-type="string">
            <text:p>48.087009168</text:p>
          </table:table-cell>
          <table:table-cell table:style-name="ce24" office:value-type="string">
            <text:p>7.3350301087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/>
          <table:table-cell table:style-name="ce25" table:formula="of:=IFERROR(__xludf.DUMMYFUNCTION(IF([.N15]=&quot;&quot;;&quot;&quot;;filter(['Feuille 4'.B:.B],['Feuille 4'.A:.A]=[.N15]))),&quot;&quot;)" office:value-type="string">
            <text:p/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4" office:value-type="float" office:value="67">
            <text:p>67</text:p>
          </table:table-cell>
          <table:table-cell table:style-name="ce24" office:value-type="string">
            <text:p>SMUR de Sélestat</text:p>
          </table:table-cell>
          <table:table-cell table:style-name="ce24" office:value-type="string">
            <text:p>CH Sélestat</text:p>
          </table:table-cell>
          <table:table-cell table:style-name="ce24" office:value-type="string">
            <text:p>23 AVENUE LOUIS PASTEUR</text:p>
          </table:table-cell>
          <table:table-cell table:style-name="ce24" office:value-type="float" office:value="67606">
            <text:p>67606</text:p>
          </table:table-cell>
          <table:table-cell table:style-name="ce24" office:value-type="string">
            <text:p>Sélestat</text:p>
          </table:table-cell>
          <table:table-cell table:style-name="ce24" office:value-type="string">
            <text:p>48.26115820</text:p>
          </table:table-cell>
          <table:table-cell table:style-name="ce23" office:value-type="string">
            <text:p>7.43438970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 table:formula="of:=IFERROR(__xludf.DUMMYFUNCTION(IF([.N16]=&quot;&quot;;&quot;&quot;;filter(['Feuille 4'.B:.B],['Feuille 4'.A:.A]=[.N16]))),&quot;0&quot;)" office:value-type="string">
            <text:p>0</text:p>
          </table:table-cell>
        </table:table-row>
        <table:table-row table:number-rows-repeated="1" table:style-name="ro13"/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4" office:value-type="float" office:value="67">
            <text:p>67</text:p>
          </table:table-cell>
          <table:table-cell table:style-name="ce24" office:value-type="string">
            <text:p>Urgences Sélestat</text:p>
          </table:table-cell>
          <table:table-cell table:style-name="ce24" office:value-type="string">
            <text:p>CH Sélestat</text:p>
          </table:table-cell>
          <table:table-cell table:style-name="ce24" office:value-type="string">
            <text:p>23 AVENUE LOUIS PASTEUR</text:p>
          </table:table-cell>
          <table:table-cell table:style-name="ce24" office:value-type="float" office:value="67606">
            <text:p>67606</text:p>
          </table:table-cell>
          <table:table-cell table:style-name="ce24" office:value-type="string">
            <text:p>Sélestat</text:p>
          </table:table-cell>
          <table:table-cell table:style-name="ce24" office:value-type="string">
            <text:p>48.26115820</text:p>
          </table:table-cell>
          <table:table-cell table:style-name="ce23" office:value-type="string">
            <text:p>7.4343897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/>
          <table:table-cell table:style-name="ce25" table:formula="of:=IFERROR(__xludf.DUMMYFUNCTION(IF([.N18]=&quot;&quot;;&quot;&quot;;filter(['Feuille 4'.B:.B],['Feuille 4'.A:.A]=[.N18]))),&quot;&quot;)" office:value-type="string">
            <text:p/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4" office:value-type="float" office:value="67">
            <text:p>67</text:p>
          </table:table-cell>
          <table:table-cell table:style-name="ce24" office:value-type="string">
            <text:p>Urgences Sainte-Odile</text:p>
          </table:table-cell>
          <table:table-cell table:style-name="ce24" office:value-type="string">
            <text:p>Clinique Sainte Odile</text:p>
          </table:table-cell>
          <table:table-cell table:style-name="ce24" office:value-type="string">
            <text:p>6 RUE SIMONIS</text:p>
          </table:table-cell>
          <table:table-cell table:style-name="ce24" office:value-type="float" office:value="67100">
            <text:p>67100</text:p>
          </table:table-cell>
          <table:table-cell table:style-name="ce24" office:value-type="string">
            <text:p>Strasbourg</text:p>
          </table:table-cell>
          <table:table-cell table:style-name="ce24" office:value-type="string">
            <text:p>48.56514470</text:p>
          </table:table-cell>
          <table:table-cell table:style-name="ce23" office:value-type="string">
            <text:p>7.7578084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ESPIC</text:p>
          </table:table-cell>
          <table:table-cell table:style-name="ce23"/>
          <table:table-cell table:style-name="ce25" table:formula="of:=IFERROR(__xludf.DUMMYFUNCTION(IF([.N19]=&quot;&quot;;&quot;&quot;;filter(['Feuille 4'.B:.B],['Feuille 4'.A:.A]=[.N19]))),&quot;&quot;)" office:value-type="string">
            <text:p/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4" office:value-type="float" office:value="67">
            <text:p>67</text:p>
          </table:table-cell>
          <table:table-cell table:style-name="ce24" office:value-type="string">
            <text:p>Urgences adultes NHC</text:p>
          </table:table-cell>
          <table:table-cell table:style-name="ce24" office:value-type="string">
            <text:p>CHU Strasbourg</text:p>
          </table:table-cell>
          <table:table-cell table:style-name="ce24" office:value-type="string">
            <text:p>1 PLACE DE L'HOPITAL</text:p>
          </table:table-cell>
          <table:table-cell table:style-name="ce23" office:value-type="float" office:value="67091">
            <text:p>67091</text:p>
          </table:table-cell>
          <table:table-cell table:style-name="ce24" office:value-type="string">
            <text:p>Strasbourg</text:p>
          </table:table-cell>
          <table:table-cell table:style-name="ce24" office:value-type="string">
            <text:p>48.57536360</text:p>
          </table:table-cell>
          <table:table-cell table:style-name="ce23" office:value-type="string">
            <text:p>7.74104320</text:p>
          </table:table-cell>
          <table:table-cell table:style-name="ce24" office:value-type="string">
            <text:p>CHU</text:p>
          </table:table-cell>
          <table:table-cell table:style-name="ce24" office:value-type="string">
            <text:p>Public</text:p>
          </table:table-cell>
          <table:table-cell table:style-name="ce23"/>
          <table:table-cell table:style-name="ce25" table:formula="of:=IFERROR(__xludf.DUMMYFUNCTION(IF([.N20]=&quot;&quot;;&quot;&quot;;filter(['Feuille 4'.B:.B],['Feuille 4'.A:.A]=[.N20]))),&quot;&quot;)" office:value-type="string">
            <text:p/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4" office:value-type="float" office:value="67">
            <text:p>67</text:p>
          </table:table-cell>
          <table:table-cell table:style-name="ce24" office:value-type="string">
            <text:p>SMUR de Strasbourg</text:p>
          </table:table-cell>
          <table:table-cell table:style-name="ce24" office:value-type="string">
            <text:p>CHU Strasbourg</text:p>
          </table:table-cell>
          <table:table-cell table:style-name="ce24" office:value-type="string">
            <text:p>72 rue de l'Engenbreit
</text:p>
          </table:table-cell>
          <table:table-cell table:style-name="ce24" office:value-type="float" office:value="67000">
            <text:p>67000</text:p>
          </table:table-cell>
          <table:table-cell table:style-name="ce24" office:value-type="string">
            <text:p>Strasbourg</text:p>
          </table:table-cell>
          <table:table-cell table:style-name="ce24" office:value-type="string">
            <text:p>48.58454866</text:p>
          </table:table-cell>
          <table:table-cell table:style-name="ce24" office:value-type="string">
            <text:p>7.70375414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1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4" office:value-type="float" office:value="67">
            <text:p>67</text:p>
          </table:table-cell>
          <table:table-cell table:style-name="ce24" office:value-type="string">
            <text:p>Urgences adultes Hautepierre</text:p>
          </table:table-cell>
          <table:table-cell table:style-name="ce24" office:value-type="string">
            <text:p>CHU Strasbourg</text:p>
          </table:table-cell>
          <table:table-cell table:style-name="ce24" office:value-type="string">
            <text:p>1 AVENUE MOLIERE</text:p>
          </table:table-cell>
          <table:table-cell table:style-name="ce24" office:value-type="float" office:value="67098">
            <text:p>67098</text:p>
          </table:table-cell>
          <table:table-cell table:style-name="ce24" office:value-type="string">
            <text:p>Strasbourg</text:p>
          </table:table-cell>
          <table:table-cell table:style-name="ce24" office:value-type="string">
            <text:p>48.59323950</text:p>
          </table:table-cell>
          <table:table-cell table:style-name="ce23" office:value-type="string">
            <text:p>7.70714690</text:p>
          </table:table-cell>
          <table:table-cell table:style-name="ce24" office:value-type="string">
            <text:p>CHU</text:p>
          </table:table-cell>
          <table:table-cell table:style-name="ce24" office:value-type="string">
            <text:p>Public</text:p>
          </table:table-cell>
          <table:table-cell table:style-name="ce23"/>
          <table:table-cell table:style-name="ce25" table:formula="of:=IFERROR(__xludf.DUMMYFUNCTION(IF([.N22]=&quot;&quot;;&quot;&quot;;filter(['Feuille 4'.B:.B],['Feuille 4'.A:.A]=[.N22]))),&quot;&quot;)" office:value-type="string">
            <text:p/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4" office:value-type="float" office:value="67">
            <text:p>67</text:p>
          </table:table-cell>
          <table:table-cell table:style-name="ce24" office:value-type="string">
            <text:p>Urgences pédiatriques Hautepierre</text:p>
          </table:table-cell>
          <table:table-cell table:style-name="ce24" office:value-type="string">
            <text:p>CHU Strasbourg</text:p>
          </table:table-cell>
          <table:table-cell table:style-name="ce24" office:value-type="string">
            <text:p>2 AVENUE MOLIERE</text:p>
          </table:table-cell>
          <table:table-cell table:style-name="ce24" office:value-type="float" office:value="67098">
            <text:p>67098</text:p>
          </table:table-cell>
          <table:table-cell table:style-name="ce24" office:value-type="string">
            <text:p>Strasbourg</text:p>
          </table:table-cell>
          <table:table-cell table:style-name="ce24" office:value-type="string">
            <text:p>48.59323950</text:p>
          </table:table-cell>
          <table:table-cell table:style-name="ce23" office:value-type="string">
            <text:p>7.70714690</text:p>
          </table:table-cell>
          <table:table-cell table:style-name="ce24" office:value-type="string">
            <text:p>CHU</text:p>
          </table:table-cell>
          <table:table-cell table:style-name="ce24" office:value-type="string">
            <text:p>Public</text:p>
          </table:table-cell>
          <table:table-cell table:style-name="ce30"/>
          <table:table-cell table:style-name="ce25" table:formula="of:=IFERROR(__xludf.DUMMYFUNCTION(IF([.N23]=&quot;&quot;;&quot;&quot;;filter(['Feuille 4'.B:.B],['Feuille 4'.A:.A]=[.N23]))),&quot;&quot;)" office:value-type="string">
            <text:p/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4" office:value-type="float" office:value="67">
            <text:p>67</text:p>
          </table:table-cell>
          <table:table-cell table:style-name="ce24" office:value-type="string">
            <text:p>Urgences Sainte Anne</text:p>
          </table:table-cell>
          <table:table-cell table:style-name="ce24" office:value-type="string">
            <text:p>Clinique Sainte Anne</text:p>
          </table:table-cell>
          <table:table-cell table:style-name="ce24" office:value-type="string">
            <text:p>182 ROUTE DE LA WANTZENAU</text:p>
          </table:table-cell>
          <table:table-cell table:style-name="ce24" office:value-type="float" office:value="67085">
            <text:p>67085</text:p>
          </table:table-cell>
          <table:table-cell table:style-name="ce24" office:value-type="string">
            <text:p>Strasbourg</text:p>
          </table:table-cell>
          <table:table-cell table:style-name="ce24" office:value-type="string">
            <text:p>48.61489980</text:p>
          </table:table-cell>
          <table:table-cell table:style-name="ce23" office:value-type="string">
            <text:p>7.7880474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ESPIC</text:p>
          </table:table-cell>
          <table:table-cell table:style-name="ce23"/>
          <table:table-cell table:style-name="ce25" table:formula="of:=IFERROR(__xludf.DUMMYFUNCTION(IF([.N24]=&quot;&quot;;&quot;&quot;;filter(['Feuille 4'.B:.B],['Feuille 4'.A:.A]=[.N24]))),&quot;&quot;)" office:value-type="string">
            <text:p/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4" office:value-type="float" office:value="67">
            <text:p>67</text:p>
          </table:table-cell>
          <table:table-cell table:style-name="ce24" office:value-type="string">
            <text:p>SMUR de Saverne</text:p>
          </table:table-cell>
          <table:table-cell table:style-name="ce24" office:value-type="string">
            <text:p>CH Saverne</text:p>
          </table:table-cell>
          <table:table-cell table:style-name="ce24" office:value-type="string">
            <text:p>19 COTE DE SAVERNE</text:p>
          </table:table-cell>
          <table:table-cell table:style-name="ce24" office:value-type="float" office:value="67703">
            <text:p>67703</text:p>
          </table:table-cell>
          <table:table-cell table:style-name="ce24" office:value-type="string">
            <text:p>Saverne</text:p>
          </table:table-cell>
          <table:table-cell table:style-name="ce24" office:value-type="string">
            <text:p>48.74597440 </text:p>
          </table:table-cell>
          <table:table-cell table:style-name="ce23" office:value-type="string">
            <text:p>7.34948860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30" office:value-type="string">
            <text:p>Non</text:p>
          </table:table-cell>
          <table:table-cell table:style-name="ce25" table:formula="of:=IFERROR(__xludf.DUMMYFUNCTION(IF([.N25]=&quot;&quot;;&quot;&quot;;filter(['Feuille 4'.B:.B],['Feuille 4'.A:.A]=[.N25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4" office:value-type="float" office:value="67">
            <text:p>67</text:p>
          </table:table-cell>
          <table:table-cell table:style-name="ce24" office:value-type="string">
            <text:p>Urgences de Saverne</text:p>
          </table:table-cell>
          <table:table-cell table:style-name="ce24" office:value-type="string">
            <text:p>CH Saverne</text:p>
          </table:table-cell>
          <table:table-cell table:style-name="ce24" office:value-type="string">
            <text:p>19 COTE DE SAVERNE</text:p>
          </table:table-cell>
          <table:table-cell table:style-name="ce24" office:value-type="float" office:value="67703">
            <text:p>67703</text:p>
          </table:table-cell>
          <table:table-cell table:style-name="ce24" office:value-type="string">
            <text:p>Saverne</text:p>
          </table:table-cell>
          <table:table-cell table:style-name="ce24" office:value-type="string">
            <text:p>48.74597440 </text:p>
          </table:table-cell>
          <table:table-cell table:style-name="ce23" office:value-type="string">
            <text:p>7.3494886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/>
          <table:table-cell table:style-name="ce25" table:formula="of:=IFERROR(__xludf.DUMMYFUNCTION(IF([.N26]=&quot;&quot;;&quot;&quot;;filter(['Feuille 4'.B:.B],['Feuille 4'.A:.A]=[.N26]))),&quot;&quot;)" office:value-type="string">
            <text:p/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4" office:value-type="float" office:value="67">
            <text:p>67</text:p>
          </table:table-cell>
          <table:table-cell table:style-name="ce24" office:value-type="string">
            <text:p>SMUR de Haguenau</text:p>
          </table:table-cell>
          <table:table-cell table:style-name="ce24" office:value-type="string">
            <text:p>CH Haguenau</text:p>
          </table:table-cell>
          <table:table-cell table:style-name="ce24" office:value-type="string">
            <text:p>64 AVENUE DU PROFESSEUR RENE LERICHE</text:p>
          </table:table-cell>
          <table:table-cell table:style-name="ce24" office:value-type="float" office:value="67504">
            <text:p>67504</text:p>
          </table:table-cell>
          <table:table-cell table:style-name="ce24" office:value-type="string">
            <text:p>Haguenau</text:p>
          </table:table-cell>
          <table:table-cell table:style-name="ce24" office:value-type="string">
            <text:p>48.79733580</text:p>
          </table:table-cell>
          <table:table-cell table:style-name="ce23" office:value-type="string">
            <text:p>7.77857800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30" office:value-type="string">
            <text:p>Non</text:p>
          </table:table-cell>
          <table:table-cell table:style-name="ce25" table:formula="of:=IFERROR(__xludf.DUMMYFUNCTION(IF([.N27]=&quot;&quot;;&quot;&quot;;filter(['Feuille 4'.B:.B],['Feuille 4'.A:.A]=[.N27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4" office:value-type="float" office:value="67">
            <text:p>67</text:p>
          </table:table-cell>
          <table:table-cell table:style-name="ce24" office:value-type="string">
            <text:p>Urgences de Haguenau</text:p>
          </table:table-cell>
          <table:table-cell table:style-name="ce24" office:value-type="string">
            <text:p>CH Haguenau</text:p>
          </table:table-cell>
          <table:table-cell table:style-name="ce24" office:value-type="string">
            <text:p>64 AVENUE DU PROFESSEUR RENE LERICHE</text:p>
          </table:table-cell>
          <table:table-cell table:style-name="ce24" office:value-type="float" office:value="67504">
            <text:p>67504</text:p>
          </table:table-cell>
          <table:table-cell table:style-name="ce24" office:value-type="string">
            <text:p>Haguenau
</text:p>
          </table:table-cell>
          <table:table-cell table:style-name="ce24" office:value-type="string">
            <text:p>48.79733580</text:p>
          </table:table-cell>
          <table:table-cell table:style-name="ce23" office:value-type="string">
            <text:p>7.7785780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/>
          <table:table-cell table:style-name="ce25" table:formula="of:=IFERROR(__xludf.DUMMYFUNCTION(IF([.N28]=&quot;&quot;;&quot;&quot;;filter(['Feuille 4'.B:.B],['Feuille 4'.A:.A]=[.N28]))),&quot;&quot;)" office:value-type="string">
            <text:p/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4" office:value-type="float" office:value="67">
            <text:p>67</text:p>
          </table:table-cell>
          <table:table-cell table:style-name="ce24" office:value-type="string">
            <text:p>SMUR de Wissembourg</text:p>
          </table:table-cell>
          <table:table-cell table:style-name="ce24" office:value-type="string">
            <text:p>CH Wissembourg</text:p>
          </table:table-cell>
          <table:table-cell table:style-name="ce24" office:value-type="string">
            <text:p>24 ROUTE DE WEILER</text:p>
          </table:table-cell>
          <table:table-cell table:style-name="ce24" office:value-type="float" office:value="67166">
            <text:p>67166</text:p>
          </table:table-cell>
          <table:table-cell table:style-name="ce24" office:value-type="string">
            <text:p>Wissembourg</text:p>
          </table:table-cell>
          <table:table-cell table:style-name="ce24" office:value-type="string">
            <text:p>49.04175240</text:p>
          </table:table-cell>
          <table:table-cell table:style-name="ce23" office:value-type="string">
            <text:p>7.93197620</text:p>
          </table:table-cell>
          <table:table-cell table:style-name="ce24" office:value-type="string">
            <text:p>SMUR</text:p>
          </table:table-cell>
          <table:table-cell table:style-name="ce24" office:value-type="string">
            <text:p>Public</text:p>
          </table:table-cell>
          <table:table-cell table:style-name="ce30" office:value-type="string">
            <text:p>Non</text:p>
          </table:table-cell>
          <table:table-cell table:style-name="ce25" table:formula="of:=IFERROR(__xludf.DUMMYFUNCTION(IF([.N29]=&quot;&quot;;&quot;&quot;;filter(['Feuille 4'.B:.B],['Feuille 4'.A:.A]=[.N29]))),&quot;0&quot;)" office:value-type="string">
            <text:p>0</text:p>
          </table:table-cell>
        </table:table-row>
        <table:table-row table:style-name="ro2">
          <table:table-cell table:style-name="ce24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4" office:value-type="float" office:value="67">
            <text:p>67</text:p>
          </table:table-cell>
          <table:table-cell table:style-name="ce24" office:value-type="string">
            <text:p>Urgences de Wissembourg</text:p>
          </table:table-cell>
          <table:table-cell table:style-name="ce24" office:value-type="string">
            <text:p>CH Wissembourg</text:p>
          </table:table-cell>
          <table:table-cell table:style-name="ce24" office:value-type="string">
            <text:p>24 ROUTE DE WEILER</text:p>
          </table:table-cell>
          <table:table-cell table:style-name="ce24" office:value-type="float" office:value="67166">
            <text:p>67166</text:p>
          </table:table-cell>
          <table:table-cell table:style-name="ce24" office:value-type="string">
            <text:p>Wissembourg</text:p>
          </table:table-cell>
          <table:table-cell table:style-name="ce23" office:value-type="string">
            <text:p>49.04175240</text:p>
          </table:table-cell>
          <table:table-cell table:style-name="ce23" office:value-type="string">
            <text:p>7.93197620</text:p>
          </table:table-cell>
          <table:table-cell table:style-name="ce24" office:value-type="string">
            <text:p>SU</text:p>
          </table:table-cell>
          <table:table-cell table:style-name="ce24" office:value-type="string">
            <text:p>Public</text:p>
          </table:table-cell>
          <table:table-cell table:style-name="ce23"/>
          <table:table-cell table:style-name="ce25" table:formula="of:=IFERROR(__xludf.DUMMYFUNCTION(IF([.N30]=&quot;&quot;;&quot;&quot;;filter(['Feuille 4'.B:.B],['Feuille 4'.A:.A]=[.N3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1]=&quot;&quot;;&quot;&quot;;filter(['Feuille 4'.B:.B],['Feuille 4'.A:.A]=[.N3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2]=&quot;&quot;;&quot;&quot;;filter(['Feuille 4'.B:.B],['Feuille 4'.A:.A]=[.N3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3]=&quot;&quot;;&quot;&quot;;filter(['Feuille 4'.B:.B],['Feuille 4'.A:.A]=[.N3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4]=&quot;&quot;;&quot;&quot;;filter(['Feuille 4'.B:.B],['Feuille 4'.A:.A]=[.N3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3" table:style-name="ce24"/>
          <table:table-cell table:style-name="ce36"/>
          <table:table-cell table:number-columns-repeated="6" table:style-name="ce24"/>
          <table:table-cell table:style-name="ce23"/>
          <table:table-cell table:style-name="ce25" table:formula="of:=IFERROR(__xludf.DUMMYFUNCTION(IF([.N35]=&quot;&quot;;&quot;&quot;;filter(['Feuille 4'.B:.B],['Feuille 4'.A:.A]=[.N3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6]=&quot;&quot;;&quot;&quot;;filter(['Feuille 4'.B:.B],['Feuille 4'.A:.A]=[.N3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7]=&quot;&quot;;&quot;&quot;;filter(['Feuille 4'.B:.B],['Feuille 4'.A:.A]=[.N3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8]=&quot;&quot;;&quot;&quot;;filter(['Feuille 4'.B:.B],['Feuille 4'.A:.A]=[.N3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9]=&quot;&quot;;&quot;&quot;;filter(['Feuille 4'.B:.B],['Feuille 4'.A:.A]=[.N3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0]=&quot;&quot;;&quot;&quot;;filter(['Feuille 4'.B:.B],['Feuille 4'.A:.A]=[.N4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1]=&quot;&quot;;&quot;&quot;;filter(['Feuille 4'.B:.B],['Feuille 4'.A:.A]=[.N4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2]=&quot;&quot;;&quot;&quot;;filter(['Feuille 4'.B:.B],['Feuille 4'.A:.A]=[.N4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3]=&quot;&quot;;&quot;&quot;;filter(['Feuille 4'.B:.B],['Feuille 4'.A:.A]=[.N4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4]=&quot;&quot;;&quot;&quot;;filter(['Feuille 4'.B:.B],['Feuille 4'.A:.A]=[.N4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5" table:style-name="ce24"/>
          <table:table-cell table:style-name="ce41"/>
          <table:table-cell table:number-columns-repeated="4" table:style-name="ce24"/>
          <table:table-cell table:style-name="ce23"/>
          <table:table-cell table:style-name="ce25" table:formula="of:=IFERROR(__xludf.DUMMYFUNCTION(IF([.N45]=&quot;&quot;;&quot;&quot;;filter(['Feuille 4'.B:.B],['Feuille 4'.A:.A]=[.N4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6]=&quot;&quot;;&quot;&quot;;filter(['Feuille 4'.B:.B],['Feuille 4'.A:.A]=[.N4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7]=&quot;&quot;;&quot;&quot;;filter(['Feuille 4'.B:.B],['Feuille 4'.A:.A]=[.N4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3" table:style-name="ce24"/>
          <table:table-cell table:style-name="ce41"/>
          <table:table-cell table:number-columns-repeated="6" table:style-name="ce24"/>
          <table:table-cell table:style-name="ce23"/>
          <table:table-cell table:style-name="ce25" table:formula="of:=IFERROR(__xludf.DUMMYFUNCTION(IF([.N48]=&quot;&quot;;&quot;&quot;;filter(['Feuille 4'.B:.B],['Feuille 4'.A:.A]=[.N4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9]=&quot;&quot;;&quot;&quot;;filter(['Feuille 4'.B:.B],['Feuille 4'.A:.A]=[.N4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0]=&quot;&quot;;&quot;&quot;;filter(['Feuille 4'.B:.B],['Feuille 4'.A:.A]=[.N5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1]=&quot;&quot;;&quot;&quot;;filter(['Feuille 4'.B:.B],['Feuille 4'.A:.A]=[.N5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2]=&quot;&quot;;&quot;&quot;;filter(['Feuille 4'.B:.B],['Feuille 4'.A:.A]=[.N5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3]=&quot;&quot;;&quot;&quot;;filter(['Feuille 4'.B:.B],['Feuille 4'.A:.A]=[.N5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4]=&quot;&quot;;&quot;&quot;;filter(['Feuille 4'.B:.B],['Feuille 4'.A:.A]=[.N5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5]=&quot;&quot;;&quot;&quot;;filter(['Feuille 4'.B:.B],['Feuille 4'.A:.A]=[.N5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6]=&quot;&quot;;&quot;&quot;;filter(['Feuille 4'.B:.B],['Feuille 4'.A:.A]=[.N5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7]=&quot;&quot;;&quot;&quot;;filter(['Feuille 4'.B:.B],['Feuille 4'.A:.A]=[.N5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8]=&quot;&quot;;&quot;&quot;;filter(['Feuille 4'.B:.B],['Feuille 4'.A:.A]=[.N5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9]=&quot;&quot;;&quot;&quot;;filter(['Feuille 4'.B:.B],['Feuille 4'.A:.A]=[.N5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0]=&quot;&quot;;&quot;&quot;;filter(['Feuille 4'.B:.B],['Feuille 4'.A:.A]=[.N6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1]=&quot;&quot;;&quot;&quot;;filter(['Feuille 4'.B:.B],['Feuille 4'.A:.A]=[.N6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2]=&quot;&quot;;&quot;&quot;;filter(['Feuille 4'.B:.B],['Feuille 4'.A:.A]=[.N6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3]=&quot;&quot;;&quot;&quot;;filter(['Feuille 4'.B:.B],['Feuille 4'.A:.A]=[.N6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4]=&quot;&quot;;&quot;&quot;;filter(['Feuille 4'.B:.B],['Feuille 4'.A:.A]=[.N6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5]=&quot;&quot;;&quot;&quot;;filter(['Feuille 4'.B:.B],['Feuille 4'.A:.A]=[.N6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6]=&quot;&quot;;&quot;&quot;;filter(['Feuille 4'.B:.B],['Feuille 4'.A:.A]=[.N6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7]=&quot;&quot;;&quot;&quot;;filter(['Feuille 4'.B:.B],['Feuille 4'.A:.A]=[.N6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8]=&quot;&quot;;&quot;&quot;;filter(['Feuille 4'.B:.B],['Feuille 4'.A:.A]=[.N6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9]=&quot;&quot;;&quot;&quot;;filter(['Feuille 4'.B:.B],['Feuille 4'.A:.A]=[.N6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70]=&quot;&quot;;&quot;&quot;;filter(['Feuille 4'.B:.B],['Feuille 4'.A:.A]=[.N7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1]=&quot;&quot;;&quot;&quot;;filter(['Feuille 4'.B:.B],['Feuille 4'.A:.A]=[.N7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2]=&quot;&quot;;&quot;&quot;;filter(['Feuille 4'.B:.B],['Feuille 4'.A:.A]=[.N7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3]=&quot;&quot;;&quot;&quot;;filter(['Feuille 4'.B:.B],['Feuille 4'.A:.A]=[.N7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4]=&quot;&quot;;&quot;&quot;;filter(['Feuille 4'.B:.B],['Feuille 4'.A:.A]=[.N7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5]=&quot;&quot;;&quot;&quot;;filter(['Feuille 4'.B:.B],['Feuille 4'.A:.A]=[.N7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6]=&quot;&quot;;&quot;&quot;;filter(['Feuille 4'.B:.B],['Feuille 4'.A:.A]=[.N7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7]=&quot;&quot;;&quot;&quot;;filter(['Feuille 4'.B:.B],['Feuille 4'.A:.A]=[.N7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8]=&quot;&quot;;&quot;&quot;;filter(['Feuille 4'.B:.B],['Feuille 4'.A:.A]=[.N7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9]=&quot;&quot;;&quot;&quot;;filter(['Feuille 4'.B:.B],['Feuille 4'.A:.A]=[.N7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0]=&quot;&quot;;&quot;&quot;;filter(['Feuille 4'.B:.B],['Feuille 4'.A:.A]=[.N8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1]=&quot;&quot;;&quot;&quot;;filter(['Feuille 4'.B:.B],['Feuille 4'.A:.A]=[.N8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2]=&quot;&quot;;&quot;&quot;;filter(['Feuille 4'.B:.B],['Feuille 4'.A:.A]=[.N8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3]=&quot;&quot;;&quot;&quot;;filter(['Feuille 4'.B:.B],['Feuille 4'.A:.A]=[.N8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4]=&quot;&quot;;&quot;&quot;;filter(['Feuille 4'.B:.B],['Feuille 4'.A:.A]=[.N8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5]=&quot;&quot;;&quot;&quot;;filter(['Feuille 4'.B:.B],['Feuille 4'.A:.A]=[.N8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6]=&quot;&quot;;&quot;&quot;;filter(['Feuille 4'.B:.B],['Feuille 4'.A:.A]=[.N8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7]=&quot;&quot;;&quot;&quot;;filter(['Feuille 4'.B:.B],['Feuille 4'.A:.A]=[.N8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8]=&quot;&quot;;&quot;&quot;;filter(['Feuille 4'.B:.B],['Feuille 4'.A:.A]=[.N8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9]=&quot;&quot;;&quot;&quot;;filter(['Feuille 4'.B:.B],['Feuille 4'.A:.A]=[.N8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0]=&quot;&quot;;&quot;&quot;;filter(['Feuille 4'.B:.B],['Feuille 4'.A:.A]=[.N9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1]=&quot;&quot;;&quot;&quot;;filter(['Feuille 4'.B:.B],['Feuille 4'.A:.A]=[.N9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2]=&quot;&quot;;&quot;&quot;;filter(['Feuille 4'.B:.B],['Feuille 4'.A:.A]=[.N9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3]=&quot;&quot;;&quot;&quot;;filter(['Feuille 4'.B:.B],['Feuille 4'.A:.A]=[.N9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4]=&quot;&quot;;&quot;&quot;;filter(['Feuille 4'.B:.B],['Feuille 4'.A:.A]=[.N9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5]=&quot;&quot;;&quot;&quot;;filter(['Feuille 4'.B:.B],['Feuille 4'.A:.A]=[.N9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6]=&quot;&quot;;&quot;&quot;;filter(['Feuille 4'.B:.B],['Feuille 4'.A:.A]=[.N9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7]=&quot;&quot;;&quot;&quot;;filter(['Feuille 4'.B:.B],['Feuille 4'.A:.A]=[.N9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8]=&quot;&quot;;&quot;&quot;;filter(['Feuille 4'.B:.B],['Feuille 4'.A:.A]=[.N9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9]=&quot;&quot;;&quot;&quot;;filter(['Feuille 4'.B:.B],['Feuille 4'.A:.A]=[.N9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0]=&quot;&quot;;&quot;&quot;;filter(['Feuille 4'.B:.B],['Feuille 4'.A:.A]=[.N10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1]=&quot;&quot;;&quot;&quot;;filter(['Feuille 4'.B:.B],['Feuille 4'.A:.A]=[.N10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2]=&quot;&quot;;&quot;&quot;;filter(['Feuille 4'.B:.B],['Feuille 4'.A:.A]=[.N10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3]=&quot;&quot;;&quot;&quot;;filter(['Feuille 4'.B:.B],['Feuille 4'.A:.A]=[.N10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4]=&quot;&quot;;&quot;&quot;;filter(['Feuille 4'.B:.B],['Feuille 4'.A:.A]=[.N10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5]=&quot;&quot;;&quot;&quot;;filter(['Feuille 4'.B:.B],['Feuille 4'.A:.A]=[.N10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6]=&quot;&quot;;&quot;&quot;;filter(['Feuille 4'.B:.B],['Feuille 4'.A:.A]=[.N10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7]=&quot;&quot;;&quot;&quot;;filter(['Feuille 4'.B:.B],['Feuille 4'.A:.A]=[.N10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8]=&quot;&quot;;&quot;&quot;;filter(['Feuille 4'.B:.B],['Feuille 4'.A:.A]=[.N10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9]=&quot;&quot;;&quot;&quot;;filter(['Feuille 4'.B:.B],['Feuille 4'.A:.A]=[.N10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0]=&quot;&quot;;&quot;&quot;;filter(['Feuille 4'.B:.B],['Feuille 4'.A:.A]=[.N11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1]=&quot;&quot;;&quot;&quot;;filter(['Feuille 4'.B:.B],['Feuille 4'.A:.A]=[.N11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2]=&quot;&quot;;&quot;&quot;;filter(['Feuille 4'.B:.B],['Feuille 4'.A:.A]=[.N11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3]=&quot;&quot;;&quot;&quot;;filter(['Feuille 4'.B:.B],['Feuille 4'.A:.A]=[.N11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4]=&quot;&quot;;&quot;&quot;;filter(['Feuille 4'.B:.B],['Feuille 4'.A:.A]=[.N11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5]=&quot;&quot;;&quot;&quot;;filter(['Feuille 4'.B:.B],['Feuille 4'.A:.A]=[.N11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6]=&quot;&quot;;&quot;&quot;;filter(['Feuille 4'.B:.B],['Feuille 4'.A:.A]=[.N11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7]=&quot;&quot;;&quot;&quot;;filter(['Feuille 4'.B:.B],['Feuille 4'.A:.A]=[.N11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8]=&quot;&quot;;&quot;&quot;;filter(['Feuille 4'.B:.B],['Feuille 4'.A:.A]=[.N11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9]=&quot;&quot;;&quot;&quot;;filter(['Feuille 4'.B:.B],['Feuille 4'.A:.A]=[.N11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0]=&quot;&quot;;&quot;&quot;;filter(['Feuille 4'.B:.B],['Feuille 4'.A:.A]=[.N12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1]=&quot;&quot;;&quot;&quot;;filter(['Feuille 4'.B:.B],['Feuille 4'.A:.A]=[.N12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2]=&quot;&quot;;&quot;&quot;;filter(['Feuille 4'.B:.B],['Feuille 4'.A:.A]=[.N12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3]=&quot;&quot;;&quot;&quot;;filter(['Feuille 4'.B:.B],['Feuille 4'.A:.A]=[.N12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4]=&quot;&quot;;&quot;&quot;;filter(['Feuille 4'.B:.B],['Feuille 4'.A:.A]=[.N12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5]=&quot;&quot;;&quot;&quot;;filter(['Feuille 4'.B:.B],['Feuille 4'.A:.A]=[.N12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6]=&quot;&quot;;&quot;&quot;;filter(['Feuille 4'.B:.B],['Feuille 4'.A:.A]=[.N12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7]=&quot;&quot;;&quot;&quot;;filter(['Feuille 4'.B:.B],['Feuille 4'.A:.A]=[.N12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8]=&quot;&quot;;&quot;&quot;;filter(['Feuille 4'.B:.B],['Feuille 4'.A:.A]=[.N12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9]=&quot;&quot;;&quot;&quot;;filter(['Feuille 4'.B:.B],['Feuille 4'.A:.A]=[.N12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0]=&quot;&quot;;&quot;&quot;;filter(['Feuille 4'.B:.B],['Feuille 4'.A:.A]=[.N13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1]=&quot;&quot;;&quot;&quot;;filter(['Feuille 4'.B:.B],['Feuille 4'.A:.A]=[.N13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2]=&quot;&quot;;&quot;&quot;;filter(['Feuille 4'.B:.B],['Feuille 4'.A:.A]=[.N13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3]=&quot;&quot;;&quot;&quot;;filter(['Feuille 4'.B:.B],['Feuille 4'.A:.A]=[.N13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4]=&quot;&quot;;&quot;&quot;;filter(['Feuille 4'.B:.B],['Feuille 4'.A:.A]=[.N13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5]=&quot;&quot;;&quot;&quot;;filter(['Feuille 4'.B:.B],['Feuille 4'.A:.A]=[.N13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6]=&quot;&quot;;&quot;&quot;;filter(['Feuille 4'.B:.B],['Feuille 4'.A:.A]=[.N13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filter(['Feuille 4'.B:.B],['Feuille 4'.A:.A]=[.N137])),&quot;&quot;)" office:value-type="string">
            <text:p/>
          </table:table-cell>
        </table:table-row>
      </table:table>
      <table:table table:name="RESCUe" table:style-name="ta10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8" table:default-cell-style-name="ce15"/>
        <table:table-column table:style-name="co9" table:default-cell-style-name="ce15"/>
        <table:table-column table:style-name="co19" table:default-cell-style-name="ce15"/>
        <table:table-column table:style-name="co11" table:default-cell-style-name="ce15"/>
        <table:table-column table:style-name="co1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15"/>
        <table:table-column table:style-name="co15" table:default-cell-style-name="ce15"/>
        <table:table-column table:style-name="co39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]=&quot;&quot;;&quot;&quot;;filter(['Feuille 4'.B:.B],['Feuille 4'.A:.A]=[.N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]=&quot;&quot;;&quot;&quot;;filter(['Feuille 4'.B:.B],['Feuille 4'.A:.A]=[.N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30"/>
          <table:table-cell table:style-name="ce25" table:formula="of:=IFERROR(__xludf.DUMMYFUNCTION(IF([.N4]=&quot;&quot;;&quot;&quot;;filter(['Feuille 4'.B:.B],['Feuille 4'.A:.A]=[.N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]=&quot;&quot;;&quot;&quot;;filter(['Feuille 4'.B:.B],['Feuille 4'.A:.A]=[.N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]=&quot;&quot;;&quot;&quot;;filter(['Feuille 4'.B:.B],['Feuille 4'.A:.A]=[.N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7]=&quot;&quot;;&quot;&quot;;filter(['Feuille 4'.B:.B],['Feuille 4'.A:.A]=[.N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8]=&quot;&quot;;&quot;&quot;;filter(['Feuille 4'.B:.B],['Feuille 4'.A:.A]=[.N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9]=&quot;&quot;;&quot;&quot;;filter(['Feuille 4'.B:.B],['Feuille 4'.A:.A]=[.N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10]=&quot;&quot;;&quot;&quot;;filter(['Feuille 4'.B:.B],['Feuille 4'.A:.A]=[.N1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11]=&quot;&quot;;&quot;&quot;;filter(['Feuille 4'.B:.B],['Feuille 4'.A:.A]=[.N1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12]=&quot;&quot;;&quot;&quot;;filter(['Feuille 4'.B:.B],['Feuille 4'.A:.A]=[.N1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13]=&quot;&quot;;&quot;&quot;;filter(['Feuille 4'.B:.B],['Feuille 4'.A:.A]=[.N1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14]=&quot;&quot;;&quot;&quot;;filter(['Feuille 4'.B:.B],['Feuille 4'.A:.A]=[.N1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15]=&quot;&quot;;&quot;&quot;;filter(['Feuille 4'.B:.B],['Feuille 4'.A:.A]=[.N1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16]=&quot;&quot;;&quot;&quot;;filter(['Feuille 4'.B:.B],['Feuille 4'.A:.A]=[.N1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30"/>
          <table:table-cell table:style-name="ce25" table:formula="of:=IFERROR(__xludf.DUMMYFUNCTION(IF([.N17]=&quot;&quot;;&quot;&quot;;filter(['Feuille 4'.B:.B],['Feuille 4'.A:.A]=[.N1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18]=&quot;&quot;;&quot;&quot;;filter(['Feuille 4'.B:.B],['Feuille 4'.A:.A]=[.N1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19]=&quot;&quot;;&quot;&quot;;filter(['Feuille 4'.B:.B],['Feuille 4'.A:.A]=[.N1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0]=&quot;&quot;;&quot;&quot;;filter(['Feuille 4'.B:.B],['Feuille 4'.A:.A]=[.N2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1]=&quot;&quot;;&quot;&quot;;filter(['Feuille 4'.B:.B],['Feuille 4'.A:.A]=[.N2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2]=&quot;&quot;;&quot;&quot;;filter(['Feuille 4'.B:.B],['Feuille 4'.A:.A]=[.N2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3]=&quot;&quot;;&quot;&quot;;filter(['Feuille 4'.B:.B],['Feuille 4'.A:.A]=[.N2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4]=&quot;&quot;;&quot;&quot;;filter(['Feuille 4'.B:.B],['Feuille 4'.A:.A]=[.N2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5]=&quot;&quot;;&quot;&quot;;filter(['Feuille 4'.B:.B],['Feuille 4'.A:.A]=[.N2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6]=&quot;&quot;;&quot;&quot;;filter(['Feuille 4'.B:.B],['Feuille 4'.A:.A]=[.N2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7]=&quot;&quot;;&quot;&quot;;filter(['Feuille 4'.B:.B],['Feuille 4'.A:.A]=[.N2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8]=&quot;&quot;;&quot;&quot;;filter(['Feuille 4'.B:.B],['Feuille 4'.A:.A]=[.N2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29]=&quot;&quot;;&quot;&quot;;filter(['Feuille 4'.B:.B],['Feuille 4'.A:.A]=[.N2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0]=&quot;&quot;;&quot;&quot;;filter(['Feuille 4'.B:.B],['Feuille 4'.A:.A]=[.N3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1]=&quot;&quot;;&quot;&quot;;filter(['Feuille 4'.B:.B],['Feuille 4'.A:.A]=[.N3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2]=&quot;&quot;;&quot;&quot;;filter(['Feuille 4'.B:.B],['Feuille 4'.A:.A]=[.N3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3]=&quot;&quot;;&quot;&quot;;filter(['Feuille 4'.B:.B],['Feuille 4'.A:.A]=[.N3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4]=&quot;&quot;;&quot;&quot;;filter(['Feuille 4'.B:.B],['Feuille 4'.A:.A]=[.N3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5]=&quot;&quot;;&quot;&quot;;filter(['Feuille 4'.B:.B],['Feuille 4'.A:.A]=[.N3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3" table:style-name="ce24"/>
          <table:table-cell table:style-name="ce36"/>
          <table:table-cell table:number-columns-repeated="6" table:style-name="ce24"/>
          <table:table-cell table:style-name="ce23"/>
          <table:table-cell table:style-name="ce25" table:formula="of:=IFERROR(__xludf.DUMMYFUNCTION(IF([.N36]=&quot;&quot;;&quot;&quot;;filter(['Feuille 4'.B:.B],['Feuille 4'.A:.A]=[.N3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7]=&quot;&quot;;&quot;&quot;;filter(['Feuille 4'.B:.B],['Feuille 4'.A:.A]=[.N3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8]=&quot;&quot;;&quot;&quot;;filter(['Feuille 4'.B:.B],['Feuille 4'.A:.A]=[.N3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39]=&quot;&quot;;&quot;&quot;;filter(['Feuille 4'.B:.B],['Feuille 4'.A:.A]=[.N3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0]=&quot;&quot;;&quot;&quot;;filter(['Feuille 4'.B:.B],['Feuille 4'.A:.A]=[.N4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1]=&quot;&quot;;&quot;&quot;;filter(['Feuille 4'.B:.B],['Feuille 4'.A:.A]=[.N4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2]=&quot;&quot;;&quot;&quot;;filter(['Feuille 4'.B:.B],['Feuille 4'.A:.A]=[.N4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3]=&quot;&quot;;&quot;&quot;;filter(['Feuille 4'.B:.B],['Feuille 4'.A:.A]=[.N4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4]=&quot;&quot;;&quot;&quot;;filter(['Feuille 4'.B:.B],['Feuille 4'.A:.A]=[.N4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5]=&quot;&quot;;&quot;&quot;;filter(['Feuille 4'.B:.B],['Feuille 4'.A:.A]=[.N4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5" table:style-name="ce24"/>
          <table:table-cell table:style-name="ce41"/>
          <table:table-cell table:number-columns-repeated="4" table:style-name="ce24"/>
          <table:table-cell table:style-name="ce23"/>
          <table:table-cell table:style-name="ce25" table:formula="of:=IFERROR(__xludf.DUMMYFUNCTION(IF([.N46]=&quot;&quot;;&quot;&quot;;filter(['Feuille 4'.B:.B],['Feuille 4'.A:.A]=[.N4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7]=&quot;&quot;;&quot;&quot;;filter(['Feuille 4'.B:.B],['Feuille 4'.A:.A]=[.N4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48]=&quot;&quot;;&quot;&quot;;filter(['Feuille 4'.B:.B],['Feuille 4'.A:.A]=[.N4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3" table:style-name="ce24"/>
          <table:table-cell table:style-name="ce41"/>
          <table:table-cell table:number-columns-repeated="6" table:style-name="ce24"/>
          <table:table-cell table:style-name="ce23"/>
          <table:table-cell table:style-name="ce25" table:formula="of:=IFERROR(__xludf.DUMMYFUNCTION(IF([.N49]=&quot;&quot;;&quot;&quot;;filter(['Feuille 4'.B:.B],['Feuille 4'.A:.A]=[.N4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0]=&quot;&quot;;&quot;&quot;;filter(['Feuille 4'.B:.B],['Feuille 4'.A:.A]=[.N5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1]=&quot;&quot;;&quot;&quot;;filter(['Feuille 4'.B:.B],['Feuille 4'.A:.A]=[.N5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2]=&quot;&quot;;&quot;&quot;;filter(['Feuille 4'.B:.B],['Feuille 4'.A:.A]=[.N5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3]=&quot;&quot;;&quot;&quot;;filter(['Feuille 4'.B:.B],['Feuille 4'.A:.A]=[.N5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4]=&quot;&quot;;&quot;&quot;;filter(['Feuille 4'.B:.B],['Feuille 4'.A:.A]=[.N5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5]=&quot;&quot;;&quot;&quot;;filter(['Feuille 4'.B:.B],['Feuille 4'.A:.A]=[.N5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6]=&quot;&quot;;&quot;&quot;;filter(['Feuille 4'.B:.B],['Feuille 4'.A:.A]=[.N5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7]=&quot;&quot;;&quot;&quot;;filter(['Feuille 4'.B:.B],['Feuille 4'.A:.A]=[.N5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8]=&quot;&quot;;&quot;&quot;;filter(['Feuille 4'.B:.B],['Feuille 4'.A:.A]=[.N5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59]=&quot;&quot;;&quot;&quot;;filter(['Feuille 4'.B:.B],['Feuille 4'.A:.A]=[.N5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0]=&quot;&quot;;&quot;&quot;;filter(['Feuille 4'.B:.B],['Feuille 4'.A:.A]=[.N6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1]=&quot;&quot;;&quot;&quot;;filter(['Feuille 4'.B:.B],['Feuille 4'.A:.A]=[.N61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2]=&quot;&quot;;&quot;&quot;;filter(['Feuille 4'.B:.B],['Feuille 4'.A:.A]=[.N62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3]=&quot;&quot;;&quot;&quot;;filter(['Feuille 4'.B:.B],['Feuille 4'.A:.A]=[.N63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4]=&quot;&quot;;&quot;&quot;;filter(['Feuille 4'.B:.B],['Feuille 4'.A:.A]=[.N64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5]=&quot;&quot;;&quot;&quot;;filter(['Feuille 4'.B:.B],['Feuille 4'.A:.A]=[.N65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6]=&quot;&quot;;&quot;&quot;;filter(['Feuille 4'.B:.B],['Feuille 4'.A:.A]=[.N66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7]=&quot;&quot;;&quot;&quot;;filter(['Feuille 4'.B:.B],['Feuille 4'.A:.A]=[.N67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8]=&quot;&quot;;&quot;&quot;;filter(['Feuille 4'.B:.B],['Feuille 4'.A:.A]=[.N68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69]=&quot;&quot;;&quot;&quot;;filter(['Feuille 4'.B:.B],['Feuille 4'.A:.A]=[.N69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70]=&quot;&quot;;&quot;&quot;;filter(['Feuille 4'.B:.B],['Feuille 4'.A:.A]=[.N70]))),&quot;&quot;)" office:value-type="string">
            <text:p/>
          </table:table-cell>
        </table:table-row>
        <table:table-row table:style-name="ro2">
          <table:table-cell table:style-name="ce24"/>
          <table:table-cell table:number-columns-repeated="2" table:style-name="ce23"/>
          <table:table-cell table:number-columns-repeated="10" table:style-name="ce24"/>
          <table:table-cell table:style-name="ce23"/>
          <table:table-cell table:style-name="ce25" table:formula="of:=IFERROR(__xludf.DUMMYFUNCTION(IF([.N71]=&quot;&quot;;&quot;&quot;;filter(['Feuille 4'.B:.B],['Feuille 4'.A:.A]=[.N7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2]=&quot;&quot;;&quot;&quot;;filter(['Feuille 4'.B:.B],['Feuille 4'.A:.A]=[.N7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3]=&quot;&quot;;&quot;&quot;;filter(['Feuille 4'.B:.B],['Feuille 4'.A:.A]=[.N7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4]=&quot;&quot;;&quot;&quot;;filter(['Feuille 4'.B:.B],['Feuille 4'.A:.A]=[.N7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5]=&quot;&quot;;&quot;&quot;;filter(['Feuille 4'.B:.B],['Feuille 4'.A:.A]=[.N7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6]=&quot;&quot;;&quot;&quot;;filter(['Feuille 4'.B:.B],['Feuille 4'.A:.A]=[.N7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7]=&quot;&quot;;&quot;&quot;;filter(['Feuille 4'.B:.B],['Feuille 4'.A:.A]=[.N7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8]=&quot;&quot;;&quot;&quot;;filter(['Feuille 4'.B:.B],['Feuille 4'.A:.A]=[.N7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79]=&quot;&quot;;&quot;&quot;;filter(['Feuille 4'.B:.B],['Feuille 4'.A:.A]=[.N7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0]=&quot;&quot;;&quot;&quot;;filter(['Feuille 4'.B:.B],['Feuille 4'.A:.A]=[.N8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1]=&quot;&quot;;&quot;&quot;;filter(['Feuille 4'.B:.B],['Feuille 4'.A:.A]=[.N8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2]=&quot;&quot;;&quot;&quot;;filter(['Feuille 4'.B:.B],['Feuille 4'.A:.A]=[.N8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3]=&quot;&quot;;&quot;&quot;;filter(['Feuille 4'.B:.B],['Feuille 4'.A:.A]=[.N8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4]=&quot;&quot;;&quot;&quot;;filter(['Feuille 4'.B:.B],['Feuille 4'.A:.A]=[.N8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5]=&quot;&quot;;&quot;&quot;;filter(['Feuille 4'.B:.B],['Feuille 4'.A:.A]=[.N8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6]=&quot;&quot;;&quot;&quot;;filter(['Feuille 4'.B:.B],['Feuille 4'.A:.A]=[.N8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7]=&quot;&quot;;&quot;&quot;;filter(['Feuille 4'.B:.B],['Feuille 4'.A:.A]=[.N8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8]=&quot;&quot;;&quot;&quot;;filter(['Feuille 4'.B:.B],['Feuille 4'.A:.A]=[.N8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89]=&quot;&quot;;&quot;&quot;;filter(['Feuille 4'.B:.B],['Feuille 4'.A:.A]=[.N8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0]=&quot;&quot;;&quot;&quot;;filter(['Feuille 4'.B:.B],['Feuille 4'.A:.A]=[.N9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1]=&quot;&quot;;&quot;&quot;;filter(['Feuille 4'.B:.B],['Feuille 4'.A:.A]=[.N9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2]=&quot;&quot;;&quot;&quot;;filter(['Feuille 4'.B:.B],['Feuille 4'.A:.A]=[.N9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3]=&quot;&quot;;&quot;&quot;;filter(['Feuille 4'.B:.B],['Feuille 4'.A:.A]=[.N9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4]=&quot;&quot;;&quot;&quot;;filter(['Feuille 4'.B:.B],['Feuille 4'.A:.A]=[.N9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5]=&quot;&quot;;&quot;&quot;;filter(['Feuille 4'.B:.B],['Feuille 4'.A:.A]=[.N9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6]=&quot;&quot;;&quot;&quot;;filter(['Feuille 4'.B:.B],['Feuille 4'.A:.A]=[.N9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7]=&quot;&quot;;&quot;&quot;;filter(['Feuille 4'.B:.B],['Feuille 4'.A:.A]=[.N9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8]=&quot;&quot;;&quot;&quot;;filter(['Feuille 4'.B:.B],['Feuille 4'.A:.A]=[.N9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99]=&quot;&quot;;&quot;&quot;;filter(['Feuille 4'.B:.B],['Feuille 4'.A:.A]=[.N9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0]=&quot;&quot;;&quot;&quot;;filter(['Feuille 4'.B:.B],['Feuille 4'.A:.A]=[.N10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1]=&quot;&quot;;&quot;&quot;;filter(['Feuille 4'.B:.B],['Feuille 4'.A:.A]=[.N10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2]=&quot;&quot;;&quot;&quot;;filter(['Feuille 4'.B:.B],['Feuille 4'.A:.A]=[.N10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3]=&quot;&quot;;&quot;&quot;;filter(['Feuille 4'.B:.B],['Feuille 4'.A:.A]=[.N10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4]=&quot;&quot;;&quot;&quot;;filter(['Feuille 4'.B:.B],['Feuille 4'.A:.A]=[.N10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5]=&quot;&quot;;&quot;&quot;;filter(['Feuille 4'.B:.B],['Feuille 4'.A:.A]=[.N10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6]=&quot;&quot;;&quot;&quot;;filter(['Feuille 4'.B:.B],['Feuille 4'.A:.A]=[.N10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7]=&quot;&quot;;&quot;&quot;;filter(['Feuille 4'.B:.B],['Feuille 4'.A:.A]=[.N10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8]=&quot;&quot;;&quot;&quot;;filter(['Feuille 4'.B:.B],['Feuille 4'.A:.A]=[.N10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09]=&quot;&quot;;&quot;&quot;;filter(['Feuille 4'.B:.B],['Feuille 4'.A:.A]=[.N10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0]=&quot;&quot;;&quot;&quot;;filter(['Feuille 4'.B:.B],['Feuille 4'.A:.A]=[.N11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1]=&quot;&quot;;&quot;&quot;;filter(['Feuille 4'.B:.B],['Feuille 4'.A:.A]=[.N11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2]=&quot;&quot;;&quot;&quot;;filter(['Feuille 4'.B:.B],['Feuille 4'.A:.A]=[.N11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3]=&quot;&quot;;&quot;&quot;;filter(['Feuille 4'.B:.B],['Feuille 4'.A:.A]=[.N11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4]=&quot;&quot;;&quot;&quot;;filter(['Feuille 4'.B:.B],['Feuille 4'.A:.A]=[.N11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5]=&quot;&quot;;&quot;&quot;;filter(['Feuille 4'.B:.B],['Feuille 4'.A:.A]=[.N11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6]=&quot;&quot;;&quot;&quot;;filter(['Feuille 4'.B:.B],['Feuille 4'.A:.A]=[.N11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7]=&quot;&quot;;&quot;&quot;;filter(['Feuille 4'.B:.B],['Feuille 4'.A:.A]=[.N11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8]=&quot;&quot;;&quot;&quot;;filter(['Feuille 4'.B:.B],['Feuille 4'.A:.A]=[.N11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19]=&quot;&quot;;&quot;&quot;;filter(['Feuille 4'.B:.B],['Feuille 4'.A:.A]=[.N11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0]=&quot;&quot;;&quot;&quot;;filter(['Feuille 4'.B:.B],['Feuille 4'.A:.A]=[.N12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1]=&quot;&quot;;&quot;&quot;;filter(['Feuille 4'.B:.B],['Feuille 4'.A:.A]=[.N12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2]=&quot;&quot;;&quot;&quot;;filter(['Feuille 4'.B:.B],['Feuille 4'.A:.A]=[.N12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3]=&quot;&quot;;&quot;&quot;;filter(['Feuille 4'.B:.B],['Feuille 4'.A:.A]=[.N12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4]=&quot;&quot;;&quot;&quot;;filter(['Feuille 4'.B:.B],['Feuille 4'.A:.A]=[.N12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5]=&quot;&quot;;&quot;&quot;;filter(['Feuille 4'.B:.B],['Feuille 4'.A:.A]=[.N12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6]=&quot;&quot;;&quot;&quot;;filter(['Feuille 4'.B:.B],['Feuille 4'.A:.A]=[.N12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7]=&quot;&quot;;&quot;&quot;;filter(['Feuille 4'.B:.B],['Feuille 4'.A:.A]=[.N12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8]=&quot;&quot;;&quot;&quot;;filter(['Feuille 4'.B:.B],['Feuille 4'.A:.A]=[.N128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29]=&quot;&quot;;&quot;&quot;;filter(['Feuille 4'.B:.B],['Feuille 4'.A:.A]=[.N129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0]=&quot;&quot;;&quot;&quot;;filter(['Feuille 4'.B:.B],['Feuille 4'.A:.A]=[.N130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1]=&quot;&quot;;&quot;&quot;;filter(['Feuille 4'.B:.B],['Feuille 4'.A:.A]=[.N131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2]=&quot;&quot;;&quot;&quot;;filter(['Feuille 4'.B:.B],['Feuille 4'.A:.A]=[.N132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3]=&quot;&quot;;&quot;&quot;;filter(['Feuille 4'.B:.B],['Feuille 4'.A:.A]=[.N133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4]=&quot;&quot;;&quot;&quot;;filter(['Feuille 4'.B:.B],['Feuille 4'.A:.A]=[.N134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5]=&quot;&quot;;&quot;&quot;;filter(['Feuille 4'.B:.B],['Feuille 4'.A:.A]=[.N135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6]=&quot;&quot;;&quot;&quot;;filter(['Feuille 4'.B:.B],['Feuille 4'.A:.A]=[.N136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IF([.N137]=&quot;&quot;;&quot;&quot;;filter(['Feuille 4'.B:.B],['Feuille 4'.A:.A]=[.N137]))),&quot;&quot;)" office:value-type="string">
            <text:p/>
          </table:table-cell>
        </table:table-row>
        <table:table-row table:style-name="ro2">
          <table:table-cell table:number-columns-repeated="14"/>
          <table:table-cell table:style-name="ce25" table:formula="of:=IFERROR(__xludf.DUMMYFUNCTION(filter(['Feuille 4'.B:.B],['Feuille 4'.A:.A]=[.N138])),&quot;&quot;)" office:value-type="string">
            <text:p/>
          </table:table-cell>
        </table:table-row>
      </table:table>
      <table:table table:name="Feuille 4" table:style-name="ta11" table:print="false">
        <office:forms form:automatic-focus="false" form:apply-design-mode="false"/>
        <table:table-column table:style-name="co40" table:default-cell-style-name="ce15" table:number-columns-repeated="256"/>
        <table:table-row table:style-name="ro2">
          <table:table-cell table:style-name="ce23" office:value-type="string">
            <text:p>Liste 1</text:p>
          </table:table-cell>
          <table:table-cell table:style-name="ce23" office:value-type="string">
            <text:p>Liste2</text:p>
          </table:table-cell>
        </table:table-row>
        <table:table-row table:style-name="ro2">
          <table:table-cell table:style-name="ce23" office:value-type="string">
            <text:p>Oui</text:p>
          </table:table-cell>
          <table:table-cell table:style-name="ce27" office:value-type="string">
            <text:p>Saisir le nombre</text:p>
          </table:table-cell>
        </table:table-row>
        <table:table-row table:style-name="ro2">
          <table:table-cell table:style-name="ce23" office:value-type="string">
            <text:p>Non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on concerné</text:p>
          </table:table-cell>
          <table:table-cell table:style-name="ce23"/>
        </table:table-row>
        <table:table-row table:style-name="ro2">
          <table:table-cell table:number-columns-repeated="2" table:style-name="ce23"/>
        </table:table-row>
      </table:table>
      <table:named-expressions>
        <table:named-expression table:name="IFERROR" table:base-cell-address="$ORU-MIP.$A$1" table:expression=""/>
        <table:named-expression table:name="__xludf.DUMMYFUNCTION" table:base-cell-address="$ORU-MIP.$A$1" table:expression=""/>
        <table:named-expression table:name="filter" table:base-cell-address="$ORU-MIP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RU-MIP" style:display-name="PageStyle_ORU-MIP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RU-Aquitaine" style:display-name="PageStyle_ORU-Aquitain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RU-LIM" style:display-name="PageStyle_ORU-LI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RU-Languedoc-Roussillon" style:display-name="PageStyle_ORU-Languedoc-Roussillo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RU-PACA" style:display-name="PageStyle_ORU-PACA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RUB" style:display-name="PageStyle_ORUB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RU-CA" style:display-name="PageStyle_ORU-CA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RULOR" style:display-name="PageStyle_ORULOR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RESURAL" style:display-name="PageStyle_RESURAL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RESCUe" style:display-name="PageStyle_RESCUe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Feuille 4" style:display-name="PageStyle_Feuille 4" style:page-layout-name="pm1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